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iberation Serif" svg:font-family="'Liberation Serif'"/>
    <style:font-face style:name="Nimbus Roman No9 L" svg:font-family="'Nimbus Roman No9 L'"/>
    <style:font-face style:name="OpenSymbol" svg:font-family="OpenSymbol"/>
    <style:font-face style:name="StarSymbol" svg:font-family="StarSymbol, 'Arial Unicode MS'"/>
    <style:font-face style:name="Tahoma1" svg:font-family="Tahoma"/>
    <style:font-face style:name="Verdana" svg:font-family="Verdana"/>
    <style:font-face style:name="gentium basic" svg:font-family="'gentium basic'"/>
    <style:font-face style:name="DejaVu Sans Mono" svg:font-family="'DejaVu Sans Mono'" style:font-family-generic="modern" style:font-pitch="fixed"/>
    <style:font-face style:name="Gentium Basic4" svg:font-family="'Gentium Basic'" style:font-pitch="variable"/>
    <style:font-face style:name="Gentium Basic1" svg:font-family="'Gentium Basic'" style:font-adornments="Bold" style:font-pitch="variable"/>
    <style:font-face style:name="Gentium Basic3" svg:font-family="'Gentium Basic'" style:font-adornments="Cursiva" style:font-pitch="variable"/>
    <style:font-face style:name="Gentium Basic2" svg:font-family="'Gentium Basic'" style:font-adornments="Italic" style:font-pitch="variable"/>
    <style:font-face style:name="Gentium Basic5" svg:font-family="'Gentium Basic'" style:font-adornments="Normal" style:font-pitch="variable"/>
    <style:font-face style:name="Gentium Basic" svg:font-family="'Gentium Basic'" style:font-adornments="Regular" style:font-pitch="variable"/>
    <style:font-face style:name="Gentium Book Basic" svg:font-family="'Gentium Book Basic'" style:font-adornments="Italic" style:font-pitch="variable"/>
    <style:font-face style:name="Times New Roman2" svg:font-family="'Times New Roman'" style:font-family-generic="roman" style:font-pitch="variable"/>
    <style:font-face style:name="Times New Roman1" svg:font-family="'Times New Roman'" style:font-adornments="Normal" style:font-family-generic="roman" style:font-pitch="variable"/>
    <style:font-face style:name="Times New Roman" svg:font-family="'Times New Roman'" style:font-adornments="cursiva" style:font-family-generic="roman" style:font-pitch="variable"/>
    <style:font-face style:name="Arial" svg:font-family="Arial" style:font-family-generic="swiss" style:font-pitch="variable"/>
    <style:font-face style:name="Bitstream Vera Sans" svg:font-family="'Bitstream Vera Sans', 'Times New Roman'" style:font-family-generic="swiss" style:font-pitch="variable"/>
    <style:font-face style:name="AR PL ShanHeiSun Uni" svg:font-family="'AR PL ShanHeiSun Uni'"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automatic-styles>
    <style:style style:name="Tabla1" style:family="table">
      <style:table-properties style:width="12.995cm" fo:margin-left="0cm" table:align="left" style:writing-mode="lr-tb"/>
    </style:style>
    <style:style style:name="Tabla1.A" style:family="table-column">
      <style:table-column-properties style:column-width="6.498cm"/>
    </style:style>
    <style:style style:name="Tabla1.B" style:family="table-column">
      <style:table-column-properties style:column-width="6.496cm"/>
    </style:style>
    <style:style style:name="Tabla1.1" style:family="table-row">
      <style:table-row-properties fo:keep-together="auto"/>
    </style:style>
    <style:style style:name="Tabla1.A1" style:family="table-cell">
      <style:table-cell-properties style:vertical-align="top" fo:padding="0cm" fo:border-left="0.25pt solid #000000" fo:border-right="none" fo:border-top="0.25pt solid #000000" fo:border-bottom="0.25pt solid #000000" style:writing-mode="lr-tb"/>
    </style:style>
    <style:style style:name="Tabla1.B1" style:family="table-cell">
      <style:table-cell-properties style:vertical-align="top" fo:padding="0cm" fo:border="0.25pt solid #000000" style:writing-mode="lr-tb"/>
    </style:style>
    <style:style style:name="Tabla1.A2" style:family="table-cell">
      <style:table-cell-properties style:vertical-align="top" fo:padding="0cm" fo:border-left="0.25pt solid #000000" fo:border-right="none" fo:border-top="none" fo:border-bottom="0.25pt solid #000000" style:writing-mode="lr-tb"/>
    </style:style>
    <style:style style:name="Tabla1.B2" style:family="table-cell">
      <style:table-cell-properties style:vertical-align="top" fo:padding="0cm" fo:border-left="0.25pt solid #000000" fo:border-right="0.25pt solid #000000" fo:border-top="none" fo:border-bottom="0.25pt solid #000000" style:writing-mode="lr-tb"/>
    </style:style>
    <style:style style:name="Tabla2" style:family="table">
      <style:table-properties style:width="12.995cm" fo:margin-left="-0.023cm" table:align="left" style:writing-mode="lr-tb"/>
    </style:style>
    <style:style style:name="Tabla2.A" style:family="table-column">
      <style:table-column-properties style:column-width="4.203cm"/>
    </style:style>
    <style:style style:name="Tabla2.B" style:family="table-column">
      <style:table-column-properties style:column-width="5.202cm"/>
    </style:style>
    <style:style style:name="Tabla2.C" style:family="table-column">
      <style:table-column-properties style:column-width="3.59cm"/>
    </style:style>
    <style:style style:name="Tabla2.1" style:family="table-row">
      <style:table-row-properties fo:keep-together="auto"/>
    </style:style>
    <style:style style:name="Tabla2.A1" style:family="table-cell">
      <style:table-cell-properties style:vertical-align="top" fo:padding="0cm" fo:border-left="0.25pt solid #000000" fo:border-right="none" fo:border-top="0.25pt solid #000000" fo:border-bottom="0.25pt solid #000000" style:writing-mode="lr-tb"/>
    </style:style>
    <style:style style:name="Tabla2.C1" style:family="table-cell">
      <style:table-cell-properties style:vertical-align="top" fo:padding="0cm" fo:border="0.25pt solid #000000" style:writing-mode="lr-tb"/>
    </style:style>
    <style:style style:name="Tabla2.A2" style:family="table-cell">
      <style:table-cell-properties style:vertical-align="top" fo:padding="0cm" fo:border-left="0.25pt solid #000000" fo:border-right="none" fo:border-top="none" fo:border-bottom="0.25pt solid #000000" style:writing-mode="lr-tb"/>
    </style:style>
    <style:style style:name="Tabla2.C2" style:family="table-cell">
      <style:table-cell-properties style:vertical-align="top" fo:padding="0cm" fo:border-left="0.25pt solid #000000" fo:border-right="0.25pt solid #000000" fo:border-top="none" fo:border-bottom="0.25pt solid #000000" style:writing-mode="lr-tb"/>
    </style:style>
    <style:style style:name="P1" style:family="paragraph" style:parent-style-name="Footer">
      <style:text-properties officeooo:paragraph-rsid="0368c6e5"/>
    </style:style>
    <style:style style:name="P2" style:family="paragraph" style:parent-style-name="Standard">
      <style:text-properties fo:font-style="normal" officeooo:rsid="0337fb81" officeooo:paragraph-rsid="0374ba38" style:font-style-asian="normal" style:font-style-complex="normal"/>
    </style:style>
    <style:style style:name="P3" style:family="paragraph" style:parent-style-name="Standard">
      <style:text-properties fo:language="es" fo:country="EC" officeooo:paragraph-rsid="0374ba38" style:font-name-complex="Times New Roman2" style:font-size-complex="12pt"/>
    </style:style>
    <style:style style:name="P4" style:family="paragraph" style:parent-style-name="Standard">
      <style:text-properties officeooo:paragraph-rsid="0374ba38" style:font-name-complex="Times New Roman2" style:font-size-complex="12pt"/>
    </style:style>
    <style:style style:name="P5" style:family="paragraph" style:parent-style-name="Text_20_body">
      <style:text-properties officeooo:paragraph-rsid="0374ba38"/>
    </style:style>
    <style:style style:name="P6" style:family="paragraph" style:parent-style-name="Text_20_body">
      <style:text-properties fo:color="#000000" officeooo:paragraph-rsid="0374ba38"/>
    </style:style>
    <style:style style:name="P7" style:family="paragraph" style:parent-style-name="Text_20_body">
      <style:text-properties officeooo:paragraph-rsid="039cc3ce"/>
    </style:style>
    <style:style style:name="P8" style:family="paragraph" style:parent-style-name="Text_20_body">
      <style:text-properties officeooo:paragraph-rsid="03a56f57"/>
    </style:style>
    <style:style style:name="P9" style:family="paragraph" style:parent-style-name="Title">
      <style:text-properties officeooo:paragraph-rsid="0374ba38"/>
    </style:style>
    <style:style style:name="P10" style:family="paragraph" style:parent-style-name="Footnote">
      <style:text-properties fo:language="es" fo:country="EC"/>
    </style:style>
    <style:style style:name="P11" style:family="paragraph" style:parent-style-name="Footnote">
      <style:text-properties fo:language="es" fo:country="EC" style:language-asian="es" style:country-asian="EC"/>
    </style:style>
    <style:style style:name="P12" style:family="paragraph" style:parent-style-name="Footnote">
      <style:text-properties fo:language="es" fo:country="EC" style:language-asian="es" style:country-asian="EC" style:font-size-complex="12pt"/>
    </style:style>
    <style:style style:name="P13" style:family="paragraph" style:parent-style-name="Footnote">
      <style:text-properties fo:language="es" fo:country="EC" style:font-size-complex="12pt"/>
    </style:style>
    <style:style style:name="P14" style:family="paragraph" style:parent-style-name="Footnote">
      <style:text-properties fo:language="es" fo:country="EC" officeooo:rsid="0386d13b" officeooo:paragraph-rsid="0386d13b" style:font-size-complex="12pt"/>
    </style:style>
    <style:style style:name="P15" style:family="paragraph" style:parent-style-name="Footnote">
      <style:text-properties officeooo:paragraph-rsid="037a71f0"/>
    </style:style>
    <style:style style:name="P16" style:family="paragraph" style:parent-style-name="Footnote">
      <style:text-properties style:font-size-complex="12pt"/>
    </style:style>
    <style:style style:name="P17" style:family="paragraph" style:parent-style-name="Footnote">
      <style:text-properties officeooo:rsid="03805a15" officeooo:paragraph-rsid="03805a15" style:font-size-complex="12pt"/>
    </style:style>
    <style:style style:name="P18" style:family="paragraph" style:parent-style-name="Footnote">
      <style:text-properties officeooo:rsid="0390b861" officeooo:paragraph-rsid="0390b861" style:font-size-complex="12pt"/>
    </style:style>
    <style:style style:name="P19" style:family="paragraph" style:parent-style-name="Footnote">
      <style:text-properties officeooo:rsid="0395db2c" officeooo:paragraph-rsid="0395db2c" style:font-size-complex="12pt"/>
    </style:style>
    <style:style style:name="P20" style:family="paragraph" style:parent-style-name="Footnote">
      <style:text-properties officeooo:rsid="03912108" style:font-size-complex="12pt"/>
    </style:style>
    <style:style style:name="P21" style:family="paragraph" style:parent-style-name="Footnote">
      <style:text-properties officeooo:paragraph-rsid="037ec26d"/>
    </style:style>
    <style:style style:name="P22" style:family="paragraph" style:parent-style-name="Footnote">
      <style:text-properties officeooo:rsid="0387f4bc" officeooo:paragraph-rsid="0387f4bc"/>
    </style:style>
    <style:style style:name="P23" style:family="paragraph" style:parent-style-name="Footnote">
      <style:text-properties officeooo:rsid="03ed47e9" officeooo:paragraph-rsid="03ed47e9"/>
    </style:style>
    <style:style style:name="P24" style:family="paragraph" style:parent-style-name="Footnote">
      <style:text-properties officeooo:rsid="03ef0005" officeooo:paragraph-rsid="03ef0005"/>
    </style:style>
    <style:style style:name="P25" style:family="paragraph" style:parent-style-name="Quotations">
      <style:text-properties officeooo:paragraph-rsid="0374ba38"/>
    </style:style>
    <style:style style:name="P26" style:family="paragraph" style:parent-style-name="Bibliography_20_1">
      <style:text-properties fo:font-style="normal" officeooo:paragraph-rsid="03be6f64" style:font-style-asian="normal"/>
    </style:style>
    <style:style style:name="P27" style:family="paragraph" style:parent-style-name="Bibliography_20_1">
      <style:text-properties fo:font-style="normal" officeooo:rsid="03e945e0" officeooo:paragraph-rsid="03e945e0" style:font-style-asian="normal"/>
    </style:style>
    <style:style style:name="P28" style:family="paragraph" style:parent-style-name="Bibliography_20_1">
      <style:text-properties style:font-name="Gentium Basic4" fo:font-style="normal" officeooo:rsid="0012013c" officeooo:paragraph-rsid="03be6f64" style:font-style-asian="normal" style:font-style-complex="normal"/>
    </style:style>
    <style:style style:name="P29" style:family="paragraph" style:parent-style-name="Bibliography_20_1">
      <style:text-properties officeooo:paragraph-rsid="03be6f64"/>
    </style:style>
    <style:style style:name="P30" style:family="paragraph" style:parent-style-name="Bibliography_20_1">
      <style:text-properties officeooo:paragraph-rsid="03bf9a10"/>
    </style:style>
    <style:style style:name="P31" style:family="paragraph" style:parent-style-name="Bibliography_20_1">
      <style:text-properties officeooo:rsid="03c356bd" officeooo:paragraph-rsid="03c356bd"/>
    </style:style>
    <style:style style:name="P32" style:family="paragraph" style:parent-style-name="metadatos">
      <style:text-properties officeooo:paragraph-rsid="0374ba38"/>
    </style:style>
    <style:style style:name="P33" style:family="paragraph" style:parent-style-name="metadatos">
      <style:text-properties officeooo:paragraph-rsid="038a86d7"/>
    </style:style>
    <style:style style:name="P34" style:family="paragraph" style:parent-style-name="figures">
      <style:text-properties officeooo:paragraph-rsid="0374ba38"/>
    </style:style>
    <style:style style:name="P35" style:family="paragraph" style:parent-style-name="licencia-copyleft">
      <style:text-properties fo:font-weight="bold" officeooo:paragraph-rsid="0374ba38" style:font-weight-asian="bold" style:font-weight-complex="bold"/>
    </style:style>
    <style:style style:name="P36" style:family="paragraph" style:parent-style-name="licencia-copyleft">
      <style:text-properties officeooo:paragraph-rsid="0374ba38"/>
    </style:style>
    <style:style style:name="P37" style:family="paragraph" style:parent-style-name="WW-Encabezado_20_1">
      <style:paragraph-properties fo:margin-left="0cm" fo:margin-right="0cm" fo:text-align="justify" style:justify-single-word="false" fo:text-indent="0cm" style:auto-text-indent="false"/>
      <style:text-properties style:font-name="Times New Roman2" officeooo:paragraph-rsid="0374ba38" style:font-name-complex="Times New Roman2" style:font-size-complex="12pt" style:font-weight-complex="normal"/>
    </style:style>
    <style:style style:name="P38" style:family="paragraph" style:parent-style-name="Table_20_Contents">
      <style:text-properties style:font-name="Gentium Basic4" fo:font-size="9pt" officeooo:paragraph-rsid="0374ba38" style:font-size-asian="9pt" style:font-size-complex="9pt"/>
    </style:style>
    <style:style style:name="P39" style:family="paragraph" style:parent-style-name="Contents_20_1">
      <style:paragraph-properties>
        <style:tab-stops>
          <style:tab-stop style:position="12.98cm" style:type="right" style:leader-style="dotted" style:leader-text="."/>
        </style:tab-stops>
      </style:paragraph-properties>
    </style:style>
    <style:style style:name="P40" style:family="paragraph" style:parent-style-name="Contents_20_Heading">
      <style:paragraph-properties fo:break-before="page"/>
    </style:style>
    <style:style style:name="P41" style:family="paragraph" style:parent-style-name="Contents_20_2">
      <style:paragraph-properties>
        <style:tab-stops>
          <style:tab-stop style:position="12.98cm" style:type="right" style:leader-style="dotted" style:leader-text="."/>
        </style:tab-stops>
      </style:paragraph-properties>
    </style:style>
    <style:style style:name="P42" style:family="paragraph" style:parent-style-name="Contents_20_3">
      <style:paragraph-properties>
        <style:tab-stops>
          <style:tab-stop style:position="12.98cm" style:type="right" style:leader-style="dotted" style:leader-text="."/>
        </style:tab-stops>
      </style:paragraph-properties>
    </style:style>
    <style:style style:name="P43" style:family="paragraph" style:parent-style-name="Text_20_body" style:list-style-name="L1">
      <style:text-properties officeooo:paragraph-rsid="0374ba38"/>
    </style:style>
    <style:style style:name="P44" style:family="paragraph" style:parent-style-name="Text_20_body" style:list-style-name="L2">
      <style:text-properties fo:color="#000000" officeooo:paragraph-rsid="0374ba38"/>
    </style:style>
    <style:style style:name="P45" style:family="paragraph" style:parent-style-name="Text_20_body" style:list-style-name="L8">
      <style:text-properties fo:color="#000000" fo:language="es" fo:country="EC" officeooo:paragraph-rsid="0374ba38"/>
    </style:style>
    <style:style style:name="P46" style:family="paragraph" style:parent-style-name="Text_20_body" style:list-style-name="L3">
      <style:text-properties officeooo:paragraph-rsid="0374ba38"/>
    </style:style>
    <style:style style:name="P47" style:family="paragraph" style:parent-style-name="Text_20_body" style:list-style-name="L4"/>
    <style:style style:name="P48" style:family="paragraph" style:parent-style-name="Text_20_body" style:list-style-name="L4">
      <style:text-properties officeooo:paragraph-rsid="0374ba38"/>
    </style:style>
    <style:style style:name="P49" style:family="paragraph" style:parent-style-name="Text_20_body" style:list-style-name="L5">
      <style:text-properties officeooo:paragraph-rsid="0374ba38"/>
    </style:style>
    <style:style style:name="P50" style:family="paragraph" style:parent-style-name="Text_20_body" style:list-style-name="L6">
      <style:text-properties officeooo:paragraph-rsid="0374ba38"/>
    </style:style>
    <style:style style:name="P51" style:family="paragraph" style:parent-style-name="Text_20_body" style:list-style-name="L7">
      <style:text-properties officeooo:paragraph-rsid="0374ba38"/>
    </style:style>
    <style:style style:name="P52" style:family="paragraph" style:parent-style-name="Text_20_body" style:list-style-name="L7">
      <style:text-properties fo:language="es" fo:country="EC" officeooo:paragraph-rsid="0374ba38"/>
    </style:style>
    <style:style style:name="P53" style:family="paragraph" style:parent-style-name="Text_20_body" style:list-style-name="L8">
      <style:text-properties officeooo:paragraph-rsid="0374ba38"/>
    </style:style>
    <style:style style:name="P54" style:family="paragraph" style:parent-style-name="Text_20_body" style:list-style-name="L9">
      <style:text-properties officeooo:paragraph-rsid="0374ba38"/>
    </style:style>
    <style:style style:name="P55" style:family="paragraph" style:parent-style-name="Text_20_body" style:list-style-name="L10">
      <style:text-properties officeooo:paragraph-rsid="0374ba38"/>
    </style:style>
    <style:style style:name="P56" style:family="paragraph" style:parent-style-name="Text_20_body" style:list-style-name="L11">
      <style:text-properties officeooo:paragraph-rsid="0374ba38"/>
    </style:style>
    <style:style style:name="P57" style:family="paragraph" style:parent-style-name="Text_20_body" style:list-style-name="L12">
      <style:text-properties officeooo:paragraph-rsid="0374ba38"/>
    </style:style>
    <style:style style:name="P58" style:family="paragraph" style:parent-style-name="Text_20_body" style:list-style-name="L13">
      <style:text-properties officeooo:paragraph-rsid="0374ba38"/>
    </style:style>
    <style:style style:name="P59" style:family="paragraph" style:parent-style-name="Text_20_body" style:list-style-name="L14">
      <style:text-properties officeooo:paragraph-rsid="0374ba38"/>
    </style:style>
    <style:style style:name="P60" style:family="paragraph" style:parent-style-name="Text_20_body" style:list-style-name="L15">
      <style:text-properties officeooo:paragraph-rsid="0374ba38"/>
    </style:style>
    <style:style style:name="P61" style:family="paragraph" style:parent-style-name="Text_20_body" style:list-style-name="L16">
      <style:text-properties officeooo:paragraph-rsid="0374ba38"/>
    </style:style>
    <style:style style:name="P62" style:family="paragraph" style:parent-style-name="Heading_20_2">
      <style:text-properties officeooo:paragraph-rsid="0374ba38"/>
    </style:style>
    <style:style style:name="P63" style:family="paragraph" style:parent-style-name="Heading_20_1" style:list-style-name="">
      <style:paragraph-properties fo:text-align="center" style:justify-single-word="false" fo:hyphenation-ladder-count="no-limit"/>
      <style:text-properties officeooo:paragraph-rsid="0374ba38" fo:hyphenate="true" fo:hyphenation-remain-char-count="2" fo:hyphenation-push-char-count="2"/>
    </style:style>
    <style:style style:name="P64" style:family="paragraph" style:parent-style-name="Heading_20_1">
      <style:text-properties officeooo:paragraph-rsid="0374ba38"/>
    </style:style>
    <style:style style:name="P65" style:family="paragraph" style:parent-style-name="Heading_20_1">
      <style:paragraph-properties fo:break-before="page"/>
      <style:text-properties officeooo:paragraph-rsid="0374ba38"/>
    </style:style>
    <style:style style:name="P66" style:family="paragraph" style:parent-style-name="Heading_20_3">
      <style:text-properties officeooo:paragraph-rsid="0374ba38"/>
    </style:style>
    <style:style style:name="P67" style:family="paragraph" style:parent-style-name="seccion-id" style:master-page-name="Standard">
      <style:paragraph-properties style:page-number="61"/>
      <style:text-properties officeooo:paragraph-rsid="0374ba38"/>
    </style:style>
    <style:style style:name="T1" style:family="text">
      <style:text-properties fo:font-size="10.5pt" style:font-size-asian="10.5pt"/>
    </style:style>
    <style:style style:name="T2" style:family="text">
      <style:text-properties fo:font-size="10.5pt" style:font-size-asian="10.5pt" style:font-size-complex="10.5pt"/>
    </style:style>
    <style:style style:name="T3" style:family="text">
      <style:text-properties fo:font-size="10.5pt" officeooo:rsid="0368c6e5" style:font-size-asian="10.5pt" style:font-size-complex="10.5pt"/>
    </style:style>
    <style:style style:name="T4" style:family="text">
      <style:text-properties fo:font-size="10.5pt" officeooo:rsid="037e463f" style:font-size-asian="10.5pt" style:font-size-complex="10.5pt"/>
    </style:style>
    <style:style style:name="T5" style:family="text">
      <style:text-properties fo:font-size="10.5pt" officeooo:rsid="0385c117" style:font-size-asian="10.5pt"/>
    </style:style>
    <style:style style:name="T6" style:family="text">
      <style:text-properties fo:font-size="10.5pt" officeooo:rsid="03879f18" style:font-size-asian="10.5pt"/>
    </style:style>
    <style:style style:name="T7" style:family="text">
      <style:text-properties fo:font-size="10.5pt" officeooo:rsid="03888aec" style:font-size-asian="10.5pt"/>
    </style:style>
    <style:style style:name="T8" style:family="text">
      <style:text-properties fo:font-size="10.5pt" officeooo:rsid="038a86d7" style:font-size-asian="10.5pt"/>
    </style:style>
    <style:style style:name="T9" style:family="text">
      <style:text-properties fo:font-size="10.5pt" officeooo:rsid="03b999e7" style:font-size-asian="10.5pt"/>
    </style:style>
    <style:style style:name="T10" style:family="text">
      <style:text-properties fo:font-size="10.5pt" officeooo:rsid="03c1b709" style:font-size-asian="10.5pt"/>
    </style:style>
    <style:style style:name="T11" style:family="text">
      <style:text-properties fo:font-size="10.5pt" officeooo:rsid="03c5320b" style:font-size-asian="10.5pt"/>
    </style:style>
    <style:style style:name="T12" style:family="text">
      <style:text-properties fo:font-size="10.5pt" fo:font-weight="bold" style:font-size-asian="10.5pt" style:font-weight-asian="bold"/>
    </style:style>
    <style:style style:name="T13" style:family="text">
      <style:text-properties fo:font-size="10.5pt" fo:font-weight="bold" officeooo:rsid="039bd7ac" style:font-size-asian="10.5pt" style:font-weight-asian="bold"/>
    </style:style>
    <style:style style:name="T14" style:family="text">
      <style:text-properties fo:font-size="10.5pt" fo:font-style="italic" officeooo:rsid="038a86d7" style:font-size-asian="10.5pt" style:font-style-asian="italic" style:font-style-complex="italic"/>
    </style:style>
    <style:style style:name="T15" style:family="text">
      <style:text-properties fo:font-style="normal" style:font-style-asian="normal"/>
    </style:style>
    <style:style style:name="T16" style:family="text">
      <style:text-properties fo:font-style="normal" officeooo:rsid="038c9961" style:font-style-asian="normal"/>
    </style:style>
    <style:style style:name="T17" style:family="text">
      <style:text-properties fo:font-style="normal" officeooo:rsid="03b523c0" style:font-style-asian="normal"/>
    </style:style>
    <style:style style:name="T18" style:family="text">
      <style:text-properties fo:font-style="normal" officeooo:rsid="03bc9135" style:font-style-asian="normal"/>
    </style:style>
    <style:style style:name="T19" style:family="text">
      <style:text-properties fo:font-style="normal" officeooo:rsid="0012013c" style:font-style-asian="normal"/>
    </style:style>
    <style:style style:name="T20" style:family="text">
      <style:text-properties fo:font-style="normal" officeooo:rsid="03cf68a9" style:font-style-asian="normal"/>
    </style:style>
    <style:style style:name="T21" style:family="text">
      <style:text-properties fo:font-style="normal" style:font-style-asian="normal" style:font-style-complex="normal"/>
    </style:style>
    <style:style style:name="T22" style:family="text">
      <style:text-properties fo:font-style="normal" officeooo:rsid="03d9ad3f" style:font-style-asian="normal" style:font-style-complex="normal"/>
    </style:style>
    <style:style style:name="T23" style:family="text">
      <style:text-properties fo:font-style="normal" officeooo:rsid="03d899e4" style:font-style-asian="normal" style:font-style-complex="normal"/>
    </style:style>
    <style:style style:name="T24" style:family="text">
      <style:text-properties fo:font-style="normal" officeooo:rsid="03e7cefb" style:font-style-asian="normal"/>
    </style:style>
    <style:style style:name="T25" style:family="text">
      <style:text-properties fo:font-style="normal" style:font-style-asian="normal" style:font-name-complex="Times New Roman2" style:font-style-complex="normal"/>
    </style:style>
    <style:style style:name="T26" style:family="text">
      <style:text-properties fo:font-style="normal" officeooo:rsid="03dc4856" style:font-style-asian="normal" style:font-name-complex="Times New Roman2" style:font-style-complex="normal"/>
    </style:style>
    <style:style style:name="T27" style:family="text">
      <style:text-properties fo:font-style="normal" fo:font-weight="normal"/>
    </style:style>
    <style:style style:name="T28" style:family="text">
      <style:text-properties fo:font-style="normal" fo:font-weight="normal" style:font-style-asian="normal" style:font-style-complex="normal"/>
    </style:style>
    <style:style style:name="T29" style:family="text">
      <style:text-properties fo:font-style="normal" fo:font-weight="normal" officeooo:rsid="03d899e4" style:font-style-asian="normal" style:font-style-complex="normal"/>
    </style:style>
    <style:style style:name="T30" style:family="text">
      <style:text-properties fo:font-style="italic" style:font-style-asian="italic"/>
    </style:style>
    <style:style style:name="T31" style:family="text">
      <style:text-properties fo:font-style="italic" style:font-style-asian="italic" style:font-style-complex="italic"/>
    </style:style>
    <style:style style:name="T32" style:family="text">
      <style:text-properties fo:font-style="italic" officeooo:rsid="038dd9e4" style:font-style-asian="italic" style:font-style-complex="italic"/>
    </style:style>
    <style:style style:name="T33" style:family="text">
      <style:text-properties fo:font-style="italic" officeooo:rsid="03b1ec8d" style:font-style-asian="italic" style:font-style-complex="italic"/>
    </style:style>
    <style:style style:name="T34" style:family="text">
      <style:text-properties fo:font-style="italic" officeooo:rsid="03b68e61" style:font-style-asian="italic" style:font-style-complex="italic"/>
    </style:style>
    <style:style style:name="T35" style:family="text">
      <style:text-properties fo:font-style="italic" style:font-style-asian="italic" style:font-size-complex="12pt"/>
    </style:style>
    <style:style style:name="T36" style:family="text">
      <style:text-properties fo:font-style="italic" style:font-style-asian="italic" style:font-size-complex="12pt" style:font-style-complex="italic"/>
    </style:style>
    <style:style style:name="T37" style:family="text">
      <style:text-properties fo:font-style="italic" officeooo:rsid="03acc595" style:font-style-asian="italic" style:font-size-complex="12pt" style:font-style-complex="italic"/>
    </style:style>
    <style:style style:name="T38" style:family="text">
      <style:text-properties fo:font-style="italic" officeooo:rsid="03b17b72" style:font-style-asian="italic" style:font-size-complex="12pt" style:font-style-complex="italic"/>
    </style:style>
    <style:style style:name="T39" style:family="text">
      <style:text-properties fo:font-style="italic" style:font-style-asian="italic" style:font-name-complex="Times New Roman2"/>
    </style:style>
    <style:style style:name="T40" style:family="text">
      <style:text-properties fo:font-style="italic" style:font-style-asian="normal"/>
    </style:style>
    <style:style style:name="T41" style:family="text">
      <style:text-properties fo:font-style="italic" officeooo:rsid="03bc9135" style:font-style-asian="normal"/>
    </style:style>
    <style:style style:name="T42" style:family="text">
      <style:text-properties style:text-position="super 58%" style:font-size-complex="12pt"/>
    </style:style>
    <style:style style:name="T43" style:family="text">
      <style:text-properties fo:color="#000000"/>
    </style:style>
    <style:style style:name="T44" style:family="text">
      <style:text-properties fo:color="#000000" fo:font-style="italic" style:font-style-asian="italic"/>
    </style:style>
    <style:style style:name="T45" style:family="text">
      <style:text-properties fo:color="#000000" fo:font-style="italic" officeooo:rsid="038c9961" style:font-style-asian="italic"/>
    </style:style>
    <style:style style:name="T46" style:family="text">
      <style:text-properties fo:color="#000000" fo:language="es" fo:country="EC"/>
    </style:style>
    <style:style style:name="T47" style:family="text">
      <style:text-properties fo:color="#000000" fo:language="es" fo:country="EC" style:text-underline-style="none" officeooo:rsid="037a71f0" style:language-asian="es" style:country-asian="EC" style:font-size-complex="12pt"/>
    </style:style>
    <style:style style:name="T48" style:family="text">
      <style:text-properties fo:color="#000000" fo:language="es" fo:country="EC" fo:font-style="italic" style:text-underline-style="none" officeooo:rsid="037a71f0" style:language-asian="es" style:country-asian="EC" style:font-style-asian="italic" style:font-size-complex="12pt" style:font-style-complex="italic"/>
    </style:style>
    <style:style style:name="T49" style:family="text">
      <style:text-properties fo:color="#000000" officeooo:rsid="038a86d7"/>
    </style:style>
    <style:style style:name="T50" style:family="text">
      <style:text-properties fo:color="#000000" officeooo:rsid="038d7331"/>
    </style:style>
    <style:style style:name="T51" style:family="text">
      <style:text-properties fo:color="#000000" officeooo:rsid="038d9b83"/>
    </style:style>
    <style:style style:name="T52" style:family="text">
      <style:text-properties fo:color="#000000" style:font-name="Gentium Basic3" fo:font-size="12pt" fo:font-style="normal" fo:font-weight="normal"/>
    </style:style>
    <style:style style:name="T53" style:family="text">
      <style:text-properties fo:color="#000000" officeooo:rsid="038dd9e4"/>
    </style:style>
    <style:style style:name="T54" style:family="text">
      <style:text-properties fo:color="#000000" officeooo:rsid="03bb41b1"/>
    </style:style>
    <style:style style:name="T55" style:family="text">
      <style:text-properties fo:color="#000000" officeooo:rsid="038c9961"/>
    </style:style>
    <style:style style:name="T56" style:family="text">
      <style:text-properties fo:color="#000000" officeooo:rsid="03c9a0c2"/>
    </style:style>
    <style:style style:name="T57" style:family="text">
      <style:text-properties officeooo:rsid="037518a3"/>
    </style:style>
    <style:style style:name="T58" style:family="text">
      <style:text-properties officeooo:rsid="03768c20"/>
    </style:style>
    <style:style style:name="T59" style:family="text">
      <style:text-properties fo:language="es" fo:country="MX"/>
    </style:style>
    <style:style style:name="T60" style:family="text">
      <style:text-properties fo:language="es" fo:country="EC"/>
    </style:style>
    <style:style style:name="T61" style:family="text">
      <style:text-properties fo:language="es" fo:country="EC" fo:font-style="italic" style:font-style-asian="italic"/>
    </style:style>
    <style:style style:name="T62" style:family="text">
      <style:text-properties fo:language="es" fo:country="EC" fo:font-style="italic" style:font-style-asian="italic" style:font-style-complex="italic"/>
    </style:style>
    <style:style style:name="T63" style:family="text">
      <style:text-properties fo:language="es" fo:country="EC" fo:font-style="italic" style:language-asian="es" style:country-asian="EC" style:font-style-asian="italic"/>
    </style:style>
    <style:style style:name="T64" style:family="text">
      <style:text-properties fo:language="es" fo:country="EC" style:font-size-complex="12pt"/>
    </style:style>
    <style:style style:name="T65" style:family="text">
      <style:text-properties fo:language="es" fo:country="EC" style:language-asian="es" style:country-asian="EC"/>
    </style:style>
    <style:style style:name="T66" style:family="text">
      <style:text-properties fo:language="es" fo:country="EC" officeooo:rsid="03d1c936" style:language-asian="es" style:country-asian="EC"/>
    </style:style>
    <style:style style:name="T67" style:family="text">
      <style:text-properties fo:language="es" fo:country="EC" fo:font-style="normal" style:font-style-asian="normal" style:font-style-complex="normal"/>
    </style:style>
    <style:style style:name="T68" style:family="text">
      <style:text-properties fo:language="es" fo:country="EC" fo:font-style="normal" officeooo:rsid="03dae687" style:font-style-asian="normal" style:font-style-complex="normal"/>
    </style:style>
    <style:style style:name="T69" style:family="text">
      <style:text-properties fo:language="es" fo:country="EC" fo:font-style="normal" officeooo:rsid="03d899e4" style:language-asian="es" style:country-asian="EC" style:font-style-asian="normal" style:font-style-complex="normal"/>
    </style:style>
    <style:style style:name="T70" style:family="text">
      <style:text-properties fo:language="es" fo:country="EC" officeooo:rsid="038d9b83"/>
    </style:style>
    <style:style style:name="T71" style:family="text">
      <style:text-properties fo:language="es" fo:country="EC" officeooo:rsid="0393d882"/>
    </style:style>
    <style:style style:name="T72" style:family="text">
      <style:text-properties fo:language="es" fo:country="EC" officeooo:rsid="03bb41b1"/>
    </style:style>
    <style:style style:name="T73" style:family="text">
      <style:text-properties fo:language="es" fo:country="EC" officeooo:rsid="03c9a0c2"/>
    </style:style>
    <style:style style:name="T74" style:family="text">
      <style:text-properties style:font-size-complex="12pt"/>
    </style:style>
    <style:style style:name="T75" style:family="text">
      <style:text-properties officeooo:rsid="037ec26d" style:font-size-complex="12pt"/>
    </style:style>
    <style:style style:name="T76" style:family="text">
      <style:text-properties officeooo:rsid="03926e28" style:font-size-complex="12pt"/>
    </style:style>
    <style:style style:name="T77" style:family="text">
      <style:text-properties officeooo:rsid="03acc595" style:font-size-complex="12pt"/>
    </style:style>
    <style:style style:name="T78" style:family="text">
      <style:text-properties officeooo:rsid="03b17b72" style:font-size-complex="12pt"/>
    </style:style>
    <style:style style:name="T79" style:family="text">
      <style:text-properties officeooo:rsid="03c94dbf" style:font-size-complex="12pt"/>
    </style:style>
    <style:style style:name="T80" style:family="text">
      <style:text-properties officeooo:rsid="03d115b9" style:font-size-complex="12pt"/>
    </style:style>
    <style:style style:name="T81" style:family="text">
      <style:text-properties style:font-name="Times New Roman2" fo:font-size="12pt" fo:language="es" fo:country="EC" style:font-size-asian="12pt" style:font-name-complex="Times New Roman2" style:font-size-complex="12pt"/>
    </style:style>
    <style:style style:name="T82" style:family="text">
      <style:text-properties style:font-name="Times New Roman2" fo:font-size="11pt" style:font-size-asian="11pt" style:font-name-complex="Times New Roman2" style:font-size-complex="12pt"/>
    </style:style>
    <style:style style:name="T83" style:family="text">
      <style:text-properties style:font-name="Times New Roman2" fo:font-size="11pt" officeooo:rsid="037e0880" style:font-size-asian="11pt" style:font-name-complex="Times New Roman2" style:font-size-complex="12pt"/>
    </style:style>
    <style:style style:name="T84" style:family="text">
      <style:text-properties fo:language="es" fo:country="ES"/>
    </style:style>
    <style:style style:name="T85" style:family="text">
      <style:text-properties fo:language="en" fo:country="US" style:font-size-complex="12pt"/>
    </style:style>
    <style:style style:name="T86" style:family="text">
      <style:text-properties fo:language="en" fo:country="US" officeooo:rsid="03805a15" style:font-size-complex="12pt"/>
    </style:style>
    <style:style style:name="T87" style:family="text">
      <style:text-properties fo:language="en" fo:country="US" style:language-asian="es" style:country-asian="EC" style:font-size-complex="12pt"/>
    </style:style>
    <style:style style:name="T88" style:family="text">
      <style:text-properties fo:language="es" fo:country="VE" style:font-size-complex="12pt"/>
    </style:style>
    <style:style style:name="T89" style:family="text">
      <style:text-properties fo:font-size="11pt" style:font-size-asian="11pt"/>
    </style:style>
    <style:style style:name="T90" style:family="text">
      <style:text-properties officeooo:rsid="0374ba38"/>
    </style:style>
    <style:style style:name="T91" style:family="text">
      <style:text-properties officeooo:rsid="0378eb1f"/>
    </style:style>
    <style:style style:name="T92" style:family="text">
      <style:text-properties officeooo:rsid="037e0880"/>
    </style:style>
    <style:style style:name="T93" style:family="text">
      <style:text-properties officeooo:rsid="0381de79"/>
    </style:style>
    <style:style style:name="T94" style:family="text">
      <style:text-properties officeooo:rsid="03840f3d"/>
    </style:style>
    <style:style style:name="T95" style:family="text">
      <style:text-properties officeooo:rsid="038478b5"/>
    </style:style>
    <style:style style:name="T96" style:family="text">
      <style:text-properties style:font-name="Gentium Basic3" fo:font-size="12pt" fo:font-style="italic" fo:font-weight="normal"/>
    </style:style>
    <style:style style:name="T97" style:family="text">
      <style:text-properties style:font-name="Gentium Basic3" fo:font-size="12pt" fo:language="es" fo:country="EC" fo:font-style="normal" fo:font-weight="normal"/>
    </style:style>
    <style:style style:name="T98" style:family="text">
      <style:text-properties style:font-name="Gentium Basic3" fo:font-size="12pt" fo:language="es" fo:country="EC" fo:font-style="normal" fo:font-weight="normal" style:language-asian="es" style:country-asian="EC" style:font-style-asian="normal" style:font-style-complex="normal"/>
    </style:style>
    <style:style style:name="T99" style:family="text">
      <style:text-properties style:font-name="Gentium Basic3" fo:font-size="12pt" fo:language="es" fo:country="EC" fo:font-style="normal" fo:font-weight="normal" officeooo:rsid="03d899e4" style:language-asian="es" style:country-asian="EC" style:font-style-asian="normal" style:font-style-complex="normal"/>
    </style:style>
    <style:style style:name="T100" style:family="text">
      <style:text-properties style:font-name="Gentium Basic3" fo:font-size="12pt" fo:language="es" fo:country="EC" fo:font-style="normal" fo:font-weight="normal" style:font-style-asian="normal" style:font-style-complex="normal"/>
    </style:style>
    <style:style style:name="T101" style:family="text">
      <style:text-properties style:font-name="Gentium Basic3" fo:font-size="12pt" fo:language="es" fo:country="EC" fo:font-style="normal" fo:font-weight="normal" officeooo:rsid="03dae687" style:font-style-asian="normal" style:font-style-complex="normal"/>
    </style:style>
    <style:style style:name="T102" style:family="text">
      <style:text-properties style:font-name="Gentium Basic3" fo:font-size="12pt" fo:font-style="normal" fo:font-weight="normal"/>
    </style:style>
    <style:style style:name="T103" style:family="text">
      <style:text-properties style:font-name="Gentium Basic3" fo:font-size="9pt" fo:font-style="normal" fo:font-weight="normal"/>
    </style:style>
    <style:style style:name="T104" style:family="text">
      <style:text-properties style:font-name="Gentium Basic3" fo:font-size="9pt" fo:font-style="normal" fo:font-weight="normal" style:font-size-complex="12pt"/>
    </style:style>
    <style:style style:name="T105" style:family="text">
      <style:text-properties style:font-name="Gentium Basic3" fo:font-size="9pt" fo:font-style="normal" fo:font-weight="normal" officeooo:rsid="03bb41b1"/>
    </style:style>
    <style:style style:name="T106" style:family="text">
      <style:text-properties officeooo:rsid="038bb4b9"/>
    </style:style>
    <style:style style:name="T107" style:family="text">
      <style:text-properties officeooo:rsid="038d7331"/>
    </style:style>
    <style:style style:name="T108" style:family="text">
      <style:text-properties officeooo:rsid="038d9b83"/>
    </style:style>
    <style:style style:name="T109" style:family="text">
      <style:text-properties officeooo:rsid="038dd9e4"/>
    </style:style>
    <style:style style:name="T110" style:family="text">
      <style:text-properties officeooo:rsid="0390f6d2"/>
    </style:style>
    <style:style style:name="T111" style:family="text">
      <style:text-properties officeooo:rsid="039528fe"/>
    </style:style>
    <style:style style:name="T112" style:family="text">
      <style:text-properties officeooo:rsid="0398e7df"/>
    </style:style>
    <style:style style:name="T113" style:family="text">
      <style:text-properties officeooo:rsid="0399ecbc"/>
    </style:style>
    <style:style style:name="T114" style:family="text">
      <style:text-properties officeooo:rsid="039a9f73"/>
    </style:style>
    <style:style style:name="T115" style:family="text">
      <style:text-properties officeooo:rsid="039c4403"/>
    </style:style>
    <style:style style:name="T116" style:family="text">
      <style:text-properties style:font-name="Gentium Basic5" fo:font-size="9pt" fo:font-style="normal" fo:font-weight="normal"/>
    </style:style>
    <style:style style:name="T117" style:family="text">
      <style:text-properties style:font-name="Gentium Basic5" fo:font-size="9pt" fo:font-style="normal" fo:font-weight="normal" style:font-size-complex="12pt"/>
    </style:style>
    <style:style style:name="T118" style:family="text">
      <style:text-properties style:font-name="Gentium Basic5" fo:font-size="9pt" fo:font-style="normal" fo:font-weight="normal" officeooo:rsid="03bb41b1" style:font-size-complex="12pt"/>
    </style:style>
    <style:style style:name="T119" style:family="text">
      <style:text-properties style:font-name="Gentium Basic5" fo:font-size="9pt" fo:font-style="normal" fo:font-weight="normal" officeooo:rsid="03d115b9" style:font-size-complex="12pt"/>
    </style:style>
    <style:style style:name="T120" style:family="text">
      <style:text-properties style:font-name="Gentium Basic5" fo:font-size="9pt" fo:font-style="normal" fo:font-weight="normal" officeooo:rsid="03bb41b1"/>
    </style:style>
    <style:style style:name="T121" style:family="text">
      <style:text-properties style:font-name="Gentium Basic5" fo:font-size="9pt" fo:font-style="normal" fo:font-weight="normal" officeooo:rsid="03c94dbf"/>
    </style:style>
    <style:style style:name="T122" style:family="text">
      <style:text-properties officeooo:rsid="039e776b"/>
    </style:style>
    <style:style style:name="T123" style:family="text">
      <style:text-properties officeooo:rsid="039f0c71"/>
    </style:style>
    <style:style style:name="T124" style:family="text">
      <style:text-properties officeooo:rsid="03a0a59a"/>
    </style:style>
    <style:style style:name="T125" style:family="text">
      <style:text-properties officeooo:rsid="03a1cf3f"/>
    </style:style>
    <style:style style:name="T126" style:family="text">
      <style:text-properties officeooo:rsid="03a1e9f6"/>
    </style:style>
    <style:style style:name="T127" style:family="text">
      <style:text-properties officeooo:rsid="03a301d0"/>
    </style:style>
    <style:style style:name="T128" style:family="text">
      <style:text-properties officeooo:rsid="03a481de"/>
    </style:style>
    <style:style style:name="T129" style:family="text">
      <style:text-properties officeooo:rsid="03a56f57"/>
    </style:style>
    <style:style style:name="T130" style:family="text">
      <style:text-properties officeooo:rsid="03a6d3a1"/>
    </style:style>
    <style:style style:name="T131" style:family="text">
      <style:text-properties officeooo:rsid="03a85dea"/>
    </style:style>
    <style:style style:name="T132" style:family="text">
      <style:text-properties officeooo:rsid="03ab7475"/>
    </style:style>
    <style:style style:name="T133" style:family="text">
      <style:text-properties officeooo:rsid="03acc595"/>
    </style:style>
    <style:style style:name="T134" style:family="text">
      <style:text-properties officeooo:rsid="03adfae6"/>
    </style:style>
    <style:style style:name="T135" style:family="text">
      <style:text-properties officeooo:rsid="03b1ec8d"/>
    </style:style>
    <style:style style:name="T136" style:family="text">
      <style:text-properties officeooo:rsid="03b2bc92"/>
    </style:style>
    <style:style style:name="T137" style:family="text">
      <style:text-properties officeooo:rsid="03b466eb"/>
    </style:style>
    <style:style style:name="T138" style:family="text">
      <style:text-properties officeooo:rsid="03b68e61"/>
    </style:style>
    <style:style style:name="T139" style:family="text">
      <style:text-properties officeooo:rsid="03b7469f"/>
    </style:style>
    <style:style style:name="T140" style:family="text">
      <style:text-properties style:text-position="0% 100%"/>
    </style:style>
    <style:style style:name="T141" style:family="text">
      <style:text-properties style:text-position="0% 100%" officeooo:rsid="03b999e7"/>
    </style:style>
    <style:style style:name="T142" style:family="text">
      <style:text-properties style:text-position="0% 100%" fo:font-size="10.5pt" style:font-size-asian="10.5pt"/>
    </style:style>
    <style:style style:name="T143" style:family="text">
      <style:text-properties style:text-position="0% 100%" fo:font-size="10.5pt" officeooo:rsid="03b999e7" style:font-size-asian="10.5pt"/>
    </style:style>
    <style:style style:name="T144" style:family="text">
      <style:text-properties officeooo:rsid="03bb41b1"/>
    </style:style>
    <style:style style:name="T145" style:family="text">
      <style:text-properties officeooo:rsid="03c6e624"/>
    </style:style>
    <style:style style:name="T146" style:family="text">
      <style:text-properties officeooo:rsid="03c81148"/>
    </style:style>
    <style:style style:name="T147" style:family="text">
      <style:text-properties officeooo:rsid="03c94dbf"/>
    </style:style>
    <style:style style:name="T148" style:family="text">
      <style:text-properties officeooo:rsid="03c9a0c2"/>
    </style:style>
    <style:style style:name="T149" style:family="text">
      <style:text-properties officeooo:rsid="03cb07f3"/>
    </style:style>
    <style:style style:name="T150" style:family="text">
      <style:text-properties officeooo:rsid="03cea209"/>
    </style:style>
    <style:style style:name="T151" style:family="text">
      <style:text-properties officeooo:rsid="03cf6f99"/>
    </style:style>
    <style:style style:name="T152" style:family="text">
      <style:text-properties officeooo:rsid="03d115b9"/>
    </style:style>
    <style:style style:name="T153" style:family="text">
      <style:text-properties officeooo:rsid="03d1c936"/>
    </style:style>
    <style:style style:name="T154" style:family="text">
      <style:text-properties officeooo:rsid="03d37faf"/>
    </style:style>
    <style:style style:name="T155" style:family="text">
      <style:text-properties officeooo:rsid="03d46084"/>
    </style:style>
    <style:style style:name="T156" style:family="text">
      <style:text-properties officeooo:rsid="03d60f8e"/>
    </style:style>
    <style:style style:name="T157" style:family="text">
      <style:text-properties officeooo:rsid="03d7a260"/>
    </style:style>
    <style:style style:name="T158" style:family="text">
      <style:text-properties officeooo:rsid="03d899e4"/>
    </style:style>
    <style:style style:name="T159" style:family="text">
      <style:text-properties officeooo:rsid="03d9ad3f"/>
    </style:style>
    <style:style style:name="T160" style:family="text">
      <style:text-properties officeooo:rsid="03de75bd"/>
    </style:style>
    <style:style style:name="T161" style:family="text">
      <style:text-properties officeooo:rsid="03dfeb7f"/>
    </style:style>
    <style:style style:name="T162" style:family="text">
      <style:text-properties style:font-name="gentium basic" fo:language="es" fo:country="EC" fo:font-style="normal" style:font-style-asian="normal" style:font-style-complex="normal"/>
    </style:style>
    <style:style style:name="T163" style:family="text">
      <style:text-properties style:font-name="gentium basic" fo:font-size="12pt" fo:language="es" fo:country="EC" style:font-size-asian="12pt" style:font-name-complex="Times New Roman2" style:font-size-complex="12pt"/>
    </style:style>
    <style:style style:name="T164" style:family="text">
      <style:text-properties style:font-name="gentium basic" fo:font-size="12pt" fo:language="es" fo:country="EC" fo:font-style="italic" fo:font-weight="normal" style:font-size-asian="12pt" style:font-style-asian="italic" style:font-name-complex="Times New Roman2" style:font-size-complex="12pt"/>
    </style:style>
    <style:style style:name="T165" style:family="text">
      <style:text-properties style:font-name="gentium basic" fo:font-size="12pt" fo:language="es" fo:country="EC" fo:font-style="italic" fo:font-weight="normal" style:font-size-asian="12pt" style:font-name-complex="Times New Roman2" style:font-size-complex="12pt"/>
    </style:style>
    <style:style style:name="T166" style:family="text">
      <style:text-properties style:font-name="gentium basic" fo:font-size="12pt" fo:language="es" fo:country="EC" fo:font-style="normal" fo:font-weight="normal" style:font-size-asian="12pt" style:font-name-complex="Times New Roman2" style:font-size-complex="12pt"/>
    </style:style>
    <style:style style:name="T167" style:family="text">
      <style:text-properties style:font-name="gentium basic" fo:font-size="12pt" style:font-size-asian="12pt"/>
    </style:style>
    <style:style style:name="T168" style:family="text">
      <style:text-properties style:font-name="gentium basic" fo:font-size="13pt" style:font-size-asian="13pt"/>
    </style:style>
    <style:style style:name="T169" style:family="text">
      <style:text-properties officeooo:rsid="03e339bb"/>
    </style:style>
    <style:style style:name="T170" style:family="text">
      <style:text-properties officeooo:rsid="03e381b2"/>
    </style:style>
    <style:style style:name="T171" style:family="text">
      <style:text-properties officeooo:rsid="03e3ccc3"/>
    </style:style>
    <style:style style:name="T172" style:family="text">
      <style:text-properties officeooo:rsid="03e617a0"/>
    </style:style>
    <style:style style:name="T173" style:family="text">
      <style:text-properties style:font-name-complex="Times New Roman2"/>
    </style:style>
    <style:style style:name="T174" style:family="text">
      <style:text-properties officeooo:rsid="03b68e61" style:font-name-complex="Times New Roman2"/>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7">Línea 1: <text:span text:style-name="T57">Potenciar la inteligencia colectiva</text:span><text:line-break/><text:span text:style-name="T57">Documento de política pública </text:span>1.1</text:p>
      <text:p text:style-name="P9"><text:bookmark-start text:name="__RefHeading__1609_1526190229"/>Educación<text:bookmark-end text:name="__RefHeading__1609_1526190229"/></text:p>
      <text:p text:style-name="Subtitle">Recursos educativos abierto<text:span text:style-name="T90">s</text:span></text:p>
      <text:p text:style-name="autoria-marca">Buen Conocer - FLOK Society<text:span text:style-name="Ref._20_de_20_nota_20_al_20_pie"><text:note text:id="ftn1" text:note-class="footnote"><text:note-citation>1</text:note-citation><text:note-body><text:p text:style-name="Footnote">Proyecto realizado bajo convenio con el Ministerio Coordinador del Conocimiento y Talento Humano, la Secretaría de Educación Superior, Ciencia, Tecnología e Innovación y el Instituto de Altos Estudios Nacionales de Ecuador. </text:p></text:note-body></text:note></text:span></text:p>
      <text:p text:style-name="version"><text:bookmark-start text:name="__RefHeading__15186_1643977891"/>v. 2.0<text:bookmark-end text:name="__RefHeading__15186_1643977891"/></text:p>
      <text:p text:style-name="fecha"><text:bookmark-start text:name="__RefHeading__15188_1643977891"/>15/0<text:span text:style-name="T91">3</text:span>/2015<text:bookmark-end text:name="__RefHeading__15188_1643977891"/></text:p>
      <text:p text:style-name="P32"><text:span text:style-name="T12">Editor</text:span><text:span text:style-name="T1">: David Vila-Viñas</text:span><text:span text:style-name="Ref._20_de_20_nota_20_al_20_pie"><text:note text:id="ftn2" text:note-class="footnote"><text:note-citation>2</text:note-citation><text:note-body><text:p text:style-name="P24">Investigador principal proyecto Buen Conocer / FLOK Society. Becario posdoctoral Prometeo (SENESCYT, Gobierno de Ecuador), Instituto de Altos Estudios Nacionales.</text:p></text:note-body></text:note></text:span><text:span text:style-name="Ref._20_de_20_nota_20_al_20_pie"><text:span text:style-name="T140">.</text:span></text:span></text:p>
      <text:p text:style-name="P32"><text:span text:style-name="T12">Autores</text:span><text:span text:style-name="T1">: David Vila-Viñas, Daniel Araya</text:span><text:span text:style-name="Ref._20_de_20_nota_20_al_20_pie"><text:note text:id="ftn3" text:note-class="footnote"><text:note-citation>3</text:note-citation><text:note-body><text:p text:style-name="Footnote">IAEN, Instituto de Altos Estudios Nacionales, Quito, Ecuador.</text:p></text:note-body></text:note></text:span><text:span text:style-name="Ref._20_de_20_nota_20_al_20_pie"> </text:span><text:span text:style-name="Ref._20_de_20_nota_20_al_20_pie"><text:span text:style-name="T141">y</text:span></text:span><text:span text:style-name="T1"> Paul Bouchard</text:span><text:span text:style-name="T1"><text:note text:id="ftn4" text:note-class="footnote"><text:note-citation>4</text:note-citation><text:note-body><text:p text:style-name="P23">IAEN, Instituto de Altos Estudios Nacionales, Quito, Ecuador.</text:p></text:note-body></text:note></text:span><text:span text:style-name="T142">.</text:span></text:p>
      <text:p text:style-name="P32"><text:span text:style-name="T12">Contribuidores</text:span><text:span text:style-name="T1">: Milton Cerda</text:span><text:span text:style-name="Ref._20_de_20_nota_20_al_20_pie"><text:note text:id="ftn5" text:note-class="footnote"><text:note-citation>5</text:note-citation><text:note-body><text:p text:style-name="Footnote">Universidad Salesiana de Ecuador.</text:p></text:note-body></text:note></text:span><text:span text:style-name="Ref._20_de_20_nota_20_al_20_pie"> </text:span><text:span text:style-name="Ref._20_de_20_nota_20_al_20_pie"><text:span text:style-name="T141">y</text:span></text:span><text:span text:style-name="T1"> Rubén Zavala</text:span><text:span text:style-name="Ref._20_de_20_nota_20_al_20_pie"><text:note text:id="ftn6" text:note-class="footnote"><text:note-citation>6</text:note-citation><text:note-body><text:p text:style-name="Footnote">Asociación Infodesarrollo (http://www.infodesarrollo.ec/).</text:p></text:note-body></text:note></text:span><text:span text:style-name="Ref._20_de_20_nota_20_al_20_pie"><text:span text:style-name="T140">.</text:span></text:span></text:p>
      <text:p text:style-name="P32"><text:span text:style-name="T12">Traductor: </text:span><text:span text:style-name="T1">David Vila-Viña</text:span><text:span text:style-name="T9">s.</text:span></text:p>
      <text:p text:style-name="P32"><text:span text:style-name="T12">Revisores/as: </text:span><text:span text:style-name="T1">Alexandra Haché</text:span><text:span text:style-name="T1"><text:note text:id="ftn7" text:note-class="footnote"><text:note-citation>7</text:note-citation><text:note-body><text:p text:style-name="Footnote">Aparte de la revisión, A. Haché se prestó a una entrevista semi-estructurada de gran ayuda para la elaboración del documento, realizada por D. Vila-Viñas, sobre las limitaciones y potencialidades de los REA, así como sobre la sostenibilidad y modelos de negocio de distintas iniciativas citadas en el documento. </text:p></text:note-body></text:note></text:span><text:span text:style-name="Ref._20_de_20_nota_20_al_20_pie"> </text:span><text:span text:style-name="Ref._20_de_20_nota_20_al_20_pie"><text:span text:style-name="T143">y</text:span></text:span><text:span text:style-name="T1"> Bernardo Gutiérrez.</text:span></text:p>
      <text:p text:style-name="P32"><text:span text:style-name="T12">Participantes:</text:span><text:span text:style-name="T1"> Giancarlo D'Agostini, Xabier </text:span><text:span text:style-name="T5">E. </text:span><text:span text:style-name="T1">Barandiaran, Mariangela Petrizzo, Patricio Bustos, María Cristina Martínez, Andrés Delgado, Freddy Peñafiel, Daniela Peralvo, Daniela Ruesgas, Beatriz Herrero, Cristian Salamea, Patricia Cruz, Rosa Santiesteve, Joserramón Millán, Néstor Mendoza, Antonio Pardo y Andrés Carrera.</text:span></text:p>
      <text:p text:style-name="P32"><text:span text:style-name="T13">Resumen</text:span><text:span text:style-name="T1">: La emergencia de los recursos educativos abiertos (REA) en la educación da una oportunidad muy relevante a países como Ecuador y otros que están haciendo </text:span><text:soft-page-break/><text:span text:style-name="T1">una apuesta importante por las políticas de refuerzo del talento humano para la transición hacia una economía social del conocimiento. Sobre todo, la filosofía que subyace a estos materiales fomenta la incorporación de nuevas pedagogías más democráticas y capaces de fomentar el empoderamiento y apasionamiento del alumnado, favorece la colaboración y el ahorro de costes en los materiales educativos (tanto para docentes como finales), al hacer posible su reutilización, traducción, actualización y adaptación al contexto y habilita una gran capacidad formativa a instituciones académicas emergentes del Continente, como muestra el ejemplo de UPEx. En el escenario actual, el reto es crear mecanismos de cooperación interinstitucional que permitan desarrollar de manera eficiente y compartida estos recursos, así como apuntalar los mecanismos de control de calidad, estandarización de resultados y reconocimiento de las competencias que hagan posible la acreditación de esta formación. También se pretende mejorar los retorno</text:span><text:span text:style-name="T7">s</text:span><text:span text:style-name="T1"> para los y las desarrolladoras de contenidos y </text:span><text:span text:style-name="T6">la</text:span><text:span text:style-name="T1"> investigación sobre sus modelos de negocio, incentivando así su sostenibilidad.</text:span></text:p>
      <text:p text:style-name="P32"><text:span text:style-name="T12">P</text:span><text:span text:style-name="T13">alabras clave</text:span><text:span text:style-name="T1">: Recursos educativos abiertos (REA), comunidades de aprendizaje, FLOK, comunes educativos, acceso abierto, MOOC, política educativa, educación continua.</text:span></text:p>
      <text:p text:style-name="P32"><text:span text:style-name="T13">Historia del Documento</text:span><text:span text:style-name="T1">: Daniel Araya y Paul Bouchard </text:span><text:span text:style-name="T10">(2014)</text:span><text:span text:style-name="T1"> escribieron una primera versión de este documento (v.0.1) como parte del equipo de investigación del proyecto Buen Conocer / FLOK Society en el Instituto de Altos Estudios Nacionales (IAEN). Dicho documento se discutió en la mesa de trabajo sobre recursos educativos abiertos dentro de la Cumbre del Buen Conocer, celebrada en Quito entre el 27 y el 30 de mayo de 2014. En la mesa participaron Milton Cerda (coordinador; Universidad Salesiana), Freddy Peñafiel (</text:span><text:span text:style-name="T11">v</text:span><text:span text:style-name="T1">iceministro de Educación), Daniela Peralvo (Infodesarrollo), Daniela Ruesgas (SENPLADES), Giancarlo De Agostini (IAEN), Beatriz Herrero (Infodesarrollo) y Cristian Salamea. A partir de sus aportaciones, se ha realizado un trabajo de sistematización e investigación. En esta v.1.0 se conservan 3.906 palabras, escritas por Daniel Araya y Paul Bocuhard, mientras que en esta versión 1.0., David Vila-Viñas ha introducido 17.770 palabras.</text:span></text:p>
      <text:p text:style-name="P33"><text:span text:style-name="T12">C</text:span><text:span text:style-name="T13">omo citar este </text:span><text:span text:style-name="T12">documento</text:span><text:span text:style-name="T1">: </text:span><text:span text:style-name="T8">Vila-Viñas, D., Araya, D., &amp; Bouchard, P. (2015). Educación: recursos educativos abiertos. En D. Vila-Viñas &amp; X. E. Barandiaran (Eds.), </text:span><text:span text:style-name="T14">Buen Conocer - FLOK Society. Modelos sostenibles y políticas públicas para una economía social del conocimiento común y abierto en el Ecuador</text:span><text:span text:style-name="T8">. Quito: IAEN - CIESPAL. Recuperado a partir de</text:span> http://book.floksociety.org/ec/1/1-1-educacion-recursos-educativos-abiertos.</text:p>
      <text:p text:style-name="P32"><text:span text:style-name="T12">Copyright/Copyleft</text:span><text:span text:style-name="T1"> 2015 FLOK Society / Buen Conocer, David Vila-Viñas, Daniel Araya y Paul Bouchard, bajo las licencias Creative Commons BY-SA (Reconocimiento compartir Igual) Ecuatoriana (v.3.0) e Internacional (v.4.0) y GFDL (Licencia de Documentación Libre de GNU):</text:span></text:p>
      <text:p text:style-name="P35"><text:soft-page-break/>CC BY-SA: Creative Commons Reconocimiento Compartir Igual 3.0 Ecuador y Creative Commons Reconocimiento Compartir Igual 4.0 Internacional </text:p>
      <text:p text:style-name="P36">Usted es libre de copiar y redistribuir el material en cualquier medio o formato, remezclar, transformar y crear a partir del material, para cualquier finalidad, incluso comercial. El licenciador no puede revocar estas libertades mientras cumpla con los términos de la licencia. Bajo las siguientes condiciones: a) Reconocimiento: debe reconocer adecuadamente la autoría, proporcionar un enlace a la licencia e indicar si se han realizado cambios. Puede hacerlo de cualquier manera razonable, pero no de una manera que sugiera que tiene el apoyo del licenciador o lo recibe por el uso que hace. b) Compartir Igual: Si remezcla, transforma o crea a partir del material, deberá difundir sus contribuciones bajo la misma licencia que el original. No hay restricciones adicionales, no puede aplicar términos legales o medidas tecnológicas que legalmente restrinjan realizar aquello que la licencia permite. Puede encontrar las licencias completas en: https://creativecommons.org/licenses/by-sa/4.0/deed.es_ES y http://creativecommons.org/licenses/by-sa/3.0/ec/legalcode </text:p>
      <text:p text:style-name="P35">GFDL: Licencia de Documentación Libre de GNU </text:p>
      <text:p text:style-name="P36">Se concede permiso para copiar, distribuir y/o modificar este documento bajo los términos de la licencia de documentación libre GNU, versión 1.3 o cualquier otra versión posterior publicada por la Free Software Foundation; sin secciones invariantes ni textos de cubierta delantera, tampoco textos de contraportada. Puede encontrar una copia de la licencia en <text:span text:style-name="T58">http://www.gnu.org/copyleft/fdl.html</text:span></text:p>
      <text:table-of-content text:style-name="Sect1" text:name="Índice de contenido1">
        <text:table-of-content-source text:outline-level="9">
          <text:index-title-template text:style-name="Contents_20_Heading">Índice</text:index-title-template>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15.503cm" style:leader-char="." style:with-tab="false"/>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15.004cm" style:leader-char="." style:with-tab="false"/>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14.504cm" style:leader-char="." style:with-tab="false"/>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14.005cm" style:leader-char="." style:with-tab="false"/>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13.506cm" style:leader-char="." style:with-tab="false"/>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13.007cm" style:leader-char="." style:with-tab="false"/>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12.508cm" style:leader-char="." style:with-tab="false"/>
          </text:table-of-content-entry-template>
        </text:table-of-content-source>
        <text:index-body>
          <text:index-title text:style-name="Sect1" text:name="Índice de contenido1_Head">
            <text:p text:style-name="P40">Índice</text:p>
          </text:index-title>
          <text:p text:style-name="P39"><text:a xlink:type="simple" xlink:href="#__RefHeading__21863_2012303889" text:style-name="Index_20_Link" text:visited-style-name="Index_20_Link">0. Resumen ejecutivo<text:tab/>65</text:a></text:p>
          <text:p text:style-name="P39"><text:a xlink:type="simple" xlink:href="#__RefHeading__21865_2012303889" text:style-name="Index_20_Link" text:visited-style-name="Index_20_Link">1. Introducción<text:tab/>69</text:a></text:p>
          <text:p text:style-name="P41"><text:a xlink:type="simple" xlink:href="#__RefHeading__19094_2012303889" text:style-name="Index_20_Link" text:visited-style-name="Index_20_Link">1.1. Principios básicos de los recursos educativos abiertos<text:tab/>69</text:a></text:p>
          <text:p text:style-name="P41"><text:a xlink:type="simple" xlink:href="#__RefHeading__19096_2012303889" text:style-name="Index_20_Link" text:visited-style-name="Index_20_Link">1.2. Ventajas y oportunidades<text:tab/>72</text:a></text:p>
          <text:p text:style-name="P39"><text:a xlink:type="simple" xlink:href="#__RefHeading__21867_2012303889" text:style-name="Index_20_Link" text:visited-style-name="Index_20_Link">2. Algunos límites del capitalismo cognitivo respecto a la educación abierta<text:tab/>74</text:a></text:p>
          <text:p text:style-name="P41"><text:a xlink:type="simple" xlink:href="#__RefHeading__19098_2012303889" text:style-name="Index_20_Link" text:visited-style-name="Index_20_Link">2.1. Elementos críticos de la educación en el capitalismo cognitivo<text:tab/>75</text:a></text:p>
          <text:p text:style-name="P41"><text:a xlink:type="simple" xlink:href="#__RefHeading__19100_2012303889" text:style-name="Index_20_Link" text:visited-style-name="Index_20_Link">2.2. Dificultades respecto al desarrollo de los recursos educativos abiertos<text:tab/>79</text:a></text:p>
          <text:p text:style-name="P39"><text:a xlink:type="simple" xlink:href="#__RefHeading__21869_2012303889" text:style-name="Index_20_Link" text:visited-style-name="Index_20_Link">3. Las alternativas de la educación abierta<text:tab/>82</text:a></text:p>
          <text:p text:style-name="P41"><text:a xlink:type="simple" xlink:href="#__RefHeading__19102_2012303889" text:style-name="Index_20_Link" text:visited-style-name="Index_20_Link">3.1. Accesibilidad<text:tab/>84</text:a></text:p>
          <text:p text:style-name="P42"><text:a xlink:type="simple" xlink:href="#__RefHeading__19104_2012303889" text:style-name="Index_20_Link" text:visited-style-name="Index_20_Link">a) Acceso efectivo<text:tab/>84</text:a></text:p>
          <text:p text:style-name="P42"><text:a xlink:type="simple" xlink:href="#__RefHeading__19106_2012303889" text:style-name="Index_20_Link" text:visited-style-name="Index_20_Link">b) Régimen de titularidad<text:tab/>90</text:a></text:p>
          <text:p text:style-name="P41"><text:a xlink:type="simple" xlink:href="#__RefHeading__19108_2012303889" text:style-name="Index_20_Link" text:visited-style-name="Index_20_Link">3.2. Sostenibilidad<text:tab/>95</text:a></text:p>
          <text:p text:style-name="P42"><text:a xlink:type="simple" xlink:href="#__RefHeading__19110_2012303889" text:style-name="Index_20_Link" text:visited-style-name="Index_20_Link">a) Acreditación<text:tab/>100</text:a></text:p>
          <text:p text:style-name="P42"><text:a xlink:type="simple" xlink:href="#__RefHeading__19112_2012303889" text:style-name="Index_20_Link" text:visited-style-name="Index_20_Link">b) Cooperación y relacionamiento institucional<text:tab/>103</text:a></text:p>
          <text:p text:style-name="P42"><text:a xlink:type="simple" xlink:href="#__RefHeading__19114_2012303889" text:style-name="Index_20_Link" text:visited-style-name="Index_20_Link">c) Modelo de negocio sostenible de economía social para los recursos educativos abiertos<text:tab/>104</text:a></text:p>
          <text:p text:style-name="P39"><text:a xlink:type="simple" xlink:href="#__RefHeading___Toc287734369" text:style-name="Index_20_Link" text:visited-style-name="Index_20_Link">4. Estudio de casos<text:tab/>110</text:a></text:p>
          <text:p text:style-name="P41"><text:a xlink:type="simple" xlink:href="#__RefHeading__19118_2012303889" text:style-name="Index_20_Link" text:visited-style-name="Index_20_Link">4.1. Connexions. Democratizar los comunes del conocimiento.<text:tab/>111</text:a></text:p>
          <text:p text:style-name="P41"><text:a xlink:type="simple" xlink:href="#__RefHeading__19120_2012303889" text:style-name="Index_20_Link" text:visited-style-name="Index_20_Link">4.2. Peeragogy. Producción entre iguales, aprendizaje entre iguales<text:tab/>115</text:a></text:p>
          <text:p text:style-name="P41"><text:a xlink:type="simple" xlink:href="#__RefHeading__19122_2012303889" text:style-name="Index_20_Link" text:visited-style-name="Index_20_Link">4.3. Educación masiva y abierta en línea en Ecuador<text:tab/>117</text:a></text:p>
          <text:p text:style-name="P39"><text:a xlink:type="simple" xlink:href="#__RefHeading__21871_2012303889" text:style-name="Index_20_Link" text:visited-style-name="Index_20_Link">5. Contexto normativo y político ecuatoriano<text:tab/>119</text:a></text:p>
          <text:p text:style-name="P39"><text:a xlink:type="simple" xlink:href="#__RefHeading__21873_2012303889" text:style-name="Index_20_Link" text:visited-style-name="Index_20_Link">6. Recomendaciones de política pública<text:tab/>125</text:a></text:p>
          <text:p text:style-name="P41"><text:a xlink:type="simple" xlink:href="#__RefHeading__19124_2012303889" text:style-name="Index_20_Link" text:visited-style-name="Index_20_Link">6.1. Recomendaciones sobre recursos educativos abiertos orientadas hacia la accesibilidad<text:tab/>125</text:a></text:p>
          <text:p text:style-name="P41"><text:a xlink:type="simple" xlink:href="#__RefHeading__19126_2012303889" text:style-name="Index_20_Link" text:visited-style-name="Index_20_Link">6.2. Recomendaciones orientadas hacia la sostenibilidad<text:tab/>129</text:a></text:p>
          <text:p text:style-name="P39"><text:a xlink:type="simple" xlink:href="#__RefHeading__19128_2012303889" text:style-name="Index_20_Link" text:visited-style-name="Index_20_Link">7. Referencias<text:tab/>133</text:a></text:p>
          <text:p text:style-name="P39"><text:a xlink:type="simple" xlink:href="#__RefHeading__21875_2012303889" text:style-name="Index_20_Link" text:visited-style-name="Index_20_Link">8. Anexo<text:tab/>139</text:a></text:p>
        </text:index-body>
      </text:table-of-content>
      <text:p text:style-name="P37"/>
      <text:h text:style-name="P63" text:outline-level="1"/>
      <text:list xml:id="list1603750848287439083" text:style-name="Outline">
        <text:list-item>
          <text:h text:style-name="P65" text:outline-level="1"><text:bookmark-start text:name="__RefHeading__21863_2012303889"/>Resumen ejecutivo<text:bookmark-end text:name="__RefHeading__21863_2012303889"/></text:h>
        </text:list-item>
      </text:list>
      <text:p text:style-name="P5">La Declaración de París (UNESCO, 2012) definió los recursos educativos abiertos (REA) como <text:span text:style-name="T102">«</text:span>materiales de enseñanza, aprendizaje e investigación en cualquier soporte, digital o de otro tipo, que sean de dominio público o que hayan sido publicados con una licencia abierta que permita el acceso gratuito a esos materiales<text:span text:style-name="T102">»</text:span>. El presente documento de políticas públicas adopta, sin embargo, una noción amplia y heterogénea de <text:span text:style-name="T30">lo educativo</text:span>, que incluye también proyectos tradicionalmente inscritos en la <text:span text:style-name="T30">cultura libre </text:span>y de manera ampliada los siguientes elementos: </text:p>
      <text:list xml:id="list6302162788217452650" text:style-name="L1">
        <text:list-item>
          <text:p text:style-name="P43">Contenidos de aprendizaje en forma de <text:span text:style-name="T30">software</text:span> educativo, módulos de contenido, objetos de aprendizaje, libros de texto, literatura gris, colecciones y revistas científicas pero también elementos que pueden intervenir en el aprendizaje como imágenes, conjuntos de datos, conjuntos de bibliografía, guías metodológicas, etc.</text:p>
        </text:list-item>
        <text:list-item>
          <text:p text:style-name="P43">Recursos y <text:span text:style-name="T30">software</text:span> para apoyar la distribución de contenidos de aprendizaje a través de sistemas de gestión del aprendizaje, herramientas de desarrollo de contenidos y comunidades de aprendizaje en línea, en la medida en que sean también de acceso libre.</text:p>
        </text:list-item>
        <text:list-item>
          <text:p text:style-name="P43">Marcos normativos que favorezcan las licencias abiertas de propiedad intelectual para la promoción de materiales de contenido abierto, el diseño de principios de buenas prácticas y la generación local de contenidos.</text:p>
        </text:list-item>
      </text:list>
      <text:p text:style-name="P5">También conviene distinguir el análisis y recomendaciones para los REA en función de su tipología funcional, que se ha resumido así:</text:p>
      <text:list xml:id="list4437366165347289086" text:style-name="L2">
        <text:list-item>
          <text:p text:style-name="P44">Recursos centrados en docentes y destinados a la elaboración de los materiales educativos, currículos, metodologías de enseñanza, etc. El impulso de est<text:span text:style-name="T94">a</text:span> área resulta muy conveniente para la consecución de los objetivos de modernización que se ha marcado el sistema educativo en Ecuador.</text:p>
        </text:list-item>
        <text:list-item>
          <text:p text:style-name="P44"><text:soft-page-break/>REA para alumnos dentro de enseñanzas regladas o con reconocimiento oficial. Suponen la mayor oportunidad de escalabilidad e impacto sistémico de estos recurso<text:span text:style-name="T94">s</text:span> pero también un mayor grado de elaboración final y coste que difícilmente puede alcanzarse sin un importante apoyo financiero de las <text:span text:style-name="T94">A</text:span>dministraciones <text:span text:style-name="T94">P</text:span>úblicas.</text:p>
        </text:list-item>
        <text:list-item>
          <text:p text:style-name="P44">Proyectos de menores dimensiones y carácter más experimental, vinculados a comunidades de aprendizaje dentro del aula y en la comunidad, a actividades complementarias o de formación continua.</text:p>
        </text:list-item>
      </text:list>
      <text:p text:style-name="P5">La emergencia de los recursos educativos abiertos ofrece a muchas instituciones y comunidades implicadas con el conocimiento libre importantes oportunidades en el incremento del acceso y la democratización de la educación, la calidad, la compartición de conocimiento e incluso en la rentabilidad económica dentro de una economía social basada en el conocimiento común y abierto, como la que se propone desde el proyecto Buen Conocer / FLOK Society. A la par, el surgimiento de los REA insta a las <text:span text:style-name="T95">A</text:span>dministraciones <text:span text:style-name="T95">P</text:span>úblicas en materia educativa a replantear su participación en los procesos docentes, toda vez que el centro del control sobre los contenidos se ha distribuido notablemente en relación con el anterior monopolio del <text:span text:style-name="T95">E</text:span>stado. Si bien las funciones de las instituciones públicas en la valoración y acreditación de las competencias de aprendizaje siguen siendo decisivas, su <text:span text:style-name="T30">ethos</text:span> debe virar hacia la coordinación, animación y facilitación de estos procesos, desde la anterior provisión unidireccional, vertical y hacia abajo, de los contenidos.</text:p>
      <text:p text:style-name="P5">Ahora bien, el documento es crítico con las funciones que la educación desempeña dentro de las doctrinas de la innovación y la promoción del <text:span text:style-name="T30">capital humano</text:span> en el capitalismo cognitivo, donde su única orientación parece ser el aumento de la productividad dentro del mercado y de las posibilidades capitalistas de realización. En definitiva, esto supone una socialización a través de las arcas públicas de los principales costes de la formación de un <text:span text:style-name="T30">capital humano </text:span>altamente competitivo. Al contrario, nuestra propuesta plantea una educación abierta orientada al aumento de la productividad social y la especificación de nuevas líneas de ingreso para los trabajadores <text:soft-page-break/>cognitivos y las instituciones innovadoras. Además, la relación educativa no debe limitarse al mercado, sino que el conocimiento se <text:span text:style-name="T43">relaciona constantemente con el bienestar social de una gran cantidad de espacios no monetarizados de la vida, incluida la salud, la vida familiar, la organización comunitaria, la crianza, los gustos culturales y, en general, el desarrollo humano y la autorrealización individual y colectiva. </text:span></text:p>
      <text:p text:style-name="P5">En esta reorientación de las políticas de refuerzo del talento humano, básicas para la economía social del conocimiento común y abierto, resulta imprescindible la identificación y remoción de las barreras <text:span text:style-name="T59">que el capitalismo impone al acceso y a la sostenibilidad del aprendizaje y de sus instituciones. En primer lugar, el actual sistema de licencias limita enormemente la reutilización, la adaptación al contexto, actualización, traducción, así como el aprovechamiento social de estos recursos educativos. En segundo lugar, la sostenibilidad de estas instituciones basadas sobre REA también se ve erosionada por las dificultades de acreditación y reconocimiento de estos nuevos procesos de aprendizaje y del trabajo de los y las profesionales que los alimentan. Asimismo se han identificado problemas de cooperación interinstitucional y de pluralización de los REA <text:s/>más allá de las grandes plataformas dependientes de instituciones públicas o fundaciones y universidades privadas. En tercer lugar, las dimensiones de control de la calidad, evaluación y estandarización de los REA y de los procesos de aprendizaje se identifican como urgentes para la escalada de estos dispositivos hacia un impacto sistémico en la innovación educativa y en la inclusión a través de nuevas pedagogías abiertas.</text:span></text:p>
      <text:p text:style-name="P5">Respecto a los modelos tradicionales y desde la perspectiva FLOK, el interés en los REA proviene de sus líneas de superación potencial de algunas limitaciones clásicas al acceso y sostenibilidad del conocimiento. En primer lugar, el uso generalizado de licencias libres con distinto grado de restricción supone una ventaja notable por cuanto reduce el coste de acceso a numerosos materiales y permite, no sin operaciones añadidas, una reutilización y un acceso de facto más eficaz a esos recursos. La recomendación del proyecto FLOK es ampliar este marco normativo de acceso, fortaleciendo la consideración de uso legítimo de materiales con <text:span text:style-name="T31">copyright</text:span> para fines <text:soft-page-break/>educativos, salvo que el recurso se haya producido expresamente para su utilización en este medio, en cuyo caso deberá preverse un periodo razonable para su explotación comercial exclusiva, después del cual pasaría a poder usarse legítimamente con fines educativos.</text:p>
      <text:p text:style-name="P5">Allí donde estos REA cuentan con entornos más horizontales y colaborativos para su funcionamiento, las contribuciones de los y las docentes y usuarias producen un enriquecimiento constante de los currículos para las instituciones y su futuro alumnado, así como un incremento de la eficacia de los procesos educativos, que por ejemplo podrían completarse en menos tiempo (Falconer et al., 2013, p.38). A largo plazo, un ecosistema formativo de este tipo fortalece la sostenibilidad de las inversiones en estos recursos y obviamente mejora la reputación de las instituciones que realizan esta apuesta, abriendo la oportunidad de nuevas vías de retorno (McGill et al., 2013). A su vez, pueden alcanzarse logros en el empoderamiento de estudiantes, docentes, familias y comunidades de aprendizaje en el uso de las TIC, con <text:span text:style-name="T145">una disminución</text:span> de la brecha digital. El reto institucional del país en tal sentido es articular las inversiones de las distintas instituciones educativas públicas y privadas, conservando la calidad y especificidad de los contenidos y asegurando un ecosistema técnico y jurídico donde la apertura, la participación y nuevas dosis de horizontalidad y reutilización de los recursos se asuman como las condiciones de viabilidad de estos proyectos. Razonamientos evidentes de reducción de costes y eficiencia en la conformación de economías de escala avalan esta opción (Butcher, 2011).</text:p>
      <text:p text:style-name="P5">La tensión para estos recursos radica en que, por una parte, su sostenibilidad no puede depender en exclusiva del mercado, ya que realizan un aporte a la productividad social en su conjunto. Sin embargo, sus defensores/as tienen cada vez más clara la importancia de asegurar vías de ingreso y retorno consolidadas para tales servicios. En el sentido de esta nueva prioridad, se han señalado distintas vías de retorno para estos recursos, desde la utilidad de los datos sobre talento humano para la gestión pública, a las mejoras internas que permitan incorporar a sus instituciones (difusión de contenidos, capacitación de sus trabajadores/as), a modelos <text:span text:style-name="T30">freemium </text:span>con pago por servicios añadidos de tutoría o de expedición de certificados, pa<text:soft-page-break/>sando por remuneraciones a los y las contribuidoras a los materiales educativos o el reconocimiento explícito de estos aportes en sus carreras profesionales.</text:p>
      <text:p text:style-name="P5">Para mostrar la potencia de estos recursos, se han explicado con cierto detalle algunos proyectos existentes en campos cuyo desarrollo resulta muy pertinente en Ecuador y Latinoamérica, como proyectos de elaboración de libros de texto de acceso abierto, de materiales educativos para docentes, de implementación de pedagogías distribuidas y finalmente de aprendizaje masivo en línea (MOOC) a partir de la plataforma UPEx-Forma que, con la orientación del equipo FLOK Society, se ha desarrollado en el Instituto de Altos Estudios Nacionales de Ecuador desde mediados de 2013. </text:p>
      <text:p text:style-name="P5"><text:span text:style-name="T43">De estos distintos análisis pueden deducirse así un conjunto de recomendaciones concretas y sintéticas para la política pública del país y de la región, que se exponen en el último apartado. </text:span><text:span text:style-name="T49">Estas tienen el objetivo de </text:span><text:span text:style-name="T43">reforzar </text:span>el talento humano, que produce por sí y hace sostenible a futuro una transición hacia la economía social del conocimiento común y abierto.</text:p>
      <text:list xml:id="list161753547809544" text:continue-list="list1603750848287439083" text:style-name="Outline">
        <text:list-item>
          <text:h text:style-name="P64" text:outline-level="1"><text:bookmark-start text:name="__RefHeading___Toc287734355"/><text:bookmark-start text:name="__RefHeading__21865_2012303889"/>Introducción <text:bookmark-end text:name="__RefHeading___Toc287734355"/><text:bookmark-end text:name="__RefHeading__21865_2012303889"/></text:h>
          <text:list>
            <text:list-item>
              <text:h text:style-name="P62" text:outline-level="2"><text:bookmark-start text:name="__RefHeading__19094_2012303889"/>Principios básicos de los recursos educativos abiertos<text:bookmark-end text:name="__RefHeading__19094_2012303889"/></text:h>
            </text:list-item>
          </text:list>
        </text:list-item>
      </text:list>
      <text:p text:style-name="P5">En contraste con una economía del conocimiento que depende del uso de patentes y derechos de propiedad intelectual para avivar la innovación, la concepción FLOK (Free Libre Open Knowledge) Society de la economía social del conocimiento común y abierto opera a través de derechos de acceso libre y abierto al conocimiento y, por supuesto, de derechos de remuneración del trabajo cognitivo. Mientras que la escasez <text:span text:style-name="T106">e</text:span>s una precondición de la economía capitalista, el conocimiento como tal no es un recurso escaso. Como bien común, cualquiera puede construir, consumir y usar el conocimiento sin necesidad de agotar su valor (Stiglitz, 1999). Esta evidencia básica es decisiva para entender el sentido fundamental de una economía social del conocimiento común y abierto.</text:p>
      <text:p text:style-name="P5"><text:soft-page-break/>Más allá de los modelos de aprendizaje y educación estrictamente alineados con la producción capitalista, los nuevos sistemas pedagógicos y epistemológicos que enfatizan las prácticas y los recursos basados en los comunes viven una escalada de interés. Por ejemplo, los sistemas educativos convencionales dependen a menudo de regímenes cerrados de propiedad intelectual que son en general caros e ineficientes, en particular para los Estados emergentes que pretenden alcanzar grandes transformaciones sociales a través de la educación. En el campo de la educación formal, por ejemplo, aparecen así la ciencia de acceso abierto y los programas educativos abiertos. A pesar del hecho de que el movimiento de la educación abierta es un fenómeno relativamente nuevo, forma parte de una tendencia más amplia de aperturismo en el aprendizaje y la educación que está directamente conectada con las posibilidades de acción que se abren a partir de las tecnologías de la información y la comunicación (TIC), así como del empuje político de las comunidades internacionales de trabajadores/as del común y de la<text:span text:style-name="T146">s</text:span> tradiciones comunales más arraigadas. Como es evidente, el potencial de los REA en distintos niveles del aprendizaje formal, n<text:span text:style-name="T107">o </text:span>formal y <text:span text:style-name="T30">a lo largo de la vida</text:span> apenas se ha explorado con una cierta profundidad.</text:p>
      <text:p text:style-name="P5"><text:span text:style-name="T60">En las últimas décadas, la emergencia de estos recursos ha sido vertiginosa. Los desarrollos pioneros, como la iniciativa </text:span><text:span text:style-name="T61">Multimedia Educational Resources for Learning and Online Teaching </text:span><text:span text:style-name="T60">(MERLOT), lanzada en 1997, se centraron en la creación de comunidades abiertas en línea para profesores y estudiantes de educación superior con el objetivo de que pudieran compartir materiales y metodologías. Posteriormente, la aparición en 1999 de </text:span><text:span text:style-name="T61">Open Content Project </text:span><text:span text:style-name="T60">y de </text:span><text:span text:style-name="T61">Connexions </text:span><text:span text:style-name="T60">(ver sección 4.1)</text:span><text:span text:style-name="T61">,</text:span><text:span text:style-name="T60"> en la Rice University</text:span><text:span text:style-name="T61"> </text:span><text:span text:style-name="T60">(Estados Unidos), ampliaron sus funciones iniciales como repositorio de materiales educativos hacia las de desarrollo de </text:span><text:span text:style-name="T61">software</text:span><text:span text:style-name="T60"> para la integración de contenidos específicos en unidades curriculares. A la par, la Universidad de Tubinga (Alemania) comenzó la publicación en línea de los vídeos de sus conferencias. Por su parte, el impacto del lanzamiento de Wikipedia en 2001 superó las mejores expectativas, mientras que el mismo año el Massachusetts Institute of Technology (MIT) anunció la liberación de casi todos sus cursos. </text:span><text:soft-page-break/><text:span text:style-name="T60">Finalmente, en 2002, el Foro Global de REA de la UNESCO adoptó la noción de </text:span><text:span text:style-name="T61">recursos educativos abiertos.</text:span></text:p>
      <text:p text:style-name="P5">En esta evolución del concepto, la Declaración de París (UNESCO, 2012) definió los REA como <text:span text:style-name="T102">«</text:span>materiales de enseñanza, aprendizaje e investigación en cualquier soporte, digital o de otro tipo, que sean de dominio público o que hayan sido publicados con una licencia abierta que permita el acceso gratuito a esos materiales<text:span text:style-name="T102">»</text:span>. En todo caso, la característica de <text:span text:style-name="T30">educativo</text:span> depende de la intención de los agentes implicados de usar tales materiales con propósitos educativos (Lane, 2008). Por ejemplo, en nuestro ámbito, es común extender la noción de REA a una miríada de proyectos tradicionalmente incluidos en la cultura libre, en la medida en que comparten principios, tipos de licencias y a que tienen un evidente impacto educativo. En tal sentido, incluimos también a repositorios que navegan entre ambos ámbitos, como Archive.org o Proyecto Gutenberg<text:span text:style-name="Ref._20_de_20_nota_20_al_20_pie"><text:note text:id="ftn8" text:note-class="footnote"><text:note-citation>8</text:note-citation><text:note-body><text:p text:style-name="P16">Vé<text:span text:style-name="T146">ase</text:span> https://www.gutenberg.org/.</text:p></text:note-body></text:note></text:span>.</text:p>
      <text:p text:style-name="P5">Entre los elementos aceptados como REA, se considera la <text:span text:style-name="T102">«</text:span>creación de <text:span text:style-name="T30">software</text:span> de código abierto y herramientas de desarrollo, la creación y provisión de contenidos docentes abiertos y el desarrollo de estándares y de herramientas de licenciamiento<text:span text:style-name="T102">»</text:span> (<text:span text:style-name="T60">OLCOS, 2007) o, de manera ampliada</text:span><text:span text:style-name="Ref._20_de_20_nota_20_al_20_pie"><text:note text:id="ftn9" text:note-class="footnote"><text:note-citation>9</text:note-citation><text:note-body><text:p text:style-name="Footnote"><text:span text:style-name="T74">Para una definición más enfocada al uso de estos REA en educación de adultos, </text:span><text:span text:style-name="T79">véase </text:span><text:span text:style-name="T74">Falconer </text:span><text:span text:style-name="T35">et al</text:span><text:span text:style-name="T74">., (2013)</text:span></text:p></text:note-body></text:note></text:span><text:span text:style-name="T60">:</text:span></text:p>
      <text:list xml:id="list5181995654331867742" text:style-name="L3">
        <text:list-item>
          <text:p text:style-name="P46">Contenidos de aprendizaje en forma de <text:span text:style-name="T30">software</text:span> educativo, módulos de contenido, objetos de aprendizaje, libros de texto, literatura gris, colecciones y revistas científicas pero también elementos que pueden intervenir en el aprendizaje como imágenes, conjuntos de datos, conjuntos de bibliografía, guías, metodológicas, etc.</text:p>
        </text:list-item>
        <text:list-item>
          <text:p text:style-name="P46">Recursos y <text:span text:style-name="T30">software</text:span> para apoyar la distribución de contenidos de aprendizaje a través de sistemas de gestión del aprendizaje, herramientas de desarrollo de contenidos y comunidades de aprendizaje en línea, en la medida en que sean también de acceso libre.</text:p>
        </text:list-item>
        <text:list-item>
          <text:p text:style-name="P46">Marcos normativos que favorezcan las licencias abiertas al derecho de copia y modificación para la promoción de materiales de conte<text:soft-page-break/>nido abierto, el diseño de principios de buenas prácticas y la generación local de contenidos.</text:p>
        </text:list-item>
      </text:list>
      <text:list xml:id="list161755038871422" text:continue-list="list161753547809544" text:style-name="Outline">
        <text:list-item>
          <text:list>
            <text:list-item>
              <text:h text:style-name="P62" text:outline-level="2"><text:bookmark-start text:name="__RefHeading__19096_2012303889"/>Ventajas y oportunidades<text:bookmark-end text:name="__RefHeading__19096_2012303889"/></text:h>
            </text:list-item>
          </text:list>
        </text:list-item>
      </text:list>
      <text:p text:style-name="P5">Este punto de partida muestra la amplitud del campo de los REA: importantes oportunidades en el incremento del acceso a la educación, la calidad y la compartición de conocimiento e incluso de rentabilidad económica para muchas instituciones y comunidades implicadas con el conocimiento libre. En último término, la doctrina FLOK en cuanto a la libertad de acceso y la sostenibilidad en la economía basada en el conocimiento suele tener bastante arraigo en los ambientes docentes, formales e informales.</text:p>
      <text:p text:style-name="P5">Por supuesto, la ética de acceso y sostenibilidad que determina la principal potencia de los REA tiene que enfrentar el reto de la heterogeneidad efectiva de estos recursos y de su rápido ascenso; circunstancias que se concretan, por ejemplo, en un redireccionamiento de flujos de capital financiero internacional hacia plataformas educativas antes periféricas en los niveles de educación superior y de educación de adultos, como Coursera, Udacity o edX, o las posibilidades (aun escasamente adoptadas) de explotación a través de publicidad, <text:span text:style-name="T30">data mining </text:span>y empresas de recursos humanos. Y, desde luego, esta ética de los REA tiene que afrontar importantes retos de evolución. Sin ánimo de exhaustividad, entre ellos se encuentran la mayor implicación de las instituciones educativas, el incremento en la tasa de reutilización de los contenidos, el diseño de modelos de negocio más sostenibles, la remoción de las dinámicas competitivas entre instituciones o el incremento de la calidad de los materiales. En particular, esta última está estrechamente vinculada a sus posibilidades de acreditación, si el recurso pretende proliferar en el terreno de la educación reglada.</text:p>
      <text:p text:style-name="P5">Otra de las ventajas es la potencial democratización de los flujos educativos tradicionales. En el ámbito del aprendizaje, una educación basada en los comunes reinstala la enseñanza como <text:span text:style-name="T30">aprendizaje abierto</text:span>, lo que va más allá del acceso a unos materiales preexistentes e implica incorporar las contribuciones libres de las personas interesadas en construir estos recur<text:soft-page-break/>sos de manera colectiva. Tal enfoque hacia una generación más horizontal de los contenidos educativos confronta la transmisión vertical hacia abajo, propia de los modelos de educación generalizados en Occidente desde el siglo XIX. Aunque se trata de modelos todavía incipientes, la generalidad de una tendencia hacia la colaboración entre expertos/as y ciudadanos/as conlleva un potencial formidable para el desarrollo de recursos educativos de alta escalabilidad. De hecho, en la era de las redes virtuales, las personas expertas y los/as usuarios/as regulares ya no se encuentran solo en las aulas y pasillos de las escuelas, se encuentran en línea, si bien ello no equivale a que todas las interacciones digitales sean suficientemente accesibles y abiertas.</text:p>
      <text:p text:style-name="P5">Esta inversión de los flujos educativos también supone una cierta reducción del control de las instituciones tradicionales sobre el proceso de aprendizaje. Cualquiera y en cualquier lugar puede acceder al conocimiento y a la información, de modo que la autoridad formal de las instituciones educativas se ve necesariamente transformada. Al margen de esto, el rol de las instituciones educativas sigue siendo decisivo para valorar y acreditar las competencias de aprendizaje, incluso en un mundo de conocimiento de acceso abierto, al igual que lo es en la activación de muchas palancas para el derribo de las barreras al aprendizaje que ha impuesto el capitalismo cognitivo. </text:p>
      <text:p text:style-name="P5">Estos nuevos métodos educativos, que aprovechan a menudo la innovación en TIC, se levantan también sobre la larga tradición emancipadora de las críticas disciplinarias a los sistemas educativos, que han problematizado las funciones sistémicas de control social de la universalización de la educación en las distintas historias nacionales<text:span text:style-name="Ref._20_de_20_nota_20_al_20_pie"><text:note text:id="ftn10" text:note-class="footnote"><text:note-citation>10</text:note-citation><text:note-body><text:p text:style-name="Footnote">Hunter (1998<text:span text:style-name="T116">, p</text:span><text:span text:style-name="T120">p</text:span><text:span text:style-name="T116">.</text:span>59-89) y Masschelein (2005<text:span text:style-name="T116">, p.</text:span>122) presentan un mapa general de este proceso, que puede concretarse en distintos contextos nacionales: ver Tadeu (1995) para algunas referencias a América Latina, Varela (1994) para el español, Querrien (1994) en el francés, el vínculo entre los discursos de defensa social y la formación del contenido curricular de las primeras enseñanzas públicas en Estados Unidos en Popkewitz (2009<text:span text:style-name="T116">, </text:span><text:span text:style-name="T121">p</text:span><text:span text:style-name="T116">p.</text:span>74-<text:span text:style-name="T147">7</text:span>6) o la emergencia de las ciencias psi en Inglaterra con fuerte arraigo en la educación reglada en Rose (1985) y Walkerdine (1995).</text:p></text:note-body></text:note></text:span>, culminando con la emergencia <text:span text:style-name="T30">sesentayochista</text:span> de las pedagogías alternativas (Freire, 1973; entre muchas) y las luchas por el conocimiento.</text:p>
      <text:p text:style-name="P5"><text:soft-page-break/>Desde una perspectiva económica, la emergencia del capitalismo cognitivo también ha requerido a la educación formal una redefinición de sus premisas básicas. Para expertos como Bereiter (2002) y Scardamalia (2002), la educación en una economía del conocimiento está intrínsecamente ligada a la capacidad de los/as estudiantes para avanzar conocimientos e ideas y, en general, para aprovechar su creatividad. En la medida en que los sistemas educativos se han configurado para asegurar la reproducción cultural, no han proporcionado a los/as estudiantes la experiencia de las mejoras a través de ideas independientes. Como señalan estos autores, es la población en general y no solo una elite especializada la que debe ser capaz de trabajar creativamente en la producción de conocimiento; lo que implica que estudiantes de cualquier edad deben estar directamente involucrados en los procesos de creación.</text:p>
      <text:p text:style-name="P5">En lo sucesivo, este artículo tratará de analizar el marco de problematicidad del capitalismo cognitivo en esta área, al que responden los REA, para después considerar las condiciones en que tales recursos pueden desarrollarse para maximizar sus objetivos programáticos, con la mirada puesta en el contexto ecuatoriano y latinoamericano. A fin de dotar de mayor claridad a este análisis, se presentarán después con mayor detalle algunos estudios de caso en el uso de los REA. En la sección quinta, buscará contrastarse esta evolución en las posibilidades de la educación abierta con el marco jurídico y los grandes lineamientos de la política educativa ecuatoriana para hacer desembocar tales análisis en unas recomendaciones finales. </text:p>
      <text:list xml:id="list161754865242232" text:continue-numbering="true" text:style-name="Outline">
        <text:list-item>
          <text:h text:style-name="P64" text:outline-level="1"><text:bookmark-start text:name="__RefHeading__21867_2012303889"/>Algunos límites del capitalismo cognitivo respecto a la educación abierta<text:bookmark-end text:name="__RefHeading__21867_2012303889"/></text:h>
        </text:list-item>
      </text:list>
      <text:p text:style-name="P5">Aunque no cabe negar las oportunidades que ofrece este universo de REA, la orientación contemporánea de la educación es mucho más ambivalente. Como se señaló, la emergencia de las economías del conocimiento ha dado prioridad a la educación como base del crecimiento. En el caso ecuatoriano, el propio Plan Nacional del Buen Vivir (PNBV), en sus distintas versiones, se compromete con esa transición hacia la economía del conocimien<text:soft-page-break/>to. Aunque en dicha economía no desaparece la importancia de los valores tangibles (tierra, trabajo, maquinaria y materias primas), el vínculo con el <text:span text:style-name="T102">«</text:span>trabajo cognitivo<text:span text:style-name="T102">»</text:span> (Toffler, 1990; Drucker, 1993) es más fuerte. De hecho, la innovación se ha conceptuado en la Unión Europea como un factor decisivo de aumento de la productividad, crecimiento y creación de empleo<text:span text:style-name="Ref._20_de_20_nota_20_al_20_pie"><text:note text:id="ftn11" text:note-class="footnote"><text:note-citation>11</text:note-citation><text:note-body><text:p text:style-name="P16">En este sentido, puede consultarse la Estrategia de Lisboa sobre el horizonte de 2010 y sus informes estratégicos asociados. Ver http://europa.eu/legislation_summaries/employment_and_social_policy/eu2020/growth_and_jobs/c11806_es.htm</text:p></text:note-body></text:note></text:span>. Así pues, el refuerzo <text:span text:style-name="T107">de </text:span>los enfoques de las economías del conocimiento ha corrido en paralelo a un énfasis generalizado y aumento de la demanda sobre educación, en particular sobre las áreas de ciencias, tecnología, ingeniería y matemáticas. Tal <text:span text:style-name="T43">necesidad de un </text:span><text:span text:style-name="T52">«</text:span><text:span text:style-name="T43">capital humano</text:span><text:span text:style-name="T52">»</text:span><text:span text:style-name="T43"> competitivo orienta las políticas económicas hacia el aumento del trabajo de alta cualificación. </text:span></text:p>
      <text:list xml:id="list161755208253485" text:continue-numbering="true" text:style-name="Outline">
        <text:list-item>
          <text:list>
            <text:list-item>
              <text:h text:style-name="P62" text:outline-level="2"><text:bookmark-start text:name="__RefHeading__19098_2012303889"/>Elementos críticos de la educación en el capitalismo cognitivo<text:bookmark-end text:name="__RefHeading__19098_2012303889"/></text:h>
            </text:list-item>
          </text:list>
        </text:list-item>
      </text:list>
      <text:p text:style-name="P5"><text:span text:style-name="T43">Sin embargo, este consenso en torno a las políticas educativas del capitalismo cognitivo no está completamente cerrado. </text:span>De una parte, se pone en cuestión el entendimiento tan estrecho de la educación, en cuanto a su utilitiarismo laboral y tecnificación. Desde otras perspectivas, <text:span text:style-name="T43">más que como medios de retorno al marco de políticas redistributivas keynesianas de la década de los 1970 (Chenery </text:span><text:span text:style-name="T44">et al.</text:span><text:span text:style-name="T43">, 1974), la educación y el bienestar social se consideran factores clave para estimular una expansión socioeconómica de largo recorrido (</text:span><text:span text:style-name="T46">Pierson, 2007; Esping-Andersen, 1990; Nederveen Pieterse, 2012).</text:span><text:span text:style-name="T43"> Así pues, el conocimiento como tal está directamente relacionado con el bienestar social de una gran cantidad de espacios no-monetizados de la vida, incluida la salud, la vida familiar, la organización comunitaria, la crianza, los gustos culturales y, en general, el desarrollo humano y la autorrealización individual. Esta es una de las razones por las que el currículo educativo de la mayor parte de los Estados del mundo incluye muchos aspectos cívicos, culturales y relacionales de la vida. Por </text:span><text:span text:style-name="T50">lo </text:span><text:span text:style-name="T43">tanto, es adecuado concebir la educación y el aprendizaje humanos como inversiones para la mejora económica pero también considerar la alfabetiza</text:span><text:soft-page-break/><text:span text:style-name="T43">ción, la educación básica y superior como medios para una vida mejor en todos los sentidos; lo que se encuentra en mayor sincronía respecto a lo planteamientos del </text:span><text:span text:style-name="T44">buen vivir</text:span><text:span text:style-name="T43">.</text:span></text:p>
      <text:p text:style-name="P5">Por otro lado, esta concepción de la educación en el capitalismo cognitivo, vinculada a la mejora del factor trabajo y la competitividad, también ha encontrado numerosas críticas. <text:span text:style-name="T43">Como se indicó en la introducción, la emergencia de las economías creativas y de la centralidad de la educación en ellas se encuentra muy ligada a las innovaciones y movimientos antidisciplinarios, que tuvieron una incidencia notable sobre la modificación de los dispositivos educativos modernos</text:span><text:span text:style-name="Ref._20_de_20_nota_20_al_20_pie"><text:note text:id="ftn12" text:note-class="footnote"><text:note-citation>12</text:note-citation><text:note-body><text:p text:style-name="P10">Con grados muy distintos de generalización, podemos identificar distintas líneas de transformación de la práctica educativa a partir de los 1970s, de la consideración de sus agentes y sus relaciones, como el “aprendizaje en libertad” (Rogers), los programas de “parentalidad efectiva” (Gordon) o la “educación emancipatoria” (Freire) (Masschelein, 2005<text:span text:style-name="T116">, p.</text:span>124). Algunas parten de los malestares de los propios operadores (Sandoff <text:span text:style-name="T108">y Widell</text:span>, 2008<text:span text:style-name="T103">, p</text:span><text:span text:style-name="T105">p</text:span><text:span text:style-name="T103">.</text:span>260-<text:span text:style-name="T108">26</text:span>1).</text:p></text:note-body></text:note></text:span><text:span text:style-name="T43">. Sin embargo, el contexto general en que se produce este declive disciplinario comprometió las propias funciones de la educación dentro del </text:span><text:span text:style-name="T44">welfare </text:span><text:span text:style-name="T43">y los cambios productivos del posfordismo retorcieron aun más la educación welfarista al situar las habilidades cognitivas y relacionales de la fuerza de trabajo como un factor clave (Dean, 2006, p.42) y aumentar la importancia de las actividades de formación para el orden social (Simons, 2008, p.393).</text:span></text:p>
      <text:p text:style-name="P5"><text:span text:style-name="T43">Las aristas más visibles de esta cuestión de gobierno se refieren a la educación superior y a la formación para el empleo pero también incorpora los niveles básicos. Ello porque, en general y desde la década de los </text:span><text:span text:style-name="T56">años </text:span><text:span text:style-name="T43">1970, la gubermentalidad neoliberal ha racionalizado una cantidad creciente de las cuestiones de producción, empleo y beneficio en términos educativos: falta de formación y de adaptabilidad de los trabajadores adultos, que disminuye su empleabilidad (Simons, 2008, p</text:span><text:span text:style-name="T54">p</text:span><text:span text:style-name="T43">.396-413), efectos del abandono </text:span>tem<text:span text:style-name="T43">prano de la educación secundaria y superior o malas condiciones de acceso de los/as niños/as a la primaria.</text:span></text:p>
      <text:p text:style-name="P6">Esta nueva problematización de la educación ha implicado algunos cambios. En primer lugar, el horizonte clásico, de cohesión e igualación social, parece diluido en una intervención más directa sobre las condiciones de producción, conforme a un enfoque pos<text:span text:style-name="T148">t</text:span>ocial. En segundo lugar, se han <text:soft-page-break/>modificado muchos de los elementos clave del régimen anterior: las metodologías pedagógicas, la estandarización de los resultados, de gobierno de los centros, de relaciones entre los agentes, dentro de una transición general hacia la nueva gestión pública (Osborne, 1995), a partir de un régimen meritocrático en que determinados factores individuales, psicológicos o biológicos se privilegian, a efectos explicativos o predictivos, sobre otros más ambientales y generales.</text:p>
      <text:p text:style-name="P5">Todas estas reformas han venido al hilo de <text:span text:style-name="T43">las teorías del capital humano, que han alcanzado un grado de circulación muy alto en las sociedades poswelfaristas (Tomlinson, 2005, p</text:span><text:span text:style-name="T54">p</text:span><text:span text:style-name="T43">.5-7). Esta teoría, extensión de los enfoques de la productividad marginal de la escuela neoclásica, constituye una particular conceptuación del trabajo como factor esencial en la producción de riqueza pero orientada a la formación de una “idoneidad-máquina”, susceptible de un mayor beneficio (Gordon, 2008, p.168). A su vez, lleva implícita que las inversiones en capital humano acaban teniendo su propia demanda, en tanto la producción se va desplazando hacia esas capacidades del trabajo (Lewis, 2011, p</text:span><text:span text:style-name="T54">p</text:span><text:span text:style-name="T43">.545-</text:span><text:span text:style-name="T51">54</text:span><text:span text:style-name="T43">7) y se insertan en el contexto de las teorías post-neoclásicas del </text:span><text:span text:style-name="T44">crecimiento endógeno</text:span><text:span text:style-name="T43">, donde éste se vincula a la expansión del conocimiento y del capital humano en una sociedad. </text:span>Además, este enfoque no afecta solo a la educación formal, sino que cambia la disposición del Estado desde sus <text:span text:style-name="T43">funciones clásicas de conservación y expansión de las fuerzas productivas, hacia las de animación y orientación de las relaciones educativas dirigidas al aumento de la competitividad global, con ciertas intervenciones correctoras o compensatorias respecto a los fallos o exceso del mercado (Lewis, 2011, p.537).</text:span></text:p>
      <text:p text:style-name="P5"><text:span text:style-name="T60">A pesar de esta previsión, la difícil rentabilidad inmediata de la inversión privada en educación aconseja el esfuerzo público. Ello ha hecho que el ámbito de la educación haya sido un foco de inversión e innovación principal, incluso en contextos de gobierno fuertemente neoliberales en las últimas décadas, como muestran los citados documentos de la U</text:span><text:span text:style-name="T70">nión </text:span><text:span text:style-name="T60">E</text:span><text:span text:style-name="T70">uropea</text:span><text:span text:style-name="T60">. Algo nada contradictorio con el desmantelamiento del </text:span><text:span text:style-name="T62">welfare</text:span><text:span text:style-name="T60"> en Occidente, al aumentar la socialización de estos nuevos costes de producción del capitalismo cognitivo y, así, cierta privatización del coste educativo hacia los contribuyentes, las familias y los pagos directos en </text:span><text:soft-page-break/><text:span text:style-name="T60">educación (Furlong, 2007, p.14; Lewis, 2011, p.545), pero también al socializar los costes de esta</text:span><text:span text:style-name="T81"> </text:span><text:span text:style-name="T60">reorientación del escenario productivo: cambios en la formación, adaptación de las prestaciones por desempleo, prejubilaciones, programas de asistencia, etc. (Boltanski, 2002).</text:span></text:p>
      <text:p text:style-name="P5"><text:span text:style-name="T60">Desde un enfoque técnico, la emergencia de los métodos de educación a distancia es compatible tanto con esta extensión y desintitucionalización de los ámbitos educativos hacia nuevas esferas, edades y biografías, como con la nueva centralidad de la oferta respecto a la demanda en las prácticas educativas del posfordismo. Todo ello en un contexto muy pragmático</text:span><text:span text:style-name="T84"> </text:span><text:span text:style-name="T60">en la consecución de los objetivos fijados por las agencias reguladoras, conforme a tecnologías de centralización, agencia y rendimiento (Edwards, 2002, p.354-9). En realidad, dentro del citado marco de </text:span><text:span text:style-name="T97">«</text:span><text:span text:style-name="T60">nueva gestión pública</text:span><text:span text:style-name="T97">»</text:span><text:span text:style-name="T60">, el ámbito educativo ha sido vanguardista en el fomento de la competencia entre instituciones, públicas y privadas, la pluralización de los itinerarios, el aumento de la capacidad de todos los agentes, devenidos consumidores, la mayor especialización de los centros, etc. </text:span>(Osborne, 1995, p<text:span text:style-name="T144">p</text:span>.144-156).</text:p>
      <text:p text:style-name="P5"><text:span text:style-name="T60">En muchos contextos, el aumento de la importancia de la educación ha venido también ligado a la configuración de un nuevo sujeto, ya no como </text:span><text:span text:style-name="T62">homo economicus</text:span><text:span text:style-name="T60">, sujeto de intercambio liberal, sino como empresario de sí mismo; un sujeto que debe ocuparse constantemente de su propia puesta en valor, mejora constante y tratamiento como un </text:span><text:span text:style-name="T67">capital </text:span><text:span text:style-name="T60">(Foucault, 2007, p</text:span><text:span text:style-name="T72">p</text:span><text:span text:style-name="T60">.264 y ss.), para lo que obviamente la educación es </text:span><text:span text:style-name="T73">decisiva</text:span><text:span text:style-name="T60">. En los Estados donde, a diferencia de los contextos progresistas de América Latina, se ha reducido el apoyo público a la educación, ello ha producido un aumento terrible del endeudamiento de las poblaciones como medio de continuar, ampliar o actualizar sus estudios (Lazzarato, 2013, p</text:span><text:span text:style-name="T72">p</text:span><text:span text:style-name="T60">.104-105). De modo que, en la educación contemporánea, se ha abierto una brecha entre la actividad educativa que está configurada como derecho y que corresponde a los deseos de mejora y emancipación de las poblaciones y la que está al servicio de las necesidades de adaptación del factor trabajo en las relaciones de producción y cuyos estudiantes soportan las inclemencias de las nuevas economías financiariazadas y la culpa de la deuda.</text:span></text:p>
      <text:p text:style-name="P5"><text:soft-page-break/>Por otra parte, allá donde el capitalismo cognitivo se ha desarrollado recientemente dentro de enfoques de austeridad, se han marcado fuertes divisiones sociales en torno al acceso a la educación, sobre todo en los niveles superiores y de posgrado, polarizándose las élites de trabajadores cognitivos y la masa de trabajadores desempleados o subempleados e instados a reconvertir sus habilidades. Los planteamientos de la austeridad llevan esta contradicción en su seno, entre una economía del conocimiento basada en el capital humano y la fuerte limitación artificial de esta riqueza potencial, necesaria para mantener las condiciones de gobierno <text:span text:style-name="T108">austero</text:span>. Es precisamente en las hipótesis de una educación generalizada y abierta donde más claramente se aprecian las contradicciones de la economía del conocimiento en el contexto de la austeridad hegemónica. Lo que, en definitiva, reproduce el problema general de la economía del conocimi<text:span text:style-name="T108">e</text:span>nto en el espacio específico de la educación.</text:p>
      <text:list xml:id="list161754390698641" text:continue-numbering="true" text:style-name="Outline">
        <text:list-item>
          <text:list>
            <text:list-item>
              <text:h text:style-name="P62" text:outline-level="2"><text:bookmark-start text:name="__RefHeading___Toc287734360"/><text:bookmark-start text:name="__RefHeading__19100_2012303889"/>Dificultades respecto al desarrollo de los recursos educativos abiertos<text:bookmark-end text:name="__RefHeading___Toc287734360"/><text:bookmark-end text:name="__RefHeading__19100_2012303889"/></text:h>
            </text:list-item>
          </text:list>
        </text:list-item>
      </text:list>
      <text:p text:style-name="P5">Por su parte, las posibilidades de desarrollo de una educación basada en recursos abiertos encuentra sus propias dificultades en este contexto. En términos de acceso, no han escapado <text:span text:style-name="T149">a</text:span>l problema de elitización de la educación orientada hacia la creatividad y destinada a los estratos sociales altos de los trabajadores cognitivos. Tal como exponen Bereiter (2002) y Scardamalia (2002), un decantamiento conservador en la estructura de la educación masiva ha limitado la creación de conocimiento a una elite. El hecho de que, solo en un nivel universitario, los/as estudiantes se vean activamente estimulados a crear conocimiento se ha convertido en un problema notable. Si la innovación constituye genuinamente el fundamento de la economía del conocimiento, la educación pública debe empezar a avanzar más allá de la transmisión de modelos centrados casi en exclusiva en la reproducción del <text:span text:style-name="T31">statu quo</text:span>, para que la educación de calidad no se limite efectivamente a las minorías con más recursos. </text:p>
      <text:p text:style-name="P5">Una de las vías principales de esta elitización y privatización del acceso a la educación es el recrudecimiento de la regulación del <text:span text:style-name="T31">copyright</text:span>. Aunque, como se mostró, el conocimiento abierto se ha granjeado el apoyo de mu<text:soft-page-break/>chos agentes importantes, la radicalización de la legislación sobre derechos de autor en algunos <text:span text:style-name="T102">Estados</text:span> contraviene de manera directa esa tendencia<text:span text:style-name="Ref._20_de_20_nota_20_al_20_pie"><text:note text:id="ftn13" text:note-class="footnote"><text:note-citation>13</text:note-citation><text:note-body><text:p text:style-name="Footnote">Pueden profundizarse algunas consecuencias de esta tendencia en el documento de política pública sobre cultura libre del proyecto FLOK (Vila-Viñas <text:span text:style-name="T31">et al</text:span>., 2014).</text:p></text:note-body></text:note></text:span>. Por ejemplo, los gobiernos de Estados Unidos y Canadá han aprobado recientemente normativas<text:span text:style-name="Ref._20_de_20_nota_20_al_20_pie"><text:note text:id="ftn14" text:note-class="footnote"><text:note-citation>14</text:note-citation><text:note-body><text:p text:style-name="Footnote"><text:span text:style-name="T74">En concreto, pueden verse la </text:span><text:span text:style-name="T35">Digital Millennium Copyright Act</text:span><text:span text:style-name="T74"> de Estados Unidos (ver: </text:span><text:span text:style-name="T64">https://en.wikipedia.org/wiki/Digital_Millennium_Copyright_Act</text:span><text:span text:style-name="T74">) y las Bills C-11 (ver: http://www.parl.gc.ca/content/lop/legislativesummaries/41/1/c11-e.pdf) y C-32 (ver: http://www.parl.gc.ca/HousePublications/Publication.aspx?DocId=6510370&amp;Language=E&amp;Mode=1) de Canadá.</text:span></text:p></text:note-body></text:note></text:span> que otorgan a los titulares de los derechos de autor poderes de remoción para fortalecer su dominio en la era de las reproducciones digitales. </text:p>
      <text:p text:style-name="P5">Este régimen es una de las principales barreras para la expansión de estos REA al interrumpir sus circuitos de distribución, remezcla y reutilización. Por ejemplo, en el caso de la educación, es frecuente la dificultad para reutilizar materiales huérfanos, es decir, aquellos de los que no puede determinarse el titular del <text:span text:style-name="T96">copyright</text:span> o no puede contactarse con él<text:span text:style-name="Ref._20_de_20_nota_20_al_20_pie"><text:note text:id="ftn15" text:note-class="footnote"><text:note-citation>15</text:note-citation><text:note-body><text:p text:style-name="P15"><text:span text:style-name="Internet_20_link"><text:span text:style-name="T47">Ver http://en.wikipedia.org/wiki/Orphan_works. La identificación de estos trabajos huérfanos constituye un reto metodológico en sí mismo. Se estima que solo en las organizaciones de Reino Unido existen 25 millones de este tipo de obras (JISC, 2009) y son uno de los sectores específicamente más afectados por las restricciones de los regímenes del </text:span></text:span><text:span text:style-name="Internet_20_link"><text:span text:style-name="T48">copyright</text:span></text:span><text:span text:style-name="Internet_20_link"><text:span text:style-name="T47">, toda vez que las obras se licencia directamente con </text:span></text:span><text:span text:style-name="Internet_20_link"><text:span text:style-name="T48">copyright</text:span></text:span><text:span text:style-name="Internet_20_link"><text:span text:style-name="T47"> y la duración de esas restricciones cada vez mayor.</text:span></text:span></text:p></text:note-body></text:note></text:span>. También resulta difícil aprovechar materiales cuya explotación no resulta rentable en términos comerciales pero que, sin embargo, tienen un notable valor cultural-educativo que podría incorporarse a los procesos de aprendizaje. Como se ha detallado en el documento de ciencia del proyecto FLOK (Barandiaran <text:span text:style-name="T32">et al.</text:span><text:span text:style-name="T109">, p.295</text:span>), esta regulación permite a un pequeño grupo de grandes corporaciones editoriales acumular notables beneficios con la explotación de estos materiales, a pesar de que una inmensa mayoría proceden de presupuestos públicos destinados al salario regular de los/s investigadores/as y/o de sus proyectos. </text:p>
      <text:p text:style-name="P5">Un segundo límite evidente al acceso a estos recursos es el desconocimiento de las propias instituciones educativas. Las nociones de REA generan todavía bastante confusión entre los distintos actores implicados, en particular respecto a las implicaciones del acceso libre para la retribución de los docentes y animadores de tales dispositivos, lo que afecta a su disposi<text:soft-page-break/>ción a colaborar con ellos y desarrollarlos, especialmente en la educación de adultos (Falconer <text:span text:style-name="T31">et al</text:span>., 2013, p.39). Por otra parte, incluso allí donde han podido desarrollarse, la mayor parte de los equipos docentes y de los materiales provienen de modelos tradicionales; algo que, sin ser una dificultad absoluta para el desarrollo de los REA, omite la necesidad de adaptación y consideración específicas para hacerlos operativos en el nuevo contexto. A su vez, existe un entendimiento persistente de que los materiales educativos, incluidos libros de texto, programas de cursos y otros, son propiedad de la institución que los ha creado y solo los usuarios que pagan deben tener acceso. </text:p>
      <text:p text:style-name="P5">En esta línea, los dispositivos basados en REA también han encontrado algunos problemas de sostenibilidad. Aunque no es el espíritu inicial de muchos proyectos, una cierta rentabilidad les permite tanto su continuidad como la remuneración de puestos clave de su proceso de producción, sobre todo en cuanto a gestión y control de la calidad de sus contenidos (a veces a su generación directa), que a su vez repercute en las posibilidades de acreditación oficial de los recursos, por parte de los sistemas educativos nacionales e internacionales, y de nuevo en su propia sostenibilidad. Obviamente, ello es más crucial y difícil en los tramos de educación obligatoria que en los de educación superior y de adultos. En estas últimas, si bien se admiten mayores márgenes de experimentación, también están más presentes las dinámicas de competitividad entre los distintos agentes, debido a las dimensiones de estos nichos de negocio y a la mentada extensión de una cultura institucional privativa. En la siguiente sección, se profundizará sobre algunas vías de gestión de estas dificultades.</text:p>
      <text:p text:style-name="P5"><text:span text:style-name="T43">Por otro lado, para estos programas basados en REA, es urgente alcanzar un modelo de negocio sustentable a largo plazo, sea para limitar su dependencia de la financiación pública o privada sin ánimo de lucro, sea para poder acometer un salto en sus niveles de producción y de impacto, por ejemplo asegurando equipos técnicos y docentes más estables, cuando se trata de proyectos autónomos vinculados a entidades sociales o comunidades de aprendizaje (Falconer </text:span><text:span text:style-name="T44">et al.</text:span><text:span text:style-name="T43">, 2013, p</text:span><text:span text:style-name="T54">p</text:span><text:span text:style-name="T43">.24 y ss.).</text:span></text:p>
      <text:list xml:id="list161754057318254" text:continue-numbering="true" text:style-name="Outline">
        <text:list-item>
          <text:h text:style-name="P64" text:outline-level="1"><text:bookmark-start text:name="__RefHeading__21869_2012303889"/><text:soft-page-break/>Las alternativas de la educación abierta<text:bookmark-end text:name="__RefHeading__21869_2012303889"/></text:h>
        </text:list-item>
      </text:list>
      <text:p text:style-name="P5"><text:span text:style-name="T43">Dada la creciente demanda de trabajo cualificado, no sorprende que la educación y el desarrollo del capital humano sean hoy objetivos de política pública compartidos por </text:span><text:span text:style-name="T52">Estados</text:span><text:span text:style-name="T43"> en muy distintas situaciones. Las teorías sobre el crecimiento endógeno consideran el desarrollo económico como </text:span><text:span text:style-name="T52">«</text:span><text:span text:style-name="T43">un resultado endógeno del sistema económico [y] no como fuerzas que traspasan desde el exterior</text:span><text:span text:style-name="T52">»</text:span><text:span text:style-name="T43"> (Romer, 1994, p.4). Más allá de la dicotomía falaz entre políticas sociales y económicas, la teoría del crecimiento endógeno sugiere que las políticas sociales deben desempeñar una función central en la conducción de la economía. De hecho, esta teoría se basa sobre la idea de que un crecimiento de largo recorrido depende de las inversiones públicas en áreas estratégicas. Así, las políticas educativas han pasado de inscribirse dentro de las estrategias de justicia social o cohesión nacional durante el XIX y el XX </text:span><text:span text:style-name="T44">welfarista</text:span><text:span text:style-name="T43">, a discutirse junto a las políticas de crecimiento económico y recursos humanos (Garrison, 2012, p.370).</text:span></text:p>
      <text:p text:style-name="P5"><text:span text:style-name="T43">Aunque la doctrina económica clásica ya reconoce la necesidad de inversiones en educación, sobre la premisa de que ésta activa externalidades positivas, la teoría del crecimiento endógeno sostiene que el valor del trabajo cualificado incrementa el </text:span><text:span text:style-name="T44">capital humano</text:span><text:span text:style-name="T43">, que lidera crecientemente la expansión económica, de un modo más directo. Sin embargo y como se ha señalado en la sección anterior, los postulados de este enfoque basado en el </text:span><text:span text:style-name="T44">capital humano </text:span><text:span text:style-name="T43">resultan ambivalentes por cuanto incluyen la innovación científico-tecnológica, la codificación del conocimiento a través de las tecnologías de la información, la comunicación y las redes, a la par que su mercantilización a través de los regímenes de propiedad intelectual (Peters, 2009). Por ello, no es suficiente con que el Estado ecuatoriano, al igual que otros actores progresistas del entorno, asuma una labor de liderazgo en la expansión de las políticas educativas como motor, no tanto de crecimiento </text:span><text:span text:style-name="T44">per se</text:span><text:span text:style-name="T43">, sino sobre todo de cambio de la matriz productiva (sección 5). </text:span><text:span text:style-name="T53">Es necesario, a</text:span><text:span text:style-name="T43">demás, que dicha apuesta incluya innovaciones tecnopolíticas audaces y alineadas con un enfoque de derechos, apenas presente en la generalidad de los discursos del capital humano que han emergido en los contextos neoliberales del capitalismo cognitivo.</text:span></text:p>
      <text:p text:style-name="P5"><text:soft-page-break/>Ante este reto, la educación abierta puede ser una alternativa poderosa a las restricciones de acceso y a la funcionalización capitalista que se destacó arriba. Dentro de la definición amplia de REA que se ha propuesto en la introducción, pueden señalarse algunas características que servirían para vertebrar un modelo alternativo de educación abierta (Burgos, 2010, p<text:span text:style-name="T150">p</text:span>.15-16). En primer lugar, la accesibilidad de los recursos, que en contextos emergentes tiene que enfrentar la gran barrera de la brecha digital<text:span text:style-name="Ref._20_de_20_nota_20_al_20_pie"><text:note text:id="ftn16" text:note-class="footnote"><text:note-citation>16</text:note-citation><text:note-body><text:p text:style-name="Footnote">Puede profundizarse en esta noción en el documento sobre conectividad del proyecto FLOK Society (Torres y Vila-Viñas, 201<text:span text:style-name="T151">5</text:span>).</text:p></text:note-body></text:note></text:span> pero que abarca también aspectos relativos al coste de los propios contenidos y a sus posibilidades de uso legítimo con fines educativos. En segundo lugar, la pertinencia de los REA, en cuanto a su adaptación a las necesidades del usuario y entorno; algo especialmente relevante en el Sur global, en tanto la mayor parte de los contenidos accesibles proceden del Norte y están, por lo tanto, estructurados contexto socio-educativos que responden a realidades bien diferentes. En tercer lugar, la certificación de los conocimientos adquiridos por estos medios; lo que implica requisitos de gestión de la calidad técnica y de contenido. Y, por último, su disponibilidad/apropiabilidad, que va más allá de la mera accesibilidad y requiere unas condiciones de producción que permitan la reutilización de los materiales y su acceso efectivo a partir de una mejora de los metadatos, de la estandarización de los formatos, mantenimiento, etc. </text:p>
      <text:p text:style-name="P5">Respecto a los modelos tradicionales y desde la perspectiva FLOK, el interés en los REA proviene de sus líneas de superación potencial de algunas limitaciones clásicas al acceso y sostenibilidad del conocimiento. En primer lugar, el uso generalizado de licencias libres con distinto grado de restricción supone una ventaja notable por cuanto reduce el coste de acceso a numerosos materiales y permite, no sin operaciones añadidas, una reutilización y un acceso de facto más eficaz a esos recursos. Allí donde estos REA cuentan con entornos más horizontales y colaborativos para su funcionamiento, las contribuciones de los docentes y los usuarios producen un enriquecimiento constante de los currículos para las instituciones y su <text:span text:style-name="T109">futuro alumnado</text:span>, así como un incremento de la eficacia de los procesos educativos, que por ejemplo podrían completarse en menos tiempo (Falco<text:soft-page-break/>ner <text:span text:style-name="T30">et al.</text:span>, 2013, p.38). A largo plazo, un ecosistema formativo de este tipo fortalece la sostenibilidad de las inversiones en estos recursos y obviamente mejora la reputación de las instituciones que realizan esta apuesta<text:span text:style-name="Ref._20_de_20_nota_20_al_20_pie"><text:note text:id="ftn17" text:note-class="footnote"><text:note-citation>17</text:note-citation><text:note-body><text:p text:style-name="Footnote"><text:span text:style-name="T74">Sin embargo, resulta preocupante que la investigación de Falconer </text:span><text:span text:style-name="T35">et al.</text:span><text:span text:style-name="T74"> (2013</text:span><text:span text:style-name="T117">, p</text:span><text:span text:style-name="T119">p</text:span><text:span text:style-name="T117">.</text:span><text:span text:style-name="T74">30-</text:span><text:span text:style-name="T80">3</text:span><text:span text:style-name="T74">1) a los equipos de los recursos revela una percepción baja de la importancia de la reputación y el reconocimiento como factores motivacionales para los y las usuarias de estos recursos, lo que puede amenazar a una de las líneas clave de sostenibilidad de estos REA.</text:span></text:p></text:note-body></text:note></text:span>, abriendo la oportunidad de nuevas vías de retorno (McGill <text:span text:style-name="T30">et al.</text:span>, 2013).</text:p>
      <text:list xml:id="list161754471652820" text:continue-numbering="true" text:style-name="Outline">
        <text:list-item>
          <text:list>
            <text:list-item>
              <text:h text:style-name="P62" text:outline-level="2"><text:bookmark-start text:name="__RefHeading__19102_2012303889"/>Accesibilidad<text:bookmark-end text:name="__RefHeading__19102_2012303889"/></text:h>
            </text:list-item>
          </text:list>
        </text:list-item>
      </text:list>
      <text:p text:style-name="P5">Como se ha mostrado, una característica esencial de los REA es su accesibilidad, en contraste con las dinámicas privatizadoras y restrictivas del conocimiento, como tal y como capital académico formalizado en títulos (Bourdieu, 2005). Sin embargo, la accesibilidad es un requisito poliédrico que solo puede satisfacerse si se consideran distintas facetas del acceso.</text:p>
      <text:list xml:id="list161753659516401" text:continue-numbering="true" text:style-name="Outline">
        <text:list-item>
          <text:list>
            <text:list-item>
              <text:list>
                <text:list-item>
                  <text:h text:style-name="P66" text:outline-level="3"><text:bookmark-start text:name="__RefHeading__19104_2012303889"/>Acceso efectivo<text:bookmark-end text:name="__RefHeading__19104_2012303889"/></text:h>
                </text:list-item>
              </text:list>
            </text:list-item>
          </text:list>
        </text:list-item>
      </text:list>
      <text:p text:style-name="P5">Especialmente en los Estados emergentes, la implantación de los REA tiene que enfrentar una fuerte brecha digital, tanto en las condiciones del mismo acceso a Internet<text:span text:style-name="Ref._20_de_20_nota_20_al_20_pie"><text:note text:id="ftn18" text:note-class="footnote"><text:note-citation>18</text:note-citation><text:note-body><text:p text:style-name="Footnote"><text:span text:style-name="T74">El acceso en línea no es una característica esencial de los REA, ya que caben experiencias presenciales, pero sí es una condición común a muchos proyectos, sobre todo los de mayor alcance territorial y de públicos. Sobre los problemas de conectividad en la región, ver Torres y Vila-Viñas (2015) y Galperin </text:span><text:span text:style-name="T35">et al</text:span><text:span text:style-name="T74">. (2014), así como las referencias ahí aportadas.</text:span></text:p></text:note-body></text:note></text:span>, como en el desarrollo de las habilidades para el manejo de estos recursos por parte de los técnicos y de los usuarios a causa de esas mismas dificultades de incorporación a las TIC<text:span text:style-name="Ref._20_de_20_nota_20_al_20_pie"><text:note text:id="ftn19" text:note-class="footnote"><text:note-citation>19</text:note-citation><text:note-body><text:p text:style-name="P16">Ésta fue una conclusión sobre la que existió un fuerte consenso, tanto de la mesa sobre REA de la Cumbre del Buen Conocer como de la entrevista con Patricia Bermúdez.</text:p></text:note-body></text:note></text:span>. Frente a esta situación, el acceso al Internet resulta esencial para el aprendizaje y la libertad de expresión, comunicación y participación en la sociedad del conocimiento (FCF, 2010). Esto incluye los estándares abiertos como una condición previa de la neutralidad de la red y el acceso al espectro libre, favoreciendo que la ciudadanía tenga la libertad de colaborar en proyectos compartidos que puedan existir fuera de las dinámicas de mercado.</text:p>
      <text:p text:style-name="P5"><text:soft-page-break/>En cualquier caso, existen ejemplos de REA capaces de desarrollarse en contextos con dificultades estructurales de conectividad y que, desde <text:span text:style-name="T102">Estados</text:span> como el ecuatoriano, deberían tenerse muy presentes para los contextos territoriales y poblacionales donde el acceso sea aún marginal. El proyecto TESSA<text:span text:style-name="Ref._20_de_20_nota_20_al_20_pie"><text:note text:id="ftn20" text:note-class="footnote"><text:note-citation>20</text:note-citation><text:note-body><text:p text:style-name="P16">Ver http://www.tessafrica.net/.</text:p></text:note-body></text:note></text:span>, liderado por la Open University de Reino Unido, ha creado guías docentes en cuatro idiomas para profesores y educadores de Estados subsaharianos. Por otra parte y enfrentando las limitaciones de velocidad en la bajada de datos, la propia Fundación Wikipedia ha desarrollado el proyecto Wikipedia Zero<text:span text:style-name="Ref._20_de_20_nota_20_al_20_pie"><text:note text:id="ftn21" text:note-class="footnote"><text:note-citation>21</text:note-citation><text:note-body><text:p text:style-name="P16">Ver http://wikimediafoundation.org/wiki/Wikipedia_Zero.</text:p></text:note-body></text:note></text:span>, centrado en proveer de acceso a través de dispositivos móviles (principal medio de acceso en <text:span text:style-name="T102">Estados</text:span> emergentes) al contenido de esta enciclopedia, hasta el momento, en veintinueve Estados a través de treinta y cuatro operadores distintos. </text:p>
      <text:p text:style-name="P5">La otra arista de la citada brecha digital es la generalización de unas habilidades en el uso de las TIC que permitan el arraigo efectivo de estos REA en los Estados emergentes, lo que incluye tanto un fortalecimiento de las capacidades técnicas en el uso de los REA como del conocimiento sobre sus condiciones y posibilidades de funcionamiento, licenciamiento, reutilización, etc. En cuanto a la brecha en la alfabetización digital, todavía existente desde una perspectiva técnica, no se trata solo de acceso a la información ni de manejo de unos programas informáticos determinados<text:span text:style-name="Ref._20_de_20_nota_20_al_20_pie"><text:note text:id="ftn22" text:note-class="footnote"><text:note-citation>22</text:note-citation><text:note-body><text:p text:style-name="P16">Para las nuevas generaciones que acceden a estas pedagogías abiertas, la adquisición de conocimiento técnico viene unida a nociones de aprendizaje (por descubrimiento en su mayor parte), bricolaje-experimentación y acción (Brown, 2000).</text:p></text:note-body></text:note></text:span>, ya que no cabe reincidir por la vía de las TIC en barreras básicas de la educación disciplinar decimonónica. Por una parte, esta actividad de alfabetización no puede ser abstraída de los contextos concretos en que se desarrolla ni puede ser neutra respecto a los problemas sociales que constituyen su marco. Por eso la alfabetización debe devenir en proceso de empoderamiento respecto al uso y producción de tales TIC y REA.</text:p>
      <text:p text:style-name="P5">Un ejemplo interesante de las posibilidades de los REA para fortalecer estos aspectos técnicos que permiten precisamente un mayor arraigo de innovaciones docentes es Scratch.Ed<text:span text:style-name="Ref._20_de_20_nota_20_al_20_pie"><text:note text:id="ftn23" text:note-class="footnote"><text:note-citation>23</text:note-citation><text:note-body><text:p text:style-name="Footnote">Ver http://scratch.mit.edu. Esta iniciativa ha tenido <text:span text:style-name="T110">también algunos eventos</text:span> reciente<text:span text:style-name="T110">s</text:span> en Ecuador.</text:p></text:note-body></text:note></text:span>. Este proyecto, desarrollado por el <text:soft-page-break/>grupo de <text:span text:style-name="T102">«</text:span>kindergarten a lo largo de la vida<text:span text:style-name="T102">»</text:span><text:span text:style-name="Ref._20_de_20_nota_20_al_20_pie"><text:note text:id="ftn24" text:note-class="footnote"><text:note-citation>24</text:note-citation><text:note-body><text:p text:style-name="P16">La denominación está cargada de sentido, ya que la tendencia en la reciente expansión de la educación previas a la escolaridad (normalmente considerada de 0 a 3 años) ha sido extender las dinámicas de la escuela formal al jardín de infancia</text:p></text:note-body></text:note></text:span> del Laboratorio de Medios del MIT, conforma una comunidad de aprendizaje en línea desde 2007, de la que forman parte 7.500 educadores, desarrollando y compartiendo cientos de recursos. Implicando también a los padres, la web contiene proyectos para niños/as sobre todo entre <text:span text:style-name="T110">ocho y dieciséis</text:span> años orientados a desarrollar sus habilidades creativas con TIC, <text:s/><text:span text:style-name="T110">así como sus capacidades para</text:span> programar, el trabajo colaborativo, el razonamiento sistemático, etc.</text:p>
      <text:p text:style-name="P5">Como es obvio, facilitar a los estudiantes de distintas edades dispositivos con los que poder acelerar su inmersión en las TIC resulta muy conveniente. Sin embargo, el esfuerzo tiene que orientarse, además de hacia la provisión de infraestructuras y dispositivos, hacia la capacitación (de estudiantes, docentes y padres/madres) y más allá de las clases de informática, así como hacia el diseño de contenidos que hagan tan accesibles de facto esos recursos como eficaces los dispositivos. A este respecto, la incorporación del <text:span text:style-name="T30">software</text:span> libre al proceso de alfabetización digital es muy pertinente, ya que permite transmitir estas competencias a la par que encarna el modelo de interacción en el aprendizaje, por cuanto el código está a disposición del usuario para su modificación y adaptación<text:span text:style-name="Ref._20_de_20_nota_20_al_20_pie"><text:note text:id="ftn25" text:note-class="footnote"><text:note-citation>25</text:note-citation><text:note-body><text:p text:style-name="P21"><text:span text:style-name="T75">Pueden ampliarse estas características en el documento sobre software libre del FLOK: </text:span><text:span text:style-name="T76">Petrizzo y </text:span><text:span text:style-name="T75">Torres (201</text:span><text:span text:style-name="T76">5</text:span><text:span text:style-name="T75">). Como nos ha mostrado Rubén Zavala (http://www.infodesarrollo.ec/), </text:span>la experiencia uruguaya del plan CEIBAL es un buen ejemplo de capacitación junto a la introducción de TIC en los procesos educativos. Sin embargo, conviene notar que la eficacia de estos proyectos, incluido el de One Laptop per Child (www.laptop.org), están en vilo tras las últimas evaluaciones (Melo <text:span text:style-name="T35">et al.</text:span><text:span text:style-name="T74">, </text:span>2013), debido a la evolución de los resultados de los y las estudiantes, a la capacidad de los y las docentes y a las dinámicas de individualización en el aprendizaje.</text:p></text:note-body></text:note></text:span>. </text:p>
      <text:p text:style-name="P5">Por otro lado, el empoderamiento en estas tecnologías no debe ceñirse solo a los tramos de educación básica. El documento sobre biodiversidad de este mismo proyecto FLOK (Golinelli <text:span text:style-name="T30">et al.</text:span>, 201<text:span text:style-name="T152">5</text:span>, p.7) ha mostrado el ascenso de un movimiento DIY en bioconocimiento: <text:span text:style-name="T102">«</text:span>herramientas bioinformáticas y computacionales de pequeña escala y extremadamente accesibles, por ejemplo, son de libre acceso y abiertas a ser modificadas para poder aplicarse al contexto ecuatoriano<text:span text:style-name="T102">»</text:span>; lo que incl<text:span text:style-name="T152">u</text:span>ye una incorporación de comunidades y grupos de interesados a la investigación en estas áreas, <text:soft-page-break/>a la par que una potencial democratización de recursos antes inaccesibles para la investigación y la docencia.</text:p>
      <text:p text:style-name="P5">Sin embargo, el acceso a los REA y por tanto su eficacia no depende solo de las capacidades técnicas y el grado de empoderamiento de los distintos agentes, sino que existen una serie de condiciones en la socialización de estos recursos, su conocimiento general o la organización de su información y contenidos que resultan de vital importancia para garantizar de facto esa accesibilidad. </text:p>
      <text:p text:style-name="P5">La primera de estas condiciones es la existencia de un sentido compartido acerca de las implicaciones de los REA, sus condiciones de funcionamiento, la pertinencia de contribuir en función del tipo de recurso, etc. Por ejemplo, un conocimiento y una regulación claras (seguridad jurídica) del funcionamiento de los sistemas de licenciamiento de los distintos recursos educativos incentiva a los agentes implicados a tomar iniciativas y realizar contribuciones, traducciones, adaptaciones o reutilizaciones de materiales. Y algo similar ocurre con los formatos de producción de contenidos más susceptibles de reutilización y acceso, con la organización de los repositorios y bibliotecas digitales, con las vías de contribución más útiles, etc. No cabe olvidar que una de las vías de retorno más extendida entre estos recursos proviene de la mejora de la reputación y el reconocimiento de las comunidades y este incentivo es tanto más eficaz en la movilización de contribuciones a tales REA, cuanto mayor es el conocimiento general acerca de su importancia, sus beneficios sociales, su funcionamiento y demás elementos. Tampoco, que la capacidad de las instituciones y organizaciones que lideran REA para canalizar y maximizar las contribuciones de los usuarios, la buena formación de comunidades, su participación en la producción, revisión y control de calidad de los contenidos depende de la propia percepción de las comunidades sobre el sentido de su participación. En último término y de manera circular, ello viene también muy ligado al conocimiento y reputación de las instituciones y organizaciones que lideran ese REA. Por lo tanto, son necesarias campañas capaces de comunicar todos estos aspectos o, al menos, que los proyectos de REA tomen en cuenta que la comunicación de estos aspectos es una condición para incrementar su accesibilidad y la sostenibilidad de los ecosistemas que proponen.</text:p>
      <text:p text:style-name="P5"><text:soft-page-break/>La buena noticia para esta progresión es que los ámbitos docentes y de investigación son terrenos donde los planteamientos FLOK y FLOSS han encontrado un terreno muy favorable. A pesar de ello, determinadas condiciones técnicas de la producción de estos recursos educativos siguen siendo muy relevantes para mejorar esta accesibilidad de facto, en general y para grupos con diversidad funcional, así como sus posibilidades de reutilización o de adaptación, dentro de las políticas para una inclusión digital efectiva<text:span text:style-name="Ref._20_de_20_nota_20_al_20_pie"><text:note text:id="ftn26" text:note-class="footnote"><text:note-citation>26</text:note-citation><text:note-body><text:p text:style-name="P11">A este respecto, hay que destacar la W3C's Web Accessibility Initiative (WAI) (http://www.w3.org/WAI/), que genera diversas guías para los promotores de REA acerca de cómo mejorar la accesibilidad efectiva de personas con diversidad funcional, adultos mayores, etc.</text:p></text:note-body></text:note></text:span>. En primer lugar, resulta muy importante atender a los formatos y los estándares en que se producen y publican esos recursos. Incluso, aunque su acceso no sea completamente libre, una adecuada política de datos facilita la labor de investigación y docencia y, al menos, permite presentar un escenario más claro de lo existente, que sería el primer paso para poder instar <text:bookmark-start text:name="__Fieldmark__45392_556472986"/>a <text:bookmark-end text:name="__Fieldmark__45392_556472986"/>su acceso abierto. En esta dirección, proyectos como <text:span text:style-name="T60">WikiEducator</text:span><text:span text:style-name="Ref._20_de_20_nota_20_al_20_pie"><text:note text:id="ftn27" text:note-class="footnote"><text:note-citation>27</text:note-citation><text:note-body><text:p text:style-name="Footnote">Ver http://wikieducator.org/Main_Page.</text:p></text:note-body></text:note></text:span><text:span text:style-name="T60">, Connexions and Open University presentan sus materiales en HTML, XML, Wiki markup u otros formato estructurados (Habler, 2009). </text:span><text:span text:style-name="T71">Asimismo </text:span><text:span text:style-name="T65">Berners-Lee (2006) incide en las posibilidades de los </text:span><text:span text:style-name="T63">open linked data </text:span><text:span text:style-name="T65">en este campo, como método de publicación estructurada de datos que permite la interoperabilidad no solo para humanos, sino la lectura automática por parte de las máquinas</text:span> Por ejemplo, esto permitiría que los libros de texto actualizaran o adaptaran automáticamente algunos contenidos de tipo estadístico, geográfico, etc<text:span text:style-name="T60">. Asimismo se recomiendan los estándares API por cuanto mejoran la susceptibilidad de agregación de estos contenidos (algo especialmente útil en la educación de adultos y no-formal, Falconer </text:span><text:span text:style-name="T61">et al.</text:span><text:span text:style-name="T60">, 2013, p.48) y, en general, las medidas dirigidas a favorecer la interoperabilidad entre distintas plataformas, no solo educativas, sino de las </text:span><text:span text:style-name="T97">Administraciones Públicas</text:span><text:span text:style-name="T60">, fundaciones, etc. Por su parte, algunos Estados están avanzando en la adopción del o</text:span><text:span text:style-name="T61">pen document format</text:span><text:span text:style-name="T60"> (ODF) como estándar oficial de documentación</text:span><text:span text:style-name="Ref._20_de_20_nota_20_al_20_pie"><text:note text:id="ftn28" text:note-class="footnote"><text:note-citation>28</text:note-citation><text:note-body><text:p text:style-name="Footnote">Ver https://en.wikipedia.org/wiki/OpenDocument_adoption.</text:p></text:note-body></text:note></text:span><text:span text:style-name="T60"> y conviene recalcar que la propia sostenibilidad del ciclo de vida de los REA se verá favorecida por el uso de metadatos asociados estandarizados, que incluyan y </text:span><text:soft-page-break/><text:span text:style-name="T60">reconozcan el trabajo de los distintos autores/as y contribuidores/as. En el ámbito internacional, cabe reseñar el compromiso con </text:span><text:span text:style-name="T65">los citados </text:span><text:span text:style-name="T63">open linked data</text:span><text:span text:style-name="Ref._20_de_20_nota_20_al_20_pie"><text:note text:id="ftn29" text:note-class="footnote"><text:note-citation>29</text:note-citation><text:note-body><text:p text:style-name="P12">Ver http://data.open.ac.uk/.</text:p></text:note-body></text:note></text:span><text:span text:style-name="T65"> de la Open University de Reino Unido, la Confederación de Repositorios de Acceso Abierto (COAR)</text:span><text:span text:style-name="Ref._20_de_20_nota_20_al_20_pie"><text:note text:id="ftn30" text:note-class="footnote"><text:note-citation>30</text:note-citation><text:note-body><text:p text:style-name="P12">Ver http://www.coar-repositories.org/.</text:p></text:note-body></text:note></text:span><text:span text:style-name="T65">, el Open Discovery Space</text:span><text:span text:style-name="Ref._20_de_20_nota_20_al_20_pie"><text:note text:id="ftn31" text:note-class="footnote"><text:note-citation>31</text:note-citation><text:note-body><text:p text:style-name="Footnote"><text:span text:style-name="T85">Ver </text:span><text:span text:style-name="T87">http://opendiscoveryspace.eu.</text:span></text:p></text:note-body></text:note></text:span><text:span text:style-name="T65">, dedicado a la creación de una infraestructura impulsada por la sociedad, multilingüe y adaptada para la educación en línea, o la Learning Resource Metadata Initiative, impulsada por </text:span><text:span text:style-name="T69">C</text:span><text:span text:style-name="T98">reative </text:span><text:span text:style-name="T99">C</text:span><text:span text:style-name="T98">ommons</text:span><text:span text:style-name="Ref._20_de_20_nota_20_al_20_pie"><text:note text:id="ftn32" text:note-class="footnote"><text:note-citation>32</text:note-citation><text:note-body><text:p text:style-name="Footnote"><text:span text:style-name="T85">Ver </text:span><text:span text:style-name="T86">http://</text:span><text:span text:style-name="T87">creativecommons.org/tag/learning-resource-metadata-initiative.</text:span></text:p></text:note-body></text:note></text:span><text:span text:style-name="T65">. </text:span></text:p>
      <text:p text:style-name="P5"><text:span text:style-name="T65">En contextos como el ecuatoriano, donde los REA son todavía emergentes, su visibilidad e interoperabilidad pueden no ser tan urgentes como en otros contextos pero se trata de un asunto a considerar desde los desarrollos iniciales para mejorar las posibilidad de acceso y de cooperación entre agentes e instituciones generadoras de REA. Una cuestión más apremiante quizá sea </text:span><text:span text:style-name="T60">la misma recuperación, conservación (a veces por medio de la digitalización) y puesta a disposición estructurada de informaciones e investigaciones existentes en fondos de muchas entidades sociales y centros de investigación, así como el desarrollo de las bibliotecas, físicas y digitales. </text:span><text:span text:style-name="T65">Se trata de un punto esencial en el ecosistema de la educación abierta y de la investigación, donde muchos bibliotecarios se han incorporado a los planteamientos FLOK en la transición entre los métodos de archivo de sus antiguos fondos físicos y la incorporación a los recursos </text:span><text:span text:style-name="T66">en línea</text:span><text:span text:style-name="Ref._20_de_20_nota_20_al_20_pie"><text:note text:id="ftn33" text:note-class="footnote"><text:note-citation>33</text:note-citation><text:note-body><text:p text:style-name="P17">Desde la perspectiva internacional, puede ser muy útil la consulta a la lista de discusión sobre sistemas de código abierto y software libre en bibliotecas: http://www.lsoft.com/SCRIPTS/WL.EXE?SL1=LIS-OSS&amp;H=JISCMAIL.AC.UK. Así como esta referencia de Universo Abierto (2013)</text:p></text:note-body></text:note></text:span><text:span text:style-name="T65">. En el ámbito latinoamericano, la red de Infotecarios</text:span><text:span text:style-name="Ref._20_de_20_nota_20_al_20_pie"><text:note text:id="ftn34" text:note-class="footnote"><text:note-citation>34</text:note-citation><text:note-body><text:p text:style-name="P17">Ver http://www.infotecarios.com/, desde donde algunas personas, como Natalie Bauer, tanto han colaborado con el desarrollo de la investigación FLOK.</text:p></text:note-body></text:note></text:span><text:span text:style-name="T65"> expone cotidianamente innovaciones en la gestión de bibliotecas hacia un horizonte de apertura y son numerosos los archivos que están trabajando en la liberación de su patrimonio (Fossatti, 2013).</text:span></text:p>
      <text:list xml:id="list161755525322790" text:continue-numbering="true" text:style-name="Outline">
        <text:list-item>
          <text:list>
            <text:list-item>
              <text:list>
                <text:list-item>
                  <text:h text:style-name="P66" text:outline-level="3"><text:bookmark-start text:name="__RefHeading__19106_2012303889"/><text:soft-page-break/>Régimen de titularidad<text:bookmark-end text:name="__RefHeading__19106_2012303889"/></text:h>
                </text:list-item>
              </text:list>
            </text:list-item>
          </text:list>
        </text:list-item>
      </text:list>
      <text:p text:style-name="P5">Por supuesto y aunque muchas de estas condiciones para favorecer el acceso efectivo puedan mejorarse con un mayor conocimiento de los operadores y cierto redireccionamiento en las políticas institucionales, la garantía de esta característica esencial en los REA sigue dependiendo del régimen de propiedad intelectual en que se inscriban las organizaciones promotoras y con que se gestionen los recursos educativos. Como es bien sabido, la expansión de este escenario de REA se debe a la confluencia de distintos movimientos con un enfoque basado en los comunes y la innovación: movimientos de acceso al conocimiento e innovación educativa, movimientos FLOSS y de cultura libre. Con este sustrato, la definición de apertura de estos recursos ha variado desde los inicios de las universidades abiertas y la educación a distancia (Hylén <text:span text:style-name="T30">et al.</text:span>, 2012), hasta consolidarse en estas distintas dimensiones de la apertura:</text:p>
      <text:list xml:id="list4983456359180875334" text:style-name="L4">
        <text:list-item>
          <text:p text:style-name="P48">Acceso abierto.</text:p>
        </text:list-item>
        <text:list-item>
          <text:p text:style-name="P48">Libertad de tiempo: cualquiera puede usar el recurso en cualquier momento.</text:p>
        </text:list-item>
        <text:list-item>
          <text:p text:style-name="P48">Libertad para autoorganizarse en el estudio.</text:p>
        </text:list-item>
        <text:list-item>
          <text:p text:style-name="P48">Cierta apertura en la programación referida a la posibilidad de intervención sobre los contenidos.</text:p>
        </text:list-item>
        <text:list-item>
          <text:p text:style-name="P47">Apertura en las poblaciones, ya que los públicos de estos recursos, sobre todo en los ámbitos de educación no-formal y de adultos, siempre han sido muy heterogéneos.</text:p>
        </text:list-item>
      </text:list>
      <text:p text:style-name="P5">En las últimas décadas, la apertura ha estado más bien fundada sobre la apertura del <text:span text:style-name="T30">software</text:span>, del acceso a los materiales, de la participación sobre su contenido y de los propios REA. Ello ha culminado con la inclusión de determinadas condiciones de licenciamiento en la definición misma de los REA (UNESCO, 2012).</text:p>
      <text:p text:style-name="P5">Una de las dificultades más inmediatas consiste en superar el miedo y desconocimiento sobre las consecuencias de la apertura de recursos educati<text:soft-page-break/>vos para los autores o creador<text:span text:style-name="T111">a</text:span>s de las obras y para protección de la obra en sí. En primer lugar, hay que resaltar que la<text:span text:style-name="T153">s</text:span> licencias garantizan en todo momento el reconocimiento de la autoría, más a<text:span text:style-name="T153">u</text:span>n cuando los recursos van acompañados de los metadatos y estándares adecuados. Asimismo, si la obra se difunde con una licencia <text:span text:style-name="T30">copyleft</text:span> (como la que utiliza la Wikipedia), puede ser libremente modificada, adaptada y copiada, siempre y cuando se mantenga la misma licencia, es decir, siempre y cuando ningún desarrollo posterior impida a su vez el acceso, la modificación y futuras redistribuciones de los recursos. Así la obra queda protegida de posibles abusos, por ejemplo de grandes grupos editoriales educativos, que privaticen dichos recursos. Las opciones de remuneración de los autores, si bien abandonan la vía de la mercantilización, se amplían al visibilizarse su contribución, reconocerse el mérito y poder ofrecer servicios remunerados<text:span text:style-name="Ref._20_de_20_nota_20_al_20_pie"><text:note text:id="ftn35" text:note-class="footnote"><text:note-citation>35</text:note-citation><text:note-body><text:p text:style-name="Footnote"><text:span text:style-name="T74">Como se ha querido subrayar con el nombre del proyecto FLOK, </text:span><text:span text:style-name="T35">Free</text:span><text:span text:style-name="T74"> no alude a gratis, sino a </text:span><text:span text:style-name="T35">Libre</text:span><text:span text:style-name="T74">. Para más información, ver también https://www.gnu.org/philosophy/free-sw.html</text:span></text:p></text:note-body></text:note></text:span>.</text:p>
      <text:p text:style-name="P5"><text:span text:style-name="T111">En segundo lugar conviene</text:span> señala<text:span text:style-name="T111">r</text:span> que el sistema de licencias libres se estructura como un régimen de licenciamiento modular, de manera que es posible articular distintos niveles de restricción al acceso o reutilización de los materiales en función de la situación de la institución, de su modelo de negocio o de las motivaciones de los agentes. De este modo, cabe un mayor agenciamiento entre motivaciones centradas en la reputación, en la acción social o en la remuneración y, conforme al principio de autonomía de la voluntad que subyace al licenciamiento libre, los titulares de los recursos pueden encontrar un tipo de licencia coherente con sus objetivos. A imagen y semejanza de las cuatro libertades del <text:span text:style-name="T30">software</text:span> libre<text:span text:style-name="Ref._20_de_20_nota_20_al_20_pie"><text:note text:id="ftn36" text:note-class="footnote"><text:note-citation>36</text:note-citation><text:note-body><text:p text:style-name="Footnote"><text:span text:style-name="T74">Recordamos las libertades de </text:span><text:span text:style-name="T88">la libertad de usar el software con cualquier fin; la libertad de tener acceso al código del software para estudiarlo y adaptarlo a las propias necesidades; la libertad de redistribuir copias del software; la libertad de mejorar el software y la distribución de dichas mejoras entre el público, en beneficio de toda la comunidad. Ver http://www.gnu.org/philosophy/free-sw.es.html</text:span></text:p></text:note-body></text:note></text:span>, pueden desgranarse estas posibilidades de acceso entre (Hilton <text:span text:style-name="T111">III </text:span><text:span text:style-name="T30">et al.</text:span>, 2010, p.6):</text:p>
      <text:list xml:id="list3986025117356857517" text:style-name="L5">
        <text:list-item>
          <text:p text:style-name="P49"><text:span text:style-name="T102">«</text:span>Reutilizar: El nivel más básico de apertura. Se permite usar todo o parte de los materiales para cualquier propósito (por ejemplo, descargar un vídeo educativo o verlo)</text:p>
        </text:list-item>
        <text:list-item>
          <text:p text:style-name="P49"><text:soft-page-break/>Redistribuir: Se pueden compartir los contenidos (por ejemplo, enviar a una compañera por correo electrónico un artículo)</text:p>
        </text:list-item>
        <text:list-item>
          <text:p text:style-name="P49">Revisar: Se puede adaptar, modificar, traducir o cambiar la forma de los materiales (por ejemplo convertir un libro en inglés en un audio libro en castellano)</text:p>
        </text:list-item>
        <text:list-item>
          <text:p text:style-name="P49">Remezclar: Se pueden tomar dos o más recursos existentes y combinarlos para generar un nuevo recurso (por ejemplo tomar los audios de las conferencias de un curso y combinarlas con unas diapositivas en otro curso para crear una nueva obra derivada).<text:span text:style-name="T102">»</text:span><text:span text:style-name="Ref._20_de_20_nota_20_al_20_pie"><text:note text:id="ftn37" text:note-class="footnote"><text:note-citation>37</text:note-citation><text:note-body><text:p text:style-name="P16">La traducción es propia.</text:p></text:note-body></text:note></text:span></text:p>
        </text:list-item>
      </text:list>
      <text:p text:style-name="P5">Por lo tanto, no todas las licencias de REA son enteramente libres desde la perspectiva consolidada de las cuatro libertades FLOSS<text:span text:style-name="Ref._20_de_20_nota_20_al_20_pie"><text:note text:id="ftn38" text:note-class="footnote"><text:note-citation>38</text:note-citation><text:note-body><text:p text:style-name="P16">Solo se consideran tales aquellas que exigen la atribución (Attribution, CC BY) y/o compartir la obra manteniendo la misma licencia libre (Attribution Share Alike; CC BY-SA). Más información en https://creativecommons.org/licenses/?lang=es</text:p></text:note-body></text:note></text:span> (por ejemplo, si no permiten realizar obras derivadas o darles un uso comercial) pero sí pueden considerarse REA en la medida en que admitan el libre acceso y distribución. Así pues, una condición habilitante del desarrollo de los REA en un contexto determinado es la adaptación de estas nociones comunes sobre el marco normativo del licenciamiento libre a las características culturales y normativas de ese contexto, en particular a los medios educativos que, aunque afines, no han estado tan familiarizados con estos planteamientos.</text:p>
      <text:p text:style-name="P5">A pesar de esta autonomía básica, la recomendación del proyecto FLOK es ampliar este marco normativo de acceso, en particular por días vías. La primera es fortalecer la consideración de uso legítimo de materiales con <text:span text:style-name="T30">copyright</text:span> para fines educativos, salvo que el recurso se haya producido expresamente para su utilización en este medio, en cuyo caso deberá preverse un periodo razonable para su explotación comercial exclusiva, después del cual, pasaría a poder usarse legítimamente con fines educativos.</text:p>
      <text:p text:style-name="P5">En segundo lugar, las instituciones deben poder almacenar estos materiales educativos, grabando y conservando copias de los materiales que se <text:soft-page-break/>usan en educación a distancia, incluso cuando tengan licencias privativas de derechos de autor. Dicha excepción operaría con dos finalidades (KEI, 2005). Para el acceso a los estudiantes por tiempo ilimitado con el objetivo de atender objetivos de aprendizaje y, con carácter temporal, para asegurar el buen desempeño técnico del servicio, cuyo personal no tiene acceso en ocasiones por los derechos de autor vigentes. En cualquier caso, conviene reparar en que la titularidad de las instituciones educativas o de investigación que desarrollan estos REA, al igual que la titularidad pública, no equivale por sí al interés general. El objetivo y por <text:span text:style-name="T154">lo</text:span> tanto la orientación de la licencia, en caso de divergencia, debe sincronizarse más bien con ese interés general que con el interés institucional.</text:p>
      <text:p text:style-name="P5">En tercer lugar, fue un contenido de consenso de distintas mesas de trabajo de la Cumbre del Buen Conocer la introducción de licencias libres o, al menos, de libertades de acceso y distribución para los materiales producidos con financiación pública. En el caso de los REA y dada la emergencia de estas plataformas en el país, cabría matizar la regla para contenidos producidos en el contexto de plataformas, como MOOC, con apoyo público pero posible admisión de contenidos elaborados y financiados por entidades privadas pero, en cualquier caso, la posibilidad de acceder y distribuir estos contenidos pasado un periodo razonable de carencia para su explotación comercial parece una condición del desarrollo igualitario de estos recursos en el país<text:span text:style-name="Ref._20_de_20_nota_20_al_20_pie"><text:note text:id="ftn39" text:note-class="footnote"><text:note-citation>39</text:note-citation><text:note-body><text:p text:style-name="P16">La propia Declaración de París (UNESCO, 2012) propone diseñar una política de incentivos para las instituciones en orden a avanzar en la liberación de sus contenidos.</text:p></text:note-body></text:note></text:span>. Avanzar en la implementación de esta regla puede ser especialmente relevante si se piensa en los libros de texto, debido a la generalidad de su uso, a la gran cantidad de dinero público que se invierte en su compra o subvención para las familias y a las posibilidades de hacer más eficiente este gasto a través de libros de texto digitales en formatos y con licencias abiertas.</text:p>
      <text:p text:style-name="P5">Aunque abordamos extensamente est<text:span text:style-name="T112">a</text:span>s <text:span text:style-name="T112">cuestiones </text:span>en el documento sobre cultura libre (Vila-Viñas <text:span text:style-name="T30">et al.</text:span>, 201<text:span text:style-name="T154">5</text:span>), hay dos aspectos parciales pero relevantes en este régimen de licencias. En primer lugar y en relación con los grupos con diversidad funcional, se ha constatado que el sistema de licencias privativas ha limitado de manera discriminatoria su acceso a estos y <text:soft-page-break/>otros materiales, por lo que es fundamental liberar este régimen en todo lo que pueda favorecer su accesibilidad efectiva. En concreto, las propuestas giran en torno a la consideración como uso legítimo de las actividades de adaptación de los recursos educativos, su distribución y la facilitación de su diseminación, así como su extensión a los distintos medios que vehiculan esa actividad educativa, como sitios web, instituciones educativas, etc.<text:span text:style-name="Ref._20_de_20_nota_20_al_20_pie"><text:note text:id="ftn40" text:note-class="footnote"><text:note-citation>40</text:note-citation><text:note-body><text:p text:style-name="P16">Un tratamiento más sistemático de este asunto puede verse en KEI (2005<text:span text:style-name="T116">, p. </text:span>art. 3.3).</text:p></text:note-body></text:note></text:span>. En segundo lugar, ya se <text:span text:style-name="T112">han analizado</text:span> en el citado documento las nuevas dificultades que tenían las bibliotecas para la distribución de materiales electrónicos y la necesidad de no discriminar estos formatos respecto a sus posibilidades de préstamo y uso<text:span text:style-name="Ref._20_de_20_nota_20_al_20_pie"><text:note text:id="ftn41" text:note-class="footnote"><text:note-citation>41</text:note-citation><text:note-body><text:p text:style-name="P16">Puede verse una iniciativa de bibliotecas de centros de educación superior de Estados Unidos para remover las restricciones de préstamos y acceso en estos materiales en Straumshein (2014)</text:p></text:note-body></text:note></text:span>.</text:p>
      <text:p text:style-name="P5">Sin embargo, no se trata solo de cuáles sean las condiciones normativas para la producción y reutilización de estos recursos, sino, como corresponde a un ámbito emergente como éste en nuestro contexto, resulta de vital importancia generar un conocimiento compartido acerca de estas materias capaz de estimular la acción de los distintos operadores e instituciones en el impulso a los REA. Como indican Falconer <text:span text:style-name="T30">et al. </text:span>(2013, p<text:span text:style-name="T155">p</text:span>.25-6), tras su investigación sobre REA en educación de adultos, las cuestiones relativas a las licencias no constituyen ni un problema ni una especial motivación para los y las usuarias pero sí es un problema que se traspasa a los y las administradoras y al corazón de estas plataformas. Por otra parte, las dudas existentes acerca del sistema de licencias libres de los REA retraen la participación de muchos potenciales contribuidores, al sembrarse la duda de que un acceso abierto a estos recursos acabaría con el trabajo de los propios docentes. A este respecto, no sobran las aclaraciones acerca de la protección que otorgan las licencias libres a la obra de los creadores pero también es importante abordar la cuestión desde la perspectiva de la sostenibilidad de estos contribuidores (algo en lo que se profundizará en el siguiente apartado), detallando la manera en que los modelos de negocio de los REA van a promover nuevos empleos al expandir la demanda de educación y delimitar nuevos oficios en la producción de contenidos, la gestión, conservación, promoción, tratamiento con <text:span text:style-name="T113">e</text:span>l alum<text:span text:style-name="T113">ado</text:span>, etc. Asimismo, las organizaciones e instituciones ecuatorianas podrían elaborar guías que de<text:soft-page-break/>jaran claras cuestiones nodales referentes a los derechos de autor, lo que reforzaría la seguridad jurídica del campo, y las potencialidades de estos recursos para usuarios y contribuidores<text:span text:style-name="Ref._20_de_20_nota_20_al_20_pie"><text:note text:id="ftn42" text:note-class="footnote"><text:note-citation>42</text:note-citation><text:note-body><text:p text:style-name="P16">La experiencia de Patricia Bermúdez en la puesta en marcha de distintos repositorios y bibliotecas revela que las dudas acerca de las posibles vulneraciones de los derechos de propiedad intelectual siempre ha supuesto cierto retraso de los proyectos. Una estrategia para aportar seguridad jurídica con el objetivo de desarrollar estos sectores es la del colectivo de base X-Net (http://whois--x.net/consulta-abogados) que, a través de voluntarios, ha atendido unas 5000 consultas individualizadas relativas a propiedad intelectual, controversias de creadores con sociedades de derechos de autor, productores, repositorios, empresas de TIC, liberando estos materiales de asesoría.</text:p></text:note-body></text:note></text:span>.</text:p>
      <text:p text:style-name="P5">En cualquier caso, la expansión de los REA no depende tanto de la claridad de su regulación o de las dificultades técnicas de tal o cual herramienta, sino de lo efectiva que sea la percepción del cambio que pueden vehicular respecto a los regímenes educativos existentes, para lo que son relevantes tanto las campañas comunicativas como la investigación e innovación<text:span text:style-name="Ref._20_de_20_nota_20_al_20_pie"><text:note text:id="ftn43" text:note-class="footnote"><text:note-citation>43</text:note-citation><text:note-body><text:p text:style-name="P14">En el contexto europeo, son reseñables proyectos como SCORE (http://www8.open.ac.uk/score/) y OPAL (http://www.open.ac.uk/iet/main/research-innovation/research-projects/open-educational-quality-initiative-opal), destinados al apoyo y asesoramiento para la creación, publicación, remezcla y reutilización de REA.</text:p></text:note-body></text:note></text:span> respecto a esos aspectos pedagógicos y sociales que mayor desafío pueden suponer a los viejos límites de los sistemas educativos.</text:p>
      <text:list xml:id="list161754503216445" text:continue-list="list161755525322790" text:style-name="Outline">
        <text:list-item>
          <text:list>
            <text:list-item>
              <text:h text:style-name="P62" text:outline-level="2"><text:bookmark-start text:name="__RefHeading__19108_2012303889"/>Sostenibilidad<text:bookmark-end text:name="__RefHeading__19108_2012303889"/></text:h>
            </text:list-item>
          </text:list>
        </text:list-item>
      </text:list>
      <text:p text:style-name="P5">Una característica esencial de los REA es su posible incidencia sobre la sostenibilidad de los procesos educativos, que constituyen además una dimensión clave de la transición hacia una economía social del conocimiento común y abierto. Como veremos a continuación, la expansión de los REA puede suponer ventajas sobre una educación formal en franca expansión en los <text:span text:style-name="T102">Estados</text:span> de la región pero también ampliar los límites clásicos de este escenario educativo, más allá de la capacitación para la mejor atención de las necesidades laborales de los países y apuntando a modelos de producción colectiva (Boutang, 2012), donde una educación ampliada, al igual que unas políticas sociales fortalecidas, resultan decisivas para incidir en un circuito justo y virtuoso de la reproducción social, base de cualquier <text:s/>economía social del conocimiento común y abierto.</text:p>
      <text:p text:style-name="P5"><text:soft-page-break/>Obviamente un eventual aporte de los REA al conjunto de la reproducción social exige que los propios recursos se desplieguen bajo unas condiciones de sostenibilidad y ahí, al igual que ocurre en otros campos emergentes de esta transición hacia la economía social del conocimiento, resulta crítica la situación económica de estos dispositivos y de sus agentes. En el caso de los REA, ello alude a la manera en que se organizan esos recursos. Es decir, cómo se estructura una cadena en que puede realizarse cierto valor, sea, según la orientación del dispositivo, para cubrir los costes de mantenimiento, para remunerar a los contribuidores o para obtener beneficio. Por supuesto, este <text:span text:style-name="T102">«</text:span>modelo de negocio<text:span text:style-name="T102">»</text:span> depende mucho del contexto de desarrollo: por ejemplo, hay <text:span text:style-name="T114">E</text:span>stados como el ecuatoriano donde empiezan a arraigar los primeros REA de cierta escala (bibliotecas y repositorios digitales, sistemas de educación masiva en línea, etc.), principalmente vinculados con grandes instituciones educativas. En otros contextos, existe sin embargo una importante cantidad y heterogeneidad de proyectos de larga trayectoria que se ve, en este punto de maduración, amenazada por dificultades de sostenibilidad económica y técnica.</text:p>
      <text:p text:style-name="P5">De este modo, se vinculan ambos niveles de viabilidad, específica y general, de los REA dentro de la economía social del conocimiento común y abierto. Para ello las ventajas que aportan los REA son numerosas y no solo desde la perspectiva del ahorro, como muestran algunos estudios de caso destacados (sección 4), sino desde las prácticas educativas que pueden desarrollarse y escalarse más allá de pequeños grupos de educación superior o educación no-formal: mejora de la transparencia e igualación de las relaciones de poder disciplinarias que han marcado el régimen escolar (sección 2) pero también, mayor valoración del trabajo de los/as docentes, cuyos materiales podrían ser reutilizados y mejorados por el diálogo de su despliegue en distintos contextos educativos fuera del aula y un potencial de nuevas relaciones entre los alumnos en el aprendizaje colaborativo. De hecho, los distintos equipos a cargo de estos REA entienden que la disponibilidad de recursos de calidad, accesibles y visibles, amén de la disposición principalmente altruista (remunerada o no) de los distintos operadores, son los mayores motivantes de los y las usuarias para utilizar estos recursos, por encima de cuestiones técnicas o de licenciamiento (Falconer <text:span text:style-name="T30">et al.</text:span>, 2013, p<text:span text:style-name="T156">p</text:span>.25 y ss.), si bien esas condiciones técnicas pueden constituir el so<text:soft-page-break/>porte invisible de estos recursos. Lógicamente todas estas potencialidades tienen que verse alimentadas por un esfuerzo en la innovación y experimentación en estas prácticas y dispositivos.</text:p>
      <text:p text:style-name="P5">En cualquier caso, los modelos de sostenibilidad para los REA dependen del tipo de recurso. Aunque cabe establecer múltiples clasificaciones en función de criterios de contenido de los REA, actividades, tipos de agentes y de organización, en este documento solo se explorarán los más significativos para distinguir entre estrategias de sostenibilidad y centrar la cuestión en América Latina. A este respecto, el público al que se dirige el REA lo condiciona notablemente. Por una parte, se desarrollan recursos para docentes, que suelen proveer de contenidos menos acabados y más baratos, aprovechando la mayor experticia de su público y el hecho de que no son usuarios/as finales. La consolidación de servicios dentro de los ministerios de educación que pudieran surtir de materiales abiertos, referidos al contenido docente o a su metodología, incorporando espacios de compartición entre los y las mismas docentes, podría coadyuvar mucho a coordinar la actividad docente y mejorar los estándares de calidad en contextos educativos emergentes. Por otra parte, los recursos dirigidos a estudiantes, al ser usuarios/as finales, exigen una elaboración más acabada y en general mayores costes, aunque ello depende de la organización y orientación general del dispositivo: hay una gran diferencia entre los REA que se integran en itinerarios educativos formales y que, por tanto, deben adaptarse a unos requerimientos formales y de contenido y los que se integran en itinerarios extracurriculares, más susceptibles de participación en los contenidos por parte de los usuarios.</text:p>
      <text:p text:style-name="P5">Aunque los poderes públicos estén prestando mayor atención al desarrollo de los REA en relación con los niveles obligatorios y superiores pero reglados del sistema educativo, uno de los ámbitos de mayor desarrollo efectivo ha sido la educación permanente. Estos REA suelen tener mayores dificultades para acreditar oficialmente sus contenidos, así como para mantener equipos estables de asistencia docente y técnica; factores que perjudican mucho su sostenibilidad a medio plazo. Sin embargo, al poder insertarse de manera más flexible en ecosistemas locales de docentes y estudiantes y adaptar los contenidos y pedagogías, pueden tener mayores efectos de em<text:soft-page-break/>poderamiento de los y las usuarias (<text:span text:style-name="T60">Dholakia </text:span><text:span text:style-name="T61">et al.</text:span><text:span text:style-name="T60">, 2006) </text:span>y mejorar la eficacia de los procesos docentes en contextos donde la institucionalidad educativa formal no obtiene buenos resultados<text:span text:style-name="Ref._20_de_20_nota_20_al_20_pie"><text:note text:id="ftn44" text:note-class="footnote"><text:note-citation>44</text:note-citation><text:note-body><text:p text:style-name="P22">En Europa se identifica una heterogeneidad de proyectos de este tipo. Desde la tradición de formación especializada técnica en manuales de FLOSS para el <text:span text:style-name="T31">software</text:span> libre (https://www.flossmanuals.net/) y la Free Technology Academy (http://ftacademy.org/) a proyectos amplios de compartición de recursos educativos para docentes y usuarios, como LeMill (http://lemill.net) y fuerte participación de la comunidad, como la Peer to peer university (https://p2pu.org/es/) a pequeños proyectos, sostenidos por movimientos de base, de repositorios, bibiliografías y reseñas como Bookcamping (http://bookcamping.cc/) o de formación política, como Nociones Comunes (http://www.traficantes.net/nociones-comunes).</text:p></text:note-body></text:note></text:span>. En general, un mayor peso de los contenidos y procesos informales también permite la experimentación con prácticas emergentes de compartición, co-gestión y coevaluación de los y las usuarias, construcción colaborativa y de reutilización de contenidos, sea por parte de esas comunidades de aprendizaje o de usuarios individuales, respecto a los que también se dan altos niveles de reutilización<text:span text:style-name="Ref._20_de_20_nota_20_al_20_pie"><text:note text:id="ftn45" text:note-class="footnote"><text:note-citation>45</text:note-citation><text:note-body><text:p text:style-name="P16">Por ejemplo, el acceso al Open Courseware del MIT en 2009 fue en el 43% <text:span text:style-name="T115">de los casos </text:span>dentro de contextos de auto-aprendizaje (ver: http://ocw.mit.edu/ans7870/global/09_Eval_Summary.pdf).</text:p></text:note-body></text:note></text:span>.</text:p>
      <text:p text:style-name="P5">Una dinámica que ha corrido paralela y a veces articulada con estos REA y que comparte buena parte de su filosofía, son las comunidades de aprendizaje en línea y fuera de ella. Estas prácticas van mucho más allá de las TIC, que operan tanto como eventual catalizador como un factor de tensión. De hecho, el reto de estas comunidades es integrar los elementos tecnológicos con las condiciones relacionales imprescindibles para hacer<text:span text:style-name="T115">las</text:span> viables, para lo que es fundamental el apoyo de las instituciones públicas, al menos en esta fase de desarrollo. Al conectar a las comunidades especializadas con ambientes de compartición, la construcción de conocimiento puede ser capaz de activar una polinización transversal y continuada de ideas de mejora (Bereiter, 2002). De hecho, el contraste de una educación organizada a través de estas comunidades de pares, con más o menos mediación tecnológica, respecto a los modelos disciplinarios anteriores es notable. Como subraya el Free Culture Forum (2010, p.9), <text:span text:style-name="T102">«</text:span>las barreras entre quien aprende y quien enseña cada vez son más bajas y empiezan a aparecer nuevos métodos educativos. Las comunidades abiertas y la participación en procesos de producción entre pares son de enorme valor para el aprendizaje. Por ello, instamos a las instituciones y comunidades educativas a:</text:p>
      <text:list xml:id="list5077382486998504464" text:style-name="L6">
        <text:list-item>
          <text:p text:style-name="P50"><text:soft-page-break/>Fomentar el trabajo en colaboración entre profesores y estudiantes para producir conocimiento.</text:p>
        </text:list-item>
        <text:list-item>
          <text:p text:style-name="P50">Estimular a los estudiantes para que se impliquen en enseñar a sus compañeros.</text:p>
        </text:list-item>
        <text:list-item>
          <text:p text:style-name="P50">Compartir las atribuciones entre los educadores y los estudiantes.</text:p>
        </text:list-item>
        <text:list-item>
          <text:p text:style-name="P50">Promover el trabajo colaborativo e interdisciplinario entre los educadores de distintos campos.” </text:p>
        </text:list-item>
      </text:list>
      <text:p text:style-name="P7">Como es obvio, el potencial innovador de estas comunidades no resuelve la cuestión, sino que al contrario la abre, acerca de cuál es el rol de la educación institucional en una época crecientemente dominada por las tecnologías y las posibilidades de colaboración que habilitan. En su artículo «Minds on fire», John Seely Brown y Richard Adler (2008) intentan responder a esa cuestión considerando la potencia educativa de las redes sociales. Del mismo modo en que las comunidades de iguales están transformando la elaboración de <text:span text:style-name="T30">software</text:span>, Brown y Adler aventuran que las comunidades sociales de aprendizaje van a transformar los procesos productivos en la educación. Como observan, Internet y las tecnologías de redes relacionadas están haciendo posible una revolución en el aprendizaje social interdependiente respecto a las comunidades de prácticas altamente distribuidas<text:span text:style-name="Ref._20_de_20_nota_20_al_20_pie"><text:note text:id="ftn46" text:note-class="footnote"><text:note-citation>46</text:note-citation><text:note-body><text:p text:style-name="P16"><text:span text:style-name="T103">«</text:span>En el sistema educativo cartesiano tradicional, los estudiantes pueden dedicar años al estudio de una asignatura; solo después de acumular suficiente conocimiento (explícito) se espera que puedan empezar a adquirir conocimiento (tácito) o práctica acerca de cómo ser un profesional activo en cierto campo. Sin embargo, si se considera el aprendizaje como el proceso de integrar una comunidad de prácticas este patrón se revierte y se hace posible que nuevos estudiantes se inscriban en este <text:span text:style-name="T103">«</text:span>aprender a ser<text:span text:style-name="T103">»</text:span> incluso si son los que enseñan el contenido de ese campo. Esto anima la práctica de lo que John Dewey denominó 'investigación productiva', esto es, el proceso de búsqueda de conocimiento cuando se hace necesario para asumir una tarea concreta<text:span text:style-name="T103">»</text:span> (Brown y Adler, 2008<text:span text:style-name="T116">, p.</text:span>20).</text:p></text:note-body></text:note></text:span>. </text:p>
      <text:p text:style-name="Quotations"><text:span text:style-name="T60">Necesitamos construir prácticas compartidas, distribuidas y reflexivas dentro de las que las experiencias se recojan, se examinen críticamente, se articulen, se comenten y se pongan a prueba en nuevos contextos. </text:span>Esto podría denominarse <text:span text:style-name="T102">«</text:span>aprender sobre el aprender», una operación de autoarranque en la que educatores/as, junto con estudiante aprendan conjuntamente. (Brown y Adler, 2008, p.28).</text:p>
      <text:p text:style-name="P5"><text:soft-page-break/>Se trata de un aprendizaje <text:span text:style-name="T102">«</text:span>basado en la pasión<text:span text:style-name="T102">»</text:span>, en el que los y las estudiantes se convierten en aprendices en redes sociales autoorganizadas y donde disfrutan de una integración más activa en el proceso educativo, por ejemplo a través de la constante transformación de los propios materiales docentes. Las TIC pueden ser un buen almacén de herramientas para estos procesos pero la sostenibilidad de tales comunidades va mucho más allá de la renovación de los equipos y las infraestructuras. También tiene que mirar más allá de los escenarios educativos más establecidos, como hemos mostrado en otros documentos al analizar dispositivos de intercambio de saberes (Figuereido <text:span text:style-name="T30">et al.</text:span>, 2014, p.8) o de educación comunitaria intercultural (Crespo y Vila-Viñas, 2015, p.27).</text:p>
      <text:list xml:id="list161754020891582" text:continue-list="list161754503216445" text:style-name="Outline">
        <text:list-item>
          <text:list>
            <text:list-item>
              <text:list>
                <text:list-item>
                  <text:h text:style-name="P66" text:outline-level="3"><text:bookmark-start text:name="__RefHeading__19110_2012303889"/>Acreditación<text:bookmark-end text:name="__RefHeading__19110_2012303889"/></text:h>
                </text:list-item>
              </text:list>
            </text:list-item>
          </text:list>
        </text:list-item>
      </text:list>
      <text:p text:style-name="P5">Aparte de las innovaciones tecnológicas y comunitarias, la sostenibilidad de los REA depende de una serie de condiciones institucionales. Respecto a los grandes REA (proyectos estratégicos de distintos <text:span text:style-name="T102">Estados</text:span> latinoamericanos), el reto es consolidar unos regímenes institucionales que ayuden a superar en el medio plazo la dependencia financiera de las instituciones públicas o de las grandes fundaciones, según el contexto. La combinación de una fuerte inversión pública con altos estándares de calidad en el contenido, vínculo con los sistemas de ciencia, participación y transparencia (nada ajeno a la doctrina FLOK) son las mejores garantías de sostenibilidad de estos REA y de eficiencia en la inversión pública. </text:p>
      <text:p text:style-name="P5">Una de las condiciones esenciales para la sostenibilidad de los REA es el régimen de acreditación de los programas que se articulan a través de estos materiales y pedagogías. Cuestión crítica para el desarrollo de estos REA en la educación superior y, en general, dentro de los distintos niveles de educación reglada. Particularmente en contextos donde la educación superior está viviendo procesos de emergencia, la acreditación de prácticas formativas aún poco asentadas en la educación formal es importante para que los nuevos profesionales no se vean perjudicados por haber desarrollado su especialización a través de comunidades de aprendizaje y dinámi<text:soft-page-break/>cas más informales<text:span text:style-name="Ref._20_de_20_nota_20_al_20_pie"><text:note text:id="ftn47" text:note-class="footnote"><text:note-citation>47</text:note-citation><text:note-body><text:p text:style-name="P16">Por ejemplo, los y las profesionales reunidas en la mesa de cultura de la Cumbre del Buen Conocer incidieron en la importancia de la acreditación de la educación no formal para el sector, tanto para el reconocimiento de sus profesionales como para una formación sostenible de públicos a través de este tipo de comunidades y procesos. Aunque desde otra perspectiva, la mesa y el documento de saberes ancestrales (Crespo y Vila-Viñas, 2015) han revelado dificultades análogas en la acreditación y reconocimiento de estos conocimientos y de sus portadores/as.</text:p></text:note-body></text:note></text:span>. Pero sobre todo es fundamental para el mismo desarrollo de estos REA, dado que, como corresponde a este tipo de economía, existe un círculo virtuoso entre los esfuerzos institucionales por mejorar la calidad, las posibilidades de acreditación, el crecimiento de los y las usuarias (alentadas por la reputación de la institución o la comunidad de aprendizaje) y su misma contribución a la renovación del ciclo. </text:p>
      <text:p text:style-name="P5">En contextos institucionales emergentes, como el ecuatoriano, donde las prioridades todavía se centran en el fortalecimiento de la institucionalidad básica de la educación superior, existen buenos motivos para extremar el rigor en el reconocimiento de los contextos educativos donde proliferan los REA con más celeridad. Sin embargo, esta lógica prevención ante los fraudes y desviaci<text:span text:style-name="T122">o</text:span>n<text:span text:style-name="T122">es</text:span> en este campo no debe despistar respecto a la importancia de la acreditación para el desarrollo de los REA. </text:p>
      <text:p text:style-name="P5">Ante esta situación, amén de los impulsos institucionales para aumentar la calidad, hay que situar el foco sobre la evaluación, ya que una evaluación adecuada favorece todo el ciclo de producción, uso, participación y finalmente acreditación de los REA. En el contexto de precariedad y novedad en que se dan muchos REA, resulta difícil instaurar una cultura de la evaluación. Sin embargo, si el horizonte se pone en la acreditación y utilidad formativa, resulta imprescindible contar con valoraciones fiables del funcionamiento y los resultados. Esto es algo que beneficia también a la reputación de las instituciones e incentiva la participación.</text:p>
      <text:p text:style-name="P5">Aunque las propias condiciones de muchas comunidades de aprendizaje y prácticas de educación continua, a diferencia de programas más formales, hagan difícil estandarizar y consolidar la evaluación, lo cierto es que se trata de los espacios donde, precisamente debido a estas condiciones, más se puede innovar en la revisión y evaluación entre pares<text:span text:style-name="Ref._20_de_20_nota_20_al_20_pie"><text:note text:id="ftn48" text:note-class="footnote"><text:note-citation>48</text:note-citation><text:note-body><text:p text:style-name="P16">También son conocidas las posibilidades de reconfiguración de las dinámicas educativas que se abren con herramientas como la evaluación entre pares de la tecnología <text:span text:style-name="T123">edX</text:span> (https://www.edx.org/), siquiera el uso práctico esté muchas veces inspirado en el ahorro de costes en cuanto a los evaluadores profesionales.</text:p></text:note-body></text:note></text:span>. Por supuesto, <text:soft-page-break/>en el caso de los programas inscritos en instituciones educativas que pretenden acreditación, consolidar rutinas de evaluación resulta imprescindible para su viabilidad. </text:p>
      <text:p text:style-name="P5">De manera más difusa que los citados procesos de evaluación, el incremento de dinámicas de investigación asociadas a los REA también constituye un factor relevante para su sostenibilidad. Como es obvio, tales prácticas deben incorporar de forma definitiva condiciones de transparencia, colaboración y rendición de cuentas. Ello no solo es exigible para REA financiados con dinero público. Estas dinámicas de investigación colaborativa también pueden favorecer la participación en programas más pequeños y comunidades de aprendizaje, amén de ser otro canal formativo. En particular, parece importante incidir en la investigación sobre innovación pedagógica, debido a la mejora de los resultados y procesos cuando los contenidos se elaboran en las condiciones de adaptación a los ambientes de aprendizaje que se han señalado<text:span text:style-name="Ref._20_de_20_nota_20_al_20_pie"><text:note text:id="ftn49" text:note-class="footnote"><text:note-citation>49</text:note-citation><text:note-body><text:p text:style-name="P16">Puede verse gráficamente una revisión de la literatura al respecto en http://www.mindmeister.com/fr/76726554/oer-use-reuse-landscape.</text:p></text:note-body></text:note></text:span>. Una mejora de esas prácticas también permite a medio plazo implicar a los y las estudiantes en la producción y desarrollo de contenidos, aprovechando esa inteligencia colectiva sin gran costo económico (Butcher, 2011).</text:p>
      <text:p text:style-name="P5">En segundo lugar, conviene reforzar la investigación sobre innovación tecnológica de estos recursos, centrada en aspectos de accesibilidad, interoperabilidad, posibilidades de reutilización, calidad técnica, licenciamiento adecuado y soluciones jurídicas en general, dado que mejorar las condiciones de acceso efectivo (<text:span text:style-name="T30">discoverability</text:span>) y almacenamiento es fundamental para incrementar la base social de estos recursos, su participación y el conjunto de su calidad.</text:p>
      <text:p text:style-name="P5">Por último, debido al carácter incipiente de este tipo de recursos, para su escalabilidad, resulta crucial que las investigaciones hagan visible el impacto socioeconómico actual y potencial de los REA. En sentido específico, visibilizar el uso más eficiente de recursos, la mejora de resultados y la adaptación a los ambientes de aprendizaje de determinadas poblaciones. <text:soft-page-break/>Con carácter general, mostrar el impacto de estas innovaciones es fundamental para reforzar el conjunto de la transición hacia una <text:s/>economía social del conocimiento común y abierto, donde estas comunidades de aprendizaje fortalecidas pueden operar como verdaderos dispositivos de polinización. En cualquier caso, ello requiere también mejorar nuestros conocimientos acerca de cómo estos materiales y programas pueden responder a la evolución de las necesidades productivas y a las transformaciones del trabajo y de los usos sociales del aprendizaje. </text:p>
      <text:p text:style-name="P5">Ahora bien, aunque todo ello puede ayudar a la acreditación, cuestión importante para <text:span text:style-name="T102">Estados</text:span> con una institucionalidad educativa incipiente, el objetivo último no puede ser la acreditación como tal. Más bien se trata de lo que el reconocimiento formal puede suponer para que estos recursos tengan impacto a escala sistémica sobre la <text:s/>economía social del conocimiento común y abierto.</text:p>
      <text:list xml:id="list161755131240400" text:continue-numbering="true" text:style-name="Outline">
        <text:list-item>
          <text:list>
            <text:list-item>
              <text:list>
                <text:list-item>
                  <text:h text:style-name="P66" text:outline-level="3"><text:bookmark-start text:name="__RefHeading__19112_2012303889"/>Cooperación y relacionamiento institucional<text:bookmark-end text:name="__RefHeading__19112_2012303889"/></text:h>
                </text:list-item>
              </text:list>
            </text:list-item>
          </text:list>
        </text:list-item>
      </text:list>
      <text:p text:style-name="P5">Por encima de los REA como tales, un factor relevante de sostenibilidad es el ecosistema institucional en que se desarrollen; no solo en lo referido a sus propias instituciones, sino a la generalidad del sistema de educación, investigación y producción. En general, el problema a este respecto es que, en un contexto de expansión del <text:span text:style-name="T30">mercado educativo</text:span> y de programas aún incipientes, las instituciones que impulsan los grandes programas basados en REA suelen seguir estrategias competitivas por los recursos económicos y la reputación. Incluso cuando la relación no es competitiva, tampoco suele ser de cooperación. Al contrario, los distintos programas e instituciones se encuentran desarticulados respecto a cuestiones fundamentales para el desarrollo del sector, como las especificaciones técnicas, los estándares, conjuntos de metadatos, formatos e interoperabilidad. Y algo similar ocurre respecto a cuestiones de fondo como los contenidos, en particular en cuanto a cursos introductorios y de nivelación<text:span text:style-name="Ref._20_de_20_nota_20_al_20_pie"><text:note text:id="ftn50" text:note-class="footnote"><text:note-citation>50</text:note-citation><text:note-body><text:p text:style-name="Footnote"><text:span text:style-name="T74">Puede verse una crítica a esta situación, sobre todo en lo que respecta a los cursos de educación continua en Falconer </text:span><text:span text:style-name="T35">et al.</text:span><text:span text:style-name="T74">, (2013</text:span><text:span text:style-name="T117">, p</text:span><text:span text:style-name="T118">p</text:span><text:span text:style-name="T117">.</text:span><text:span text:style-name="T74">40 y ss).</text:span></text:p></text:note-body></text:note></text:span>.</text:p>
      <text:p text:style-name="P5"><text:soft-page-break/>Por fortuna, la proliferación de estos programas y de los consiguientes problemas comunes han sido un incentivo para aumentar las colaboraciones entre instituciones y sectores. A la hora de plantear los desarrollos iniciales de estos recursos en Ecuador, conviene remitir a las modalidades de consorcio desde las que se han desarrollado muchos de estos recursos, como por ejemplo el edX, que implica a instituciones como el MIT, Harvard o Berkeley, a partir de contribuciones periódicas y de la compartición de los recursos. Ello supone todo un cambio de enfoque respecto a la primera fase de levantamiento institucional de los REA y ha aumentado notablemente su uso y por lo tanto sus posibilidades de retorno. El reto institucional del país en tal sentido es articular las inversiones de las distintas instituciones educativas públicas y privadas, conservando la calidad y especificidad de los contenidos y asegurando un ecosistema técnico y jurídico donde la apertura, la participación y nuevas dosis de horizontalidad y reutilización de los recursos se asuman como las condiciones de viabilidad de estos proyectos. Razonamientos evidentes de reducción de costes y eficiencia en la conformación de economías de escala avalan esta opción (Butcher, 2011).</text:p>
      <text:p text:style-name="P5">Vinculado a esta capacidad de cooperación, un factor de sostenibilidad es precisamente la capacidad de resiliencia de los programas con REA y sus posibilidades efectivas de reutilización. En tal sentido, cuantificar este efecto de la reutilización es clave para mostrar la eficacia del trabajo colaborativo y abierto, para lo que parece además necesario distinguir entre las fases de primera producción de los REA con las etapas posteriores de reutilización, que no dejan de implicar trabajos de traducción, adaptación, actualización, remezcla, etc. Toda esta dimensión ética de la producción no es por tanto un mandato exterior, sino que forma parte de las condiciones ambientales en que los REA son capaces de atraer la colaboración y activar circuitos virtuosos de producción.</text:p>
      <text:list xml:id="list161754973888169" text:continue-numbering="true" text:style-name="Outline">
        <text:list-item>
          <text:list>
            <text:list-item>
              <text:list>
                <text:list-item>
                  <text:h text:style-name="P66" text:outline-level="3"><text:bookmark-start text:name="__RefHeading___Toc287734368"/><text:bookmark-start text:name="__RefHeading__19114_2012303889"/>Modelo de negocio sostenible de economía social para los recurso<text:span text:style-name="T123">s</text:span> educativo<text:span text:style-name="T93">s</text:span> abierto<text:span text:style-name="T93">s</text:span><text:bookmark-end text:name="__RefHeading___Toc287734368"/><text:bookmark-end text:name="__RefHeading__19114_2012303889"/></text:h>
                </text:list-item>
              </text:list>
            </text:list-item>
          </text:list>
        </text:list-item>
      </text:list>
      <text:p text:style-name="P5">Aparte de la institucional, la cuestión de la sostenibilidad tiene una clara dimensión económica que, sin embargo, no puede considerarse solo desde <text:soft-page-break/>el criterio marginalista de las utilidades que estos REA pueden producir en el mercado, sino que debe incorporar sus externalidades positivas. A través de estos recursos, se desarrollan dinámicas educativas que tienen distintos efectos benéficos sobre la sostenibilidad y accesibilidad, en el marco de una economía basada en los comunes. Este criterio es importante porque, al igual que otros servicios básicos vinculados a derechos humanos, su sostenibilidad no puede medirse solo en el marco estrecho de la generación de ingresos y reducción de costes, sino que debe considerarse en la escala de sus aportes a la productividad social en su conjunto. Sin duda, la suerte de este cambio de paradigma viene sujeta a la capacidad de las investigaciones para producir datos que avalen ese impacto socioeconómico general de los REA que se señaló antes. </text:p>
      <text:p text:style-name="P5">Ahora bien, incluso desde esta perspectiva, sí es deseable afinar al máximo la dimensión económica de los REA para reducir su dependencia respecto a la financiación directa de instituciones públicas y grandes fundaciones y aumentar su escalabilidad e impacto, pasando de una minoría de <text:span text:style-name="T102">«</text:span>pioneros/as<text:span text:style-name="T102">»</text:span> a una gran masa de usuarios/as y mostrando la viabilidad en todos los niveles posibles de esta economía de los comunes y la producción social. En este sentido, la cuestión de la sostenibilidad varía mucho en función del tipo de REA de que se trate. Por una parte, los proyectos de comunidades de aprendizaje relativamente pequeños y autónomos pueden referir sus sostenibilidad al trabajo voluntario o a tiempo parcial de un pequeño grupo implicado pero los proyectos que pretenden tener un impacto general sobre los sistemas educativos tienen que considerar prioritaria la investigación acerca de cómo hacer sostenibles sus proyectos en términos financieros, organizacionales y técnicos a medio plazo. No se trata tanto de sustituir totalmente el apoyo público o privado sin contraprestación directa, que se justifica bien en el aporte que el desarrollo de estas herramientas hace a la generalidad de la producción social, sino de que ganen autonomía, impacto y eficiencia. En el contexto latinoamericano, donde es reciente la incorporación de las instituciones públicas a la promoción de estas herramientas, la situación no es tan perentoria como en Europa y Estados Unidos, donde ya se ha superado el pico de la primera explosión de estos REA y el clima de austeridad obliga a la nueva multitud de MOOC, plataformas y recursos creados a entrar en una fase de madurez, perfec<text:soft-page-break/>cionamiento, cooperación, en busca de una sostenibilidad proyectual y sectorial (<text:span text:style-name="T124">SURF</text:span>, 2012).</text:p>
      <text:p text:style-name="P5">Una particularidad definitiva de los REA es precisamente que su carácter abierto permite aprovechamientos insospechados pero también convierte en impracticables las antiguas vías de retorno en la educación, basadas en distintas formas de cercamientos, más o menos insuperables o arbitrarios. La ventaja de tal régimen de apertura es su capacidad para atraer hacia el trabajo colaborativo a una multiplicidad de actores en todas las situaciones de los procesos educativos, con un beneficio social generalizado. Este modelo de producción, aunque echa mano frecuentemente del trabajo voluntario, también genera enormes externalidades positivas. La desventaja es que todavía tienen que prefigurarse las vías de retorno para estas colaboraciones que las hagan sostenibles en el tiempo y que compensen la base altruista de los actuales contribuidores a los REA (Falconer et al., 2013, p.40). Los retornos de largo alcance, como la reputación, deben equilibrarse con retornos más directos si los REA tienen la aspiración de desplazar, en el ámbito educativo, a los procesos excluyentes de realización del valor del capitalismo cognitivo, más allá de la audacia de algunos proyectos.</text:p>
      <text:p text:style-name="P5">En este sentido, la investigación ha tratado de delimitar distintas vías de retorno y factores que favorecen la sostenibilidad directa de estos REA (Sharples <text:span text:style-name="T30">et al.</text:span>, 2012), incluso si partimos de la prevención de que la captación de fondos de inversión tiene más relación con las necesidades del capitalismo financiero que con la propia <text:span text:style-name="T125">pertinencia</text:span> de los objetos de inversión.</text:p>
      <text:p text:style-name="P5">Una primera posibilidad puede ser dar espacio a publicidad en estos programas o a la explotación de los datos de los/as usuarios/as, que son un material de alto valor, por ejemplo, para procesos de selección de personal o de evaluación, sobre todo si se piensa en plataformas de educación masiva. Como también ocurre en el terreno de la cultura libre, este modelo presenta inconvenientes respecto al mantenimiento de la autonomía de los programas y es poco aceptado por unos/as usuarios/as que aquí están llamados a tener un papel muy alejado de los simples consumidores pasivos. Cuestión distinta es que las instituciones públicas puedan encontrar un re<text:soft-page-break/>torno añadido en desarrollar estos recursos si la participación masiva de la ciudadanía en procesos de educación permanente le permite también seleccionar ciertos perfiles laborales para integrar nuevos equipos de trabajo o hacer mejoras en los procesos de gestión del talento humano<text:span text:style-name="Ref._20_de_20_nota_20_al_20_pie"><text:note text:id="ftn51" text:note-class="footnote"><text:note-citation>51</text:note-citation><text:note-body><text:p text:style-name="P16">En el sector privado, un ejemplo de esta actividad de mediación entre los datos de los estudiantes y los departamentos de los recursos humanos de las empresas es el modelo de negocio de MOOC de Udacity (https://www.udacity.com/).</text:p></text:note-body></text:note></text:span>.</text:p>
      <text:p text:style-name="P5">Así, otra vía de retorno puede provenir de los propios beneficios que los REA reviertan sobre las instituciones y administraciones que los cobijan, sea a través del ofrecimiento de servicios añadidos a sus asociados, sea a través del arrendamiento de esos servicios a otras instituciones o sea a partir del ahorro que el desarrollo de REA les ha producido (por ejemplo, el ahorro en libros de texto que una institución proveía a sus estudiantes si se han desarrollado como materiales abiertos). En el caso ecuatoriano no es difícil pensar cuántas organizaciones sociales y ONG podrían participar en condiciones favorables de un consorcio de educación masiva abierta en el que aportaran los contenidos en que son especialistas y vieran así aumentar su grado de difusión y cumplimiento de objetivos, a la par que las instituciones públicas podrían tener contenidos especializados en áreas de su interés. </text:p>
      <text:p text:style-name="P5">Desde esta perspectiva, tampoco hay motivo para que las colaboraciones y reutilizaciones se limiten a un ámbito nacional. Algunas instituciones universitarias latinoamericanas ya han iniciado colaboraciones internacionales desde este enfoque<text:span text:style-name="Ref._20_de_20_nota_20_al_20_pie"><text:note text:id="ftn52" text:note-class="footnote"><text:note-citation>52</text:note-citation><text:note-body><text:p text:style-name="P16">La Universidad Federal Fluminense ya ha trabajado en proyectos comunes en esta materia con Open Learn de Reino Unido (Dos Santos, 2011) y hay experiencias de traducción de distintos cursos de la Universidad Tecnológica de Delft a universidad de Curacao, Indonesia o Sudáfrica. En otros contextos, pueden verse los ejemplos de colaboración y traducción de cursos en Universia (http://www.universia.net/) y Opensource Opencourseware Prototype System (OOPS) (http://oops.editme.com/).</text:p></text:note-body></text:note></text:span> pero la oportunidad de afianzar estas alianzas tiene una dimensión regional evidente, debido a la generalidad de los procesos de inversión en educación en todos los niveles y de formación de<text:span text:style-name="T126">l personal </text:span>público en estos <text:span text:style-name="T102">Estados</text:span>. Además y como ya se expuso, una mejor articulación institucional permite aumentar la cantidad de usuarios, de materiales y de dinámicas colaborativas. Desde la perspectiva latinoamericana, el reto es precisamente cómo aprovechar la gran cantidad de REA que <text:soft-page-break/>se han desarrollado desde otras latitudes, traduciendo esa producción desde una perspectiva postcolonial a las realidades y necesidades regionales y locales. </text:p>
      <text:p text:style-name="P5">Esto aparte, pueden señalarse algunas otras vías de retorno más directas, especialmente eficaces para pequeños proyectos sin mucha capacidad de negociación institucional. Una medida puede ser la contribución de los autores al recurso o la plataforma a través de un modelo similar al pago por el proceso de publicación del artículo (<text:span text:style-name="T30">article processing charge</text:span>, APC), que funciona en el ámbito de la publicación de revistas científicas, en el entendido de que esos autores o las instituciones a que pertenecen quieran fortalecer la plataforma en cuestión por distintos motivos de reputación, colaboración, etc. Del lado de los y las usuarias, también pueden pensarse modelos <text:span text:style-name="T30">freemium</text:span>, donde dentro de un marco general de gratuidad, los y las usuarias pagan determinados servicios de tutoría, dirección y evaluación de trabajos o certificación de los avances. En particular, el modelo de cursos gratuitos pero con pago necesario por la certificación de su superación se ha extendido en las plataformas de formación masiva en línea (MOOC) y constituye un medio de sostenibilidad destacado del proyecto UPEx-Forma<text:span text:style-name="Ref._20_de_20_nota_20_al_20_pie"><text:note text:id="ftn53" text:note-class="footnote"><text:note-citation>53</text:note-citation><text:note-body><text:p text:style-name="P16">https://www.upex.edu.ec/.</text:p></text:note-body></text:note></text:span>, tal como se está implementando en Ecuador. Obviamente la capacidad de la institución para exigir pago por estos servicios depende de dos factores. En primer lugar, de su calidad y de la reputación de la institución acreditante, de manera que, una vez más en este tipo de economía social del conocimiento común y abierto, es inescindible la relación entre ética y sostenibilidad. En segundo lugar, depende de los mismos problemas de acreditación que se han señalado arriba y que difieren el valor último de estos certificados al régimen de validación estatal de este tipo de proceso de formación. En este sentido, la ventaja es que, en el contexto de una educación abierta, sea también más sencillo llegar a acuerdos de colaboración con universidades de prestigio que, aun dentro del marco de jerarquización internacional del saber científico, puedan coadyuvar al reconocimiento de estas prácticas pedagógicas en <text:span text:style-name="T102">Estados</text:span> como el ecuatoriano.</text:p>
      <text:p text:style-name="P5"><text:soft-page-break/>Por último, ya se ha indicado que los modelos más ambiciosos de REA en el país, sobre todo los que implican materiales escolares básicos, educación superior y formación continua para profesionales se desarrollan gracias a un fuerte apoyo de una institución determinada, pública o con gran capacidad financiera. Desde nuestra perspectiva, el principal problema de este modelo es su dependencia del poder político de cada coyuntura, así como la perpetuación del mantra neoliberal de que tales modelos basados en los comunes no resultan sostenibles. Como ya se indicó, un análisis más profundo sí revela la rentabilidad de estos modelos, de manera análoga a la de los grandes proyectos de inversión pública en infraestructuras físicas (carreteras, <text:span text:style-name="T127">ferrocarril</text:span>, etc.) y humanas (educación, salud, etc.) que fueron la base del crecimiento occidental de los Treinta Gloriosos del siglo XX. Por supuesto, la investigación en la materia tiene el reto de estandarizar y hacer visible ese impacto socioeconómico.</text:p>
      <text:p text:style-name="P5">No tanto desde la perspectiva de las instituciones que impulsan los REA, sino desde la de los y las trabajadoras y contribuidoras concretas a estos recursos, también hay que identificar nuevas vías de retorno, que completen las remuneraciones por las funciones más clásicas de docencia e investigación. En este sentido, lo fundamental es reforzar el reconocimiento del aporte de estas contribuciones a la producción social, de modo que sea lógico retribuir a sus sostenedoras, sea directamente por el trabajo vinculado a la adaptación de contenidos, traducción, tutoría y seguimiento, sea indirectamente a través de un refuerzo del reconocimiento académico e institucional de este trabajo. <text:span text:style-name="T127">Esto</text:span> fortalecería <text:span text:style-name="T127">también </text:span>la expansión de estos programas de educación abierta y beneficiaría finalmente la calidad y eficiencia de los sistemas educativos que se encuentran ahora con esta novedad, a veces incómoda, en su seno. </text:p>
      <text:p text:style-name="P5">Así pues, si se considera que el principal obstáculo para la escalabilidad de estos medios en el contexto latinoamericano contemporáneo es el reconocimiento oficial de estos procesos educativos, ya se ha mostrado cómo no existe mejor remedio que la apuesta por la calidad, la cooperación entre instituciones, la evaluación y la investigación en estos programas, amén del mayor reconocimiento <text:span text:style-name="T30">lato sensu</text:span> a sus contribuidores/as. Aunque, en la actualidad, el modelo que puede alcanzar mayor impacto sea el de una <text:soft-page-break/>educación masiva y abierta en línea con apoyo y liderazgo de las instituciones públicas, debido a las limitaciones de una exclusividad de este modelo, los distintos ecosistemas educativos deberían pensar en cómo incorporar de manera accesible y sostenible una constelación de comunidades de aprendizaje e iniciativas basadas en REA que pudieran fortalecer el talento humano e incrementar las contribuciones y las prácticas de educación abierta, pluralizando las actuales experiencias. Esto no implica tanto un apoyo financiero directo, como un favorecimiento de las condiciones que hacen florecer estos modelos más descentralizados de REA, tales como dotar de un buen marco jurídico a sus vías de financiación, institucionalización y acreditación. Pese a la fuerte división de prácticas que se ha consolidado en otros contextos, entre ambos modelos no debe existir una oposición, sino una relación simbiótica, aunque el grado de articulación institucional último sea bajo debido a la existencia de objetivos inmediatos tan distintos.</text:p>
      <text:list xml:id="list161753559145494" text:continue-numbering="true" text:style-name="Outline">
        <text:list-item>
          <text:h text:style-name="P64" text:outline-level="1"><text:bookmark-start text:name="__RefHeading__19116_2012303889"/><text:bookmark-start text:name="__RefHeading___Toc287734369"/>Estudio de casos<text:bookmark-end text:name="__RefHeading__19116_2012303889"/><text:bookmark-end text:name="__RefHeading___Toc287734369"/></text:h>
        </text:list-item>
      </text:list>
      <text:p text:style-name="P5">La clave de bóveda del modelo FLOK es la productividad social de la compartición libre y abierta de conocimiento. Al democratizar el acceso a la tecnología y al conocimiento a través del uso de licencias libres, este enfoque empodera a las comunidades para su participación en la producción y uso de conocimiento. La multitud de experiencias destacables que han aparecido desde la emergencia del pionero Multimedia Educational Resources for Learning and Online Teaching initiative (MERLOT), lanzado en 1997, o el Open Content Project hasta su explosión en el primer foro de REAs en 2002 organizado por la UNESCO es impresionante. En este apartado, se ha querido seleccionar alguno de estos proyectos, sea por su arraigo desde este primer impulso del fin de siglo XX, como Connexions, sea por la nueva arquitectura de la participación y reconocimiento en los procesos educativos, como Peeragogy, sea por su vigencia en el actual escenario <text:soft-page-break/>ecuatoriano<text:span text:style-name="Ref._20_de_20_nota_20_al_20_pie"><text:note text:id="ftn54" text:note-class="footnote"><text:note-citation>54</text:note-citation><text:note-body><text:p text:style-name="P16">Muchas de las prácticas mas destacadas en América Latina tienen que quedarse fuera de referencias más expresas por cuestiones de extensión pero pueden verse más desarrolladas, por ejemplo, en <text:span text:style-name="T129">Burgos </text:span>Aguilar (2010<text:span text:style-name="T116">, p.</text:span>18).</text:p></text:note-body></text:note></text:span>, como el MOOC, que FLOK ha tomado como punta de lanza de la educación abierta en la región.</text:p>
      <text:list xml:id="list161755277875869" text:continue-numbering="true" text:style-name="Outline">
        <text:list-item>
          <text:list>
            <text:list-item>
              <text:h text:style-name="P62" text:outline-level="2"><text:bookmark-start text:name="__RefHeading___Toc287734370"/><text:bookmark-start text:name="__RefHeading__19118_2012303889"/>Connexions. Democratizar los comunes del conocimiento. <text:bookmark-end text:name="__RefHeading___Toc287734370"/><text:bookmark-end text:name="__RefHeading__19118_2012303889"/></text:h>
            </text:list-item>
          </text:list>
        </text:list-item>
      </text:list>
      <text:p text:style-name="P5">Proyecto pionero iniciado en 1999, ConNexions<text:span text:style-name="Ref._20_de_20_nota_20_al_20_pie"><text:note text:id="ftn55" text:note-class="footnote"><text:note-citation>55</text:note-citation><text:note-body><text:p text:style-name="P16">Vé<text:span text:style-name="T157">ase</text:span> http://cnx.org/aboutus/</text:p></text:note-body></text:note></text:span> es un conjunto transdisciplinar de comunes del conocimiento orientado hacia la construcción continuada de herramientas y recursos para todos los niveles educativos (<text:span text:style-name="T46">Baranuik y Cervenka, 2002</text:span>). Aprovechando el formidable crecimiento del <text:span text:style-name="T30">software</text:span> libre, Connexions se diseña para ofrecer a las y los estudiantes y educadores el acceso a recursos modulares en todo el mundo. Los y las autoras que contribuyen a Connexions mantienen los derechos de autor sobre los materiales pero los ponen en libre acceso a través de una licencia <text:span text:style-name="T159">C</text:span><text:span text:style-name="T21">reative </text:span><text:span text:style-name="T22">C</text:span><text:span text:style-name="T21">ommons</text:span>, que Connexions exige precisamente para asegurar la reutilización de los contenidos y el sentido del proyecto. Bajo esta licencia, el o la autora conserva el derecho <text:span text:style-name="T128">de </text:span>atribu<text:span text:style-name="T128">c</text:span>ió<text:span text:style-name="T128">n</text:span> donde quiera que se reutilice el contenido, lo que asegura su reconocimiento.</text:p>
      <text:p text:style-name="P5">Como repositorio de recursos, Connexions es un ambiente globalmente distribuido que transciende la exclusividad de la transmisión de conocimiento dentro del aula. Aunque el conocimiento se ha transmitido tradicionalmente en escenarios altamente formalizados, Connexions ofrece la posibilidad de acceder a un <text:span text:style-name="T30">continuum </text:span>de conocimiento: mediante una arquitectura <text:span text:style-name="T30">peer to peer</text:span> (de distribución entre pares), Connexions opera como una red particular y no-lineal que permite a estudiantes e investigadores/as conectarse con este conocimiento desde cualquier punto de interés. Y lo más importante, al dar a cualquiera acceso a su totalidad, Connexions exhorta a los/as estudiantes y profesores/as a percibir el conjunto del conocimiento con una mirada holística.</text:p>
      <text:p text:style-name="P5"><text:soft-page-break/>La plataforma, diseñada en torno a licencias de contenido abierto, mantiene un ambiente global inclusivo para profesores/as, investigadores/as y estudiantes. Los y las autoras pueden construir o mejorar cualquier contenido en el <text:span text:style-name="T102">«</text:span>contenido común<text:span text:style-name="T102">»</text:span>. Aunque los módulos educativos están codificados en un solo lenguaje (XML), pueden traducirse a múltiples formatos de edición, presentación, lenguaje web..., con el objetivo de maximizar la interoperabilidad. Además, las unidades modulares almacenadas en el “contenido común” pueden combinarse y usarse en una infinita variedad de paquetes de materiales educativos.</text:p>
      <text:p text:style-name="P5">La naturaleza colaborativa de Connexions favorece los intercambios de la participación, lo que mejora de manera continua el repositorio. De este modo, se facilita la auto-organización del <text:span text:style-name="T30">prosumidor</text:span><text:span text:style-name="Ref._20_de_20_nota_20_al_20_pie"><text:note text:id="ftn56" text:note-class="footnote"><text:note-citation>56</text:note-citation><text:note-body><text:p text:style-name="Footnote"><text:span text:style-name="T74">Está noción, surgida de la noción de </text:span><text:span text:style-name="T35">productor </text:span><text:span text:style-name="T74">o </text:span><text:span text:style-name="T35">profesional </text:span><text:span text:style-name="T74">y </text:span><text:span text:style-name="T35">consumidor</text:span><text:span text:style-name="T74">, pretende subrayar la posición mixta de los intervinientes en los procesos de producción contemporáneos, en los que los anteriores usuarios/as pasivos/as han pasado a tener una función enteramente productiva en las dinámicas en que participan.</text:span></text:p></text:note-body></text:note></text:span><text:span text:style-name="T30"> </text:span>sin limitar el acceso. Al usar herramientas de visualización y navegación, quienes desarrollan los currículos pueden explorar continuamente repositorios de recursos altamente escalables. Respecto a la cuestión de la calidad y la evaluación, al usar herramientas editoriales y de revisión posteriores a la publicación, los y las especialistas pueden usar estándares independientes para cosechar materiales de calidad útiles dentro de áreas específicas. Por último, terceros consejos editoriales pueden emplear unos criterios independientes para filtrar y gestionar los materiales brutos en función de sus necesidades.</text:p>
      <text:p text:style-name="P5">Aunque el repositorio <text:span text:style-name="T102">«</text:span>contenido común<text:span text:style-name="T102">»</text:span> se mantiene tecnológicamente centralizado, el objetivo es ampliar su infraestructura hasta poder alcanzar un ecosistema distribuido entre iguales o p2p verdaderamente global. Se trata de un ejemplo concreto de red distribuida que sustenta a comunidades de prosumidores, deliberadamente diseñado para permitir una colaboración global. Desde esta perspectiva, Connexions representa un potente modelo de gran escalabilidad de las redes colaborativas para facilitar el aprendizaje dirigido por los y las usuarias. Es más, a partir de los comunes del conocimiento, ofrece un marco comprehensivo para considerar el de<text:soft-page-break/>sarrollo de herramientas educativas y materiales para la innovación democrática.</text:p>
      <text:p text:style-name="P5">Desde la perspectiva de su impacto socioeconómico, el gran volumen de su producción muestra la relevancia que pueden alcanzar estas iniciativas de colaboración y educación abierta, así como el efecto que ello podría tener dentro de un sistema economómico emergente como el ecuatoriano<text:span text:style-name="Ref._20_de_20_nota_20_al_20_pie"><text:note text:id="ftn57" text:note-class="footnote"><text:note-citation>57</text:note-citation><text:note-body><text:p text:style-name="P18">Para ofrecer una imagen de este impacto, baste señalar que el repositorio de OpenStax, vinculado a Connexions (CNX Library) sobre 22551 módulos educativos: 1366 en Artes, 712 en ciencias empresariales, 2287 en humanidades, 5233 en matemáticas y estadística, etc. (fuente: http://cnx.org/contents y http://oerresearchhub.org/2014/03/31/openstax-college-survey-results-part-i/).</text:p></text:note-body></text:note></text:span>. </text:p>
      <text:p text:style-name="P8">Automáticamente ello conduce a pensar las posibilidades de mejorar los sistemas actuales de compra de libros de texto. Tanto en educación básica como en educación superior, donde además de aumentar no suelen existir muchos apoyos, el coste de los libros es parte del acecho de la deuda sobre los procesos educativos en todo el mundo. A partir de este problema, proyectos como el Washington’s Open Course Library o el UMass Amherst Provost’s Office y el consorcio de bibliotecas de Estados Unidos, <text:span text:style-name="T129">h</text:span>an mostrado el ahorro y las nuevas líneas de negocio <text:span text:style-name="T129">que estos materiales abiertos </text:span>podrían suponer para pequeñas editoriales especializadas, impulsando los cambios curriculares en diversas facultades para incorporar el uso de libros de texto abiertos<text:span text:style-name="Ref._20_de_20_nota_20_al_20_pie"><text:note text:id="ftn58" text:note-class="footnote"><text:note-citation>58</text:note-citation><text:note-body><text:p text:style-name="Footnote"><text:span text:style-name="T74">El estudio piloto de Feldstein </text:span><text:span text:style-name="T35">et al</text:span><text:span text:style-name="T74">. (2012) con 900 alumnos de la Facultad de Negocios de la Universidad estatal de Virginia mostró la posibilidad de una sustitución efectiva de los libros de texto por materiales de estudio con licencias Creative Commons. </text:span></text:p></text:note-body></text:note></text:span>. </text:p>
      <text:p text:style-name="P5">Si se piensa en un sistema de adopción de materiales educativos de este tipo, salvando todas las cuestiones de acreditación y soberanía pertinentes, se encuentran estimaciones de ahorro notables<text:span text:style-name="Ref._20_de_20_nota_20_al_20_pie"><text:note text:id="ftn59" text:note-class="footnote"><text:note-citation>59</text:note-citation><text:note-body><text:p text:style-name="P16">Pueden verse otros ejemplos en la Norwegian National Digital Learning Arena (http://www.openeducationeuropa.eu/en/institution/norwegian-national-digital-learning-arena), centrada en recursos para educación secundaria </text:p></text:note-body></text:note></text:span>. Por ejemplo, otro proyecto de producción de materiales educativos en abierto, como Open Stax<text:span text:style-name="Ref._20_de_20_nota_20_al_20_pie"><text:note text:id="ftn60" text:note-class="footnote"><text:note-citation>60</text:note-citation><text:note-body><text:p text:style-name="P16">Ver una base para este cálculo en http://openstaxcollege.org/news/openstax-college-drops-price-on-every-title</text:p></text:note-body></text:note></text:span>, podría suponer un ahorro estimado de más de <text:span text:style-name="T158">USD 9 </text:span>millones de dólares solo en a las 2.168 escuelas registradas en Quito. Especialmente en Latinoamérica, las propuestas en este campo han avanzado bastante. La <text:soft-page-break/>Red Latinoamericana de Portales Educativos<text:span text:style-name="Ref._20_de_20_nota_20_al_20_pie"><text:note text:id="ftn61" text:note-class="footnote"><text:note-citation>61</text:note-citation><text:note-body><text:p text:style-name="P16">RELPE, ver <text:span text:style-name="T131">http:</text:span>//www.relpe.org/.</text:p></text:note-body></text:note></text:span> ha desarrollado algunas investigaciones en este sentido (RELPE, 2014) y otros proyectos también han abordado la posibilidad de una política pública de producción nacional de libros de textos que fomente la industria local y disminuya la dependencia de las importaciones. Particularmente el proyecto LATin<text:span text:style-name="Ref._20_de_20_nota_20_al_20_pie"><text:note text:id="ftn62" text:note-class="footnote"><text:note-citation>62</text:note-citation><text:note-body><text:p text:style-name="P18">Iniciativa Latinoamericana de Libros de Texto Abiertos. <text:span text:style-name="T130">Véase</text:span> (http://latinproject.org/index.php/es/.</text:p></text:note-body></text:note></text:span>, a cargo de universidad públicas y privadas de América Latina y la U<text:span text:style-name="T130">nión </text:span>E<text:span text:style-name="T130">uropea</text:span>, trabaja en la construcción colaborativa de libros de texto para educación superior. Bajo licencias <text:span text:style-name="T158">Creative Commons</text:span>, los/as docentes pueden después extractarlos, traducirlos, actualizarlos <text:span text:style-name="T130">y</text:span> adaptarlos a su entorno. La plataforma permite también interactuar a docentes y estudiantes, articulando comunidades de aprendizaje que asimismo pueden contribuir a los nuevos textos, etc. En este contexto de apertura, el modelo de retorno para los contribuidores se articula a través de un concurso en el que los docentes participan para recibir financiación que permita la elaboración del libro de texto. Hasta el momento, la producción de libros completos no es muy alta (apenas <text:span text:style-name="T131">veintitrés</text:span> títulos) pero se trata de un modelo con una gran escalabilidad, sobre todo si los distintos ministerios de educación, además de algunas universidades, atienden a esta oportunidad.</text:p>
      <text:p text:style-name="P5">Como es obvio, estas posibilidades de migración hacia lo libre, con beneficios análogos, se están diseñando también en el ámbito del <text:span text:style-name="T30">software</text:span> en sus distintos niveles de uso en educación<text:span text:style-name="Ref._20_de_20_nota_20_al_20_pie"><text:note text:id="ftn63" text:note-class="footnote"><text:note-citation>63</text:note-citation><text:note-body><text:p text:style-name="Footnote"><text:span text:style-name="T74">Como indicamos en la sección 3 y a pesar de las recientes discusiones sobre los efectos individualizadores de estas tecnologías en la educación infantil, existen proyectos señeros en América Latina como CEIBAL en Uruguay (http://www.ceibal.edu.uy/) y Canaima / Canaimitas en Venezuela (http://www.canaimaeducativo.gob.ve/). En la Comunidad Autónoma de Andalucía (España), se ha implementado el proyecto de migración a </text:span><text:span text:style-name="T36">software</text:span><text:span text:style-name="T74"> libre en educación con una implicación de 120.000 profesores/as y 1.800.000 estudiantes (http://www.guadalinexedu.org/portal/). Advertir que otros proyectos con fuerte impacto en educación dentro de América Latina como los mencionados o a escala global, como Novena, Rasperry Pi, Mobistation de UNICEF, One Laptop Per Child (http://one.laptop.org/), etc. pero desde otra perspectiva se han tratado con más profundidad en los documentos de FLOK sobre hardware libre (Lazalde </text:span><text:span text:style-name="T35">et al.</text:span><text:span text:style-name="T74">, 2014).</text:span></text:p></text:note-body></text:note></text:span>. </text:p>
      <text:list xml:id="list161755672361157" text:continue-numbering="true" text:style-name="Outline">
        <text:list-item>
          <text:list>
            <text:list-item>
              <text:h text:style-name="P62" text:outline-level="2"><text:bookmark-start text:name="__RefHeading__19120_2012303889"/><text:soft-page-break/>Peeragogy. Producción entre iguales, aprendizaje entre iguales<text:bookmark-end text:name="__RefHeading__19120_2012303889"/></text:h>
            </text:list-item>
          </text:list>
        </text:list-item>
      </text:list>
      <text:p text:style-name="P5">El proyecto Peeragogy, pedagogía <text:span text:style-name="T30">peer to peer</text:span><text:span text:style-name="Ref._20_de_20_nota_20_al_20_pie"><text:note text:id="ftn64" text:note-class="footnote"><text:note-citation>64</text:note-citation><text:note-body><text:p text:style-name="P16">Vé<text:span text:style-name="T160">ase</text:span> http://peeragogy.org/.</text:p></text:note-body></text:note></text:span>, es una comunidad virtual para favorecer las prácticas reflexivas de aprendizaje y producción entre iguales. El proyecto sintetiza la comunicación y las contribuciones provenientes de un conjunto diverso y global ampliamente distribuido, que incluye profesores/as diseñadores/as y otros/as profesionales, así como estudiantes y <text:span text:style-name="T131">aficionados</text:span>/as. El proyecto se ha desplegado a partir de un abanico de aplicaciones prácticas del aprendizaje y la producción entre iguales, dentro de las aulas, en comunidades, emprendimientos, etc. </text:p>
      <text:p text:style-name="P5">Como antecedentes, debe citarse el proyecto de <text:span text:style-name="T60">PlanetMath.org, que se fundó en 2001 como un espacio para debatir y construir colaborativamente una enciclopedia de las matemáticas</text:span><text:span text:style-name="Ref._20_de_20_nota_20_al_20_pie"><text:note text:id="ftn65" text:note-class="footnote"><text:note-citation>65</text:note-citation><text:note-body><text:p text:style-name="P13">Tal fue el tema de la tesis de máster de Aaron Krowne's en 2003, <text:span text:style-name="T103">«</text:span>Una arquitectura para la matemática colaborativa y las bibliotecas científicas digitales<text:span text:style-name="T103">»</text:span>, realizada en el Virginia Polytechnic Institute y la Universidad Estatal de Virginia (Virginia Tech), bajo la supervisión de Ed Fox.</text:p></text:note-body></text:note></text:span><text:span text:style-name="T60">. Desde 2010, PlanetMath fue revisada como comunidad de aprendizaje dentro de la investigación doctoral de Joseph Corneli (2014) en la Open University de Reino Unido, alterando la comprensión de la producción y el aprendizaje entre iguales</text:span><text:span text:style-name="Ref._20_de_20_nota_20_al_20_pie"><text:note text:id="ftn66" text:note-class="footnote"><text:note-citation>66</text:note-citation><text:note-body><text:p text:style-name="P20">Notar que las pedagogías entre pares no solo tienen sentido respecto a campos tradicionales del conocimiento, sino que se están poniendo en marcha experiencias de aplicación a la construcción urbana, como “Ciudad Escuela: la primera pedagogía urbana open-source”, donde tienen presencia muchos de los elementos de REA mencionados. Ver http://www.prototyping.es/uncategorized/ciudad-escuela-la-primera-pedagogia-urbana-open-source.</text:p></text:note-body></text:note></text:span><text:span text:style-name="T60">.</text:span></text:p>
      <text:p text:style-name="P5"><text:span text:style-name="T60">Desde una perspectiva metodológica, en 2010-2011, Corneli y otros coautores elaboraron un marco conceptual para estudiar el cambio en las comunidades de aprendizaje entre iguales. La </text:span><text:span text:style-name="T61">peerdagogía</text:span><text:span text:style-name="T60"> se distingue de la pedagogía en tanto se producen cambios decisivos en una dimensión individual (aprendizaje) y colectiva (adaptación). El marco de la </text:span><text:span text:style-name="T61">peerdagogía </text:span><text:span text:style-name="T60">se emplea para recopilar y analizar requerimientos de distintos miembros de PlanetMath, incluidos estudiantes, profesores e investigadores. Esos requerimientos de diseño informan el desarrollo de un nuevo sistema de </text:span><text:span text:style-name="T61">software</text:span><text:span text:style-name="T60"> para PlanetMath y, en paralelo, ese trabajo </text:span><text:soft-page-break/><text:span text:style-name="T60">informa la concepción del núcleo de desarrollo del proyecto. Desde 2012, Howard Rheingold y otros/as treinta coautores/as han trabajado en la elaboración de una robusta colección de prácticas y patrones para realizar aprendizaje entre iguales a múltiples escalas, recopilando y clasificando distintos estudios de caso en el Manual de la Peerdagogía. Una de las innovaciones en el proyecto Peeragogy fue el desarrollo de un catálogo de patrones de diseño, que a su vez se emplearon en la evaluación de la reconstrucción de PlanetMath</text:span><text:span text:style-name="Ref._20_de_20_nota_20_al_20_pie"><text:note text:id="ftn67" text:note-class="footnote"><text:note-citation>67</text:note-citation><text:note-body><text:p text:style-name="P16">Aunque es difícil analizar el impacto de estos proyectos desde la perspectiva cuantitativa, PlanetMath cuenta ya con casi 9000 artículos especializados sobre la materia y 17 foros temáticos de discusión para la solución de problemas y la mejora de los materiales.</text:p></text:note-body></text:note></text:span><text:span text:style-name="T60">. </text:span></text:p>
      <text:p text:style-name="P5"><text:span text:style-name="T60">Con vista a sus implicaciones para el proyecto Buen Conocer / FLOK Society y las políticas públicas ecuatorianas, conviene señalar que, como se ha indicado, el aprendizaje y la producción entre iguales se beneficia de la articulación participativa en todos los ámbitos. Más que </text:span><text:span text:style-name="T61">proveer</text:span><text:span text:style-name="T60"> de una infraestructura, es preferible construir sistemas para la colaboración que, como tales, sean producidos entre iguales, en la medida en que ofrecen a los y las usuarias oportunidades para un vínculo significativo. El catálogo de patrones del proyecto Peeragogy es uno de estos mecanismos, que se ha empleado para confeccionar diseños participativos. Como ilustra el estudio de caso, este catálogo continúa mejorándose a través del uso y el debate. El </text:span><text:span text:style-name="T61">Manual de Peeragogy</text:span><text:span text:style-name="T60">, incluyendo la última versión del catálogo, se desarrolla a través del uso público de métodos de </text:span><text:span text:style-name="T61">peerdagogía </text:span><text:span text:style-name="T60">o pedagogía </text:span><text:span text:style-name="T61">peer to peer</text:span><text:span text:style-name="T60">. Está disponible bajo una licencia </text:span><text:span text:style-name="T68">C</text:span><text:span text:style-name="T100">reative </text:span><text:span text:style-name="T101">C</text:span><text:span text:style-name="T100">ommons</text:span><text:span text:style-name="T67"> </text:span><text:span text:style-name="T68">Z</text:span><text:span text:style-name="T67">ero</text:span><text:span text:style-name="T60">, de modo que puede adaptarse libremente. La traducción en distintos idiomas está en marcha, incluido el español. Además, la comunidad Peeragogy puede proporcionar apoyo, dado que los miembros del proyecto están muy interesados en colaborar con participantes en proyectos de aprendizaje entre iguales en niveles barriales, nacionales y más allá. De ahí, la segunda fuente de aprovechamiento de estos REA para la realidad ecuatoriana, con un imprescindible trabajo de adaptación a sus necesidades, donde podría dar notables resultados.</text:span></text:p>
      <text:list xml:id="list161754020134570" text:continue-numbering="true" text:style-name="Outline">
        <text:list-item>
          <text:list>
            <text:list-item>
              <text:h text:style-name="P62" text:outline-level="2"><text:bookmark-start text:name="__RefHeading__19122_2012303889"/><text:soft-page-break/>Educación masiva y abierta en línea en Ecuador<text:bookmark-end text:name="__RefHeading__19122_2012303889"/></text:h>
            </text:list-item>
          </text:list>
        </text:list-item>
      </text:list>
      <text:p text:style-name="P5">La educación masiva y abierta en línea (MOOC) ha tenido, desde sus formulaciones iniciales en la primera década del siglo XXI, un rápido crecimiento en número de alumnos, cursos e instituciones académicas vinculadas. El <text:span text:style-name="T30">boom</text:span> de estas plataformas se produjo con la incorporación de las principales instituciones académicas estadounidenses a través de <text:span text:style-name="T30">Coursera </text:span>(Stanford y después también Yale y Princeton) o edX (MIT y después Harvard y Berkeley). Como es bien sabido, este dispositivo permite la impartición de cursos bajo licencias libres, con un abaratamiento de las inscripciones y costes notable, a una cantidad altísima y descentralizada de alumnos, sin muchos de los límites espacio-temporales del aula y de los costes de tutoría y seguimiento personalizado de otras plataformas de educación en línea, aunque también sin las posibilidades que ello supone.</text:p>
      <text:p text:style-name="P5">Como se ha indicado, una de las ventajas de estos REA es la posibilidad de reutilización de los materiales y aprovechamiento de los cursos fuera de los grandes centros académicos occidentales. En este sentido, la apertura del código de edX a mitad de 2013 permitió al Instituto de Altos Estudios Nacionales de Ecuador (IAEN), bajo la orientación del proyecto FLOK, generar una plataforma MOOC para desarrollar estos cursos desde una perspectiva propia y ajustada a las necesidades formativas del país<text:span text:style-name="Ref._20_de_20_nota_20_al_20_pie"><text:note text:id="ftn68" text:note-class="footnote"><text:note-citation>68</text:note-citation><text:note-body><text:p text:style-name="P16">Para la elaboración de este apartado, se mantuvieron entrevistas semiestructuradas con el equipo pedagógico del UPEx (Giancarlo D'Agostini, Patricia Cruz y Rosa Santiesteve), el coordinador de contenidos multimedia (Joserramón Millán), el equpipo tecnológico (Néstor Mendoza y Crtistian Salamea), el gerente del proyecto, Andrés Carrera, y uno de los líderes del proyecto y director de Buen Conocer / FLOK Society, Daniel Vazquez.</text:p></text:note-body></text:note></text:span>. Dentro de la estrategia ecuatoriana de transición hacia la economía social del conocimiento común y abierto, la capacitación de la <text:span text:style-name="T132">función</text:span> públic<text:span text:style-name="T132">a</text:span> desempl<text:span text:style-name="T132">e</text:span>a un rol importante, que se concreta en obligaciones de participar en actividades de formación continua o destinar presupuesto para su celebración. Desde la perspectiva clásica de la educación continua, no pueden alcanzarse estos objetivos, no solo por el alto coste de la formación presencial de unos <text:span text:style-name="T132">quinientos mil </text:span>servidores públicos a razón de unos <text:span text:style-name="T161">doscientos </text:span>USD / persona cada curso de <text:span text:style-name="T132">cuarenta </text:span>horas, sino por la imposibilidad de activar efectivamente ese potencial de capacitación. </text:p>
      <text:p text:style-name="P5"><text:soft-page-break/>El enfoque técnico del proyecto coincide con lo señalado acerca de dar prioridad a la accesibilidad, la interoperabilidad y la posibilidad de reutilización de contenidos. En este sentido, la dificultad principal ha sido adaptar y dar estabilidad a una versión de un código complejo como el de edX y con un ritmo de actualizaciones altísimo, incorporando además determinadas aplicaciones que son indispensables para equilibrar el flujo unidireccional de transmisión de contenidos (foros y chats entre alumnos, mecanismos de evaluación entre pares, un gestor de contenidos que permite ganar accesibilidad e interactividad con las actividades y retos de los cursos, <text:span text:style-name="T132">etc).</text:span> Si el equipo técnico puede seguir el nivel de evolución del edX, no extrañaría llegar a incorporar a esta plataforma servicios de reconocimiento, de inteligencia artificial en la corrección de trabajos y, lo que resultaría crítico en el contexto latinoamericano actual, mejores herramientas de exportación e importación de contenidos desde plataformas MOOC de otras instituciones, con lo que el grado de interoperabilidad, accesibilidad efectiva y reutilización de los materiales aumentaría exponencialmente.</text:p>
      <text:p text:style-name="P5">En este proceso de desarrollo, el equipo pedagógico tiene que afrontar el reto de hacer ganar horizontalidad y cercanía pedagógica a un dispositivo orientado a la formación masiva con menor participación de tutores y mediadores. Por ello han centrado esfuerzos en adaptar el método pedagógico conectivista a la realidad del grupo objetivo al que van dirigidos los cursos, principalmente servidores/as públicos/as, y a los contenidos, formación política básica y capacitación específica para algunas tareas y habilidades. Parte de dicha orientación también se observa en el énfasis en los contenidos multimedia, como una vía de <text:span text:style-name="T102">«</text:span>enganchar<text:span text:style-name="T102">»</text:span> más a los usuarios y reducir el alto índice de abandono que tienen estas plataformas. Desde tal enfoque, se pretende que el equipo pedagógico valide los cursos cuyo contenido concreto procede de un departamento específico en la institución oferente o de los contenidos surtidos por las propias instituciones solicitantes. Por el momento, este mismo enfoque pedagógico no permite que los cursos estén abiertos <text:span text:style-name="T30">sine die</text:span>, sino que se celebran durante unas fechas concretas. Tanto desde esta perspectiva como desde la del equipo técnico, se comparte la necesidad de mejorar la producción de conocimiento compartido en torno a la plataforma, desde manuales que permitan la gestión de los MOOC sin extraordinarios conocimientos técnicos, al establecimien<text:soft-page-break/>to de consensos en las buenas prácticas pedagógicas, en un punto muy polémico del desarrollo contemporáneo de estos REA<text:span text:style-name="Ref._20_de_20_nota_20_al_20_pie"><text:note text:id="ftn69" text:note-class="footnote"><text:note-citation>69</text:note-citation><text:note-body><text:p text:style-name="P16">Un resumen reciente de esta polémica puede verse en Konnikova (2014).</text:p></text:note-body></text:note></text:span>.</text:p>
      <text:p text:style-name="P5">El proceso en curso de implementación de MOOC en Ecuador resulta significativo de las vías de desarrollo de los REA en los <text:span text:style-name="T102">Estados</text:span> del entorno. Por una parte, señala la necesidad de una fuerte inversión pública como medio de traspasar la barrera crítica de la incorporación inicial de los REA a los sistemas de mejora del talento humano a una escala estatal. Sin embargo, también muestra que los dispositivos capaces de alcanzar esos objetivos, como el MOOC, deben integrarse en un ecosistema de educación abierta en el que existan muchos otros modelos más flexibles, horizontales e innovadores en cuanto a sus pedagogías y las comunidades de conocimiento que son capaces de formar. La emergencia de esta otra constelación de REA, que si bien no requiere el mismo esfuerzo presupuestario, sí exige un apoyo público decidido en muchos puntos (acreditaciones, incentivos, etc.) es fundamental para la vitalidad de los REA en el país.</text:p>
      <text:list xml:id="list161754305478952" text:continue-numbering="true" text:style-name="Outline">
        <text:list-item>
          <text:h text:style-name="P64" text:outline-level="1"><text:bookmark-start text:name="__RefHeading__21871_2012303889"/>Contexto normativo y político ecuatoriano<text:bookmark-end text:name="__RefHeading__21871_2012303889"/></text:h>
        </text:list-item>
      </text:list>
      <text:p text:style-name="P5">Para apreciar <text:span text:style-name="T133">el impulso al</text:span> talento humano en Ecuador, es importante comprender los distintos modelos de política pública y planeamiento que se utilizan para guiar el aprendizaje y la educación. Más allá de los enfoques basados en el mercado y destinados a fortalecer el desarrollo del capital humano, existen otros muchos modelos de política pública exitosos que se basan en la planificación del <text:span text:style-name="T102">Estado</text:span>. En los <text:span text:style-name="T102">Estados</text:span> nórdicos, la inversión social ligada al aprendizaje y la educación ha sido decisiva para su desarrollo socioeconómico. Mientras los teóricos neoliberales han menospreciado su valor, los de la <text:span text:style-name="T30">inversión social</text:span> señalan la importancia a largo plazo de una inversión articulada entre la educación y el bienestar social. De hecho, Hemerijck (2012) sugiere que la <text:span text:style-name="T30">teoría de la inversión social</text:span> se basa sobre el modelo nórdico de socialdemocracia, particularmente sobre el <text:span text:style-name="T102">Estado</text:span> de bienestar sueco de la década de 1930. Con base en el modelo de políticas sociales de Alva Myrdal y Gunnar Myrdal, el liderazgo del <text:span text:style-name="T102">Estado</text:span> en la pro<text:soft-page-break/>moción de la educación pública, la sanidad y el bienestar social ha supuesto una inversión a largo plazo hacia la prosperidad. Desde esta perspectiva, el esfuerzo se centra en provisiones dirigidas a jóvenes y a sus futuros empleos (Jenson and Saint-Martin, 2003), desde el convencimiento de que “inversiones sólidas en la infancia del presente disminuirá los problemas sociales entre los adultos del futuro” (Esping-Andersen <text:span text:style-name="T30">et al</text:span>., 2002, p.51). Más allá de las políticas sociales basadas en el <text:span text:style-name="T102">Estado</text:span> de bienestar nórdico, la inversión social se distingue de otros tipos de modelos de bienestar en su énfasis en maximizar la participación de la fuerza de trabajo. Como Hemerijck (2011, p.14) indica: </text:p>
      <text:p text:style-name="P25">La lógica de “las políticas sociales como factor productivo” contrasta con la economía neoclásica en tres dimensiones decisivas. En primer lugar, la economía neoclásica, basada en la información perfecta y en la transparencia del mercado, remueve de la consideración teórica cualquier clase de riesgo social y fallo de mercado a los que el Estado de bienestar pretende dirigir su atención. En segundo lugar, dado que la economía neoclásica se concentra solo en los aspectos del coste (público) del Estado del bienestar, es incapaz de apreciar el núcleo de sus beneficios macro y micro-económicos. En tercer lugar, incluso donde el mercado funciona adecuadamente, los problemas de la acción colectiva pueden obstruir la creación de bienes públicos si no puede garantizarse la participación en la política pública.</text:p>
      <text:p text:style-name="P5">Sin embargo, las nuevas pedagogías y los REA suelen tener poco espacio en las argumentaciones más frecuentes a favor de la inversión pública en talento humano como factor de crecimiento endógeno. De hecho, la interpretación de los arts. 26 y 27 de la D<text:span text:style-name="T133">eclaración </text:span>U<text:span text:style-name="T133">niversal de los </text:span>D<text:span text:style-name="T133">erechos </text:span>H<text:span text:style-name="T133">umanos</text:span>, en cuanto al derecho a la educación y a la participación en el desarrollo científico de la comunidad, debe reorientarse tras la irrupción de estos instrumentos y comunidades de prácticas. En este sentido y como se indicó al inicio, la Declaración de París de la UNESCO de 2012 fue un punto de inflexión en el reconocimiento de las funciones de los REA y de la educación abierta dentro del aprendizaje a lo largo de la vida y por extensión, de los distintos niveles educativos.</text:p>
      <text:p text:style-name="P5">Los trabajos recientes del Relator Especial de NNUU <text:span text:style-name="T133">(2011) </text:span>sobre la promoción y la protección del derecho a la libertad de opinión y de expresión <text:soft-page-break/>apuntalan esta nueva línea de interpretación. Como indica su informe del 10 de agosto de 2011, en el apartado sobre <text:span text:style-name="T102">«</text:span>acceso a Internet y derecho a la educación<text:span text:style-name="T102">»</text:span>, parágrafo 70:</text:p>
      <text:p text:style-name="Quotations">Se debe reconocer adecuadamente la importancia de Internet como herramienta educativa. Internet proporciona acceso a una fuente de conocimientos vasta y en constante aumento, complementa o transforma las formas tradicionales de enseñanza y, a través del “acceso abierto” e iniciativas activas, pone a disposición de las personas en los Estados en desarrollo un acceso, que antes era inasequible, a la investigación académica. El acceso a Internet permite a los estudiantes, profesores y padres comunicarse con mayor frecuencia y estar informado de las últimas novedades y cuestiones relacionadas con sus ámbitos de interés. Además, los beneficios que aporta el uso de Internet a la educación contribuyen directamente al capital humano de los Estados. Por consiguiente, el Relator Especial considera que el acceso a Internet ha de ser cada vez más un elemento clave del derecho a la educación».</text:p>
      <text:p text:style-name="P5">Esta propuesta de reconfiguración del derecho a la educación y puesta en valor del acceso a las infraestructuras técnicas del conocimiento, amén de invitarnos a realizar una investigación expresa sobre las condiciones de conectividad en los <text:span text:style-name="T102">Estados</text:span> latinoamericanos dentro de FLOK (Torres y Vila-Viñas, 2015), encuadra las propuestas de fortalecimiento de los REA dentro de unas estrategias de expansión del derecho a la educación que hagan sostenible y accesible la economía social del conocimiento.</text:p>
      <text:p text:style-name="P5">En el nivel de las regulaciones nacionales, las Secretarías de Educación y Trabajo de Estados Unidos crearon en 2011 un nuevo fondo de 2.000 millones USD en cuatro años para la producción de REA en universidades públicas (Vollmer, 2011). También en el conjunto de la U<text:span text:style-name="T133">nión </text:span>E<text:span text:style-name="T133">uropea</text:span>, la estrategia Europa 2020<text:span text:style-name="Ref._20_de_20_nota_20_al_20_pie"><text:note text:id="ftn70" text:note-class="footnote"><text:note-citation>70</text:note-citation><text:note-body><text:p text:style-name="P16">Vé<text:span text:style-name="T161">ase</text:span> http://ec.europa.eu/europe2020/index_es.htm.</text:p></text:note-body></text:note></text:span> reconoce la función destacada de la educación permanente en el cumplimiento de los objetivos de cohesión y justicia social, dentro del objetivo 4 “creatividad e innovación”, aunque la referencia a los REA en sus programas centrales sea solo contextual<text:span text:style-name="Ref._20_de_20_nota_20_al_20_pie"><text:note text:id="ftn71" text:note-class="footnote"><text:note-citation>71</text:note-citation><text:note-body><text:p text:style-name="P19">Entre estos programas, pueden destacarse las agendas de las “Nuevas Cualificaciones para Nuevos Empleos” (http://ec.europa.eu/social/main.jsp?catId=822&amp;langId=es), “Juventud en Movimiento” (http://ec.europa.eu/social/main.jsp?catId=822&amp;langId=es), “Agenda Digital” (http://europa.eu/legislation_summaries/information_society/strategies/si0016_es.htm) y “Agenda de Innovación” (http://europa.eu/rapid/press-release_MEMO-11-851_es.htm). En Polonia, en 2012 se adoptó el programa “Escuela Digital”, que incluye la elaboración de libros de texto bajo licencias libres para la franja de 4 a 6 años.</text:p></text:note-body></text:note></text:span>.</text:p>
      <text:p text:style-name="P5"><text:soft-page-break/>Por su parte, la situación en Ecuador difiere de la estadounidense o europea, donde el pico inicial de emergencia de los REA parece cumplido y las distintas instituciones buscan más bien la sostenibilidad de la arquitectura existente de materiales y programas<text:span text:style-name="Ref._20_de_20_nota_20_al_20_pie"><text:note text:id="ftn72" text:note-class="footnote"><text:note-citation>72</text:note-citation><text:note-body><text:p text:style-name="P16">Pueden verse distintos ejemplos indexados en el portal de investigación para la valoración de sostenibilidad de REA, en el periodo 2012-2014 Open educational Resources and Practices in Europe (OEREU). Ver http://is.jrc.ec.europa.eu/pages/EAP/OEREU.html</text:p></text:note-body></text:note></text:span>; todo hay que decirlo, en un contexto de austeridad que ha mermado de manera profunda las posibilidades de experimentación de los sistemas educativos nacionales. En el caso ecuatoriano, la oportunidad para el desarrollo de los REA se produce en el contexto bien distinto de unas prioridades <text:span text:style-name="T60">sociales y económicas que incluyen un aumento del gasto en programas de bienestar social, vinculado a estrategias de crecimiento económico lideradas por el </text:span><text:span text:style-name="T97">Estado</text:span><text:span text:style-name="T60">. Por ejemplo, entre 2006 y 2009, el </text:span><text:span text:style-name="T97">Estado</text:span><text:span text:style-name="T60"> aumentó el gasto en bienestar social y educación del 2,6% al 5.2% del PIB. Ello ha incluido políticas fiscales expansivas y una fuerte inversión en educación e infraestructuras, con el objetivo de desarrollar nuevas estrategias de crecimiento postindustrial (IPCIG</text:span><text:span text:style-name="Emphasis"><text:span text:style-name="T67">,</text:span></text:span><text:span text:style-name="Emphasis"><text:span text:style-name="T162"> 2012).</text:span></text:span><text:span text:style-name="Emphasis"><text:span text:style-name="T67"> </text:span></text:span></text:p>
      <text:p text:style-name="P5">Desde un enfoque más general de la formación, el gobierno ecuatoriano se ha comprometido a iniciar una gran <text:span text:style-name="T92">reestructuración</text:span> del sistema educativo, que, en su nivel superior, incluye 71 universidades y 621.000 estudiantes. Por ejemplo, al final de 2009, el gobierno empezó a conducir un proceso de evaluación de las universidades del país dirigido a avanzar medidas de control de calidad, lo que implicó por ejemplo el cierre de algunas universidades (Europa Press, 2012). Ello viene unido a una estrategia de aumento del acceso a la educación superior que, por ejemplo, llevó a declarar la grat<text:span text:style-name="T92">u</text:span>idad de la educación superior en la Constitución de 2008 (art. 356) y a desarrollar un sistema de becas<text:span text:style-name="Ref._20_de_20_nota_20_al_20_pie"><text:note text:id="ftn73" text:note-class="footnote"><text:note-citation>73</text:note-citation><text:note-body><text:p text:style-name="P16">La dotación de becas en Ecuador es de 2.27 por cada 10.000 habitantes, lo que constituye el índice más alto de América Latina (Fuente: SENESCYT). </text:p></text:note-body></text:note></text:span>, unido a la implementación de una prueba general de acceso a la universidad como medio de admisión a las veintinueve universidades públicas del país desde 2012.</text:p>
      <text:p text:style-name="P25"><text:soft-page-break/>Para el período 2013-2017 proponemos el establecimiento de una formación integral a fin de alcanzar la sociedad socialista del conocimiento. Ello nos permitirá dar el salto de una economía de recursos finitos (materiales) a la economía del recurso infinito: el conocimiento. Es preciso centrar los esfuerzos para garantizar a todos el derecho a la educación, bajo condiciones de calidad y equidad, teniendo como centro al ser humano y el territorio. Fortaleceremos el rol del conocimiento, promoviendo la investigación científica y tecnológica responsable con la sociedad y con la naturaleza (SENPLADES, 2013: objetivo 4, p.159).</text:p>
      <text:p text:style-name="P5">De acuerdo al PNBV, el desarrollo de la base de conocimiento de Ecuador tiene un gran potencial: <text:span text:style-name="T102">«</text:span>Esta <text:span text:style-name="T92">transición</text:span> llevará al país de una fase de dependencia de los recursos limitados (finitos) a una de recursos ilimitados (infinitos), como son la ciencia, la <text:span text:style-name="T92">tecnología</text:span> y el conocimiento<text:span text:style-name="T102">»</text:span> (SENPLADES, 2013, p.19). A partir de los modelos de desarrollo comunes en el Este asiático (por ejemplo, Japón o Corea del Sur), el <text:span text:style-name="T133">G</text:span>obierno ecuatoriano ha comenzado a elaborar políticas públicas y planeamientos que enfatizan las inversiones dirigidas hacia las industrias avanzadas y los bienes de alta tecnología. Desde este enfoque, la educación y la formación se consideran ahora <text:span text:style-name="T30">inversiones </text:span>a largo plazo para el bienestar y la futura prosperidad del país. Como expone el PNBV:</text:p>
      <text:p text:style-name="P25"><text:span text:style-name="T82">Es preciso centrar los esfuerzos en garantizar el derecho a la </text:span><text:span text:style-name="T83">educación</text:span><text:span text:style-name="T82"> a todos, en condiciones de calidad y equidad, ubicando en el centro al ser humano y al territorio. Fortaleceremos el rol del conocimiento promoviendo la </text:span><text:span text:style-name="T83">investigación</text:span><text:span text:style-name="T82"> </text:span><text:span text:style-name="T83">científica</text:span><text:span text:style-name="T82"> y </text:span><text:span text:style-name="T83">tecnológica</text:span><text:span text:style-name="T82"> responsable con la sociedad y con la naturaleza. Construiremos un conocimiento emancipador, ampliaremos la cobertura y superaremos la calidad en todos los niveles educativos. Fortaleceremos la </text:span><text:span text:style-name="T83">investigación</text:span><text:span text:style-name="T82"> para la </text:span><text:span text:style-name="T83">innovación</text:span><text:span text:style-name="T82"> </text:span><text:span text:style-name="T83">científica</text:span><text:span text:style-name="T82"> y </text:span><text:span text:style-name="T83">tecnológica</text:span><text:span text:style-name="T82"> (SENPLADES, 2013-2017, objetivo 4, p.161)</text:span><text:span text:style-name="Ref._20_de_20_nota_20_al_20_pie"><text:span text:style-name="T89"><text:note text:id="ftn74" text:note-class="footnote"><text:note-citation>74</text:note-citation><text:note-body><text:p text:style-name="Footnote"><text:span text:style-name="T74">Este objetivo 4 del PNBV 2013-2017, por ejemplo en su línea 4</text:span><text:span text:style-name="T42">a</text:span><text:span text:style-name="T74">, </text:span><text:span text:style-name="T104">«</text:span><text:span text:style-name="T74">mejorar la calidad de la educación en todos sus niveles y modalidades, para la generación de conocimiento y la formación integral de personas creativas, solidarias, responsables, críticas, participativas y productivas, bajo los principios de igualdad, equidad social y territorialidad</text:span><text:span text:style-name="T104">»</text:span><text:span text:style-name="T74">, tiene un vínculo constante con las propuestas de FLOK en materia científica (Barandiarán </text:span><text:span text:style-name="T37">et al.,</text:span><text:span text:style-name="T74"> 201</text:span><text:span text:style-name="T77">5</text:span><text:span text:style-name="T74">).</text:span></text:p></text:note-body></text:note></text:span></text:span><text:span text:style-name="T82">.</text:span></text:p>
      <text:p text:style-name="P5">Aunque una amplia proporción de la infancia sí tiene escolarización primaria y secundaria, Ecuador no ha conseguido una escolarización comple<text:soft-page-break/>ta de su población. Por ejemplo, en el plano de la educación superior, aproximadamente el 80% de la población joven que cursa estudios universitarios lo hace en instituciones públicas dentro de un amplio abanico de calidad. Sin embargo, resulta más problemático que la ratio de graduados en las universidades públicas apenas supere el 15%. En respuesta a este déficit educativo, el PNBV sintetiza distintos objetivos para estructurar la política educativa:</text:p>
      <text:list xml:id="list5452936754541555678" text:style-name="L7">
        <text:list-item>
          <text:p text:style-name="P52">Incrementar la proporción de población entre 16 y 24 años que ha completado la educación básica al 95%.</text:p>
        </text:list-item>
        <text:list-item>
          <text:p text:style-name="P51"><text:span text:style-name="T60">Incrementar la proporción de población entre 18 y 24 años que se ha graduado de la educación secundaria al 78%</text:span><text:span text:style-name="Ref._20_de_20_nota_20_al_20_pie"><text:note text:id="ftn75" text:note-class="footnote"><text:note-citation>75</text:note-citation><text:note-body><text:p text:style-name="P16">Las nuevas pedagogías que se apoyan en los REA pueden ser especialmente eficaces para hacer disminuir las tasas de deserción escolar y de abandono temprano entre algunos de estos grupos de población.</text:p></text:note-body></text:note></text:span><text:span text:style-name="T60">.</text:span></text:p>
        </text:list-item>
        <text:list-item>
          <text:p text:style-name="P51"><text:span text:style-name="T60">Reducir la proporción de abandono escolar en el octavo año de educación básica y el primer año de educación secundaria al 3%</text:span><text:span text:style-name="Ref._20_de_20_nota_20_al_20_pie"><text:note text:id="ftn76" text:note-class="footnote"><text:note-citation>76</text:note-citation><text:note-body><text:p text:style-name="P16">Con una escolarización obligatoria de <text:span text:style-name="T133">diez</text:span> años, la expectativa de escolarización del Gobierno se sitúa en 13,7 años, aunque la media es 7,6 años de escolarización para los adultos en Ecuador (PNUD, 201<text:span text:style-name="T169">3, p.144</text:span>).</text:p></text:note-body></text:note></text:span><text:span text:style-name="T60">.</text:span></text:p>
        </text:list-item>
        <text:list-item>
          <text:p text:style-name="P51"><text:span text:style-name="T60">Incrementar el acceso a Internet en las escuelas al 90%</text:span><text:span text:style-name="Ref._20_de_20_nota_20_al_20_pie"><text:note text:id="ftn77" text:note-class="footnote"><text:note-citation>77</text:note-citation><text:note-body><text:p text:style-name="P16">Un ejemplo de este tipo de medidas en otros territorios sería el programa de <text:span text:style-name="T103">«</text:span>Banda ancha en las escuelas<text:span text:style-name="T103">»</text:span> de la Agencia Nacional de Telecomunicaciones (ANATEL) de Brasil, que desde 2008 ha permitido conectar a 56.865 escuelas públicas, es decir, al 84% de la población estudiantil del país.</text:p></text:note-body></text:note></text:span><text:span text:style-name="T60">.</text:span></text:p>
        </text:list-item>
        <text:list-item>
          <text:p text:style-name="P52">Incrementar las matriculaciones en la educación superior en un 50%.</text:p>
        </text:list-item>
        <text:list-item>
          <text:p text:style-name="P52">incrementar las matriculaciones en los institutos técnicos y tecnológicos en un 25%.</text:p>
        </text:list-item>
        <text:list-item>
          <text:p text:style-name="P52">Alcanzar una proporción de estudiantes de educación superior que completan sus grados del 80%.</text:p>
        </text:list-item>
        <text:list-item>
          <text:p text:style-name="P52">Alcanzar una proporción de profesionales universitarios que son graduados del 85%.</text:p>
        </text:list-item>
      </text:list>
      <text:p text:style-name="P5"><text:soft-page-break/>En este sentido, la aparición de un conjunto de cuatro nuevas universidades públicas de excelencia en el país (Universidad de las Artes, de la Educación, Amazónica y Yachay), junto a la mejora de las existentes, debería servir para reforzar la articulación entre los distintos niveles educativos, cuyo resultado afecta a la consecución de los objetivos señalados. A la par, los REA podrían usarse para tender puentes entre estos distintos niveles y en la educación a lo largo de la vida.</text:p>
      <text:list xml:id="list161754041952386" text:continue-list="list161754305478952" text:style-name="Outline">
        <text:list-item>
          <text:h text:style-name="P64" text:outline-level="1"><text:bookmark-start text:name="__RefHeading__21873_2012303889"/>Recomendaciones de política pública<text:bookmark-end text:name="__RefHeading__21873_2012303889"/></text:h>
        </text:list-item>
      </text:list>
      <text:p text:style-name="P5">La argumentación mantenida hasta aquí pretende demostrar que los sistemas basados sobre REA tienen la capacidad de impulsar significativamente los logros en el desarrollo del talento humano, particularmente en un <text:span text:style-name="T102">Estado</text:span> como el ecuatoriano, donde éste es un objetivo emergente.</text:p>
      <text:list xml:id="list161755245147057" text:continue-numbering="true" text:style-name="Outline">
        <text:list-item>
          <text:list>
            <text:list-item>
              <text:h text:style-name="P62" text:outline-level="2"><text:bookmark-start text:name="__RefHeading__19124_2012303889"/>Recomendaciones sobre recursos educativos abiertos orientadas hacia la accesibilidad<text:bookmark-end text:name="__RefHeading__19124_2012303889"/></text:h>
            </text:list-item>
          </text:list>
        </text:list-item>
      </text:list>
      <text:list xml:id="list7326337967278828926" text:style-name="L8">
        <text:list-item>
          <text:p text:style-name="P45">Establecer programas de investigación para determinar las causas del abandono escolar temprano y las posibilidades de mejora a través de REA.</text:p>
        </text:list-item>
        <text:list-item>
          <text:p text:style-name="P53">Garantizar el acceso a Internet desde las instituciones educativas, núcleos familiares y comunidades de aprendizaje<text:span text:style-name="Ref._20_de_20_nota_20_al_20_pie"><text:note text:id="ftn78" text:note-class="footnote"><text:note-citation>78</text:note-citation><text:note-body><text:p text:style-name="P16">Recordar que el PNBV insta a alcanzar una ratio de acceso a Internet en las escuelas del 90%”. Además, existen unas recomendaciones más exhaustivas en materia de conectividad en el documento FLOK Society correspondiente (Torres y Vila-Viñas, 2015), que recoge asimismo los aportes de la mesa 12 de la Cumbre del <text:span text:style-name="T134">B</text:span>uen <text:span text:style-name="T134">C</text:span>onocer.</text:p></text:note-body></text:note></text:span>. Es imprescindible aprovechar las ventajas de la educación abierta más allá de la educación superior.</text:p>
        </text:list-item>
        <text:list-item>
          <text:p text:style-name="P53">Cuando la conectividad de banda ancha se encuentre limitada, buscar soluciones alternativas, por ejemplo a través de la mayor cobertura de antenas telefónicas y los recursos del <text:span text:style-name="T30">aprendizaje celular</text:span>, con <text:soft-page-break/>acceso a datos a un precio asequible y conservando la neutralidad de las redes<text:span text:style-name="Ref._20_de_20_nota_20_al_20_pie"><text:note text:id="ftn79" text:note-class="footnote"><text:note-citation>79</text:note-citation><text:note-body><text:p text:style-name="Footnote"><text:span text:style-name="T74">Cabe recordar que el alto coste de estos servicios telefónicos puede desaconsejar su adopción en términos de mercado e invitar a soluciones de </text:span><text:span text:style-name="T35">comunalización</text:span><text:span text:style-name="T74"> de las infraestructuras que hagan posible mantener la soberanía en materia educativa. Otra alternativa a estudiar para zonas con baja conectividad sería la disposición de globos cableados a gran altitud para llevar la señal digital inalámbrica a lugares remotos.</text:span></text:p></text:note-body></text:note></text:span>.</text:p>
        </text:list-item>
        <text:list-item>
          <text:p text:style-name="P53">Potenciar como solución alternativa y/o complementaria al acceso de banda ancha a Internet las redes internas o intranet en el entorno de las instituciones escolares, con el objetivo de ampliar hacia el nivel local o barrial la comunidad de aprendizaje que se forma entre alumnos/as, educadores/as y familias. Esta infraestructura mejoraría la articulación de la comunidad, su alfabetización digital y finalmente el ecosistema cognitivo de la comunidad de aprendizaje más allá del aula. Esta propuesta debe combinarse con las que se expondrán abajo sobre comunidades de aprendizaje y repositorios de REA.</text:p>
        </text:list-item>
      </text:list>
      <text:p text:style-name="P5">Ahora bien, prácticas basadas en REA desarrolladas para contextos análogos al ecuatoriano han mostrado riesgos de individualización y fomento de la dependencia tecnológica que, en algunos casos, han perjudicado sus objetivos educativos. Por ello, el fomento de los REA y las infraestructuras necesarias debe combinarse con la evaluación constante de sus efectos y la priorización de la alfabetización digital entendida como empoderamiento digital. Para ello, en concreto, se recomienda:</text:p>
      <text:list xml:id="list1016703579839488114" text:style-name="L9">
        <text:list-item>
          <text:p text:style-name="P54">Fomentar dentro y fuera del aula programas de alfabetización digitial desde edad temprana, entendida como empoderamiento en estos medios y no como mera capacitación para el uso de programas específicos. Especialmente en contextos rurales y de manera articulada con la red de Infocentros<text:span text:style-name="Ref._20_de_20_nota_20_al_20_pie"><text:note text:id="ftn80" text:note-class="footnote"><text:note-citation>80</text:note-citation><text:note-body><text:p text:style-name="P16">Puede profundizarse sobre esta red en el documento de conectividad (Torres y Vila-Viñas, 2015).</text:p></text:note-body></text:note></text:span>.</text:p>
        </text:list-item>
        <text:list-item>
          <text:p text:style-name="P54">Fomentar el acceso de los materiales que hacen posible la alfabetización en el aula pero también en la familia y la comunidad, incluyendo en los programas a docentes y familiares.</text:p>
        </text:list-item>
        <text:list-item>
          <text:p text:style-name="P54"><text:soft-page-break/>El <text:span text:style-name="T30">software</text:span> libre se utilizará como herramienta de aprendizaje, como objetivo de aprendizaje en sí mismo y como base para su estructura tecnológica<text:span text:style-name="Ref._20_de_20_nota_20_al_20_pie"><text:note text:id="ftn81" text:note-class="footnote"><text:note-citation>81</text:note-citation><text:note-body><text:p text:style-name="P16">Vé<text:span text:style-name="T170">ase</text:span> FCF (2010<text:span text:style-name="T116">, </text:span><text:span text:style-name="T120">p</text:span><text:span text:style-name="T116">p.</text:span>8-9). Añadir que, de hecho, Ecuador ya dispone de una normativa que considera el software libre y el conocimiento abierto, como el Decreto 1014, de 2008. Asimismo el art. 32 de la LOES hace obligatorio el <text:span text:style-name="T31">software</text:span> libre para su ámbito de aplicación. Puede ampliarse información al respecto en documento FLOK sobre software libre (Petrizzo y Torres, 2014).</text:p></text:note-body></text:note></text:span>.</text:p>
        </text:list-item>
        <text:list-item>
          <text:p text:style-name="P54">Establecer programas efectivos de formación del profesorado en estas nuevas herramientas y pedagogías, dado que su función debe adaptarse a la nueva realidad digital y cooperativa. </text:p>
        </text:list-item>
      </text:list>
      <text:p text:style-name="P5">Una premisa básica de las estrategias de fomento del talento humano en Ecuador y contextos análogos es el perjuicio de unos regímenes excluyentes de propiedad intelectual. Al contrario, los materiales educativos abiertos incorporan licencias de filosofía FLOSS<text:span text:style-name="Ref._20_de_20_nota_20_al_20_pie"><text:note text:id="ftn82" text:note-class="footnote"><text:note-citation>82</text:note-citation><text:note-body><text:p text:style-name="Footnote"><text:span text:style-name="T35">Free/libre and open source software</text:span><text:span text:style-name="T74">, por las siglas en inglés.</text:span></text:p></text:note-body></text:note></text:span>, que facilitan su reutilización sin requerir permiso del titular de los derechos de autor. En tal sentido, se recomienda:</text:p>
      <text:list xml:id="list7855047979290849237" text:style-name="L10">
        <text:list-item>
          <text:p text:style-name="P55"><text:span text:style-name="T163">Limitar el impacto y alcance de los materiales con </text:span><text:span text:style-name="T164">copyright</text:span><text:span text:style-name="T163">, sobre todo en consideración del </text:span><text:span text:style-name="T166">«</text:span><text:span text:style-name="T163">uso legítimo</text:span><text:span text:style-name="T166">»</text:span><text:span text:style-name="Ref._20_de_20_nota_20_al_20_pie"><text:span text:style-name="T168"><text:note text:id="ftn83" text:note-class="footnote"><text:note-citation>83</text:note-citation><text:note-body><text:p text:style-name="Footnote"><text:span text:style-name="T74">El término de referencia es </text:span><text:span text:style-name="T104">«</text:span><text:span text:style-name="T35">fair use</text:span><text:span text:style-name="T74"> o </text:span><text:span text:style-name="T35">usage</text:span><text:span text:style-name="T104">»</text:span><text:span text:style-name="T74"> y constituye una excepción de raíz jurisprudencial de </text:span><text:span text:style-name="T35">Common Law </text:span><text:span text:style-name="T74">que justifica el uso de material con derechos de autor en casos justificados por el bien superior al que atienden, como el derecho a la educación o a la información. Hasta donde sabemos, el borrador del COESC ha recogido este principio ampliamente.</text:span></text:p></text:note-body></text:note></text:span></text:span><text:span text:style-name="T163"> en mecanismos educativos. El uso legítimo se funda en la tradicional comprensión de que se permite el uso de material con </text:span><text:span text:style-name="T165">copyright</text:span><text:span text:style-name="T163"> para fines educativos de un modo razonable.</text:span></text:p>
        </text:list-item>
        <text:list-item>
          <text:p text:style-name="P55"><text:span text:style-name="T163">Licenciar bajo este tipo de regímenes los materiales educativos producidos con dinero público</text:span><text:span text:style-name="Ref._20_de_20_nota_20_al_20_pie"><text:span text:style-name="T167"><text:note text:id="ftn84" text:note-class="footnote"><text:note-citation>84</text:note-citation><text:note-body><text:p text:style-name="Footnote"><text:span text:style-name="T74">Como mostramos en el documento de ciencia FLOK (Barandiarán </text:span><text:span text:style-name="T38">et al.,</text:span><text:span text:style-name="T74"> 2015) y de cultura (Vila-Viñas </text:span><text:span text:style-name="T35">et al.</text:span><text:span text:style-name="T74">, 201</text:span><text:span text:style-name="T78">5</text:span><text:span text:style-name="T74">) solo justificaciones basadas precisamente en la propia sostenibilidad de sus sistemas de producción podrían excepcionar este principio. Conviene recalcar que muchas de las mesas de trabajo de la Cumbre del Buen Conocer introdujeron propuestas similares.</text:span></text:p></text:note-body></text:note></text:span></text:span><text:span text:style-name="T163">. Ello incluye no solo las obras, sino a las infraestructuras (repositorios, bibliotecas, archivos, etc.) y resultados del trabajo colaborativo.</text:span></text:p>
        </text:list-item>
        <text:list-item>
          <text:p text:style-name="P55"><text:soft-page-break/>Promover la regulación bajo estándares abiertos y licencias libres de los materiales educativos en todos los niveles de la educación reglada y no-reglada, especialmente en los niveles básicos, ya que la Ley Orgánica de Educación Superior ya ha regulado en tal sentido los niveles superiores.</text:p>
        </text:list-item>
        <text:list-item>
          <text:p text:style-name="P55">Mejorar la capacitación y asesoramiento legal en la creación de contenidos educativos. Incluso con la formación de un grupo específico de consultas y divulgación sobre la materia (características, sostenibilidad, vías de remuneración, etc.) en el Instituto Ecuatoriano de Propiedad Intelectual o el nuevo Sistema Nacional de Ciencia y Tecnología. La elaboración de guías y de resoluciones sobre las dudas más comunes puede mejorar la seguridad jurídica e incentivar que los distintos actores produzcan, adopten y distribuyan REA.</text:p>
        </text:list-item>
      </text:list>
      <text:list xml:id="list2735403629315903006" text:style-name="L11">
        <text:list-item>
          <text:p text:style-name="P56">Estudiar la viabilidad de que el propio Ministerio de Educación y la SENESCYT asuman la elaboración de REA destinados a las formaciones regladas en los distintos niveles, sobre todo en las materias más comunes y en cuanto al fomento de libros de texto abiertos.</text:p>
        </text:list-item>
      </text:list>
      <text:p text:style-name="P5">Por último, se ha mostrado que la accesibilidad no solo es cuestión de regulación, sino de condiciones que la hagan efectiva. En este sentido, se propone:</text:p>
      <text:list xml:id="list6593290444763853791" text:style-name="L12">
        <text:list-item>
          <text:p text:style-name="P57"><text:span text:style-name="T60">Consolidar una política de datos homogénea respecto a criterios para formatos y estándares de producción y publicación de los REA, que facilite la agregación de contenidos y la interoperabilidad entre distintas plataformas educativas y también de otras instituciones</text:span><text:span text:style-name="Ref._20_de_20_nota_20_al_20_pie"><text:note text:id="ftn85" text:note-class="footnote"><text:note-citation>85</text:note-citation><text:note-body><text:p text:style-name="Footnote">Se recomiendan los estándares APIs, al mejorar la posibilidad de agregación de contenidos, algo especialmente útil en educación de adultos y no reglada (Falconer et al., 2013, p.48). También la adopción de open document format (ODF) como estándar oficial de documentación.</text:p></text:note-body></text:note></text:span><text:span text:style-name="T60">.</text:span></text:p>
        </text:list-item>
        <text:list-item>
          <text:p text:style-name="P57">Implementar una política de metadatos asociada a los REA que mejore su reutilización y vida útil.</text:p>
        </text:list-item>
        <text:list-item>
          <text:p text:style-name="P57"><text:soft-page-break/><text:span text:style-name="T60">Implementar una política de bibliotecas, archivos y repositorios, digitales y físicos, que reduzcan el riesgo de deterioro de muchos materiales educativos y de investigación y que, mediante la citada política de datos, favorezcan su reutilización y productividad</text:span><text:span text:style-name="Ref._20_de_20_nota_20_al_20_pie"><text:note text:id="ftn86" text:note-class="footnote"><text:note-citation>86</text:note-citation><text:note-body><text:p text:style-name="P16">La entrevista con Patricia Bermúdez, responsable de la puesta en marcha de la biblioteca digital de FLACSO Ecuador, reveló este riesgo de conservación y la importancia de estos dispositivos, como se retomará desde la perspectiva de investigación en el documento de ciencia abierta y colaborativa (Barandiar<text:span text:style-name="T171">a</text:span>n <text:span text:style-name="T33">et al</text:span><text:span text:style-name="T135">.</text:span>, 201<text:span text:style-name="T135">5</text:span>). Estas recomendaciones también se vinculan con las medidas de conectividad e intranet señaladas arriba.</text:p></text:note-body></text:note></text:span><text:span text:style-name="T60">.</text:span></text:p>
        </text:list-item>
        <text:list-item>
          <text:p text:style-name="P57"><text:span text:style-name="T60">Adoptar los REA como un espacio para la interculturalización de las prácticas educativas</text:span><text:span text:style-name="Ref._20_de_20_nota_20_al_20_pie"><text:note text:id="ftn87" text:note-class="footnote"><text:note-citation>87</text:note-citation><text:note-body><text:p text:style-name="P16">Puede profundizarse sobre estos aspecto en el documento FLOK acerca de saberes <text:span text:style-name="T135">originarios</text:span> (Crespo y Vila-Viñas, 2015).</text:p></text:note-body></text:note></text:span><text:span text:style-name="T60">.</text:span></text:p>
        </text:list-item>
      </text:list>
      <text:list xml:id="list161755281477263" text:continue-list="list161755245147057" text:style-name="Outline">
        <text:list-item>
          <text:list>
            <text:list-item>
              <text:h text:style-name="P62" text:outline-level="2"><text:bookmark-start text:name="__RefHeading__19126_2012303889"/>Recomendaciones orientadas hacia la sostenibilidad<text:bookmark-end text:name="__RefHeading__19126_2012303889"/></text:h>
            </text:list-item>
          </text:list>
        </text:list-item>
      </text:list>
      <text:p text:style-name="P5">Tal como se ha expuesto, la sostenibilidad s<text:span text:style-name="T135">e refiere al conjunto </text:span>de condiciones biosociales que deben rodear a la creación y desarrollo de los REA para que puedan cumplir funciones como las proyectadas sin entrar en una situación de dependencia prolongada respecto a las instituciones públicas o privadas ni explotar sin retorno alguno el trabajo de los y las contribuidoras. En tal sentido, las recomendaciones orientadas a la sostenibilidad abarcan los siguientes aspectos:</text:p>
      <text:p text:style-name="P5">Dado que la acreditación de los procesos aprendizaje basados en REA es imprescindible para su escalabilidad e impacto, se recomienda: </text:p>
      <text:list xml:id="list7863853504055344162" text:style-name="L13">
        <text:list-item>
          <text:p text:style-name="P58">Remover la discriminación del aprendizaje en línea respecto al presencial. Aunque a medio plazo y con todas las precauciones que debe implicar el sistema nacional de acreditación, se considerará bajo los mismos criterios y condiciones.</text:p>
        </text:list-item>
        <text:list-item>
          <text:p text:style-name="P58">Crear o habilitar a las instituciones necesarias en todos los niveles educativos (servicio de valoración y reconocimiento previo del aprendizaje) para acreditar los conocimientos conforme a un sistema de competencias o logros de aprendizaje, estableciendo las especificidades pertinentes según la vía de adquisición pero abriendo <text:soft-page-break/>la posibilidad de reconocimiento para los saberes profesionales, prácticos, adquiridos a través de REA y comunidades de aprendizaje, con el objetivo añadido de mejorar la transferencia de créditos de unas instituciones a otras.</text:p>
        </text:list-item>
        <text:list-item>
          <text:p text:style-name="P58">Los resultados y competencias adquiridas en los procesos de aprendizaje deben prevalecer sobre sus condiciones institucionales y <text:span text:style-name="T135">la </text:span>duración <text:span text:style-name="T135">de los programas.</text:span></text:p>
        </text:list-item>
        <text:list-item>
          <text:p text:style-name="P58">Flexibilizar los criterios de la contratación pública para evitar que buenos profesionales de trayectorias informales o emergentes (informáticos/as, traductores/as, etc.) no puedan ser contratados por el sector público en las condiciones de mercado.</text:p>
        </text:list-item>
        <text:list-item>
          <text:p text:style-name="P58"><text:span text:style-name="T60">Establecer tratos preferentes para el acceso de los hombres y mujeres de sabiduría ancestral y sus nuevos practicantes a las tecnologías informáticas, centros de investigaciones especializadas, informaciones de vanguardia respecto a campos específicos del saber y del conocimiento científico, así como a la participación en encuentros internacionales especializados</text:span><text:span text:style-name="Ref._20_de_20_nota_20_al_20_pie"><text:note text:id="ftn88" text:note-class="footnote"><text:note-citation>88</text:note-citation><text:note-body><text:p text:style-name="P16">Profundizar en la investigación FLOK sobre saberes <text:span text:style-name="T136">originarios</text:span> (Crespo y Vila-Viñas, 2015).</text:p></text:note-body></text:note></text:span><text:span text:style-name="T60">.</text:span></text:p>
        </text:list-item>
      </text:list>
      <text:p text:style-name="P5">A ello conviene añadir un conjunto de recomendaciones sobre sostenibilidad extraídas de la experiencia de modelos de REA que han tenido cierto recorrido en otros contextos y que pueden anticipar algunas situaciones en Ecuador:</text:p>
      <text:list xml:id="list2444063156204886135" text:style-name="L14">
        <text:list-item>
          <text:p text:style-name="P59">Fomentar el uso de licencias libres cuando sea posible en los REA pero también, de licencias que permitan la reutilización dentro de contextos comerciales para maximizarla y con ello reforzar las posibilidades de retorno para sus creadores e instituciones.</text:p>
        </text:list-item>
        <text:list-item>
          <text:p text:style-name="P59">Realizar alianzas institucionales y consorcios para compartir costes de <text:span text:style-name="T136">I</text:span>+D, de producción de cursos, de campañas de comunicación y divulgación, de acreditación, evaluación y estandarización... que son fundamentales en los primeros estadios de desarrollo.</text:p>
        </text:list-item>
        <text:list-item>
          <text:p text:style-name="P59"><text:soft-page-break/>Explorar los modelos de negocio dentro de las editoriales para la publicación de REA, como medio de ampliar su difusión, el alcance de estos materiales y la economía basada en el conocimiento libre.</text:p>
        </text:list-item>
        <text:list-item>
          <text:p text:style-name="P59">Instar la participación de la industria editorial en estos procesos.</text:p>
        </text:list-item>
        <text:list-item>
          <text:p text:style-name="P59">Desarrollar vías de financiación pública y apoyo a los y las autoras, traductoras y curadoras de REA, sea a través de la financiación directa de sus contribuciones, sea a través del reconocimiento profesional de estas labores en las carreras académicas.</text:p>
        </text:list-item>
        <text:list-item>
          <text:p text:style-name="P59">Fomentar métodos de financiación basados en la comunidad, mejorar los públicos y analizar la posible participación de capitales riesgo en estas iniciativas.</text:p>
        </text:list-item>
        <text:list-item>
          <text:p text:style-name="P59">Favorecer que la consolidación de estos proyectos basados en REA se realice bajo la institucionalidad de la economía popular y solidaria.</text:p>
        </text:list-item>
        <text:list-item>
          <text:p text:style-name="P59">En materia de investigación y evaluación, sirve lo indicado arriba. </text:p>
        </text:list-item>
      </text:list>
      <text:p text:style-name="P5">Es importante destacar la conclusión de que una condición <text:span text:style-name="T172">relevante</text:span> para la sostenibilidad y expansión del sector a medio plazo es su pluralización. Por lo tanto se recomienda:</text:p>
      <text:list xml:id="list124129924735771486" text:style-name="L15">
        <text:list-item>
          <text:p text:style-name="P60">Generar un marco regulativo y de acción política que favorezca la proliferación de iniciativas y de comunidades de aprendizaje susceptibles de mejorar la utilización, contribución y desarrollo de la educación abierta.</text:p>
        </text:list-item>
        <text:list-item>
          <text:p text:style-name="P60"><text:span text:style-name="T43">Mapear en formato abierto y aprovechar las comunidades de aprendizaje ya existentes a través de Internet, dentro y fuera de Ecuador, sobre todo en América Latina, así como las oportunidades dentro de las instituciones escolares</text:span><text:span text:style-name="Ref._20_de_20_nota_20_al_20_pie"><text:note text:id="ftn89" text:note-class="footnote"><text:note-citation>89</text:note-citation><text:note-body><text:p text:style-name="P13">La mesa 1 de la Cumbre del Buen Conocer, dedicada a REA, incidió en que en los currículos escolares desde los <text:span text:style-name="T137">seis</text:span> años, existen unas tres horas semanales reservadas a clubes que permiten la apertura de las aulas y la interacción más allá de los muros en cuanto a agentes y actividades, lo que podría ser un buen contexto para implementar otro tipo de REA más horizontales dentro de la educación formal.</text:p></text:note-body></text:note></text:span><text:span text:style-name="T43">.</text:span></text:p>
        </text:list-item>
        <text:list-item>
          <text:p text:style-name="P60"><text:soft-page-break/>Dotar de apoyo financiero directo a las iniciativas de REA más interesantes pero sobre todo establecer un marco normativo, institucional y de acreditación que favorezca el florecimiento de estas iniciativas.</text:p>
        </text:list-item>
        <text:list-item>
          <text:p text:style-name="P60">Desarrollar proyectos destinados a la mejora de la docencia, como materiales educativos, guías docentes y plataformas de compartición para profesores/as, en el contexto de políticas para la mejora de los estándares de calidad de la educación en distintos niveles. </text:p>
        </text:list-item>
      </text:list>
      <text:p text:style-name="P5">Por último, la mesa sobre REA celebrada durante la Cumbre del Buen Conocer recomendó establecer una institución que liderara la experimentación e innovación en estos aspectos de la educación, asumiendo buena parte de la implementación de las recomendaciones indicadas, especialmente en funciones de investigación, divulgación, innovación y asesoramiento para la regulación, acreditación y evaluación. La mesa propuso que el Ministerio de Educación o SENESCYT integraran tal institución en su seno, aunque también, desde nuestra perspectiva, una buena opción sería que la entidad en que se constituya la plataforma MOOC (UPEx–Forma) abra una rama de investigación e innovación en REA, tanto para potenciar su propia actividad como el conjunto del sector y hacer explícito su compromiso en la consolidación de un ecosistema de REA plural y colaborativo. En particular, se recomienda reforzar la investigación en las siguientes materias:</text:p>
      <text:list xml:id="list8836099855354686280" text:style-name="L16">
        <text:list-item>
          <text:p text:style-name="P61">Estándares de publicación y archivo de los REA para favorecer su reutilización y accesibilidad efectiva en los distintos dispositivos, repositorios, bibliotecas, etc.</text:p>
        </text:list-item>
        <text:list-item>
          <text:p text:style-name="P61">Nuevos contenidos y nuevas pedagogías, con especial atención a la divulgación científica en educación básica. Proponer cambios en los currículos docentes, particularmente en los estudios de ciencias de la educación y la Universidad Nacional de Educación (http://www.unae.edu.ec/) para introducir nuevas pedagogías y técnicas coherentes con estos planteamientos.</text:p>
        </text:list-item>
        <text:list-item>
          <text:p text:style-name="P61"><text:soft-page-break/>Innovación jurídica y técnica en aspectos de accesibilidad, interoperabilidad, posibilidades de reutilización, calidad técnica, licenciamiento adecuado y soluciones jurídicas en general.</text:p>
        </text:list-item>
        <text:list-item>
          <text:p text:style-name="P61">Procesos de transferencia del conocimiento y divulgación científica dentro del ciclo de innovación social y centrados en la educación a lo largo de la vida y las comunidades pedagógicas.</text:p>
        </text:list-item>
        <text:list-item>
          <text:p text:style-name="P61">Metodologías y prácticas de evaluación, control de calidad e investigación del funcionamiento de los distintos REA, con implicación del Consejo de Evaluación, Acreditación y Aseguramiento de la Calidad de la Educación Superior (CEAACES).</text:p>
        </text:list-item>
        <text:list-item>
          <text:p text:style-name="P61">Medición del impacto socio-económico actual y potencial de los REA.</text:p>
        </text:list-item>
        <text:list-item>
          <text:p text:style-name="P61">Estrategias de sostenibilidad y modelos de negocio y retribución para distintos modelos y escalas de REA, con análisis del sector que permitan identificar servicios y áreas de interés general que no se han desarrollado, así como otras donde exista una concentración ineficiente de recursos e iniciativas. Proponer asimismo medidas de promoción de las iniciativas necesarias y de regulación del sector.</text:p>
        </text:list-item>
      </text:list>
      <text:list xml:id="list161754470640421" text:continue-list="list161755281477263" text:style-name="Outline">
        <text:list-item>
          <text:h text:style-name="P64" text:outline-level="1"><text:bookmark-start text:name="__RefHeading__19128_2012303889"/>Referencias<text:bookmark-end text:name="__RefHeading__19128_2012303889"/></text:h>
        </text:list-item>
      </text:list>
      <text:p text:style-name="P31">Araya, D., &amp; Bouchard, P. (2014). Open Educational Resources (v.0.1). FLOK policy paper 1.1. Recuperado a partir de http://floksociety.org/docs/Ingles/1/1.1.pdf</text:p>
      <text:p text:style-name="P30">Asamblea General de Naciones Unidas (AGNU). (2011). <text:span text:style-name="T30">Promotion and protection of the right to freedom of opinion and expression</text:span><text:span text:style-name="T15"> (Report of the Special Rapporteur No. A /66/290) (p. 24). ONU. Recuperado a partir de http://www.ohchr.org/Documents/Issues/Opinion/A.66.290.pd</text:span><text:span text:style-name="T16">f.</text:span></text:p>
      <text:p text:style-name="P30"><text:span text:style-name="T15">Barandiaran, X. E., Araya, D., &amp; Vila-Viñas, D. (2015). Ciencia: investigación participativa, colaborativa y abierta. En D. Vila-Viñas &amp; X. E. Barandiaran (Eds.), </text:span><text:span text:style-name="T40">Buen Conocer – FLOK Society. Modelos sostenibles y políticas públicas para una economía social del conocimiento común y abierto en el Ecuador</text:span><text:span text:style-name="T15">. Quito: IAEN - CIESPAL. Recuperado a partir de http://book.floksociety.org/ec/1/1-2-ciencia-investigacion-colaborativa-participativa-y-abierta.</text:span></text:p>
      <text:p text:style-name="P29"><text:span text:style-name="T15">Baranuik, R. G., &amp; Cervenka, K. (2002). </text:span><text:span text:style-name="T30">Connexions White Paper: Building Communities and Sharing Knowledge</text:span><text:span text:style-name="T15">. Houston, TX: Rice University.</text:span></text:p>
      <text:p text:style-name="P29"><text:soft-page-break/><text:span text:style-name="T15">Bereiter, C. (2002). </text:span><text:span text:style-name="T30">Education and mind in the knowledge age</text:span><text:span text:style-name="T15">. Mahwah, NJ: Lawrence Erlbaum Associates.</text:span></text:p>
      <text:p text:style-name="P29">Berners-Lee, T. (2006). Open linked data. Recuperado a partir de http://www.w3.org/DesignIssues/LinkedData.html.</text:p>
      <text:p text:style-name="P29"><text:span text:style-name="T15">Boltanski, E., L. y Chiapello. (2002). </text:span><text:span text:style-name="T30">El nuevo espíritu del capitalismo</text:span><text:span text:style-name="T15">. (M. Pérez, A. Riesco, &amp; R. Sánchez, Trads.). Madrid: Akal.</text:span></text:p>
      <text:p text:style-name="P29"><text:span text:style-name="T15">Bourdieu, P. (2005). </text:span><text:span text:style-name="T30">Capital cultural, escuela y espacio social</text:span><text:span text:style-name="T15">. (I. Jiménez, Trad., I. Jiménez, Ed.). México: Siglo XXI.</text:span></text:p>
      <text:p text:style-name="P29"><text:span text:style-name="T15">Boutang, Y.</text:span><text:span text:style-name="T19">M.</text:span><text:span text:style-name="T15"> (2012). </text:span><text:span text:style-name="T30">La abeja y el economista</text:span><text:span text:style-name="T15">. (S. Simon &amp; M. Perez, Trads.). Madrid: Traficantes de Sueños.</text:span></text:p>
      <text:p text:style-name="P29"><text:span text:style-name="T15">Brown, J. S. (2000). Growing up digital. </text:span><text:span text:style-name="T30">Change</text:span><text:span text:style-name="T15">, </text:span><text:span text:style-name="T30">32</text:span><text:span text:style-name="T15">(2), 10–20.</text:span></text:p>
      <text:p text:style-name="P29"><text:span text:style-name="T15">Brown, J. S., &amp; Adler, R. (2008). Minds on Fire: Open Education, the Long Tail, and Learning 2.0. </text:span><text:span text:style-name="T30">EDUCAUSE review</text:span><text:span text:style-name="T15">, </text:span><text:span text:style-name="T30">43</text:span><text:span text:style-name="T15">(1), 10-20.</text:span></text:p>
      <text:p text:style-name="P29"><text:span text:style-name="T15">Burgos Aguilar, J. V. (2010). Aprovechamiento de Recursos Educativos Abiertos (REA) en ambientes enriquecidos con tecnología. En M. S. Ramírez &amp; J. V. Burgos (Eds.), </text:span><text:span text:style-name="T30">Aprovechamiento de Recursos Educativos Abiertos (REA) en ambientes enriquecidos con tecnología. Innovación en la práctica educativa</text:span><text:span text:style-name="T15"> (pp. 5-26). Monterrey: Instituto Tecnológico de Monterrey. Recuperado a partir de http://catedra.ruv.itesm.mx/bitstream/987654321/566/8/ebook.</text:span></text:p>
      <text:p text:style-name="P29"><text:span text:style-name="T15">Butcher, N. (2011). </text:span><text:span text:style-name="T30">A basic guide to Open Educational Resources</text:span><text:span text:style-name="T15"> (University Columbia). Recuperado a partir de http://www.col.org/PublicationDocuments/Basic-Guide-To-OER.pdf.</text:span></text:p>
      <text:p text:style-name="P29"><text:span text:style-name="T15">Center for International Economic Studies, C. (2012). </text:span><text:span text:style-name="T30">Policy recommendations for Ecuador</text:span><text:span text:style-name="T15">. South Korea: Ministry of Strategy and Finance (MOSF), Republic of South Korea Development Institute (KDI).</text:span></text:p>
      <text:p text:style-name="P29"><text:span text:style-name="T15">Chenery, H., Ahluwalia, M., Bell, C., Duloy, J., &amp; Jolly, R. (1974). </text:span><text:span text:style-name="T30">Redistribution and growth</text:span><text:span text:style-name="T15">. Oxford: Oxford University Press for the World Bank.</text:span></text:p>
      <text:p text:style-name="P29"><text:span text:style-name="T15">Corneli, J. (2014). </text:span><text:span text:style-name="T30">Peer Produced Peer Learning: A Mathematics Case Study</text:span><text:span text:style-name="T15">. Centre for Research in Computing (CRC). Recuperado a partir de http://oro.open.ac.uk/40775/.</text:span></text:p>
      <text:p text:style-name="P29"><text:span text:style-name="T15">Crespo, J. M., &amp; Vila-Viñas, D. (2015). Comunidades: Saberes y conocimientos originarios, tradicionales y populares. En D. Vila-Viñas &amp; X. E. Barandiaran (Eds.), </text:span><text:span text:style-name="T30">Buen Conocer / FLOK Society. Modelos sostenibles y políticas públicas para una economía social del conocimiento común y abierto en el Ecuador</text:span><text:span text:style-name="T15">. Recuperado a partir de http://book.floksociety.org/ec/3/3-2-comunidades-saberes-y-conocimientos-originarios-tradicionales-y-populares.</text:span></text:p>
      <text:p text:style-name="P29"><text:span text:style-name="T15">Dean, H. (2006). </text:span><text:span text:style-name="T30">Social policy</text:span><text:span text:style-name="T15">. Cambridge: Polity Press.</text:span></text:p>
      <text:p text:style-name="P29"><text:span text:style-name="T15">Dholakia, M. U., King, W. J., &amp; Baraniuk, R. (2006). </text:span><text:span text:style-name="T30">What Makes an Open Education Program Sustainable?: The Case of Connexions</text:span><text:span text:style-name="T15">. Recuperado a partir de http://www.oecd.org/dataoecd/3/6/36781781.pdf.</text:span></text:p>
      <text:p text:style-name="P29"><text:span text:style-name="T15">Dos Santos, A. I. (2011). </text:span><text:span text:style-name="T30">Open Educational Resources in Brazil: State of the Art, Challenges and Prospects for Development and Innovation</text:span><text:span text:style-name="T15">. UNESCO Institute for Information Technologies in Education. Recuperado a partir de http://iite.unesco.org/publications/3214695.</text:span></text:p>
      <text:p text:style-name="P29"><text:span text:style-name="T15">Drucker, P. (1993). </text:span><text:span text:style-name="T30">Post-Capitalist Society</text:span><text:span text:style-name="T15">. New York: HarperCollins.</text:span></text:p>
      <text:p text:style-name="P29"><text:span text:style-name="T15">Edwards, R. (2002). Mobilizing lifelong learning: governmentality in educational practices. </text:span><text:span text:style-name="T30">Journal of Education Policy</text:span><text:span text:style-name="T15">, </text:span><text:span text:style-name="T30">17</text:span><text:span text:style-name="T15">(3), 353–365.</text:span></text:p>
      <text:p text:style-name="P26"><text:soft-page-break/>El País. (2013, septiembre 18). Plan CEIBAL: según investigación no mejoró lectura ni matemática. Uruguay. Recuperado a partir de http://www.elpais.com.uy/informacion/plan-ceibal-investigacion-rendimiento-matematicas-lectura.html.</text:p>
      <text:p text:style-name="P29"><text:span text:style-name="T15">Esping-Andersen, G. (1990). </text:span><text:span text:style-name="T30">The three worlds of welfare capitalism</text:span><text:span text:style-name="T15">. Cambridge: Polity Press.</text:span></text:p>
      <text:p text:style-name="P29"><text:span text:style-name="T15">Europa Press. (2012, abril 13). Gobierno de Ecuador cierra 14 universidad por su «baja calidad académica» y deja sin clases a unos 38.000 estudiantes. </text:span><text:span text:style-name="T30">Europa Press</text:span><text:span text:style-name="T15">. Ecuador. Recuperado a partir de http://ecuadorinmediato.com/index.php.</text:span></text:p>
      <text:p text:style-name="P29"><text:span text:style-name="T15">Falconer, I., McGill, L., Littlejohn, A., &amp; Boursinou, E. (2013). </text:span><text:span text:style-name="T30">Overview and Analysis of Practices with Open Educational Resources in Adult Education in Europe</text:span><text:span text:style-name="T15">. </text:span><text:span text:style-name="T24">(pp-) </text:span><text:span text:style-name="T15">Bruselas: Comisión Europea. Recuperado a partir de http://ftp.jrc.es/EURdoc/JRC85471.pdf.</text:span></text:p>
      <text:p text:style-name="P30"><text:span text:style-name="T15">Feldstein, A., Martin, M., Hudson, A., Warren, K., Hilton, I. &amp; J., &amp; Willey, D. (2012). </text:span><text:span text:style-name="T30">Open Textbooks and Increased Student Access and Outcomes</text:span><text:span text:style-name="T15">. EURODL. Recuperado a partir de http://www.eurodl.org/?article=533.</text:span></text:p>
      <text:p text:style-name="P30">Figueredo, J., Anastasopoulos, N., &amp; Cabrera, M. (2014). Territorial Organization of Knowledge and Physical Spaces (v1.0) FLOK policy paper 5.1. IAEN. Recuperado a partir de http://floksociety.org/docs/Ingles/5/5.2.pdf.</text:p>
      <text:p text:style-name="P30">Fossatti, M. (2013, julio 30). El patrimonio cultural liberado. Recuperado a partir de http://www.articaonline.com/2013/07/el-patrimonio-cultural-liberado/.</text:p>
      <text:p text:style-name="P30"><text:span text:style-name="T15">Foucault, M. (2007). </text:span><text:span text:style-name="T40">Nacimiento de la biopolítica. Curso en el Collège de France (1978-1979), en Senellart</text:span><text:span text:style-name="T15">. (A. Fontana &amp; F. Ewald, Eds., H. Pons, Trad.). Mexico: Fondo de Cultura Económica.</text:span></text:p>
      <text:p text:style-name="P29"><text:span text:style-name="T15">Free Culture Forum, (FCF). (2010). </text:span><text:span text:style-name="T30">Carta para la Innovación, la Creatividad y el Acceso al Conocimiento. Los derechos de ciudadanos y artistas en la era digital</text:span><text:span text:style-name="T15">. Barcelona. Recuperado a partir de http://fcforum.net/files/Carta-larga-2.0.1.pdf.</text:span></text:p>
      <text:p text:style-name="P29"><text:span text:style-name="T15">Freire, P. (1973). </text:span><text:span text:style-name="T30">La educación como práctica de libertad</text:span><text:span text:style-name="T15">. (L. Ronzoni, Trad.). Madrid: Siglo XXI.</text:span></text:p>
      <text:p text:style-name="P29"><text:span text:style-name="T15">Furlong, A., &amp; Cartmel, F. (2007). </text:span><text:span text:style-name="T30">Young people and social change: new perspectives</text:span><text:span text:style-name="T15"> (2nd ed.). Berkshire: Open University Press: McGraw-Hill Education.</text:span></text:p>
      <text:p text:style-name="P29"><text:span text:style-name="T15">Galperin, H., Mariscal, J., &amp; Barrantes, R. (2014). </text:span><text:span text:style-name="T30">The Internet and Poverty: Opening the Black Box</text:span><text:span text:style-name="T15">. Argentina: DIRSI: Diálogo Regional sobre Sociedad de la Información. Recuperado a partir de http://dirsi.net/web/files/files/Opening_the_Black_Box.pdf.</text:span></text:p>
      <text:p text:style-name="P30"><text:span text:style-name="T15">Garrison, J. (2012). Individuality, equality, and creative democracy—the task before us. </text:span><text:span text:style-name="T30">American Journal of Education</text:span><text:span text:style-name="T15">, </text:span><text:span text:style-name="T30">118</text:span><text:span text:style-name="T15">, 369–</text:span><text:span text:style-name="T17">3</text:span><text:span text:style-name="T15">79.</text:span></text:p>
      <text:p text:style-name="P30"><text:span text:style-name="T15">Golinelli, S., Vega-Villa, K., &amp; VillaRomero, J. F. (2015). Biodiversidad: ciencia ciudadana, saberes ancestrales y biodiversidad aplicada en la economía social del conocimiento. En D. Vila-Viñas &amp; X. E. Barandiaran (Eds.), </text:span><text:span text:style-name="T40">Buen Conocer - FLOK Society</text:span><text:span text:style-name="T15">. Quito, Ecuador: IAEN - CIESPAL. Recuperado a partir de http://book.floksociety.org/ec/2/2-2-biodiversidad-ciencia-ciudadana-saberes-ancestrales-y-biodiversidad-aplicada-en-la-economia-social-del-conocimiento.</text:span></text:p>
      <text:p text:style-name="P29"><text:span text:style-name="T15">Gordon, D. (2008). Children, Policy and Social Justice. En G. Craig, T. Burchardt, &amp; D. Gordon (Eds.), </text:span><text:span text:style-name="T30">Social Justice and Social Policy: Seeking Fairness in Diverse Societies</text:span><text:span text:style-name="T15"> (pp. 157–181). Bristol: The Policy Press.</text:span></text:p>
      <text:p text:style-name="P29"><text:span text:style-name="T15">Habler, B. (2009). </text:span><text:span text:style-name="T30">Access to Open Educational Resources. Report of UNESCO OER Community discussion</text:span><text:span text:style-name="T15">. UNESCO.</text:span></text:p>
      <text:p text:style-name="P29">Haché, A. (2012). Open Education initiatives in Higher Education-an overview of current <text:soft-page-break/>Business and sustainability models. Presentado en EADTU 25th Anniversary Conference: The role of open and flexible education inEuropean higher education systems for 2020: new models, new markets, new media, Cyprus. Recuperado a partir de https://www.academia.edu/2760564/Open_Education_initiatives_in_Higher_Education-an_overview_of_current_Business_and_sustainability_models._Article_po81.</text:p>
      <text:p text:style-name="P29"><text:span text:style-name="T15">Hemerijck, A. (2011). The social investment imperative beyond the financial crisis. En L. et al. Andor (Ed.), </text:span><text:span text:style-name="T30">Growth, well-being and social policy in Europe: trade-off or synergy</text:span><text:span text:style-name="T15"> (pp. 11-19). Brussels: European Policy Centre.</text:span></text:p>
      <text:p text:style-name="P29"><text:span text:style-name="T15">Hemerijck, A. (2012). Two or three waves of welfare state transformation? En B. Morel, J. Palme, &amp; B. Palier (Eds.), </text:span><text:span text:style-name="T30">Towards A Social Investment Welfare State?: Ideas, Policies and Challenges</text:span><text:span text:style-name="T15"> (pp. 33–60). Bristol.</text:span></text:p>
      <text:p text:style-name="P29"><text:span text:style-name="T15">Hilton III, J., Wiley, D., Stein, J., &amp; Johnson, A. (2010). The four ‘R’s of openness and ALMS analysis: frameworks for open educational resources. </text:span><text:span text:style-name="T30">Open Learning</text:span><text:span text:style-name="T15">, </text:span><text:span text:style-name="T30">25</text:span><text:span text:style-name="T15">(1), 37–44.</text:span></text:p>
      <text:p text:style-name="P29"><text:span text:style-name="T15">Hunter, I. (1998). </text:span><text:span text:style-name="T30">La escuela: subjetividad, burocracia y crítica</text:span><text:span text:style-name="T15">. (Pomares, J.M., Trad., J. M. Pomares, Ed.). Barcelona: Pomares-Corredor.</text:span></text:p>
      <text:p text:style-name="P30"><text:span text:style-name="T15">Hylén, J., Damme, D. V., Mulder, F., &amp; D’Antoni, S. (2012). </text:span><text:span text:style-name="T30">Open Educational Resources: Analysis of responses to the OECD country questionnaire</text:span><text:span text:style-name="T15">. OECD. Recuperado a partir de http://disde.minedu.gob.pe/xmlui/handle/123456789/2500.</text:span></text:p>
      <text:p text:style-name="P30"><text:span text:style-name="T41">Informe sobre desarrollo humano 2013: el ascenso del Sur : el progreso humano en un mundo diverso.</text:span><text:span text:style-name="T18"> (2013). New York, NY: PNUD.</text:span></text:p>
      <text:p text:style-name="P30"><text:span text:style-name="T18">IPCIG, </text:span><text:span text:style-name="T15">International Policy Center for Inclusive Growth, I. (2012). </text:span><text:span text:style-name="T40">Social protection in Ecuador: A new vision for inclusive growth</text:span><text:span text:style-name="T15"> (Policy Research Brief No. 28). Recuperado a partir de http://www.ipc-undp.org/pub/IPCPolicyResearchBrief28.pdf.</text:span></text:p>
      <text:p text:style-name="P29"><text:span text:style-name="T15">Jenson, J. (2010). Diffusing ideas for after neoliberalism: The social investment perspective in Europe and Latin America. </text:span><text:span text:style-name="T30">Global Social Policy</text:span><text:span text:style-name="T15">, </text:span><text:span text:style-name="T30">10</text:span><text:span text:style-name="T15">(1), 59–84.</text:span></text:p>
      <text:p text:style-name="P29"><text:span text:style-name="T15">Jenson, J., &amp; Saint-Martin, D. (2003). New Routes to Social Cohesion? Citizenship and the Social Investment State. </text:span><text:span text:style-name="T30">Canadian Journal of Sociology</text:span><text:span text:style-name="T15">, </text:span><text:span text:style-name="T30">28</text:span><text:span text:style-name="T15">(1), 77–99.</text:span></text:p>
      <text:p text:style-name="P29"><text:span text:style-name="T15">J.I.S.C. (2009). </text:span><text:span text:style-name="T30">In from the Cold. An assessment of the scope of ‘Orphan Works’ and its impact on the delivery of services to the public</text:span><text:span text:style-name="T15">. London. Recuperado a partir de http://sca.jiscinvolve.org/wp/files/2009/06/sca_colltrust_orphan_works_v1-final.pdf.</text:span></text:p>
      <text:p text:style-name="P29"><text:span text:style-name="T15">Knowledge Ecology International, (KEI). (2005). Proposal for Treaty of Access to Knowledge (draft). </text:span><text:span text:style-name="T30">Knowledge Ecology International</text:span><text:span text:style-name="T15">. Recuperado a partir de http://keionline.org/content/view/235/1.</text:span></text:p>
      <text:p text:style-name="P29"><text:span text:style-name="T15">Konnikova, M. (2014, noviembre 7). Will MOOCs Be Flukers? </text:span><text:span text:style-name="T30">The New Yorker</text:span><text:span text:style-name="T15">. New York. Recuperado a partir de http://www.newyorker.com/science/maria-konnikova/moocs-failure-solutions.</text:span></text:p>
      <text:p text:style-name="P30"><text:span text:style-name="T15">Lane, A. B. (2008). Reflections on sustaining Open Educational Resources: an institutional case study. </text:span><text:span text:style-name="T30">eLearning Papers</text:span><text:span text:style-name="T15">, </text:span><text:span text:style-name="T30">10</text:span><text:span text:style-name="T15">. Recuperado a partir de http://www.elearningeuropa.info/files/media/media16677.pdf.</text:span></text:p>
      <text:p text:style-name="P30"><text:span text:style-name="T15">Lazalde, A., Torres, J., &amp; Vila-Viñas, D. (2015). Hardware: ecosistemas de innovación y producción basados en hardware libre. En D. Vila-Viñas &amp; X. E. Barandiaran (Eds.), </text:span><text:span text:style-name="T40">Buen Conocer - FLOK Society</text:span><text:span text:style-name="T15">. Quito, Ecuador: IAEN - CIESPAL. Recuperado a partir de http://book.floksociety.org/ec/4/4-1-hardware-ecosistemas-de-innovacion-y-produccion-basados-en-hardware-libre.</text:span></text:p>
      <text:p text:style-name="P29"><text:span text:style-name="T15">Lazzarato, M. (2013). </text:span><text:span text:style-name="T30">La fábrica del hombre endeudado</text:span><text:span text:style-name="T15">. (H. Pons, Trad.). Buenos Aires: </text:span><text:soft-page-break/><text:span text:style-name="T15">Amorrortu.</text:span></text:p>
      <text:p text:style-name="P29"><text:span text:style-name="T15">Lewis, P. (2011). Upskilling the Workers will not Upskill the Work. Why the Dominant Economic Framework Limits Child Poverty Reduction in the UK. </text:span><text:span text:style-name="T30">Journal of Social Policy</text:span><text:span text:style-name="T15">, </text:span><text:span text:style-name="T30">40</text:span><text:span text:style-name="T15">(3), 535-</text:span><text:span text:style-name="T18">556</text:span><text:span text:style-name="T15">.</text:span></text:p>
      <text:p text:style-name="P29"><text:span text:style-name="T15">Lundvall, B. Å. (2004). </text:span><text:span text:style-name="T30">Why the New Economy is a Learning Economy</text:span><text:span text:style-name="T15">. Sweden: DRUID, Aalborg University.</text:span></text:p>
      <text:p text:style-name="P29"><text:span text:style-name="T15">Marber, P. (2014). </text:span><text:span text:style-name="T30">Brave new math: Information, globalization and the need for new policy thinking in the 21st Century</text:span><text:span text:style-name="T15">. New York: Wiley.</text:span></text:p>
      <text:p text:style-name="P29"><text:span text:style-name="T15">Masschelein, J., &amp; Simons, M. (2005). The strategy of the inclusive education apparatus. </text:span><text:span text:style-name="T30">Studies in Philosophy and Education</text:span><text:span text:style-name="T15">, </text:span><text:span text:style-name="T30">24</text:span><text:span text:style-name="T15">, 117–138.</text:span></text:p>
      <text:p text:style-name="P29"><text:span text:style-name="T15">McGill, L., Falconer, I., Dempster, J. A., Littlejohn, A., &amp; Beetham, H. (2013). </text:span><text:span text:style-name="T30">Journeys to Open Educational Practice</text:span><text:span text:style-name="T15"> (Review Final Report). JISC. Recuperado a partir de https://oersynth.pbworks.com/w/page/60338879/HEFCE-OER-Review-Final-Report.</text:span></text:p>
      <text:p text:style-name="P29"><text:span text:style-name="T15">Melo, G. d., Machado, A., Miranda, A., &amp; Viera, M. (2013). </text:span><text:span text:style-name="T30">Profundizando en los efectos del Plan Ceibal</text:span><text:span text:style-name="T15">. Montevideo: Instituto de Economía, ANEP. Recuperado a partir de http://www.ccee.edu.uy/jacad/2013/file/MESAS/Economia%20de%20la%20educacion_plan%20ceibal/Profundizando%20en%20los%20efectos%20del%20Plan%20Ceibal.pd</text:span><text:span text:style-name="T16">f.</text:span></text:p>
      <text:p text:style-name="P30"><text:span text:style-name="T15">Morel, N., Palier, B., &amp; Palme, J. (Eds.). (2012). </text:span><text:span text:style-name="T30">«Beyond the welfare state as we knew it?» Towards a social investment welfare state? Ideas, policies and challenges</text:span><text:span text:style-name="T15">. Chicago, IL: The Policy Press.</text:span></text:p>
      <text:p text:style-name="P30"><text:span text:style-name="T15">Naciones Unidas. (2011). </text:span><text:span text:style-name="T40">Informe del Relator Especial sobre la promoción y la protección del derecho a la libertad de opinión y de expresión</text:span><text:span text:style-name="T15"> (No. A/66/290) (p. 25). Naciones Unidas. Recuperado a partir de http://daccess-dds-ny.un.org/doc/UNDOC/GEN/N11/449/81/PDF/N1144981.pdf?OpenElement.</text:span></text:p>
      <text:p text:style-name="P29"><text:span text:style-name="T15">Nederveen Pieterse, J. (2012). Growth and social policies: Towards inclusive growth. </text:span><text:span text:style-name="T30">Briefing Policy Special Issue</text:span><text:span text:style-name="T15">.</text:span></text:p>
      <text:p text:style-name="P29">O.L.C.O.S. (2007). Open Educational Practices and Resources Roadmap (EduMedia Group). Salzburg. Recuperado a partir de http://www.olcos.org/cms/upload/docs/olcos_roadmap.pdf.</text:p>
      <text:p text:style-name="P29"><text:span text:style-name="T15">Osborne, D., &amp; Gaebler, T. (1995). </text:span><text:span text:style-name="T30">La reinvención del gobierno: La influencia del espíritu empresarial en el sector público</text:span><text:span text:style-name="T15">. (M. A. Galmarini &amp; F. Pardo, Trads.) (1a reimp.). Barcelona: Paidós Ibérica.</text:span></text:p>
      <text:p text:style-name="P29"><text:span text:style-name="T15">Peters, M. A. (2009). «Education, creativity and the economy of the passions», en M.A. En S. M. Peters &amp; P. Murphy (Eds.), </text:span><text:span text:style-name="T30">Creativity and the global knowledge economy</text:span><text:span text:style-name="T15"> (pp. 125–147). New York: Peter Lang.</text:span></text:p>
      <text:p text:style-name="P29"><text:span text:style-name="T15">Petrizzo, M., &amp; Torres, J. (2015). Software: Programas libres y de código abierto en la administración pública. En D. Vila-Viñas &amp; X. E. Barandiaran (Eds.), </text:span><text:span text:style-name="T30">Buen Conocer / FLOK Society. Modelos sostenibles y políticas públicas para una economía social del conocimiento común y abierto en el Ecuador</text:span><text:span text:style-name="T15">. Recuperado a partir de http://book.floksociety.org/ec/4/4-2-software-programas-libres-y-de-codigo-abierto-en-la-administracion-publica.</text:span></text:p>
      <text:p text:style-name="P29"><text:span text:style-name="T15">Pierson, C. (2007). </text:span><text:span text:style-name="T30">Beyond the welfare state?: The new political economy of Welfare</text:span><text:span text:style-name="T15"> (3rd ed.). Park: Pennsylvania State University.</text:span></text:p>
      <text:p text:style-name="P27">PNUD. (2013). Informe sobre desarrollo humano 2013: el ascenso del Sur : el progreso humano en un mundo diverso. New York, NY: PNUD.</text:p>
      <text:p text:style-name="P29"><text:soft-page-break/><text:span text:style-name="T15">Popkewitz, T. S. (2009). </text:span><text:span text:style-name="T30">El cosmopolitismo y la era de la reforma escolar: la ciencia, la educación y la construcción de la sociedad mediante la construcción de la infancia</text:span><text:span text:style-name="T15">. (V. Aubele &amp; Redactores en Red, Trads.). Madrid: Morata.</text:span></text:p>
      <text:p text:style-name="P29"><text:span text:style-name="T15">Querrien, A. (1994). </text:span><text:span text:style-name="T30">Trabajos elementales sobre la escuela primaria [L’Ensaignement.]</text:span><text:span text:style-name="T15">. (J. Varela, Trad.) (2a ed). Madrid: Las Ediciones de la Piqueta.</text:span></text:p>
      <text:p text:style-name="P29"><text:span text:style-name="T15">Red Latinoamericana de Portales Educativos, (RELPE) (Ed.). (2014). </text:span><text:span text:style-name="T30">Mirada RELPE. Reflexiones iberoamericanas sobre las TIC y la educación</text:span><text:span text:style-name="T15">. Recuperado a partir de http://www.relpe.org/descargas/miradarelpe.pdf.</text:span></text:p>
      <text:p text:style-name="P29"><text:span text:style-name="T15">Romer, P. (1994). The origins of endogenous growth. </text:span><text:span text:style-name="T30">Journal of Economic Perspectives</text:span><text:span text:style-name="T15">, </text:span><text:span text:style-name="T30">8</text:span><text:span text:style-name="T15">(1), 3–22.</text:span></text:p>
      <text:p text:style-name="P29"><text:span text:style-name="T15">Rose, N. (1985). </text:span><text:span text:style-name="T30">The psychological complex: psychology, politics, and society in England, 1869-1939</text:span><text:span text:style-name="T15">. London, Boston: Routledge &amp; Kegan Paul.</text:span></text:p>
      <text:p text:style-name="P29"><text:span text:style-name="T15">Sandoff, M., &amp; Widell, G. (2008). Coping with discipline. Discipline and dilemmas among teachers and warders. </text:span><text:span text:style-name="T30">International Journal of Sociology and Social Policy</text:span><text:span text:style-name="T15">, </text:span><text:span text:style-name="T30">28</text:span><text:span text:style-name="T15">(11-12), 458–471.</text:span></text:p>
      <text:p text:style-name="P29"><text:span text:style-name="T15">Scardamalia, M. (2002). Collective cognitive responsibility for the advancement of knowledge. En Smith, B. (Ed.), </text:span><text:span text:style-name="T30">Liberal education in a knowledge society</text:span><text:span text:style-name="T15"> (pp. 67–98). Chicago: Open Court.</text:span></text:p>
      <text:p text:style-name="P29"><text:span text:style-name="T15">Sharples, M., McAndrew, P., Weller, M., Ferguson, R., FitzGerald, E., Hirst, T., … Whitelock, D. (2012). </text:span><text:span text:style-name="T30">Innovating Pedagogy 2012</text:span><text:span text:style-name="T15"> (No. 1). Open University. Recuperado a partir de http://www.open.ac.uk/personalpages/mike.sharples/Reports/Innovating_Pedagogy_report_July_2012.pdf.</text:span></text:p>
      <text:p text:style-name="P29"><text:span text:style-name="T15">Simons, M., &amp; Masschelein, J. (2008). The governmentalization of learning and the assemblage of a learning apparatus. </text:span><text:span text:style-name="T30">Educational Theory</text:span><text:span text:style-name="T15">, </text:span><text:span text:style-name="T30">58</text:span><text:span text:style-name="T15">(4), 391–415.</text:span></text:p>
      <text:p text:style-name="P29"><text:span text:style-name="T15">Stiglitz, J. E. (1999). Knowledge as a global public good. En I. G. Kaul &amp; M. A. Stern (Eds.), </text:span><text:span text:style-name="T30">Global Public Goods. International cooperation in the 21th century</text:span><text:span text:style-name="T15"> (pp. 308–325). NY, Oxford: Oxford University Press.</text:span></text:p>
      <text:p text:style-name="P30">Straumsheim, C. (2014). License to Loan. Recuperado a partir de https://www.insidehighered.com/news/2014/03/31/liberal-arts-college-library-directors-ask-publishers-ease-ebook-licensing.</text:p>
      <text:p text:style-name="P30"><text:span text:style-name="T15">SURF. (2012). </text:span><text:span text:style-name="T40">Trend Report on Open Educational Resources 2012</text:span><text:span text:style-name="T15"> (surf:kennisbankitem). Recuperado a partir de https://www.surf.nl/en/knowledge-and-innovation/knowledge-base/2012/trend-report-on-open-educational-resources-2012.html.</text:span></text:p>
      <text:p text:style-name="P29"><text:span text:style-name="T15">Tadeu da Silva, T. (2000). Las pedagogías psicológicas y el gobierno del yo en nuestros regímenes neoliberales. En T. Tadeu da Silva (Ed.), S. López (Trad.), </text:span><text:span text:style-name="T30">Las pedagogías psicológicas y el gobierno del yo en tiempos neoliberales</text:span><text:span text:style-name="T15"> (pp. 9–14). Sevilla: Movimiento Cooperativo de Escuela Popular (MCEP).</text:span></text:p>
      <text:p text:style-name="P29"><text:span text:style-name="T15">Taylor-Gooby, P. (2008). The new welfare settlement in Europe. </text:span><text:span text:style-name="T30">European Societies</text:span><text:span text:style-name="T15">, </text:span><text:span text:style-name="T30">10</text:span><text:span text:style-name="T15">(1), 3–24.</text:span></text:p>
      <text:p text:style-name="P29"><text:span text:style-name="T15">Toffler, A. (1990). </text:span><text:span text:style-name="T30">Powershift: Knowledge, Wealth and Violence at the Edge of the 21st Century</text:span><text:span text:style-name="T15">. Bantam Books.</text:span></text:p>
      <text:p text:style-name="P29"><text:span text:style-name="T15">Tomlinson, S. (2005). </text:span><text:span text:style-name="T30">Education in a post-welfare society</text:span><text:span text:style-name="T15"> (2nd ed.). Maidenhead: Open University Press.</text:span></text:p>
      <text:p text:style-name="P29"><text:span text:style-name="T15">Torres, J., &amp; Vila-Viñas, D. (201</text:span><text:span text:style-name="T20">5</text:span><text:span text:style-name="T15">). Conectividad: Accesibilidad, soberanía y autogestión de las infraestructuras de comunicación. En D. Vila-Viñas &amp; X. E. Barandiaran (Eds.), </text:span><text:span text:style-name="T30">Buen Conocer / FLOK Society. Modelos sostenibles y políticas públicas para una economía </text:span><text:soft-page-break/><text:span text:style-name="T30">social del conocimiento común y abierto en el Ecuador</text:span><text:span text:style-name="T15">. Recuperado a partir de http://book.floksociety.org/ec/4/4-3-conectividad-acceso-soberania-y-autogestion-de-infraestructuras-de-comunicacion/.</text:span></text:p>
      <text:p text:style-name="P26">U.N.E.S.C.O. (2012). Declaración de París sobre los REAs. Congreso Mundial sobre los REA, París. Recuperado a partir de http://www.unesco.org/new/fileadmin/MULTIMEDIA/HQ/CI/CI/pdf/Events/Spanish_Paris_OER_Declaration.pdf.</text:p>
      <text:p text:style-name="P29">Universo Abierto. (2013, diciembre 4). Los beneficios del Open Source para las bibliotecas. Recuperado a partir de http://www.universoabierto.com/11969/los-beneficios-del-open-source-para-las-bibliotecas/.</text:p>
      <text:p text:style-name="P29"><text:span text:style-name="T15">Varela, J. (1994). Postfacio. Elementos para una genealogía de la escuela primaria en España. En </text:span><text:span text:style-name="T30">Trabajos elementales sobre la escuela primaria [L’Ensaignement.]</text:span><text:span text:style-name="T15"> (2a ed., pp. 171-198). Madrid: Las Ediciones de la Piqueta.</text:span></text:p>
      <text:p text:style-name="Bibliography_20_1"><text:span text:style-name="T15">Vila-Viñas, D., Botero, C., Durán, S., Gemetto, J., Gutiérrez, B., Saenz, P., &amp; Soler, P. (2015). Cultura: acceso y sostenibilidad en la era de la cultura libre. En D. Vila-Viñas &amp; X. E. Barandiaran (Eds.), </text:span><text:span text:style-name="T40">Buen Conocer - FLOK Society. Modelos sostenibles y políticas públicas para una economía social del conocimiento común y abierto en el Ecuador</text:span><text:span text:style-name="T15">. Quito: IAEN - CIESPAL. Recuperado a partir de http://book.floksociety.org/ec/1/1-2-cultura-acceso-y-sostenibilidad-en-la-era-de-la-cultura-libre</text:span></text:p>
      <text:p text:style-name="P29">Vollmer, T. (2011). New federal education fund makes available $2 billion to create OER resources in community colleges. Recuperado a partir de http://creativecommons.org/weblog/entry/26100.</text:p>
      <text:p text:style-name="P28"><text:span text:style-name="T55">Walkerdine, V. (1995). Escuela, poder y subjetivación. En J. Larrosa (Ed.), N. Sobregués &amp; J. Larrosa (Trads.), </text:span><text:span text:style-name="T45">Psicología del desarrollo y pedagogía centada en el niño: la inserción de Piaget en la educación temprana</text:span><text:span text:style-name="T55"> (pp. 77-152). Madrid: Ediciones de La Piqueta.</text:span></text:p>
      <text:list xml:id="list161754355859971" text:continue-numbering="true" text:style-name="Outline">
        <text:list-item>
          <text:h text:style-name="P64" text:outline-level="1"><text:bookmark-start text:name="__RefHeading__21875_2012303889"/>Anexo<text:bookmark-end text:name="__RefHeading__21875_2012303889"/></text:h>
        </text:list-item>
      </text:list>
      <text:p text:style-name="P34">Tabla 1. Nociones generales sobre recursos de educación abierta</text:p>
      <table:table table:name="Tabla1" table:style-name="Tabla1">
        <table:table-column table:style-name="Tabla1.A"/>
        <table:table-column table:style-name="Tabla1.B"/>
        <table:table-row table:style-name="Tabla1.1">
          <table:table-cell table:style-name="Tabla1.A1" office:value-type="string">
            <text:p text:style-name="P38">Recursos de educación abierta</text:p>
          </table:table-cell>
          <table:table-cell table:style-name="Tabla1.B1" office:value-type="string">
            <text:p text:style-name="P38"><text:span text:style-name="T27">«</text:span>Materiales de enseñanza, aprendizaje e investigación en cualquier soporte, digital o de otro tipo, que sean de dominio público o que hayan sido publicados con una licencia abierta que permita el acceso gratuito a esos materiales<text:span text:style-name="T27">»</text:span> (UNESCO, 2012). En el documento, la noción se amplía a recursos tradicionalmente inscritos en la cultura libre</text:p>
          </table:table-cell>
        </table:table-row>
        <table:table-row table:style-name="Tabla1.1">
          <table:table-cell table:style-name="Tabla1.A2" office:value-type="string">
            <text:p text:style-name="P38">Recursos centrados en docentes y destinados a la elaboración de los materiales educativos, currículos, metodologías de enseñanza, etc.</text:p>
          </table:table-cell>
          <table:table-cell table:style-name="Tabla1.B2" office:value-type="string">
            <text:p text:style-name="P38">Fortalecimiento esencial para estrategia educativa en Ecuador</text:p>
          </table:table-cell>
        </table:table-row>
        <table:table-row table:style-name="Tabla1.1">
          <table:table-cell table:style-name="Tabla1.A2" office:value-type="string">
            <text:p text:style-name="P38">REA en enseñanzas regladas y con reconocimiento formal</text:p>
          </table:table-cell>
          <table:table-cell table:style-name="Tabla1.B2" office:value-type="string">
            <text:p text:style-name="P38">Mayor oportunidad de escalabilidad e impacto sistémico de estos recurso<text:span text:style-name="T138">s</text:span> pero también un mayor grado de elaboración final y coste que difícilmente puede alcanzarse sin un importante ap<text:span text:style-name="T138">o</text:span>yo financiero de las <text:span text:style-name="T27">Administraciones Públicas</text:span></text:p>
          </table:table-cell>
        </table:table-row>
        <table:table-row table:style-name="Tabla1.1">
          <table:table-cell table:style-name="Tabla1.A2" office:value-type="string">
            <text:p text:style-name="P38">REA ciudadanos</text:p>
          </table:table-cell>
          <table:table-cell table:style-name="Tabla1.B2" office:value-type="string">
            <text:p text:style-name="P38">Proyectos de menores dimensiones y carácter más experimental, vinculados a comunidades de <text:soft-page-break/>aprendizaje dentro del aula y en la comunidad, a actividades complementarias o de formación continua</text:p>
          </table:table-cell>
        </table:table-row>
        <table:table-row table:style-name="Tabla1.1">
          <table:table-cell table:style-name="Tabla1.A2" office:value-type="string">
            <text:p text:style-name="P38">Economía social del conocimiento <text:span text:style-name="T138">común y abierto</text:span> (ESC<text:span text:style-name="T138">CA</text:span>)</text:p>
          </table:table-cell>
          <table:table-cell table:style-name="Tabla1.B2" office:value-type="string">
            <text:p text:style-name="P38">Régimen basado en el rol central del conocimiento en la economía actual pero que maximiza las condiciones de acceso a ese conocimiento y la sostenibilidad biosocial de la producción. Pueden verse aplicaciones del concepto a campos concretos en otros documentos Buen Conocer / FLOK Society.</text:p>
          </table:table-cell>
        </table:table-row>
        <table:table-row table:style-name="Tabla1.1">
          <table:table-cell table:style-name="Tabla1.A2" office:value-type="string">
            <text:p text:style-name="P38">Licencias libres, de código o acceso abierto</text:p>
          </table:table-cell>
          <table:table-cell table:style-name="Tabla1.B2" office:value-type="string">
            <text:p text:style-name="P38">Conjunto de licencias que regulan favorablemente para los/as usuarios/as las posibilidades de acceso, reutilización y distribución de los materiales bajo las mismas. Acerca de sus distintos regímenes para materias concretas, ver otros documento de FLOK Society (Barandiarán <text:span text:style-name="T34">et al</text:span><text:span text:style-name="T138">.</text:span>, 2015; Lazalde <text:span text:style-name="T31">et al</text:span>., 2015; Vila-Viñas <text:span text:style-name="T30">et al.</text:span>, 201<text:span text:style-name="T138">5</text:span>; Petrizzo y Torres, 2015) </text:p>
          </table:table-cell>
        </table:table-row>
        <table:table-row table:style-name="Tabla1.1">
          <table:table-cell table:style-name="Tabla1.A2" office:value-type="string">
            <text:p text:style-name="P38">Aprendizaje a lo largo de la vida</text:p>
          </table:table-cell>
          <table:table-cell table:style-name="Tabla1.B2" office:value-type="string">
            <text:p text:style-name="P38">Modalidad de educación post-obligatoria de carácter continuo y voluntario, que se sigue en la edad adulta tanto por perfeccionamiento profesional como por motivos personales. Puede tener reconocimiento formal o no. A pesar de su escaso reconocimiento formal, aunque creciente, es un espacio de innovación y oportunidad para los recursos educativos abiertos.</text:p>
          </table:table-cell>
        </table:table-row>
        <table:table-row table:style-name="Tabla1.1">
          <table:table-cell table:style-name="Tabla1.A2" office:value-type="string">
            <text:p text:style-name="P38">Comunidades de aprendizaje</text:p>
          </table:table-cell>
          <table:table-cell table:style-name="Tabla1.B2" office:value-type="string">
            <text:p text:style-name="P38">Grupos de profesionales y aficionados que, en un régimen de funcionamiento horizontal, comparten conocimientos, actividades y métodos sobre materias objeto de su interés, en ocasiones vinculadas a los sistemas de educación formal. El uso de recursos educativos abiertos ha sido notable en estos ecosistemas.</text:p>
          </table:table-cell>
        </table:table-row>
        <table:table-row table:style-name="Tabla1.1">
          <table:table-cell table:style-name="Tabla1.A2" office:value-type="string">
            <text:p text:style-name="P38">FLOK</text:p>
          </table:table-cell>
          <table:table-cell table:style-name="Tabla1.B2" office:value-type="string">
            <text:p text:style-name="P38">Free/Libre Open Knowledge Society</text:p>
          </table:table-cell>
        </table:table-row>
        <table:table-row table:style-name="Tabla1.1">
          <table:table-cell table:style-name="Tabla1.A2" office:value-type="string">
            <text:p text:style-name="P38">FLOSS</text:p>
          </table:table-cell>
          <table:table-cell table:style-name="Tabla1.B2" office:value-type="string">
            <text:p text:style-name="P38">Free/Libre and Open Source Software </text:p>
          </table:table-cell>
        </table:table-row>
        <table:table-row table:style-name="Tabla1.1">
          <table:table-cell table:style-name="Tabla1.A2" office:value-type="string">
            <text:p text:style-name="P38">Formatos estructurados (<text:span text:style-name="T60">HTML, XML, Wiki markup</text:span>)</text:p>
          </table:table-cell>
          <table:table-cell table:style-name="Tabla1.B2" office:value-type="string">
            <text:p text:style-name="P38">La producción de materiales educativos en estos formatos permite incluir, a través de marcas y etiquetas, información adicional en los contenidos que mejoran su indexación, difusión, posibilidad de agregación y, en definitiva, accesibilidad efectiva.</text:p>
          </table:table-cell>
        </table:table-row>
        <table:table-row table:style-name="Tabla1.1">
          <table:table-cell table:style-name="Tabla1.A2" office:value-type="string">
            <text:p text:style-name="P38"><text:span text:style-name="T39">Open document format </text:span><text:span text:style-name="T173">(ODF)</text:span></text:p>
          </table:table-cell>
          <table:table-cell table:style-name="Tabla1.B2" office:value-type="string">
            <text:p text:style-name="P38">Estándar de documentación que maximiza las posibilidad de acecso e interoperabilidad</text:p>
          </table:table-cell>
        </table:table-row>
      </table:table>
      <text:p text:style-name="P3"/>
      <text:p text:style-name="P3"/>
      <text:p text:style-name="P34">Tabla 2. Iniciativas de recursos educativos abiertos</text:p>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P38">Nombre</text:p>
          </table:table-cell>
          <table:table-cell table:style-name="Tabla2.A1" office:value-type="string">
            <text:p text:style-name="P38">Localización</text:p>
          </table:table-cell>
          <table:table-cell table:style-name="Tabla2.C1" office:value-type="string">
            <text:p text:style-name="P38">Estado</text:p>
          </table:table-cell>
        </table:table-row>
        <table:table-row table:style-name="Tabla2.1">
          <table:table-cell table:style-name="Tabla2.A2" office:value-type="string">
            <text:p text:style-name="P38">Multimedia Educational Resources for Learning and Online Teaching (MERLOT)</text:p>
          </table:table-cell>
          <table:table-cell table:style-name="Tabla2.A2" office:value-type="string">
            <text:p text:style-name="P38">California State University Center for Distributed Learning (EEUU) </text:p>
          </table:table-cell>
          <table:table-cell table:style-name="Tabla2.C2" office:value-type="string">
            <text:p text:style-name="P38">Activa</text:p>
          </table:table-cell>
        </table:table-row>
        <table:table-row table:style-name="Tabla2.1">
          <table:table-cell table:style-name="Tabla2.A2" office:value-type="string">
            <text:p text:style-name="P38">Open Content Project</text:p>
          </table:table-cell>
          <table:table-cell table:style-name="Tabla2.A2" office:value-type="string">
            <text:p text:style-name="P38">Rice University (EEUU)</text:p>
          </table:table-cell>
          <table:table-cell table:style-name="Tabla2.C2" office:value-type="string">
            <text:p text:style-name="P38"><text:span text:style-name="T174">Inactiva</text:span><text:span text:style-name="T173">, aunque con materiales disponibles bajo licencia </text:span><text:span text:style-name="T26">C</text:span><text:span text:style-name="T25">reative </text:span><text:span text:style-name="T26">C</text:span><text:span text:style-name="T25">ommons</text:span></text:p>
          </table:table-cell>
        </table:table-row>
        <table:table-row table:style-name="Tabla2.1">
          <table:table-cell table:style-name="Tabla2.A2" office:value-type="string">
            <text:p text:style-name="P38">Connexions / Open Stax</text:p>
          </table:table-cell>
          <table:table-cell table:style-name="Tabla2.A2" office:value-type="string">
            <text:p text:style-name="P38">Rice University (EEUU)</text:p>
          </table:table-cell>
          <table:table-cell table:style-name="Tabla2.C2" office:value-type="string">
            <text:p text:style-name="P38">Activa</text:p>
          </table:table-cell>
        </table:table-row>
        <text:soft-page-break/>
        <table:table-row table:style-name="Tabla2.1">
          <table:table-cell table:style-name="Tabla2.A2" office:value-type="string">
            <text:p text:style-name="P38">Archive.org</text:p>
          </table:table-cell>
          <table:table-cell table:style-name="Tabla2.A2" office:value-type="string">
            <text:p text:style-name="P38">San Francisco (EEUU)</text:p>
          </table:table-cell>
          <table:table-cell table:style-name="Tabla2.C2" office:value-type="string">
            <text:p text:style-name="P38">Activa</text:p>
          </table:table-cell>
        </table:table-row>
        <table:table-row table:style-name="Tabla2.1">
          <table:table-cell table:style-name="Tabla2.A2" office:value-type="string">
            <text:p text:style-name="P38">Proyecto Gutenberg</text:p>
          </table:table-cell>
          <table:table-cell table:style-name="Tabla2.A2" office:value-type="string">
            <text:p text:style-name="P38"/>
          </table:table-cell>
          <table:table-cell table:style-name="Tabla2.C2" office:value-type="string">
            <text:p text:style-name="P38">Activa</text:p>
          </table:table-cell>
        </table:table-row>
        <table:table-row table:style-name="Tabla2.1">
          <table:table-cell table:style-name="Tabla2.A2" office:value-type="string">
            <text:p text:style-name="P38">Coursera</text:p>
          </table:table-cell>
          <table:table-cell table:style-name="Tabla2.A2" office:value-type="string">
            <text:p text:style-name="P38">Stanford University (EEUU)</text:p>
          </table:table-cell>
          <table:table-cell table:style-name="Tabla2.C2" office:value-type="string">
            <text:p text:style-name="P38">Activa</text:p>
          </table:table-cell>
        </table:table-row>
        <table:table-row table:style-name="Tabla2.1">
          <table:table-cell table:style-name="Tabla2.A2" office:value-type="string">
            <text:p text:style-name="P38">Udacity</text:p>
          </table:table-cell>
          <table:table-cell table:style-name="Tabla2.A2" office:value-type="string">
            <text:p text:style-name="P38">Empresa (EEUU)</text:p>
          </table:table-cell>
          <table:table-cell table:style-name="Tabla2.C2" office:value-type="string">
            <text:p text:style-name="P38">Activa</text:p>
          </table:table-cell>
        </table:table-row>
        <table:table-row table:style-name="Tabla2.1">
          <table:table-cell table:style-name="Tabla2.A2" office:value-type="string">
            <text:p text:style-name="P38">EdX</text:p>
          </table:table-cell>
          <table:table-cell table:style-name="Tabla2.A2" office:value-type="string">
            <text:p text:style-name="P38">MIT – Harvard (EEUU)</text:p>
          </table:table-cell>
          <table:table-cell table:style-name="Tabla2.C2" office:value-type="string">
            <text:p text:style-name="P38">Activa</text:p>
          </table:table-cell>
        </table:table-row>
        <table:table-row table:style-name="Tabla2.1">
          <table:table-cell table:style-name="Tabla2.A2" office:value-type="string">
            <text:p text:style-name="P38">TESSA</text:p>
          </table:table-cell>
          <table:table-cell table:style-name="Tabla2.A2" office:value-type="string">
            <text:p text:style-name="P38">África Sub-sahariana (Ghana, Kenya, Togo, entre otros), con el apoyo de Open University Press (Reino Unido).</text:p>
          </table:table-cell>
          <table:table-cell table:style-name="Tabla2.C2" office:value-type="string">
            <text:p text:style-name="P38">Último boletín, marzo 2014</text:p>
          </table:table-cell>
        </table:table-row>
        <table:table-row table:style-name="Tabla2.1">
          <table:table-cell table:style-name="Tabla2.A2" office:value-type="string">
            <text:p text:style-name="P38">Wikipedia Zero</text:p>
          </table:table-cell>
          <table:table-cell table:style-name="Tabla2.A2" office:value-type="string">
            <text:p text:style-name="P38">29 países, principalmente de África, Asia y Oceanía</text:p>
          </table:table-cell>
          <table:table-cell table:style-name="Tabla2.C2" office:value-type="string">
            <text:p text:style-name="P38">Inactiva</text:p>
          </table:table-cell>
        </table:table-row>
        <table:table-row table:style-name="Tabla2.1">
          <table:table-cell table:style-name="Tabla2.A2" office:value-type="string">
            <text:p text:style-name="P38">Scratch.Ed</text:p>
          </table:table-cell>
          <table:table-cell table:style-name="Tabla2.A2" office:value-type="string">
            <text:p text:style-name="P38">MIT (EEUU)</text:p>
          </table:table-cell>
          <table:table-cell table:style-name="Tabla2.C2" office:value-type="string">
            <text:p text:style-name="P38">Activa</text:p>
          </table:table-cell>
        </table:table-row>
        <table:table-row table:style-name="Tabla2.1">
          <table:table-cell table:style-name="Tabla2.A2" office:value-type="string">
            <text:p text:style-name="P38">Web Accessibility Initiative (WAI)</text:p>
          </table:table-cell>
          <table:table-cell table:style-name="Tabla2.A2" office:value-type="string">
            <text:p text:style-name="P38"/>
          </table:table-cell>
          <table:table-cell table:style-name="Tabla2.C2" office:value-type="string">
            <text:p text:style-name="P38">Activa</text:p>
          </table:table-cell>
        </table:table-row>
        <table:table-row table:style-name="Tabla2.1">
          <table:table-cell table:style-name="Tabla2.A2" office:value-type="string">
            <text:p text:style-name="P38">WikiEducator</text:p>
          </table:table-cell>
          <table:table-cell table:style-name="Tabla2.A2" office:value-type="string">
            <text:p text:style-name="P38"/>
          </table:table-cell>
          <table:table-cell table:style-name="Tabla2.C2" office:value-type="string">
            <text:p text:style-name="P38">Parece inactivo desde 2013, aunque la estrategia inicial terminaba en 2015</text:p>
          </table:table-cell>
        </table:table-row>
        <table:table-row table:style-name="Tabla2.1">
          <table:table-cell table:style-name="Tabla2.A2" office:value-type="string">
            <text:p text:style-name="P38">Confederación de Repositorios de Acceso Abierto (COAR)</text:p>
          </table:table-cell>
          <table:table-cell table:style-name="Tabla2.A2" office:value-type="string">
            <text:p text:style-name="P38">Instituciones científicas de 35 <text:span text:style-name="T27">Estados</text:span></text:p>
          </table:table-cell>
          <table:table-cell table:style-name="Tabla2.C2" office:value-type="string">
            <text:p text:style-name="P38">Activa</text:p>
          </table:table-cell>
        </table:table-row>
        <table:table-row table:style-name="Tabla2.1">
          <table:table-cell table:style-name="Tabla2.A2" office:value-type="string">
            <text:p text:style-name="P38">Open Discovery Space</text:p>
          </table:table-cell>
          <table:table-cell table:style-name="Tabla2.A2" office:value-type="string">
            <text:p text:style-name="P38">Unión Europea</text:p>
          </table:table-cell>
          <table:table-cell table:style-name="Tabla2.C2" office:value-type="string">
            <text:p text:style-name="P38">Activa</text:p>
          </table:table-cell>
        </table:table-row>
        <table:table-row table:style-name="Tabla2.1">
          <table:table-cell table:style-name="Tabla2.A2" office:value-type="string">
            <text:p text:style-name="P38">Learning Resource Metadata Initiative (impulsada por <text:span text:style-name="T23">C</text:span><text:span text:style-name="T28">reative </text:span><text:span text:style-name="T29">C</text:span><text:span text:style-name="T28">ommons</text:span>)</text:p>
          </table:table-cell>
          <table:table-cell table:style-name="Tabla2.A2" office:value-type="string">
            <text:p text:style-name="P38"/>
          </table:table-cell>
          <table:table-cell table:style-name="Tabla2.C2" office:value-type="string">
            <text:p text:style-name="P38">Sin actualizaciones desde 2012</text:p>
          </table:table-cell>
        </table:table-row>
        <table:table-row table:style-name="Tabla2.1">
          <table:table-cell table:style-name="Tabla2.A2" office:value-type="string">
            <text:p text:style-name="P38">Infotecarios</text:p>
          </table:table-cell>
          <table:table-cell table:style-name="Tabla2.A2" office:value-type="string">
            <text:p text:style-name="P38">América Latina y EEUU</text:p>
          </table:table-cell>
          <table:table-cell table:style-name="Tabla2.C2" office:value-type="string">
            <text:p text:style-name="P38">Activa</text:p>
          </table:table-cell>
        </table:table-row>
        <table:table-row table:style-name="Tabla2.1">
          <table:table-cell table:style-name="Tabla2.A2" office:value-type="string">
            <text:p text:style-name="P38">X-Net</text:p>
          </table:table-cell>
          <table:table-cell table:style-name="Tabla2.A2" office:value-type="string">
            <text:p text:style-name="P38">España</text:p>
          </table:table-cell>
          <table:table-cell table:style-name="Tabla2.C2" office:value-type="string">
            <text:p text:style-name="P38">Activa</text:p>
          </table:table-cell>
        </table:table-row>
        <table:table-row table:style-name="Tabla2.1">
          <table:table-cell table:style-name="Tabla2.A2" office:value-type="string">
            <text:p text:style-name="P38">SCORE. Support Centre for Open Resources in Education</text:p>
          </table:table-cell>
          <table:table-cell table:style-name="Tabla2.A2" office:value-type="string">
            <text:p text:style-name="P38">Reino Unido</text:p>
          </table:table-cell>
          <table:table-cell table:style-name="Tabla2.C2" office:value-type="string">
            <text:p text:style-name="P38">Activa</text:p>
          </table:table-cell>
        </table:table-row>
        <table:table-row table:style-name="Tabla2.1">
          <table:table-cell table:style-name="Tabla2.A2" office:value-type="string">
            <text:p text:style-name="P38">OPAL. Open Educational Quality Initiative</text:p>
          </table:table-cell>
          <table:table-cell table:style-name="Tabla2.A2" office:value-type="string">
            <text:p text:style-name="P38">Noruega, UE</text:p>
          </table:table-cell>
          <table:table-cell table:style-name="Tabla2.C2" office:value-type="string">
            <text:p text:style-name="P38">Inactiva, con distintas guías y productos disponibles.</text:p>
          </table:table-cell>
        </table:table-row>
        <table:table-row table:style-name="Tabla2.1">
          <table:table-cell table:style-name="Tabla2.A2" office:value-type="string">
            <text:p text:style-name="P38">Open Learn</text:p>
          </table:table-cell>
          <table:table-cell table:style-name="Tabla2.A2" office:value-type="string">
            <text:p text:style-name="P38">Reino Unido</text:p>
          </table:table-cell>
          <table:table-cell table:style-name="Tabla2.C2" office:value-type="string">
            <text:p text:style-name="P38">Activa</text:p>
          </table:table-cell>
        </table:table-row>
        <table:table-row table:style-name="Tabla2.1">
          <table:table-cell table:style-name="Tabla2.A2" office:value-type="string">
            <text:p text:style-name="P38">Universia</text:p>
          </table:table-cell>
          <table:table-cell table:style-name="Tabla2.A2" office:value-type="string">
            <text:p text:style-name="P38">España y América Latina</text:p>
          </table:table-cell>
          <table:table-cell table:style-name="Tabla2.C2" office:value-type="string">
            <text:p text:style-name="P38">Activa</text:p>
          </table:table-cell>
        </table:table-row>
        <table:table-row table:style-name="Tabla2.1">
          <table:table-cell table:style-name="Tabla2.A2" office:value-type="string">
            <text:p text:style-name="P38">MIT OPEN COURSE WARE - OOPS</text:p>
          </table:table-cell>
          <table:table-cell table:style-name="Tabla2.A2" office:value-type="string">
            <text:p text:style-name="P38">Massachusetts Institute of Technology (EEUU)</text:p>
          </table:table-cell>
          <table:table-cell table:style-name="Tabla2.C2" office:value-type="string">
            <text:p text:style-name="P38">Otros cursos traducidos: http://ocw.mit.edu/courses/translated-courses/</text:p>
          </table:table-cell>
        </table:table-row>
        <table:table-row table:style-name="Tabla2.1">
          <table:table-cell table:style-name="Tabla2.A2" office:value-type="string">
            <text:p text:style-name="P38">UPEx – Forma Ecuador</text:p>
          </table:table-cell>
          <table:table-cell table:style-name="Tabla2.A2" office:value-type="string">
            <text:p text:style-name="P38">Ecuador</text:p>
          </table:table-cell>
          <table:table-cell table:style-name="Tabla2.C2" office:value-type="string">
            <text:p text:style-name="P38">Activa</text:p>
          </table:table-cell>
        </table:table-row>
        <table:table-row table:style-name="Tabla2.1">
          <table:table-cell table:style-name="Tabla2.A2" office:value-type="string">
            <text:p text:style-name="P38">Multimedia Educational Resources for Learning and Online Teaching initiative (MERLOT)</text:p>
          </table:table-cell>
          <table:table-cell table:style-name="Tabla2.A2" office:value-type="string">
            <text:p text:style-name="P38">California State University (EEUU)</text:p>
          </table:table-cell>
          <table:table-cell table:style-name="Tabla2.C2" office:value-type="string">
            <text:p text:style-name="P38">Activa</text:p>
          </table:table-cell>
        </table:table-row>
        <table:table-row table:style-name="Tabla2.1">
          <table:table-cell table:style-name="Tabla2.A2" office:value-type="string">
            <text:p text:style-name="P38">Open Content Project</text:p>
          </table:table-cell>
          <table:table-cell table:style-name="Tabla2.A2" office:value-type="string">
            <text:p text:style-name="P38"/>
          </table:table-cell>
          <table:table-cell table:style-name="Tabla2.C2" office:value-type="string">
            <text:p text:style-name="P38">Blog activo. Tiene otros productos no actualizados.</text:p>
          </table:table-cell>
        </table:table-row>
        <table:table-row table:style-name="Tabla2.1">
          <table:table-cell table:style-name="Tabla2.A2" office:value-type="string">
            <text:p text:style-name="P38">Peeragogy / Planet Math</text:p>
          </table:table-cell>
          <table:table-cell table:style-name="Tabla2.A2" office:value-type="string">
            <text:p text:style-name="P38"/>
          </table:table-cell>
          <table:table-cell table:style-name="Tabla2.C2" office:value-type="string">
            <text:p text:style-name="P38">Activa</text:p>
          </table:table-cell>
        </table:table-row>
        <table:table-row table:style-name="Tabla2.1">
          <table:table-cell table:style-name="Tabla2.A2" office:value-type="string">
            <text:p text:style-name="P38">Open Course Library</text:p>
          </table:table-cell>
          <table:table-cell table:style-name="Tabla2.A2" office:value-type="string">
            <text:p text:style-name="P38">Washington (EEUU)</text:p>
          </table:table-cell>
          <table:table-cell table:style-name="Tabla2.C2" office:value-type="string">
            <text:p text:style-name="P38">Última actualizacion en 2014, los productos están disponibles para descargar.</text:p>
          </table:table-cell>
        </table:table-row>
        <table:table-row table:style-name="Tabla2.1">
          <table:table-cell table:style-name="Tabla2.A2" office:value-type="string">
            <text:p text:style-name="P38">UMass Amherst Provost’s Office </text:p>
          </table:table-cell>
          <table:table-cell table:style-name="Tabla2.A2" office:value-type="string">
            <text:p text:style-name="P38">University of Massachusetts (EEUU)</text:p>
          </table:table-cell>
          <table:table-cell table:style-name="Tabla2.C2" office:value-type="string">
            <text:p text:style-name="P38">Activa</text:p>
          </table:table-cell>
        </table:table-row>
        <table:table-row table:style-name="Tabla2.1">
          <table:table-cell table:style-name="Tabla2.A2" office:value-type="string">
            <text:p text:style-name="P38">Norwegian National Digital Learning Arena </text:p>
          </table:table-cell>
          <table:table-cell table:style-name="Tabla2.A2" office:value-type="string">
            <text:p text:style-name="P38">Noruega</text:p>
          </table:table-cell>
          <table:table-cell table:style-name="Tabla2.C2" office:value-type="string">
            <text:p text:style-name="P38">Activa</text:p>
          </table:table-cell>
        </table:table-row>
        <table:table-row table:style-name="Tabla2.1">
          <table:table-cell table:style-name="Tabla2.A2" office:value-type="string">
            <text:p text:style-name="P38">RELPE</text:p>
          </table:table-cell>
          <table:table-cell table:style-name="Tabla2.A2" office:value-type="string">
            <text:p text:style-name="P38">Latinoamérica</text:p>
          </table:table-cell>
          <table:table-cell table:style-name="Tabla2.C2" office:value-type="string">
            <text:p text:style-name="P38">Activa</text:p>
          </table:table-cell>
        </table:table-row>
        <table:table-row table:style-name="Tabla2.1">
          <table:table-cell table:style-name="Tabla2.A2" office:value-type="string">
            <text:p text:style-name="P38">Iniciativa Latinoamericana de Libros de Texto Abiertos </text:p>
          </table:table-cell>
          <table:table-cell table:style-name="Tabla2.A2" office:value-type="string">
            <text:p text:style-name="P38">Latinoamérica</text:p>
          </table:table-cell>
          <table:table-cell table:style-name="Tabla2.C2" office:value-type="string">
            <text:p text:style-name="P38">Activa</text:p>
          </table:table-cell>
        </table:table-row>
        <table:table-row table:style-name="Tabla2.1">
          <table:table-cell table:style-name="Tabla2.A2" office:value-type="string">
            <text:p text:style-name="P38">CEIBAL</text:p>
          </table:table-cell>
          <table:table-cell table:style-name="Tabla2.A2" office:value-type="string">
            <text:p text:style-name="P38">Uruguay</text:p>
          </table:table-cell>
          <table:table-cell table:style-name="Tabla2.C2" office:value-type="string">
            <text:p text:style-name="P38">Activa</text:p>
          </table:table-cell>
        </table:table-row>
        <table:table-row table:style-name="Tabla2.1">
          <table:table-cell table:style-name="Tabla2.A2" office:value-type="string">
            <text:p text:style-name="P38">Canaima / Canaimitas</text:p>
          </table:table-cell>
          <table:table-cell table:style-name="Tabla2.A2" office:value-type="string">
            <text:p text:style-name="P38">Venezuela</text:p>
          </table:table-cell>
          <table:table-cell table:style-name="Tabla2.C2" office:value-type="string">
            <text:p text:style-name="P38">Activa. Primer periodo 2009-2012</text:p>
          </table:table-cell>
        </table:table-row>
        <table:table-row table:style-name="Tabla2.1">
          <table:table-cell table:style-name="Tabla2.A2" office:value-type="string">
            <text:p text:style-name="P38">GuadalinexEdu</text:p>
          </table:table-cell>
          <table:table-cell table:style-name="Tabla2.A2" office:value-type="string">
            <text:p text:style-name="P38">España</text:p>
          </table:table-cell>
          <table:table-cell table:style-name="Tabla2.C2" office:value-type="string">
            <text:p text:style-name="P38">Última actualización 2013</text:p>
          </table:table-cell>
        </table:table-row>
        <table:table-row table:style-name="Tabla2.1">
          <table:table-cell table:style-name="Tabla2.A2" office:value-type="string">
            <text:p text:style-name="P38">Novena</text:p>
          </table:table-cell>
          <table:table-cell table:style-name="Tabla2.A2" office:value-type="string">
            <text:p text:style-name="P38">Singapure</text:p>
          </table:table-cell>
          <table:table-cell table:style-name="Tabla2.C2" office:value-type="string">
            <text:p text:style-name="P38">Activa</text:p>
          </table:table-cell>
        </table:table-row>
        <text:soft-page-break/>
        <table:table-row table:style-name="Tabla2.1">
          <table:table-cell table:style-name="Tabla2.A2" office:value-type="string">
            <text:p text:style-name="P38">Raspberry Pi</text:p>
          </table:table-cell>
          <table:table-cell table:style-name="Tabla2.A2" office:value-type="string">
            <text:p text:style-name="P38">Reino Unido</text:p>
          </table:table-cell>
          <table:table-cell table:style-name="Tabla2.C2" office:value-type="string">
            <text:p text:style-name="P38">Activ<text:span text:style-name="T139">a</text:span></text:p>
          </table:table-cell>
        </table:table-row>
        <table:table-row table:style-name="Tabla2.1">
          <table:table-cell table:style-name="Tabla2.A2" office:value-type="string">
            <text:p text:style-name="P38">Mobistation de UNICEF</text:p>
          </table:table-cell>
          <table:table-cell table:style-name="Tabla2.A2" office:value-type="string">
            <text:p text:style-name="P38">Africa del Este y del Sur</text:p>
          </table:table-cell>
          <table:table-cell table:style-name="Tabla2.C2" office:value-type="string">
            <text:p text:style-name="P38">Activ<text:span text:style-name="T139">a</text:span></text:p>
          </table:table-cell>
        </table:table-row>
        <table:table-row table:style-name="Tabla2.1">
          <table:table-cell table:style-name="Tabla2.A2" office:value-type="string">
            <text:p text:style-name="P38">One Laptop Per Child </text:p>
          </table:table-cell>
          <table:table-cell table:style-name="Tabla2.A2" office:value-type="string">
            <text:p text:style-name="P38">Distintos <text:span text:style-name="T27">Estados</text:span> emergentes</text:p>
          </table:table-cell>
          <table:table-cell table:style-name="Tabla2.C2" office:value-type="string">
            <text:p text:style-name="P38"><text:span text:style-name="T139">Inactiva,</text:span> en fase de replanteamiento</text:p>
          </table:table-cell>
        </table:table-row>
        <table:table-row table:style-name="Tabla2.1">
          <table:table-cell table:style-name="Tabla2.A2" office:value-type="string">
            <text:p text:style-name="P38">PlanetMath.org</text:p>
          </table:table-cell>
          <table:table-cell table:style-name="Tabla2.A2" office:value-type="string">
            <text:p text:style-name="P38">Open University (Reino Unido)</text:p>
          </table:table-cell>
          <table:table-cell table:style-name="Tabla2.C2" office:value-type="string">
            <text:p text:style-name="P38">Evolucionó a Peeragogy, pero sigue activa</text:p>
          </table:table-cell>
        </table:table-row>
        <table:table-row table:style-name="Tabla2.1">
          <table:table-cell table:style-name="Tabla2.A2" office:value-type="string">
            <text:p text:style-name="P38">Ciudad Escuela</text:p>
          </table:table-cell>
          <table:table-cell table:style-name="Tabla2.A2" office:value-type="string">
            <text:p text:style-name="P38">España</text:p>
          </table:table-cell>
          <table:table-cell table:style-name="Tabla2.C2" office:value-type="string">
            <text:p text:style-name="P38">Activ<text:span text:style-name="T139">a</text:span></text:p>
          </table:table-cell>
        </table:table-row>
        <table:table-row table:style-name="Tabla2.1">
          <table:table-cell table:style-name="Tabla2.A2" office:value-type="string">
            <text:p text:style-name="P38">Traficantes de Sueños</text:p>
          </table:table-cell>
          <table:table-cell table:style-name="Tabla2.A2" office:value-type="string">
            <text:p text:style-name="P38">España</text:p>
          </table:table-cell>
          <table:table-cell table:style-name="Tabla2.C2" office:value-type="string">
            <text:p text:style-name="P38">Activ<text:span text:style-name="T139">a</text:span></text:p>
          </table:table-cell>
        </table:table-row>
        <table:table-row table:style-name="Tabla2.1">
          <table:table-cell table:style-name="Tabla2.A2" office:value-type="string">
            <text:p text:style-name="P38">Bookcamping</text:p>
          </table:table-cell>
          <table:table-cell table:style-name="Tabla2.A2" office:value-type="string">
            <text:p text:style-name="P38">España</text:p>
          </table:table-cell>
          <table:table-cell table:style-name="Tabla2.C2" office:value-type="string">
            <text:p text:style-name="P38">Activ<text:span text:style-name="T139">a</text:span></text:p>
          </table:table-cell>
        </table:table-row>
      </table:table>
      <text:p text:style-name="P4"/>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iberation Serif" svg:font-family="'Liberation Serif'"/>
    <style:font-face style:name="Nimbus Roman No9 L" svg:font-family="'Nimbus Roman No9 L'"/>
    <style:font-face style:name="OpenSymbol" svg:font-family="OpenSymbol"/>
    <style:font-face style:name="StarSymbol" svg:font-family="StarSymbol, 'Arial Unicode MS'"/>
    <style:font-face style:name="Tahoma1" svg:font-family="Tahoma"/>
    <style:font-face style:name="Verdana" svg:font-family="Verdana"/>
    <style:font-face style:name="gentium basic" svg:font-family="'gentium basic'"/>
    <style:font-face style:name="DejaVu Sans Mono" svg:font-family="'DejaVu Sans Mono'" style:font-family-generic="modern" style:font-pitch="fixed"/>
    <style:font-face style:name="Gentium Basic4" svg:font-family="'Gentium Basic'" style:font-pitch="variable"/>
    <style:font-face style:name="Gentium Basic1" svg:font-family="'Gentium Basic'" style:font-adornments="Bold" style:font-pitch="variable"/>
    <style:font-face style:name="Gentium Basic3" svg:font-family="'Gentium Basic'" style:font-adornments="Cursiva" style:font-pitch="variable"/>
    <style:font-face style:name="Gentium Basic2" svg:font-family="'Gentium Basic'" style:font-adornments="Italic" style:font-pitch="variable"/>
    <style:font-face style:name="Gentium Basic5" svg:font-family="'Gentium Basic'" style:font-adornments="Normal" style:font-pitch="variable"/>
    <style:font-face style:name="Gentium Basic" svg:font-family="'Gentium Basic'" style:font-adornments="Regular" style:font-pitch="variable"/>
    <style:font-face style:name="Gentium Book Basic" svg:font-family="'Gentium Book Basic'" style:font-adornments="Italic" style:font-pitch="variable"/>
    <style:font-face style:name="Times New Roman2" svg:font-family="'Times New Roman'" style:font-family-generic="roman" style:font-pitch="variable"/>
    <style:font-face style:name="Times New Roman1" svg:font-family="'Times New Roman'" style:font-adornments="Normal" style:font-family-generic="roman" style:font-pitch="variable"/>
    <style:font-face style:name="Times New Roman" svg:font-family="'Times New Roman'" style:font-adornments="cursiva" style:font-family-generic="roman" style:font-pitch="variable"/>
    <style:font-face style:name="Arial" svg:font-family="Arial" style:font-family-generic="swiss" style:font-pitch="variable"/>
    <style:font-face style:name="Bitstream Vera Sans" svg:font-family="'Bitstream Vera Sans', 'Times New Roman'" style:font-family-generic="swiss" style:font-pitch="variable"/>
    <style:font-face style:name="AR PL ShanHeiSun Uni" svg:font-family="'AR PL ShanHeiSun Uni'"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GB" style:letter-kerning="true" style:font-name-asian="DejaVuSan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Nimbus Roman No9 L" fo:font-size="12pt" fo:language="en" fo:country="GB" style:letter-kerning="true" style:font-name-asian="DejaVu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loext:contextual-spacing="false" fo:keep-with-next="always"/>
      <style:text-properties style:font-name="Nimbus Roman No9 L" fo:font-family="'Nimbus Roman No9 L'" fo:font-size="14pt" style:font-name-asian="AR PL ShanHeiSun Uni" style:font-family-asian="'AR PL ShanHeiSun Un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356cm" loext:contextual-spacing="false" fo:line-height="120%" fo:text-align="justify" style:justify-single-word="false" fo:orphans="2" fo:widows="2" fo:hyphenation-ladder-count="no-limit" style:page-number="auto" style:shadow="none"/>
      <style:text-properties style:font-name="Gentium Basic" fo:font-family="'Gentium Basic'" style:font-style-name="Regular" style:font-pitch="variable" fo:font-size="12pt" fo:language="es" fo:country="ES" fo:font-weight="normal" style:font-size-asian="10.5pt" fo:hyphenate="true" fo:hyphenation-remain-char-count="2" fo:hyphenation-push-char-count="2"/>
    </style:style>
    <style:style style:name="List" style:family="paragraph" style:parent-style-name="Text_20_body" style:class="list">
      <style:text-properties style:font-name="Nimbus Roman No9 L" fo:font-family="'Nimbus Roman No9 L'" style:font-size-asian="12pt"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style-name="cursiva" style:font-family-generic="roman" style:font-pitch="variable" fo:font-size="10.5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Nimbus Roman No9 L" fo:font-family="'Nimbus Roman No9 L'" style:font-size-asian="12pt" style:font-name-complex="Tahoma1" style:font-family-complex="Tahoma"/>
    </style:style>
    <style:style style:name="footnote_20_text" style:display-name="footnote text" style:family="paragraph" style:parent-style-name="Standard" style:master-page-name="">
      <style:paragraph-properties fo:margin-left="0.499cm" fo:margin-right="0cm" fo:text-align="justify" style:justify-single-word="false" fo:hyphenation-ladder-count="no-limit" fo:text-indent="-0.499cm" style:auto-text-indent="false" style:page-number="auto">
        <style:tab-stops/>
      </style:paragraph-properties>
      <style:text-properties style:font-name="Times New Roman1" fo:font-family="'Times New Roman'" style:font-style-name="Normal" style:font-family-generic="roman" style:font-pitch="variable" fo:font-size="9pt" style:font-size-asian="10.5pt" style:font-name-complex="Bitstream Vera Sans" style:font-family-complex="'Bitstream Vera Sans', 'Times New Roman'" style:font-family-generic-complex="swiss" style:font-pitch-complex="variable" style:font-size-complex="9pt" fo:hyphenate="true" fo:hyphenation-remain-char-count="2" fo:hyphenation-push-char-count="2"/>
    </style:style>
    <style:style style:name="Title" style:family="paragraph" style:parent-style-name="Heading_20_1" style:next-style-name="Subtitle" style:default-outline-level="" style:list-style-name="" style:class="chapter" style:master-page-name="">
      <style:paragraph-properties fo:margin-top="0.4cm" fo:margin-bottom="0.101cm" loext:contextual-spacing="false" fo:text-align="center" style:justify-single-word="false" style:page-number="auto" style:writing-mode="lr-tb"/>
      <style:text-properties fo:font-variant="normal" fo:text-transform="none" style:font-name="Gentium Book Basic" fo:font-family="'Gentium Book Basic'" style:font-style-name="Italic" style:font-pitch="variable" fo:font-size="28pt" fo:language="es" fo:country="ES" fo:font-style="normal" fo:font-weight="normal" style:font-size-asian="10.5pt" style:font-size-complex="10pt" style:font-weight-complex="bold"/>
    </style:style>
    <style:style style:name="Subtitle" style:family="paragraph" style:parent-style-name="Title" style:next-style-name="Text_20_body" style:class="chapter" style:master-page-name="">
      <style:paragraph-properties fo:margin-left="1.016cm" fo:margin-right="1.016cm" fo:margin-top="0cm" fo:margin-bottom="0.4cm" loext:contextual-spacing="false" fo:text-align="center" style:justify-single-word="false" fo:text-indent="0cm" style:auto-text-indent="false" style:page-number="auto" style:shadow="none"/>
      <style:text-properties style:font-name="Gentium Basic1" fo:font-family="'Gentium Basic'" style:font-style-name="Bold" style:font-pitch="variable" fo:font-size="18pt" fo:font-style="italic" fo:font-weight="normal" style:font-size-asian="10.5pt" style:font-style-complex="italic"/>
    </style:style>
    <style:style style:name="Heading_20_1" style:display-name="Heading 1" style:family="paragraph" style:parent-style-name="Heading" style:next-style-name="Text_20_body" style:default-outline-level="1" style:list-style-name="Outline" style:class="text" style:master-page-name="">
      <style:paragraph-properties fo:margin-left="0.762cm" fo:margin-right="0.762cm" fo:margin-top="0.965cm" fo:margin-bottom="0.508cm" loext:contextual-spacing="false" fo:text-align="center" style:justify-single-word="false" fo:orphans="2" fo:widows="2" fo:hyphenation-ladder-count="no-limit" fo:text-indent="0cm" style:auto-text-indent="false" style:page-number="auto"/>
      <style:text-properties fo:font-variant="small-caps" style:font-name="Gentium Basic" fo:font-family="'Gentium Basic'" style:font-style-name="Regular" style:font-pitch="variable" fo:font-size="125%" fo:language="es" fo:country="ES" fo:font-weight="normal" style:font-size-asian="115%" style:font-weight-asian="bold" style:font-size-complex="115%" style:font-weight-complex="bold" fo:hyphenate="true" fo:hyphenation-remain-char-count="2" fo:hyphenation-push-char-count="2"/>
    </style:style>
    <style:style style:name="Heading_20_2" style:display-name="Heading 2" style:family="paragraph" style:parent-style-name="Heading" style:next-style-name="Text_20_body" style:default-outline-level="2" style:list-style-name="Outline" style:class="text" style:master-page-name="">
      <style:paragraph-properties fo:margin-top="0.762cm" fo:margin-bottom="0.406cm" loext:contextual-spacing="false" fo:hyphenation-ladder-count="no-limit" style:page-number="auto"/>
      <style:text-properties style:font-name="Gentium Basic" fo:font-family="'Gentium Basic'" style:font-style-name="Regular" style:font-pitch="variable" fo:font-size="15pt" fo:language="es" fo:country="ES" fo:font-style="normal" fo:font-weight="normal" style:font-size-asian="14pt" style:font-style-asian="italic" style:font-weight-asian="bold" style:font-size-complex="14pt" style:font-style-complex="italic" style:font-weight-complex="bold" fo:hyphenate="true" fo:hyphenation-remain-char-count="2" fo:hyphenation-push-char-count="2"/>
    </style:style>
    <style:style style:name="Footnote" style:family="paragraph" style:parent-style-name="Standard" style:class="extra" style:master-page-name="">
      <style:paragraph-properties fo:margin-left="0.499cm" fo:margin-right="0cm" fo:margin-top="0.102cm" fo:margin-bottom="0cm" loext:contextual-spacing="false" fo:text-align="start" style:justify-single-word="false" fo:hyphenation-ladder-count="no-limit" fo:text-indent="-0.499cm" style:auto-text-indent="false" style:page-number="auto" text:number-lines="false" text:line-number="0"/>
      <style:text-properties style:font-name="Gentium Basic" fo:font-family="'Gentium Basic'" style:font-style-name="Regular" style:font-pitch="variable" fo:font-size="9pt" fo:language="es" fo:country="ES" style:font-size-asian="10pt" style:font-size-complex="10pt" fo:hyphenate="true" fo:hyphenation-remain-char-count="2" fo:hyphenation-push-char-count="2"/>
    </style:style>
    <style:style style:name="WW-footnote_20_text" style:display-name="WW-footnote text" style:family="paragraph" style:parent-style-name="Standard">
      <style:paragraph-properties fo:margin-left="0.499cm" fo:margin-right="0cm" fo:text-indent="-0.499cm" style:auto-text-indent="false">
        <style:tab-stops/>
      </style:paragraph-properties>
      <style:text-properties fo:font-size="10pt" style:font-size-complex="10pt"/>
    </style:style>
    <style:style style:name="Contents_20_Heading" style:display-name="Contents Heading" style:family="paragraph" style:parent-style-name="Heading" style:default-outline-level="" style:list-style-name="" style:class="index">
      <style:paragraph-properties fo:margin-top="0.965cm" fo:margin-bottom="0.508cm" loext:contextual-spacing="false" fo:text-align="center" style:justify-single-word="false" text:number-lines="false" text:line-number="0"/>
      <style:text-properties fo:font-variant="small-caps" style:font-name="Gentium Basic" fo:font-family="'Gentium Basic'" style:font-style-name="Regular" style:font-pitch="variable" fo:font-size="16pt" fo:language="es" fo:country="ES"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02cm" fo:margin-bottom="0.051cm" loext:contextual-spacing="false" fo:text-indent="0cm" style:auto-text-indent="false">
        <style:tab-stops>
          <style:tab-stop style:position="16.999cm" style:type="right" style:leader-style="dotted" style:leader-text="."/>
        </style:tab-stops>
      </style:paragraph-properties>
      <style:text-properties style:font-name="Gentium Basic" fo:font-family="'Gentium Basic'" style:font-style-name="Regular" style:font-pitch="variable" fo:language="es" fo:country="ES"/>
    </style:style>
    <style:style style:name="Contents_20_2" style:display-name="Contents 2" style:family="paragraph" style:parent-style-name="Index" style:class="index" style:master-page-name="">
      <style:paragraph-properties fo:margin-left="0.499cm" fo:margin-right="0cm" fo:margin-top="0cm" fo:margin-bottom="0.051cm" loext:contextual-spacing="false" fo:text-indent="0cm" style:auto-text-indent="false" style:page-number="auto">
        <style:tab-stops>
          <style:tab-stop style:position="16.499cm" style:type="right" style:leader-style="dotted" style:leader-text="."/>
        </style:tab-stops>
      </style:paragraph-properties>
      <style:text-properties style:font-name="Gentium Basic" fo:font-family="'Gentium Basic'" style:font-style-name="Regular" style:font-pitch="variable" fo:font-size="10.5pt" fo:language="es" fo:country="ES"/>
    </style:style>
    <style:style style:name="Footer" style:family="paragraph" style:parent-style-name="Standard" style:class="extra">
      <style:paragraph-properties fo:padding="0cm" fo:border-left="none" fo:border-right="none" fo:border-top="0.51pt solid #000000" fo:border-bottom="none" style:shadow="none" text:number-lines="false" text:line-number="0">
        <style:tab-stops>
          <style:tab-stop style:position="8.498cm" style:type="center"/>
          <style:tab-stop style:position="16.999cm" style:type="right"/>
        </style:tab-stops>
      </style:paragraph-properties>
      <style:text-properties style:font-name="Gentium Basic" fo:font-family="'Gentium Basic'" style:font-style-name="Regular" style:font-pitch="variable" fo:language="es" fo:country="ES" style:font-size-asian="10.5pt"/>
    </style:style>
    <style:style style:name="Quotations" style:family="paragraph" style:parent-style-name="Text_20_body" style:class="html" style:master-page-name="">
      <style:paragraph-properties fo:margin-left="1cm" fo:margin-right="1cm" fo:margin-top="0cm" fo:margin-bottom="0.499cm" loext:contextual-spacing="false" fo:line-height="115%" fo:text-align="justify" style:justify-single-word="false" fo:hyphenation-ladder-count="no-limit" fo:text-indent="0cm" style:auto-text-indent="false" style:page-number="auto"/>
      <style:text-properties fo:font-size="10.5pt" fo:language="es" fo:country="ES" style:font-size-asian="10.5pt" fo:hyphenate="true" fo:hyphenation-remain-char-count="2" fo:hyphenation-push-char-count="2"/>
    </style:style>
    <style:style style:name="Bibliography_20_1" style:display-name="Bibliography 1" style:family="paragraph" style:parent-style-name="Index" style:class="index" style:master-page-name="">
      <style:paragraph-properties fo:margin-left="0.813cm" fo:margin-right="0cm" fo:margin-top="0.102cm" fo:margin-bottom="0cm" loext:contextual-spacing="false" fo:line-height="100%" fo:text-align="start" style:justify-single-word="false" fo:text-indent="-0.813cm" style:auto-text-indent="false" style:page-number="auto">
        <style:tab-stops/>
      </style:paragraph-properties>
      <style:text-properties style:font-name="Gentium Basic" fo:font-family="'Gentium Basic'" style:font-style-name="Regular" style:font-pitch="variable" fo:font-size="10pt" fo:language="es" fo:country="ES"/>
    </style:style>
    <style:style style:name="Heading_20_3" style:display-name="Heading 3" style:family="paragraph" style:parent-style-name="Heading" style:next-style-name="Text_20_body" style:default-outline-level="3" style:list-style-name="Outline" style:class="text">
      <style:paragraph-properties fo:margin-top="0.66cm" fo:margin-bottom="0.356cm" loext:contextual-spacing="false"/>
      <style:text-properties style:font-name="Gentium Basic1" fo:font-family="'Gentium Basic'" style:font-style-name="Bold" style:font-pitch="variable" fo:font-size="12pt" fo:language="es" fo:country="ES" fo:font-style="normal"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85%" fo:language="es" fo:country="ES" fo:font-style="italic" fo:font-weight="bold"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002cm" style:type="right" style:leader-style="dotted" style:leader-text="."/>
        </style:tab-stops>
      </style:paragraph-properties>
      <style:text-properties style:font-name="Gentium Basic" fo:font-family="'Gentium Basic'" style:font-style-name="Regular" style:font-pitch="variable" fo:font-size="10pt" fo:language="es" fo:country="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503cm" style:type="right" style:leader-style="dotted" style:leader-text="."/>
        </style:tab-stops>
      </style:paragraph-properties>
      <style:text-properties fo:language="es" fo:country="ES"/>
    </style:style>
    <style:style style:name="Normal" style:family="paragraph">
      <style:paragraph-properties fo:margin-left="0cm" fo:margin-right="0cm" fo:margin-top="0cm" fo:margin-bottom="0cm" loext:contextual-spacing="false" fo:line-height="100%" fo:text-align="start" style:justify-single-word="false" fo:widows="2" fo:text-indent="0cm" style:auto-text-indent="false"/>
      <style:text-properties fo:color="#000000" style:font-name="Liberation Serif" fo:font-family="'Liberation Serif'" fo:font-size="12pt" fo:font-weight="normal"/>
    </style:style>
    <style:style style:name="Quotation" style:family="paragraph" style:parent-style-name="Normal">
      <style:paragraph-properties fo:margin-top="0.353cm" fo:margin-bottom="0.353cm" loext:contextual-spacing="false"/>
    </style:style>
    <style:style style:name="Quote" style:family="paragraph" style:parent-style-name="Quotation"/>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metadatos" style:family="paragraph" style:parent-style-name="Text_20_body" style:master-page-name="">
      <style:paragraph-properties fo:line-height="120%" style:page-number="auto"/>
      <style:text-properties fo:font-size="10.5pt" style:font-size-asian="10.5pt"/>
    </style:style>
    <style:style style:name="fecha" style:family="paragraph" style:parent-style-name="Text_20_body" style:master-page-name="">
      <style:paragraph-properties fo:margin-top="0cm" fo:margin-bottom="0.965cm" loext:contextual-spacing="false" fo:text-align="center" style:justify-single-word="false" style:page-number="auto"/>
      <style:text-properties fo:font-size="10pt" style:font-size-asian="10.5pt"/>
    </style:style>
    <style:style style:name="figures" style:family="paragraph" style:parent-style-name="Text_20_body">
      <style:text-properties fo:font-size="10.5pt" fo:language="es" fo:country="ES" fo:font-style="italic" style:font-size-asian="10.5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3.003cm" style:type="right" style:leader-style="dotted" style:leader-text="."/>
        </style:tab-stops>
      </style:paragraph-properties>
      <style:text-properties fo:language="es" fo:country="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2.504cm" style:type="right" style:leader-style="dotted" style:leader-text="."/>
        </style:tab-stops>
      </style:paragraph-properties>
      <style:text-properties fo:language="es" fo:country="ES"/>
    </style:style>
    <style:style style:name="List_20_Contents" style:display-name="List Contents" style:family="paragraph" style:parent-style-name="Standard" style:class="html">
      <style:paragraph-properties fo:margin-left="1cm" fo:margin-right="0cm" fo:text-indent="0cm" style:auto-text-indent="false"/>
      <style:text-properties fo:language="es" fo:country="ES" style:font-size-asian="10.5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style:text-properties fo:font-size="85%" fo:language="es" fo:country="ES" fo:font-weight="normal"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licencia-copyleft" style:family="paragraph" style:parent-style-name="metadatos" style:master-page-name="">
      <style:graphic-properties draw:fill="solid" draw:fill-color="#e6e6e6"/>
      <style:paragraph-properties fo:margin-left="0.762cm" fo:margin-right="0.762cm" fo:line-height="100%" fo:text-indent="0cm" style:auto-text-indent="false" style:page-number="auto" fo:background-color="#e6e6e6" fo:padding="0.203cm" fo:border="0.06pt solid #000000">
        <style:background-image/>
      </style:paragraph-properties>
      <style:text-properties fo:font-size="9pt" style:font-size-asian="10.5pt"/>
    </style:style>
    <style:style style:name="Illustration" style:family="paragraph" style:parent-style-name="Caption" style:class="extra" style:master-page-name="">
      <style:paragraph-properties fo:margin-top="0.305cm" fo:margin-bottom="0.305cm" loext:contextual-spacing="false" style:page-number="auto"/>
      <style:text-properties style:font-name="Gentium Basic2" fo:font-family="'Gentium Basic'" style:font-style-name="Italic" style:font-pitch="variable" fo:font-size="10.5pt" fo:language="es" fo:country="ES" fo:font-style="normal"/>
    </style:style>
    <style:style style:name="Frame_20_contents" style:display-name="Frame contents" style:family="paragraph" style:parent-style-name="Standard" style:class="extra"/>
    <style:style style:name="autoria-marca" style:family="paragraph" style:parent-style-name="Subtitle" style:class="text">
      <style:text-properties fo:font-style="normal" style:font-size-asian="10.5pt"/>
    </style:style>
    <style:style style:name="Table" style:family="paragraph" style:parent-style-name="Caption" style:class="extra"/>
    <style:style style:name="version" style:family="paragraph" style:parent-style-name="fecha">
      <style:paragraph-properties fo:margin-top="0cm" fo:margin-bottom="0.102cm" loext:contextual-spacing="false"/>
    </style:style>
    <style:style style:name="Numbering_20_3_20_End" style:display-name="Numbering 3 End" style:family="paragraph" style:parent-style-name="List" style:next-style-name="Numbering_20_3" style:class="list">
      <style:paragraph-properties fo:margin-left="1.905cm" fo:margin-right="0cm" fo:margin-top="0cm" fo:margin-bottom="0.423cm" loext: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loext:contextual-spacing="false" fo:text-indent="-0.635cm" style:auto-text-indent="false"/>
    </style:style>
    <style:style style:name="section-id" style:family="paragraph" style:parent-style-name="version"/>
    <style:style style:name="seccion-id" style:family="paragraph" style:parent-style-name="Text_20_body" style:master-page-name="">
      <style:paragraph-properties fo:margin-top="0cm" fo:margin-bottom="0.101cm" loext:contextual-spacing="false" fo:text-align="center" style:justify-single-word="false" style:page-number="auto"/>
      <style:text-properties fo:font-size="10pt" style:font-size-asian="10.5pt"/>
    </style:style>
    <style:style style:name="Header" style:family="paragraph" style:parent-style-name="Standard" style:next-style-name="Text_20_body" style:class="extra">
      <style:paragraph-properties fo:margin-top="0.423cm" fo:margin-bottom="0.212cm" loext:contextual-spacing="false" fo:keep-with-next="always" style:text-autospace="none"/>
      <style:text-properties style:font-name="Arial" fo:font-family="Arial" style:font-family-generic="swiss" style:font-pitch="variable" fo:font-size="14pt" fo:language="es" fo:country="ES" style:font-size-asian="14pt" style:font-name-complex="Arial" style:font-family-complex="Arial" style:font-family-generic-complex="swiss" style:font-pitch-complex="variable" style:font-size-complex="14pt"/>
    </style:style>
    <style:style style:name="WW-Encabezado_20_1" style:display-name="WW-Encabezado 1" style:family="paragraph" style:parent-style-name="Header" style:next-style-name="Text_20_body">
      <style:text-properties fo:font-size="18pt" fo:font-weight="bold" style:font-size-asian="18pt" style:font-weight-asian="bold" style:font-size-complex="18pt" style:font-weight-complex="bold"/>
    </style:style>
    <style:style style:name="RTF_5f_Num_20_2_20_1" style:display-name="RTF_Num 2 1" style:family="text">
      <style:text-properties style:use-window-font-color="true" style:font-name="StarSymbol" fo:font-family="StarSymbol, 'Arial Unicode MS'" fo:font-size="9pt" fo:language="en" fo:country="GB" style:font-name-asian="StarSymbol" style:font-family-asian="StarSymbol, 'Arial Unicode MS'" style:language-asian="zxx" style:country-asian="none" style:font-name-complex="StarSymbol" style:font-family-complex="StarSymbol, 'Arial Unicode MS'" style:font-size-complex="9pt"/>
    </style:style>
    <style:style style:name="RTF_5f_Num_20_2_20_2" style:display-name="RTF_Num 2 2" style:family="text">
      <style:text-properties style:use-window-font-color="true" style:font-name="StarSymbol" fo:font-family="StarSymbol, 'Arial Unicode MS'" fo:font-size="9pt" fo:language="en" fo:country="GB" style:font-name-asian="StarSymbol" style:font-family-asian="StarSymbol, 'Arial Unicode MS'" style:language-asian="zxx" style:country-asian="none" style:font-name-complex="StarSymbol" style:font-family-complex="StarSymbol, 'Arial Unicode MS'" style:font-size-complex="9pt"/>
    </style:style>
    <style:style style:name="RTF_5f_Num_20_2_20_3" style:display-name="RTF_Num 2 3" style:family="text">
      <style:text-properties style:use-window-font-color="true" style:font-name="StarSymbol" fo:font-family="StarSymbol, 'Arial Unicode MS'" fo:font-size="9pt" fo:language="en" fo:country="GB" style:font-name-asian="StarSymbol" style:font-family-asian="StarSymbol, 'Arial Unicode MS'" style:language-asian="zxx" style:country-asian="none" style:font-name-complex="StarSymbol" style:font-family-complex="StarSymbol, 'Arial Unicode MS'" style:font-size-complex="9pt"/>
    </style:style>
    <style:style style:name="RTF_5f_Num_20_2_20_4" style:display-name="RTF_Num 2 4" style:family="text">
      <style:text-properties style:use-window-font-color="true" style:font-name="StarSymbol" fo:font-family="StarSymbol, 'Arial Unicode MS'" fo:font-size="9pt" fo:language="en" fo:country="GB" style:font-name-asian="StarSymbol" style:font-family-asian="StarSymbol, 'Arial Unicode MS'" style:language-asian="zxx" style:country-asian="none" style:font-name-complex="StarSymbol" style:font-family-complex="StarSymbol, 'Arial Unicode MS'" style:font-size-complex="9pt"/>
    </style:style>
    <style:style style:name="RTF_5f_Num_20_2_20_5" style:display-name="RTF_Num 2 5" style:family="text">
      <style:text-properties style:use-window-font-color="true" style:font-name="StarSymbol" fo:font-family="StarSymbol, 'Arial Unicode MS'" fo:font-size="9pt" fo:language="en" fo:country="GB" style:font-name-asian="StarSymbol" style:font-family-asian="StarSymbol, 'Arial Unicode MS'" style:language-asian="zxx" style:country-asian="none" style:font-name-complex="StarSymbol" style:font-family-complex="StarSymbol, 'Arial Unicode MS'" style:font-size-complex="9pt"/>
    </style:style>
    <style:style style:name="RTF_5f_Num_20_2_20_6" style:display-name="RTF_Num 2 6" style:family="text">
      <style:text-properties style:use-window-font-color="true" style:font-name="StarSymbol" fo:font-family="StarSymbol, 'Arial Unicode MS'" fo:font-size="9pt" fo:language="en" fo:country="GB" style:font-name-asian="StarSymbol" style:font-family-asian="StarSymbol, 'Arial Unicode MS'" style:language-asian="zxx" style:country-asian="none" style:font-name-complex="StarSymbol" style:font-family-complex="StarSymbol, 'Arial Unicode MS'" style:font-size-complex="9pt"/>
    </style:style>
    <style:style style:name="RTF_5f_Num_20_2_20_7" style:display-name="RTF_Num 2 7" style:family="text">
      <style:text-properties style:use-window-font-color="true" style:font-name="StarSymbol" fo:font-family="StarSymbol, 'Arial Unicode MS'" fo:font-size="9pt" fo:language="en" fo:country="GB" style:font-name-asian="StarSymbol" style:font-family-asian="StarSymbol, 'Arial Unicode MS'" style:language-asian="zxx" style:country-asian="none" style:font-name-complex="StarSymbol" style:font-family-complex="StarSymbol, 'Arial Unicode MS'" style:font-size-complex="9pt"/>
    </style:style>
    <style:style style:name="RTF_5f_Num_20_2_20_8" style:display-name="RTF_Num 2 8" style:family="text">
      <style:text-properties style:use-window-font-color="true" style:font-name="StarSymbol" fo:font-family="StarSymbol, 'Arial Unicode MS'" fo:font-size="9pt" fo:language="en" fo:country="GB" style:font-name-asian="StarSymbol" style:font-family-asian="StarSymbol, 'Arial Unicode MS'" style:language-asian="zxx" style:country-asian="none" style:font-name-complex="StarSymbol" style:font-family-complex="StarSymbol, 'Arial Unicode MS'" style:font-size-complex="9pt"/>
    </style:style>
    <style:style style:name="RTF_5f_Num_20_2_20_9" style:display-name="RTF_Num 2 9" style:family="text">
      <style:text-properties style:use-window-font-color="true" style:font-name="StarSymbol" fo:font-family="StarSymbol, 'Arial Unicode MS'" fo:font-size="9pt" fo:language="en" fo:country="GB" style:font-name-asian="StarSymbol" style:font-family-asian="StarSymbol, 'Arial Unicode MS'" style:language-asian="zxx" style:country-asian="none" style:font-name-complex="StarSymbol" style:font-family-complex="StarSymbol, 'Arial Unicode MS'" style:font-size-complex="9pt"/>
    </style:style>
    <style:style style:name="RTF_5f_Num_20_2_20_10" style:display-name="RTF_Num 2 10" style:family="text">
      <style:text-properties style:use-window-font-color="true" style:font-name="StarSymbol" fo:font-family="StarSymbol, 'Arial Unicode MS'" fo:font-size="9pt" fo:language="en" fo:country="GB" style:font-name-asian="StarSymbol" style:font-family-asian="StarSymbol, 'Arial Unicode MS'" style:language-asian="zxx" style:country-asian="none" style:font-name-complex="StarSymbol" style:font-family-complex="StarSymbol, 'Arial Unicode MS'" style:font-size-complex="9pt"/>
    </style:style>
    <style:style style:name="Emphasis" style:family="text">
      <style:text-properties style:use-window-font-color="true" style:font-name="Arial" fo:font-family="Arial" style:font-family-generic="swiss" style:font-pitch="variable" fo:font-size="12pt" fo:language="en" fo:country="GB" fo:font-style="italic" style:font-name-asian="Arial" style:font-family-asian="Arial" style:font-family-generic-asian="swiss" style:font-pitch-asian="variable" style:language-asian="zxx" style:country-asian="none" style:font-name-complex="Arial" style:font-family-complex="Arial" style:font-family-generic-complex="swiss" style:font-pitch-complex="variable" style:font-size-complex="12pt"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ndnote_20_anchor" style:display-name="Endnote anchor" style:family="text">
      <style:text-properties style:text-position="super 58%"/>
    </style:style>
    <style:style style:name="Endnote_20_Symbol" style:display-name="Endnote Symbol" style:family="text"/>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Ref._20_de_20_nota_20_al_20_pie" style:display-name="Ref. de nota al pie" style:family="text">
      <style:text-properties style:text-position="super 58%"/>
    </style:style>
    <style:style style:name="WW8Num2z0" style:family="text">
      <style:text-properties fo:color="#000000" style:text-line-through-style="none" style:text-line-through-type="none" style:font-name="Times New Roman2" fo:font-family="'Times New Roman'" style:font-family-generic="roman" style:font-pitch="variable" fo:font-size="10pt" fo:font-style="normal" style:text-underline-style="none" fo:font-weight="normal" style:font-name-asian="Times New Roman2" style:font-family-asian="'Times New Roman'" style:font-family-generic-asian="roman" style:font-pitch-asian="variable" style:font-size-asian="10pt" style:font-style-asian="normal" style:font-weight-asian="normal" style:font-name-complex="Times New Roman2" style:font-family-complex="'Times New Roman'" style:font-family-generic-complex="roman" style:font-pitch-complex="variable" style:font-size-complex="10pt" style:font-style-complex="normal" style:font-weight-complex="normal"/>
    </style:style>
    <style:style style:name="List5Level0"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5Level1"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5Level2"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5Level3"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5Level4"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5Level5"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5Level6"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5Level7"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5Level8"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6Level0"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6Level1"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6Level2"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6Level3"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6Level4"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6Level5"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6Level6"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6Level7"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6Level8"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Ref._20_de_20_nota_20_al_20_pie1" style:display-name="Ref. de nota al pie1" style:family="text">
      <style:text-properties style:text-position="super 58%"/>
    </style:style>
    <style:style style:name="Ref._20_de_20_comentario" style:display-name="Ref. de comentario" style:family="text">
      <style:text-properties fo:font-size="9pt" style:font-size-asian="9pt" style:font-size-complex="9pt"/>
    </style:style>
    <style:style style:name="Line_20_numbering" style:display-name="Line numbering" style:family="text"/>
    <style:style style:name="Zeichenforma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none" draw:shadow-opacity="100%"/>
    </style:style>
    <text:outline-style style:name="Outline">
      <text:outline-level-style text:level="1" style:num-suffix=". " style:num-format="1" text:start-value="0">
        <style:list-level-properties/>
      </text:outline-level-style>
      <text:outline-level-style text:level="2" text:style-name="Numbering_20_Symbols" style:num-suffix=". " style:num-format="1" text:display-levels="2">
        <style:list-level-properties text:min-label-width="0.889cm"/>
      </text:outline-level-style>
      <text:outline-level-style text:level="3" text:style-name="Numbering_20_Symbols" style:num-suffix=") " style:num-format="a">
        <style:list-level-properties text:min-label-width="0.508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RTF_5f_Num_20_2" style:display-name="RTF_Num 2">
      <text:list-level-style-bullet text:level="1" text:style-name="RTF_5f_Num_20_2_20_1" text:bullet-char="●">
        <style:list-level-properties text:space-before="0.635cm" text:min-label-width="0.635cm"/>
        <style:text-properties style:font-name="StarSymbol"/>
      </text:list-level-style-bullet>
      <text:list-level-style-bullet text:level="2" text:style-name="RTF_5f_Num_20_2_20_2" text:bullet-char="○">
        <style:list-level-properties text:space-before="1.27cm" text:min-label-width="0.635cm"/>
        <style:text-properties style:font-name="StarSymbol"/>
      </text:list-level-style-bullet>
      <text:list-level-style-bullet text:level="3" text:style-name="RTF_5f_Num_20_2_20_3" text:bullet-char="■">
        <style:list-level-properties text:space-before="1.905cm" text:min-label-width="0.635cm"/>
        <style:text-properties style:font-name="StarSymbol"/>
      </text:list-level-style-bullet>
      <text:list-level-style-bullet text:level="4" text:style-name="RTF_5f_Num_20_2_20_4" text:bullet-char="●">
        <style:list-level-properties text:space-before="2.54cm" text:min-label-width="0.635cm"/>
        <style:text-properties style:font-name="StarSymbol"/>
      </text:list-level-style-bullet>
      <text:list-level-style-bullet text:level="5" text:style-name="RTF_5f_Num_20_2_20_5" text:bullet-char="○">
        <style:list-level-properties text:space-before="3.175cm" text:min-label-width="0.635cm"/>
        <style:text-properties style:font-name="StarSymbol"/>
      </text:list-level-style-bullet>
      <text:list-level-style-bullet text:level="6" text:style-name="RTF_5f_Num_20_2_20_6" text:bullet-char="■">
        <style:list-level-properties text:space-before="3.81cm" text:min-label-width="0.635cm"/>
        <style:text-properties style:font-name="StarSymbol"/>
      </text:list-level-style-bullet>
      <text:list-level-style-bullet text:level="7" text:style-name="RTF_5f_Num_20_2_20_7" text:bullet-char="●">
        <style:list-level-properties text:space-before="4.445cm" text:min-label-width="0.635cm"/>
        <style:text-properties style:font-name="StarSymbol"/>
      </text:list-level-style-bullet>
      <text:list-level-style-bullet text:level="8" text:style-name="RTF_5f_Num_20_2_20_8" text:bullet-char="○">
        <style:list-level-properties text:space-before="5.08cm" text:min-label-width="0.635cm"/>
        <style:text-properties style:font-name="StarSymbol"/>
      </text:list-level-style-bullet>
      <text:list-level-style-bullet text:level="9" text:style-name="RTF_5f_Num_20_2_20_9" text:bullet-char="■">
        <style:list-level-properties text:space-before="5.715cm" text:min-label-width="0.635cm"/>
        <style:text-properties style:font-name="StarSymbol"/>
      </text:list-level-style-bullet>
      <text:list-level-style-bullet text:level="10" text:style-name="RTF_5f_Num_20_2_20_10" text:bullet-char="●">
        <style:list-level-properties text:space-before="6.35cm" text:min-label-width="0.635cm"/>
        <style:text-properties style:font-name="StarSymbol"/>
      </text:list-level-style-bullet>
    </text:list-style>
    <text:list-style style:name="WW8Num1">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Arial Unicode MS'"/>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Arial Unicode MS'"/>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Arial Unicode MS'"/>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Arial Unicode MS'"/>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Arial Unicode MS'"/>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space-before="0.635cm" text:min-label-width="0.635cm"/>
      </text:list-level-style-bullet>
      <text:list-level-style-bullet text:level="2" text:style-name="List2Level1" text:bullet-char="○">
        <style:list-level-properties text:space-before="1.905cm" text:min-label-width="0.635cm"/>
      </text:list-level-style-bullet>
      <text:list-level-style-bullet text:level="3" text:style-name="List2Level2" text:bullet-char="■">
        <style:list-level-properties text:space-before="3.492cm" text:min-label-width="0.318cm"/>
      </text:list-level-style-bullet>
      <text:list-level-style-bullet text:level="4" text:style-name="List2Level3" text:bullet-char="●">
        <style:list-level-properties text:space-before="4.445cm" text:min-label-width="0.635cm"/>
      </text:list-level-style-bullet>
      <text:list-level-style-bullet text:level="5" text:style-name="List2Level4" text:bullet-char="○">
        <style:list-level-properties text:space-before="5.715cm" text:min-label-width="0.635cm"/>
      </text:list-level-style-bullet>
      <text:list-level-style-bullet text:level="6" text:style-name="List2Level5" text:bullet-char="■">
        <style:list-level-properties text:space-before="7.302cm" text:min-label-width="0.318cm"/>
      </text:list-level-style-bullet>
      <text:list-level-style-bullet text:level="7" text:style-name="List2Level6" text:bullet-char="●">
        <style:list-level-properties text:space-before="8.255cm" text:min-label-width="0.635cm"/>
      </text:list-level-style-bullet>
      <text:list-level-style-bullet text:level="8" text:style-name="List2Level7" text:bullet-char="○">
        <style:list-level-properties text:space-before="9.525cm" text:min-label-width="0.635cm"/>
      </text:list-level-style-bullet>
      <text:list-level-style-bullet text:level="9" text:style-name="List2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0" style:num-suffix="." style:num-format="1">
        <style:list-level-properties text:list-level-position-and-space-mode="label-alignment">
          <style:list-level-label-alignment text:label-followed-by="nothing" fo:margin-left="1.905cm"/>
        </style:list-level-properties>
      </text:list-level-style-number>
      <text:list-level-style-number text:level="3" text:style-name="WW8Num2z0" style:num-suffix="." style:num-format="1">
        <style:list-level-properties text:list-level-position-and-space-mode="label-alignment">
          <style:list-level-label-alignment text:label-followed-by="nothing" fo:margin-left="3.493cm"/>
        </style:list-level-properties>
      </text:list-level-style-number>
      <text:list-level-style-number text:level="4" text:style-name="WW8Num2z0" style:num-suffix="." style:num-format="1">
        <style:list-level-properties text:list-level-position-and-space-mode="label-alignment">
          <style:list-level-label-alignment text:label-followed-by="nothing" fo:margin-left="4.445cm"/>
        </style:list-level-properties>
      </text:list-level-style-number>
      <text:list-level-style-number text:level="5" text:style-name="WW8Num2z0" style:num-suffix="." style:num-format="1">
        <style:list-level-properties text:list-level-position-and-space-mode="label-alignment">
          <style:list-level-label-alignment text:label-followed-by="nothing" fo:margin-left="5.715cm"/>
        </style:list-level-properties>
      </text:list-level-style-number>
      <text:list-level-style-number text:level="6" text:style-name="WW8Num2z0" style:num-suffix="." style:num-format="1">
        <style:list-level-properties text:list-level-position-and-space-mode="label-alignment">
          <style:list-level-label-alignment text:label-followed-by="nothing" fo:margin-left="7.303cm"/>
        </style:list-level-properties>
      </text:list-level-style-number>
      <text:list-level-style-number text:level="7" text:style-name="WW8Num2z0" style:num-suffix="." style:num-format="1">
        <style:list-level-properties text:list-level-position-and-space-mode="label-alignment">
          <style:list-level-label-alignment text:label-followed-by="nothing" fo:margin-left="8.255cm"/>
        </style:list-level-properties>
      </text:list-level-style-number>
      <text:list-level-style-number text:level="8" text:style-name="WW8Num2z0" style:num-suffix="." style:num-format="1">
        <style:list-level-properties text:list-level-position-and-space-mode="label-alignment">
          <style:list-level-label-alignment text:label-followed-by="nothing" fo:margin-left="9.525cm"/>
        </style:list-level-properties>
      </text:list-level-style-number>
      <text:list-level-style-number text:level="9" text:style-name="WW8Num2z0" style:num-suffix="." style:num-format="1">
        <style:list-level-properties text:list-level-position-and-space-mode="label-alignment">
          <style:list-level-label-alignment text:label-followed-by="nothing" fo:margin-left="11.11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ist5Level0" text:bullet-char="•">
        <style:list-level-properties text:space-before="0.635cm" text:min-label-width="0.635cm"/>
        <style:text-properties fo:font-family="Verdana" style:font-family-generic="swiss"/>
      </text:list-level-style-bullet>
      <text:list-level-style-bullet text:level="2" text:style-name="List5Level1" text:bullet-char="-">
        <style:list-level-properties text:space-before="1.905cm"/>
        <style:text-properties fo:font-family="Verdana" style:font-family-generic="swiss"/>
      </text:list-level-style-bullet>
      <text:list-level-style-bullet text:level="3" text:style-name="List5Level2" text:bullet-char="■">
        <style:list-level-properties text:space-before="3.493cm"/>
        <style:text-properties fo:font-family="Verdana" style:font-family-generic="swiss"/>
      </text:list-level-style-bullet>
      <text:list-level-style-bullet text:level="4" text:style-name="List5Level3" text:bullet-char="●">
        <style:list-level-properties text:space-before="4.445cm"/>
        <style:text-properties fo:font-family="Verdana" style:font-family-generic="swiss"/>
      </text:list-level-style-bullet>
      <text:list-level-style-bullet text:level="5" text:style-name="List5Level4" text:bullet-char="○">
        <style:list-level-properties text:space-before="5.715cm"/>
        <style:text-properties fo:font-family="Verdana" style:font-family-generic="swiss"/>
      </text:list-level-style-bullet>
      <text:list-level-style-bullet text:level="6" text:style-name="List5Level5" text:bullet-char="■">
        <style:list-level-properties text:space-before="7.303cm"/>
        <style:text-properties fo:font-family="Verdana" style:font-family-generic="swiss"/>
      </text:list-level-style-bullet>
      <text:list-level-style-bullet text:level="7" text:style-name="List5Level6" text:bullet-char="●">
        <style:list-level-properties text:space-before="8.255cm"/>
        <style:text-properties fo:font-family="Verdana" style:font-family-generic="swiss"/>
      </text:list-level-style-bullet>
      <text:list-level-style-bullet text:level="8" text:style-name="List5Level7" text:bullet-char="○">
        <style:list-level-properties text:space-before="9.525cm"/>
        <style:text-properties fo:font-family="Verdana" style:font-family-generic="swiss"/>
      </text:list-level-style-bullet>
      <text:list-level-style-bullet text:level="9" text:style-name="List5Level8" text:bullet-char="■">
        <style:list-level-properties text:space-before="11.113cm"/>
        <style:text-properties fo:font-family="Verdana" style:font-family-generic="swis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bullet text:level="1" text:style-name="List6Level0" text:bullet-char="•">
        <style:list-level-properties text:space-before="0.635cm" text:min-label-width="0.635cm"/>
        <style:text-properties fo:font-family="Verdana" style:font-family-generic="swiss"/>
      </text:list-level-style-bullet>
      <text:list-level-style-bullet text:level="2" text:style-name="List6Level1" text:bullet-char="◦">
        <style:list-level-properties text:space-before="1.905cm"/>
        <style:text-properties fo:font-family="Verdana" style:font-family-generic="swiss"/>
      </text:list-level-style-bullet>
      <text:list-level-style-bullet text:level="3" text:style-name="List6Level2" text:bullet-char="▪">
        <style:list-level-properties text:space-before="3.493cm"/>
        <style:text-properties fo:font-family="Verdana" style:font-family-generic="swiss"/>
      </text:list-level-style-bullet>
      <text:list-level-style-bullet text:level="4" text:style-name="List6Level3" text:bullet-char="•">
        <style:list-level-properties text:space-before="4.445cm"/>
        <style:text-properties fo:font-family="Verdana" style:font-family-generic="swiss"/>
      </text:list-level-style-bullet>
      <text:list-level-style-bullet text:level="5" text:style-name="List6Level4" text:bullet-char="◦">
        <style:list-level-properties text:space-before="5.715cm"/>
        <style:text-properties fo:font-family="Verdana" style:font-family-generic="swiss"/>
      </text:list-level-style-bullet>
      <text:list-level-style-bullet text:level="6" text:style-name="List6Level5" text:bullet-char="▪">
        <style:list-level-properties text:space-before="7.303cm"/>
        <style:text-properties fo:font-family="Verdana" style:font-family-generic="swiss"/>
      </text:list-level-style-bullet>
      <text:list-level-style-bullet text:level="7" text:style-name="List6Level6" text:bullet-char="•">
        <style:list-level-properties text:space-before="8.255cm"/>
        <style:text-properties fo:font-family="Verdana" style:font-family-generic="swiss"/>
      </text:list-level-style-bullet>
      <text:list-level-style-bullet text:level="8" text:style-name="List6Level7" text:bullet-char="◦">
        <style:list-level-properties text:space-before="9.525cm"/>
        <style:text-properties fo:font-family="Verdana" style:font-family-generic="swiss"/>
      </text:list-level-style-bullet>
      <text:list-level-style-bullet text:level="9" text:style-name="List6Level8" text:bullet-char="▪">
        <style:list-level-properties text:space-before="11.113cm"/>
        <style:text-properties fo:font-family="Verdana" style:font-family-generic="swis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text:style-name="Zeichenformat"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Zeichenformat" style:num-suffix="." style:num-format="1">
        <style:list-level-properties text:list-level-position-and-space-mode="label-alignment">
          <style:list-level-label-alignment text:label-followed-by="nothing" fo:margin-left="1.905cm"/>
        </style:list-level-properties>
      </text:list-level-style-number>
      <text:list-level-style-number text:level="3" text:style-name="Zeichenformat" style:num-suffix="." style:num-format="1">
        <style:list-level-properties text:list-level-position-and-space-mode="label-alignment">
          <style:list-level-label-alignment text:label-followed-by="nothing" fo:margin-left="3.493cm"/>
        </style:list-level-properties>
      </text:list-level-style-number>
      <text:list-level-style-number text:level="4" text:style-name="Zeichenformat" style:num-suffix="." style:num-format="1">
        <style:list-level-properties text:list-level-position-and-space-mode="label-alignment">
          <style:list-level-label-alignment text:label-followed-by="nothing" fo:margin-left="4.445cm"/>
        </style:list-level-properties>
      </text:list-level-style-number>
      <text:list-level-style-number text:level="5" text:style-name="Zeichenformat" style:num-suffix="." style:num-format="1">
        <style:list-level-properties text:list-level-position-and-space-mode="label-alignment">
          <style:list-level-label-alignment text:label-followed-by="nothing" fo:margin-left="5.715cm"/>
        </style:list-level-properties>
      </text:list-level-style-number>
      <text:list-level-style-number text:level="6" text:style-name="Zeichenformat" style:num-suffix="." style:num-format="1">
        <style:list-level-properties text:list-level-position-and-space-mode="label-alignment">
          <style:list-level-label-alignment text:label-followed-by="nothing" fo:margin-left="7.303cm"/>
        </style:list-level-properties>
      </text:list-level-style-number>
      <text:list-level-style-number text:level="7" text:style-name="Zeichenformat" style:num-suffix="." style:num-format="1">
        <style:list-level-properties text:list-level-position-and-space-mode="label-alignment">
          <style:list-level-label-alignment text:label-followed-by="nothing" fo:margin-left="8.255cm"/>
        </style:list-level-properties>
      </text:list-level-style-number>
      <text:list-level-style-number text:level="8" text:style-name="Zeichenformat" style:num-suffix="." style:num-format="1">
        <style:list-level-properties text:list-level-position-and-space-mode="label-alignment">
          <style:list-level-label-alignment text:label-followed-by="nothing" fo:margin-left="9.525cm"/>
        </style:list-level-properties>
      </text:list-level-style-number>
      <text:list-level-style-number text:level="9" text:style-name="Zeichenformat" style:num-suffix="." style:num-format="1">
        <style:list-level-properties text:list-level-position-and-space-mode="label-alignment">
          <style:list-level-label-alignment text:label-followed-by="nothing" fo:margin-left="11.11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Zeichenformat"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Zeichenformat"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Zeichenformat"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Zeichenformat"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Zeichenformat"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Zeichenformat"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Zeichenformat"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Zeichenformat"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Zeichenformat"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Verdana" style:font-family-generic="swiss" style:font-pitch="variable"/>
      </text:list-level-style-bullet>
      <text:list-level-style-bullet text:level="2" text:style-name="Zeichenformat" style:num-suffix="." text:bullet-char="-">
        <style:list-level-properties text:list-level-position-and-space-mode="label-alignment">
          <style:list-level-label-alignment text:label-followed-by="nothing" fo:margin-left="1.905cm"/>
        </style:list-level-properties>
        <style:text-properties fo:font-family="Verdana" style:font-family-generic="swiss" style:font-pitch="variable"/>
      </text:list-level-style-bullet>
      <text:list-level-style-bullet text:level="3" text:style-name="Zeichenformat" style:num-suffix="." text:bullet-char="■">
        <style:list-level-properties text:list-level-position-and-space-mode="label-alignment">
          <style:list-level-label-alignment text:label-followed-by="nothing" fo:margin-left="3.493cm"/>
        </style:list-level-properties>
        <style:text-properties fo:font-family="Verdana" style:font-family-generic="swiss" style:font-pitch="variable"/>
      </text:list-level-style-bullet>
      <text:list-level-style-bullet text:level="4" text:style-name="Zeichenformat" style:num-suffix="." text:bullet-char="●">
        <style:list-level-properties text:list-level-position-and-space-mode="label-alignment">
          <style:list-level-label-alignment text:label-followed-by="nothing" fo:margin-left="4.445cm"/>
        </style:list-level-properties>
        <style:text-properties fo:font-family="Verdana" style:font-family-generic="swiss" style:font-pitch="variable"/>
      </text:list-level-style-bullet>
      <text:list-level-style-bullet text:level="5" text:style-name="Zeichenformat" style:num-suffix="." text:bullet-char="○">
        <style:list-level-properties text:list-level-position-and-space-mode="label-alignment">
          <style:list-level-label-alignment text:label-followed-by="nothing" fo:margin-left="5.715cm"/>
        </style:list-level-properties>
        <style:text-properties fo:font-family="Verdana" style:font-family-generic="swiss" style:font-pitch="variable"/>
      </text:list-level-style-bullet>
      <text:list-level-style-bullet text:level="6" text:style-name="Zeichenformat" style:num-suffix="." text:bullet-char="■">
        <style:list-level-properties text:list-level-position-and-space-mode="label-alignment">
          <style:list-level-label-alignment text:label-followed-by="nothing" fo:margin-left="7.303cm"/>
        </style:list-level-properties>
        <style:text-properties fo:font-family="Verdana" style:font-family-generic="swiss" style:font-pitch="variable"/>
      </text:list-level-style-bullet>
      <text:list-level-style-bullet text:level="7" text:style-name="Zeichenformat" style:num-suffix="." text:bullet-char="●">
        <style:list-level-properties text:list-level-position-and-space-mode="label-alignment">
          <style:list-level-label-alignment text:label-followed-by="nothing" fo:margin-left="8.255cm"/>
        </style:list-level-properties>
        <style:text-properties fo:font-family="Verdana" style:font-family-generic="swiss" style:font-pitch="variable"/>
      </text:list-level-style-bullet>
      <text:list-level-style-bullet text:level="8" text:style-name="Zeichenformat" style:num-suffix="." text:bullet-char="○">
        <style:list-level-properties text:list-level-position-and-space-mode="label-alignment">
          <style:list-level-label-alignment text:label-followed-by="nothing" fo:margin-left="9.525cm"/>
        </style:list-level-properties>
        <style:text-properties fo:font-family="Verdana" style:font-family-generic="swiss" style:font-pitch="variable"/>
      </text:list-level-style-bullet>
      <text:list-level-style-bullet text:level="9" text:style-name="Zeichenformat" style:num-suffix="." text:bullet-char="■">
        <style:list-level-properties text:list-level-position-and-space-mode="label-alignment">
          <style:list-level-label-alignment text:label-followed-by="nothing" fo:margin-left="11.113cm"/>
        </style:list-level-properties>
        <style:text-properties fo:font-family="Verdana" style:font-family-generic="swiss"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Verdana" style:font-family-generic="swiss" style:font-pitch="variable"/>
      </text:list-level-style-bullet>
      <text:list-level-style-bullet text:level="2" text:style-name="Zeichenformat" style:num-suffix="." text:bullet-char="◦">
        <style:list-level-properties text:list-level-position-and-space-mode="label-alignment">
          <style:list-level-label-alignment text:label-followed-by="nothing" fo:margin-left="1.905cm"/>
        </style:list-level-properties>
        <style:text-properties fo:font-family="Verdana" style:font-family-generic="swiss" style:font-pitch="variable"/>
      </text:list-level-style-bullet>
      <text:list-level-style-bullet text:level="3" text:style-name="Zeichenformat" style:num-suffix="." text:bullet-char="▪">
        <style:list-level-properties text:list-level-position-and-space-mode="label-alignment">
          <style:list-level-label-alignment text:label-followed-by="nothing" fo:margin-left="3.493cm"/>
        </style:list-level-properties>
        <style:text-properties fo:font-family="Verdana" style:font-family-generic="swiss" style:font-pitch="variable"/>
      </text:list-level-style-bullet>
      <text:list-level-style-bullet text:level="4" text:style-name="Zeichenformat" style:num-suffix="." text:bullet-char="•">
        <style:list-level-properties text:list-level-position-and-space-mode="label-alignment">
          <style:list-level-label-alignment text:label-followed-by="nothing" fo:margin-left="4.445cm"/>
        </style:list-level-properties>
        <style:text-properties fo:font-family="Verdana" style:font-family-generic="swiss" style:font-pitch="variable"/>
      </text:list-level-style-bullet>
      <text:list-level-style-bullet text:level="5" text:style-name="Zeichenformat" style:num-suffix="." text:bullet-char="◦">
        <style:list-level-properties text:list-level-position-and-space-mode="label-alignment">
          <style:list-level-label-alignment text:label-followed-by="nothing" fo:margin-left="5.715cm"/>
        </style:list-level-properties>
        <style:text-properties fo:font-family="Verdana" style:font-family-generic="swiss" style:font-pitch="variable"/>
      </text:list-level-style-bullet>
      <text:list-level-style-bullet text:level="6" text:style-name="Zeichenformat" style:num-suffix="." text:bullet-char="▪">
        <style:list-level-properties text:list-level-position-and-space-mode="label-alignment">
          <style:list-level-label-alignment text:label-followed-by="nothing" fo:margin-left="7.303cm"/>
        </style:list-level-properties>
        <style:text-properties fo:font-family="Verdana" style:font-family-generic="swiss" style:font-pitch="variable"/>
      </text:list-level-style-bullet>
      <text:list-level-style-bullet text:level="7" text:style-name="Zeichenformat" style:num-suffix="." text:bullet-char="•">
        <style:list-level-properties text:list-level-position-and-space-mode="label-alignment">
          <style:list-level-label-alignment text:label-followed-by="nothing" fo:margin-left="8.255cm"/>
        </style:list-level-properties>
        <style:text-properties fo:font-family="Verdana" style:font-family-generic="swiss" style:font-pitch="variable"/>
      </text:list-level-style-bullet>
      <text:list-level-style-bullet text:level="8" text:style-name="Zeichenformat" style:num-suffix="." text:bullet-char="◦">
        <style:list-level-properties text:list-level-position-and-space-mode="label-alignment">
          <style:list-level-label-alignment text:label-followed-by="nothing" fo:margin-left="9.525cm"/>
        </style:list-level-properties>
        <style:text-properties fo:font-family="Verdana" style:font-family-generic="swiss" style:font-pitch="variable"/>
      </text:list-level-style-bullet>
      <text:list-level-style-bullet text:level="9" text:style-name="Zeichenformat" style:num-suffix="." text:bullet-char="▪">
        <style:list-level-properties text:list-level-position-and-space-mode="label-alignment">
          <style:list-level-label-alignment text:label-followed-by="nothing" fo:margin-left="11.113cm"/>
        </style:list-level-properties>
        <style:text-properties fo:font-family="Verdana" style:font-family-generic="swiss"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Zeichenformat"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Zeichenformat"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Zeichenformat"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Zeichenformat"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Zeichenformat"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Zeichenformat"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Zeichenformat"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Zeichenformat"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Zeichenformat"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pitch="variable"/>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Arial Unicode MS'"/>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Arial Unicode MS'"/>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pitch="variable"/>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Arial Unicode MS'"/>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Arial Unicode MS'"/>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pitch="variable"/>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Arial Unicode MS'"/>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pitch="variable"/>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Arial Unicode MS'"/>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Arial Unicode MS'"/>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pitch="variable"/>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Arial Unicode MS'"/>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Arial Unicode MS'"/>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pitch="variable"/>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Arial Unicode MS'"/>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pitch="variable"/>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Arial Unicode MS'"/>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Arial Unicode MS'"/>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pitch="variable"/>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Arial Unicode MS'"/>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Arial Unicode MS'"/>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pitch="variable"/>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Arial Unicode MS'"/>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number-lines="false" text:restart-on-page="true" text:offset="0.499cm" style:num-format="1" text:number-position="left" text:increment="5"/>
  </office:styles>
  <office:automatic-styles>
    <style:style style:name="MP1" style:family="paragraph" style:parent-style-name="Footer">
      <style:text-properties officeooo:paragraph-rsid="0368c6e5"/>
    </style:style>
    <style:style style:name="MT1" style:family="text">
      <style:text-properties fo:font-size="10.5pt" officeooo:rsid="0368c6e5" style:font-size-asian="10.5pt" style:font-size-complex="10.5pt"/>
    </style:style>
    <style:style style:name="MT2" style:family="text">
      <style:text-properties fo:font-size="10.5pt" style:font-size-asian="10.5pt" style:font-size-complex="10.5pt"/>
    </style:style>
    <style:style style:name="MT3" style:family="text">
      <style:text-properties fo:font-size="10.5pt" officeooo:rsid="037e463f" style:font-size-asian="10.5pt" style:font-size-complex="10.5pt"/>
    </style:style>
    <style:page-layout style:name="Mpm1">
      <style:page-layout-properties fo:page-width="21.006cm" fo:page-height="29.693cm" style:num-format="1" style:print-orientation="portrait" fo:margin-top="3.81cm" fo:margin-bottom="3.81cm" fo:margin-left="4.013cm" fo:margin-right="4.013cm" style:writing-mode="lr-tb" style:layout-grid-color="#c0c0c0" style:layout-grid-lines="44" style:layout-grid-base-height="0.55cm" style:layout-grid-ruby-height="0cm" style:layout-grid-mode="none" style:layout-grid-ruby-below="false" style:layout-grid-print="true" style:layout-grid-display="true" style:footnote-max-height="0cm">
        <style:columns fo:column-count="1" fo:column-gap="0cm"/>
        <style:footnote-sep style:width="0.009cm" style:distance-before-sep="0.457cm" style:distance-after-sep="0.102cm" style:line-style="none" style:adjustment="left" style:rel-width="25%" style:color="#000000"/>
      </style:page-layout-properties>
      <style:header-style/>
      <style:footer-style>
        <style:header-footer-properties fo:min-height="1.094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layout-properties fo:page-width="21.006cm" fo:page-height="29.693cm" style:num-format="1" style:print-orientation="portrait" fo:margin-top="3.81cm" fo:margin-bottom="3.81cm" fo:margin-left="4.013cm" fo:margin-right="4.013cm" style:writing-mode="lr-tb" style:footnote-max-height="0cm">
        <style:footnote-sep style:width="0.009cm" style:distance-before-sep="0.457cm" style:distance-after-sep="0.102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1</text:span><text:span text:style-name="MT2">.</text:span><text:span text:style-name="MT3">1</text:span><text:span text:style-name="MT2"> </text:span><text:span text:style-name="MT3">Educación<text:tab/><text:tab/></text:span><text:span text:style-name="MT3"><text:page-number style:num-format="Native Numbering" text:select-page="current">142</text:page-number></text:span></text:p>
      </style:footer>
    </style:master-page>
    <style:master-page style:name="Endnote"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2.2$Linux_X86_64 LibreOffice_project/40m0$Build-2</meta:generator>
    <meta:creation-date>2015-03-22T14:01:51.412452763</meta:creation-date>
    <meta:editing-cycles>1</meta:editing-cycles>
    <meta:editing-duration>P0D</meta:editing-duration>
    <dc:title>Educación: Recursos educativos abiertos</dc:title>
    <dc:description>La emergencia de los recursos educativos abiertos (REA) en la educación da una oportunidad muy relevante a países como Ecuador y otros que están haciendo una apuesta importante por las políticas de refuerzo del talento humano para la transición hacia una economía social del conocimiento. Sobre todo, la filosofía que subyace a estos materiales fomenta la incorporación de nuevas pedagogías más democráticas y capaces de fomentar el empoderamiento y apasionamiento del alumnado, favorece la colaboración y el ahorro de costes en los materiales educativos (tanto para docentes como finales) al hacer posible su reutilización, traducción, actualización y adaptación al contexto y habilita una gran capacidad formativa a instituciones académicas emergentes del Continente, como muestra el ejemplo de UPEx. En el escenario actual, el reto es crear mecanismos de cooperación interinstitucional que permitan desarrollar de manera eficiente y compartida estos recursos, así como apuntalar los mecanismos de control de calidad, estandarización de resultados y reconocimiento de las competencias que hagan posible la acreditación de esta formación. También se pretende mejorar los retorno para los y las desarrolladoras de contenidos y e investigación sobre sus modelos de negocio, incentivando así su sostenibilidad.</dc:description>
    <dc:subject>Buen Conocer / FLOK Society</dc:subject>
    <meta:keyword>Recursos educativos abiertos (REA)</meta:keyword>
    <meta:keyword>comunidades de aprendizaje</meta:keyword>
    <meta:keyword>FLOK</meta:keyword>
    <meta:keyword>comunes educativos</meta:keyword>
    <meta:keyword>acceso abierto</meta:keyword>
    <meta:keyword>MOOC</meta:keyword>
    <meta:keyword>política educativa</meta:keyword>
    <meta:keyword>educación continua.</meta:keyword>
    <meta:document-statistic meta:table-count="2" meta:image-count="0" meta:object-count="0" meta:page-count="82" meta:paragraph-count="615" meta:word-count="28169" meta:character-count="190945" meta:non-whitespace-character-count="163418"/>
    <meta:user-defined meta:name="Author">David Vila-Viñas, Daniel Araya, Paul Bouchard</meta:user-defined>
    <meta:user-defined meta:name="Contributors"> Milton Cerda, Rubén Zabala</meta:user-defined>
    <meta:user-defined meta:name="Document number">1.1</meta:user-defined>
    <meta:user-defined meta:name="Editor">David Vila-Viñas</meta:user-defined>
    <meta:user-defined meta:name="How to cite this document" meta:value-type="string">Vila-Viñas, D., Araya, D. y Bouchard, P. (2014) Recursos de educación abierta (v.2.0), documento de política pública 1.1 FLOK Society, Quito, Ecuador: IAEN-CIESPAL, disponible en http://book.floksociety.org/ec/1/1-1-educacion-recursos-educativos-abiertos.</meta:user-defined>
    <meta:user-defined meta:name="Licence" meta:value-type="string">Copyright/Copyleft 2015 FLOK Society / Buen Conocer, David Vila-Viñas, Daniel Araya y Paul Bouchard, bajo las licencias Creative Commons BY-SA (Reconocimiento compartir Igual) Ecuatoriana (v.3.0) e Internacional (v.4.0) y GFDL (Licencia de Documentación Libre de GNU):CC BY-SA: Creative Commons Reconocimiento Compartir Igual 3.0 Ecuador y Creative Commons Reconocimiento Compartir Igual 4.0 Internacional Usted es libre de copiar y redistribuir el material en cualquier medio o formato, remezclar, transformar y crear a partir del material, para cualquier finalidad, incluso comercial. El licenciador no puede revocar estas libertades mientras cumpla con los términos de la licencia. Bajo las siguientes condiciones: a) Reconocimiento: debe reconocer adecuadamente la autoría, proporcionar un enlace a la licencia e indicar si se han realizado cambios. Puede hacerlo de cualquier manera razonable, pero no de una manera que sugiera que tiene el apoyo del licenciador o lo recibe por el uso que hace. b) Compartir Igual: Si remezcla, transforma o crea a partir del material, deberá difundir sus contribuciones bajo la misma licencia que el original. No hay restricciones adicionales, no puede aplicar términos legales o medidas tecnológicas que legalmente restrinjan realizar aquello que la licencia permite. Puede encontrar las licencias completas en: https://creativecommons.org/licenses/by-sa/4.0/deed.es_ES y http://creativecommons.org/licenses/by-sa/3.0/ec/legalcode GFDL: Licencia de Documentación Libre de GNU Se concede permiso para copiar, distribuir y/o modificar este documento bajo los términos de la licencia de documentación libre GNU, versión 1.3 o cualquier otra versión posterior publicada por la Free Software Foundation; sin secciones invariantes ni textos de cubierta delantera, tampoco textos de contraportada. Puede encontrar una copia de la licencia en http://www.gnu.org/copyleft/fdl.html</meta:user-defined>
    <meta:user-defined meta:name="Participants" meta:value-type="string">Giancarlo D'Agostini, Xabier Barandiaran, Mariangela Petrizzo, Patricio Bustos, María Cristina Martínez, Andrés Delgado, Freddy Peñafiel, Daniela Peralvo, Daniela Ruesgas, Beatriz Herrero, Cristian Salamea, Patricia Cruz, Rosa Santiesteve, Joserramón Millán, Néstor Mendoza, Antonio Pardo y Andrés Carrera.</meta:user-defined>
    <meta:user-defined meta:name="Reviewers" meta:value-type="string">Alexandra Haché y Bernardo Gutiérrez.</meta:user-defined>
    <meta:user-defined meta:name="Translator" meta:value-type="string">David Vila Viñas</meta:user-defined>
    <meta:user-defined meta:name="URL" meta:value-type="string">http://book.floksociety.org/ec/1/1-1-educacion-recursos-educativos-abiertos</meta:user-defined>
  </office:meta>
</office:document-meta>
</file>